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0.9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EH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DB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res no.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28.1" calcext:value-type="float">
            <text:p>-128,1</text:p>
          </table:table-cell>
          <table:table-cell office:value-type="float" office:value="67.8" calcext:value-type="float">
            <text:p>67,8</text:p>
          </table:table-cell>
          <table:table-cell office:value-type="float" office:value="82.9" calcext:value-type="float">
            <text:p>82,9</text:p>
          </table:table-cell>
          <table:table-cell office:value-type="float" office:value="-155.6" calcext:value-type="float">
            <text:p>-155,6</text:p>
          </table:table-cell>
          <table:table-cell office:value-type="float" office:value="-68.6" calcext:value-type="float">
            <text:p>-68,6</text:p>
          </table:table-cell>
          <table:table-cell office:value-type="float" office:value="-167.8" calcext:value-type="float">
            <text:p>-167,8</text:p>
          </table:table-cell>
          <table:table-cell office:value-type="float" office:value="16.1" calcext:value-type="float">
            <text:p>16,1</text:p>
          </table:table-cell>
          <table:table-cell office:value-type="float" office:value="36.5" calcext:value-type="float">
            <text:p>36,5</text:p>
          </table:table-cell>
          <table:table-cell office:value-type="float" office:value="1.7" calcext:value-type="float">
            <text:p>1,7</text:p>
          </table:table-cell>
          <table:table-cell office:value-type="float" office:value="-23.4" calcext:value-type="float">
            <text:p>-23,4</text:p>
          </table:table-cell>
          <table:table-cell office:value-type="float" office:value="35.1" calcext:value-type="float">
            <text:p>35,1</text:p>
          </table:table-cell>
          <table:table-cell office:value-type="float" office:value="-35.2" calcext:value-type="float">
            <text:p>-35,2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-67.4" calcext:value-type="float">
            <text:p>-67,4</text:p>
          </table:table-cell>
          <table:table-cell office:value-type="float" office:value="-178.4" calcext:value-type="float">
            <text:p>-178,4</text:p>
          </table:table-cell>
          <table:table-cell office:value-type="float" office:value="53.8" calcext:value-type="float">
            <text:p>53,8</text:p>
          </table:table-cell>
          <table:table-cell office:value-type="float" office:value="83.4" calcext:value-type="float">
            <text:p>83,4</text:p>
          </table:table-cell>
          <table:table-cell office:value-type="float" office:value="-145.1" calcext:value-type="float">
            <text:p>-145,1</text:p>
          </table:table-cell>
          <table:table-cell office:value-type="float" office:value="-76.8" calcext:value-type="float">
            <text:p>-76,8</text:p>
          </table:table-cell>
          <table:table-cell office:value-type="float" office:value="-163.8" calcext:value-type="float">
            <text:p>-163,8</text:p>
          </table:table-cell>
          <table:table-cell office:value-type="float" office:value="16.1" calcext:value-type="float">
            <text:p>16,1</text:p>
          </table:table-cell>
          <table:table-cell office:value-type="float" office:value="36.2" calcext:value-type="float">
            <text:p>36,2</text:p>
          </table:table-cell>
          <table:table-cell office:value-type="float" office:value="1.6" calcext:value-type="float">
            <text:p>1,6</text:p>
          </table:table-cell>
          <table:table-cell office:value-type="float" office:value="-23.2" calcext:value-type="float">
            <text:p>-23,2</text:p>
          </table:table-cell>
          <table:table-cell office:value-type="float" office:value="34.8" calcext:value-type="float">
            <text:p>34,8</text:p>
          </table:table-cell>
          <table:table-cell office:value-type="float" office:value="-34.8" calcext:value-type="float">
            <text:p>-34,8</text:p>
          </table:table-cell>
          <table:table-cell office:value-type="float" office:value="20.9" calcext:value-type="float">
            <text:p>20,9</text:p>
          </table:table-cell>
          <table:table-cell office:value-type="float" office:value="171.9" calcext:value-type="float">
            <text:p>171,9</text:p>
          </table:table-cell>
          <table:table-cell office:value-type="float" office:value="-144.6" calcext:value-type="float">
            <text:p>-144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-74.5" calcext:value-type="float">
            <text:p>-74,5</text:p>
          </table:table-cell>
          <table:table-cell office:value-type="float" office:value="169.7" calcext:value-type="float">
            <text:p>169,7</text:p>
          </table:table-cell>
          <table:table-cell office:value-type="float" office:value="59.5" calcext:value-type="float">
            <text:p>59,5</text:p>
          </table:table-cell>
          <table:table-cell office:value-type="float" office:value="80.7" calcext:value-type="float">
            <text:p>80,7</text:p>
          </table:table-cell>
          <table:table-cell office:value-type="float" office:value="-148.3" calcext:value-type="float">
            <text:p>-148,3</text:p>
          </table:table-cell>
          <table:table-cell office:value-type="float" office:value="-80" calcext:value-type="float">
            <text:p>-80</text:p>
          </table:table-cell>
          <table:table-cell office:value-type="float" office:value="-161.9" calcext:value-type="float">
            <text:p>-161,9</text:p>
          </table:table-cell>
          <table:table-cell office:value-type="float" office:value="14.6" calcext:value-type="float">
            <text:p>14,6</text:p>
          </table:table-cell>
          <table:table-cell office:value-type="float" office:value="38.1" calcext:value-type="float">
            <text:p>38,1</text:p>
          </table:table-cell>
          <table:table-cell office:value-type="float" office:value="2.7" calcext:value-type="float">
            <text:p>2,7</text:p>
          </table:table-cell>
          <table:table-cell office:value-type="float" office:value="-25.1" calcext:value-type="float">
            <text:p>-25,1</text:p>
          </table:table-cell>
          <table:table-cell office:value-type="float" office:value="36.8" calcext:value-type="float">
            <text:p>36,8</text:p>
          </table:table-cell>
          <table:table-cell office:value-type="float" office:value="-36.1" calcext:value-type="float">
            <text:p>-36,1</text:p>
          </table:table-cell>
          <table:table-cell office:value-type="float" office:value="21.2" calcext:value-type="float">
            <text:p>21,2</text:p>
          </table:table-cell>
          <table:table-cell office:value-type="float" office:value="160.2" calcext:value-type="float">
            <text:p>160,2</text:p>
          </table:table-cell>
          <table:table-cell office:value-type="float" office:value="-151.4" calcext:value-type="float">
            <text:p>-151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-64.4" calcext:value-type="float">
            <text:p>-64,4</text:p>
          </table:table-cell>
          <table:table-cell office:value-type="float" office:value="162.2" calcext:value-type="float">
            <text:p>162,2</text:p>
          </table:table-cell>
          <table:table-cell office:value-type="float" office:value="60.7" calcext:value-type="float">
            <text:p>60,7</text:p>
          </table:table-cell>
          <table:table-cell office:value-type="float" office:value="82.2" calcext:value-type="float">
            <text:p>82,2</text:p>
          </table:table-cell>
          <table:table-cell office:value-type="float" office:value="-157.4" calcext:value-type="float">
            <text:p>-157,4</text:p>
          </table:table-cell>
          <table:table-cell office:value-type="float" office:value="-68.7" calcext:value-type="float">
            <text:p>-68,7</text:p>
          </table:table-cell>
          <table:table-cell office:value-type="float" office:value="-168.7" calcext:value-type="float">
            <text:p>-168,7</text:p>
          </table:table-cell>
          <table:table-cell office:value-type="float" office:value="20.8" calcext:value-type="float">
            <text:p>20,8</text:p>
          </table:table-cell>
          <table:table-cell office:value-type="float" office:value="38.8" calcext:value-type="float">
            <text:p>38,8</text:p>
          </table:table-cell>
          <table:table-cell office:value-type="float" office:value="-1.6" calcext:value-type="float">
            <text:p>-1,6</text:p>
          </table:table-cell>
          <table:table-cell office:value-type="float" office:value="-22.3" calcext:value-type="float">
            <text:p>-22,3</text:p>
          </table:table-cell>
          <table:table-cell office:value-type="float" office:value="36.3" calcext:value-type="float">
            <text:p>36,3</text:p>
          </table:table-cell>
          <table:table-cell office:value-type="float" office:value="-38.2" calcext:value-type="float">
            <text:p>-38,2</text:p>
          </table:table-cell>
          <table:table-cell office:value-type="float" office:value="25" calcext:value-type="float">
            <text:p>25</text:p>
          </table:table-cell>
          <table:table-cell office:value-type="float" office:value="164.3" calcext:value-type="float">
            <text:p>164,3</text:p>
          </table:table-cell>
          <table:table-cell office:value-type="float" office:value="-144.6" calcext:value-type="float">
            <text:p>-144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-74.7" calcext:value-type="float">
            <text:p>-74,7</text:p>
          </table:table-cell>
          <table:table-cell office:value-type="float" office:value="-176.5" calcext:value-type="float">
            <text:p>-176,5</text:p>
          </table:table-cell>
          <table:table-cell office:value-type="float" office:value="53.4" calcext:value-type="float">
            <text:p>53,4</text:p>
          </table:table-cell>
          <table:table-cell office:value-type="float" office:value="84.9" calcext:value-type="float">
            <text:p>84,9</text:p>
          </table:table-cell>
          <table:table-cell office:value-type="float" office:value="-137.5" calcext:value-type="float">
            <text:p>-137,5</text:p>
          </table:table-cell>
          <table:table-cell office:value-type="float" office:value="-81.7" calcext:value-type="float">
            <text:p>-81,7</text:p>
          </table:table-cell>
          <table:table-cell office:value-type="float" office:value="-162.9" calcext:value-type="float">
            <text:p>-162,9</text:p>
          </table:table-cell>
          <table:table-cell office:value-type="float" office:value="4.8" calcext:value-type="float">
            <text:p>4,8</text:p>
          </table:table-cell>
          <table:table-cell office:value-type="float" office:value="41.7" calcext:value-type="float">
            <text:p>41,7</text:p>
          </table:table-cell>
          <table:table-cell office:value-type="float" office:value="10.1" calcext:value-type="float">
            <text:p>10,1</text:p>
          </table:table-cell>
          <table:table-cell office:value-type="float" office:value="-32.6" calcext:value-type="float">
            <text:p>-32,6</text:p>
          </table:table-cell>
          <table:table-cell office:value-type="float" office:value="41.5" calcext:value-type="float">
            <text:p>41,5</text:p>
          </table:table-cell>
          <table:table-cell office:value-type="float" office:value="-36.6" calcext:value-type="float">
            <text:p>-36,6</text:p>
          </table:table-cell>
          <table:table-cell office:value-type="float" office:value="16.7" calcext:value-type="float">
            <text:p>16,7</text:p>
          </table:table-cell>
          <table:table-cell office:value-type="float" office:value="166.9" calcext:value-type="float">
            <text:p>166,9</text:p>
          </table:table-cell>
          <table:table-cell office:value-type="float" office:value="-138.1" calcext:value-type="float">
            <text:p>-138,1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-48.8" calcext:value-type="float">
            <text:p>-48,8</text:p>
          </table:table-cell>
          <table:table-cell office:value-type="float" office:value="157.6" calcext:value-type="float">
            <text:p>157,6</text:p>
          </table:table-cell>
          <table:table-cell office:value-type="float" office:value="55.3" calcext:value-type="float">
            <text:p>55,3</text:p>
          </table:table-cell>
          <table:table-cell office:value-type="float" office:value="81.3" calcext:value-type="float">
            <text:p>81,3</text:p>
          </table:table-cell>
          <table:table-cell office:value-type="float" office:value="-151" calcext:value-type="float">
            <text:p>-151</text:p>
          </table:table-cell>
          <table:table-cell office:value-type="float" office:value="-77" calcext:value-type="float">
            <text:p>-77</text:p>
          </table:table-cell>
          <table:table-cell office:value-type="float" office:value="-160" calcext:value-type="float">
            <text:p>-160</text:p>
          </table:table-cell>
          <table:table-cell office:value-type="float" office:value="18.2" calcext:value-type="float">
            <text:p>18,2</text:p>
          </table:table-cell>
          <table:table-cell office:value-type="float" office:value="39.2" calcext:value-type="float">
            <text:p>39,2</text:p>
          </table:table-cell>
          <table:table-cell office:value-type="float" office:value="0.3" calcext:value-type="float">
            <text:p>0,3</text:p>
          </table:table-cell>
          <table:table-cell office:value-type="float" office:value="-24" calcext:value-type="float">
            <text:p>-24</text:p>
          </table:table-cell>
          <table:table-cell office:value-type="float" office:value="37.3" calcext:value-type="float">
            <text:p>37,3</text:p>
          </table:table-cell>
          <table:table-cell office:value-type="float" office:value="-38.1" calcext:value-type="float">
            <text:p>-38,1</text:p>
          </table:table-cell>
          <table:table-cell office:value-type="float" office:value="23.9" calcext:value-type="float">
            <text:p>23,9</text:p>
          </table:table-cell>
          <table:table-cell office:value-type="float" office:value="172.1" calcext:value-type="float">
            <text:p>172,1</text:p>
          </table:table-cell>
          <table:table-cell office:value-type="float" office:value="-149.7" calcext:value-type="float">
            <text:p>-149,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-59.5" calcext:value-type="float">
            <text:p>-59,5</text:p>
          </table:table-cell>
          <table:table-cell office:value-type="float" office:value="-178.7" calcext:value-type="float">
            <text:p>-178,7</text:p>
          </table:table-cell>
          <table:table-cell office:value-type="float" office:value="62.5" calcext:value-type="float">
            <text:p>62,5</text:p>
          </table:table-cell>
          <table:table-cell office:value-type="float" office:value="137.3" calcext:value-type="float">
            <text:p>137,3</text:p>
          </table:table-cell>
          <table:table-cell office:value-type="float" office:value="-105.9" calcext:value-type="float">
            <text:p>-105,9</text:p>
          </table:table-cell>
          <table:table-cell office:value-type="float" office:value="-52" calcext:value-type="float">
            <text:p>-52</text:p>
          </table:table-cell>
          <table:table-cell office:value-type="float" office:value="-133.1" calcext:value-type="float">
            <text:p>-133,1</text:p>
          </table:table-cell>
          <table:table-cell office:value-type="float" office:value="156.1" calcext:value-type="float">
            <text:p>156,1</text:p>
          </table:table-cell>
          <table:table-cell office:value-type="float" office:value="35.4" calcext:value-type="float">
            <text:p>35,4</text:p>
          </table:table-cell>
          <table:table-cell office:value-type="float" office:value="-24.4" calcext:value-type="float">
            <text:p>-24,4</text:p>
          </table:table-cell>
          <table:table-cell office:value-type="float" office:value="35.4" calcext:value-type="float">
            <text:p>35,4</text:p>
          </table:table-cell>
          <table:table-cell office:value-type="float" office:value="-32.4" calcext:value-type="float">
            <text:p>-32,4</text:p>
          </table:table-cell>
          <table:table-cell office:value-type="float" office:value="18.9" calcext:value-type="float">
            <text:p>18,9</text:p>
          </table:table-cell>
          <table:table-cell office:value-type="float" office:value="3.3" calcext:value-type="float">
            <text:p>3,3</text:p>
          </table:table-cell>
          <table:table-cell office:value-type="float" office:value="-158" calcext:value-type="float">
            <text:p>-158</text:p>
          </table:table-cell>
          <table:table-cell office:value-type="float" office:value="-42.7" calcext:value-type="float">
            <text:p>-42,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-83.8" calcext:value-type="float">
            <text:p>-83,8</text:p>
          </table:table-cell>
          <table:table-cell office:value-type="float" office:value="-145.6" calcext:value-type="float">
            <text:p>-145,6</text:p>
          </table:table-cell>
          <table:table-cell office:value-type="float" office:value="55.4" calcext:value-type="float">
            <text:p>55,4</text:p>
          </table:table-cell>
          <table:table-cell office:value-type="float" office:value="78.6" calcext:value-type="float">
            <text:p>78,6</text:p>
          </table:table-cell>
          <table:table-cell office:value-type="float" office:value="-142.8" calcext:value-type="float">
            <text:p>-142,8</text:p>
          </table:table-cell>
          <table:table-cell office:value-type="float" office:value="-118.6" calcext:value-type="float">
            <text:p>-118,6</text:p>
          </table:table-cell>
          <table:table-cell office:value-type="float" office:value="-161.5" calcext:value-type="float">
            <text:p>-161,5</text:p>
          </table:table-cell>
          <table:table-cell office:value-type="float" office:value="10.5" calcext:value-type="float">
            <text:p>10,5</text:p>
          </table:table-cell>
          <table:table-cell office:value-type="float" office:value="40.4" calcext:value-type="float">
            <text:p>40,4</text:p>
          </table:table-cell>
          <table:table-cell office:value-type="float" office:value="5.8" calcext:value-type="float">
            <text:p>5,8</text:p>
          </table:table-cell>
          <table:table-cell office:value-type="float" office:value="-28.7" calcext:value-type="float">
            <text:p>-28,7</text:p>
          </table:table-cell>
          <table:table-cell office:value-type="float" office:value="39.7" calcext:value-type="float">
            <text:p>39,7</text:p>
          </table:table-cell>
          <table:table-cell office:value-type="float" office:value="-37.2" calcext:value-type="float">
            <text:p>-37,2</text:p>
          </table:table-cell>
          <table:table-cell office:value-type="float" office:value="19.7" calcext:value-type="float">
            <text:p>19,7</text:p>
          </table:table-cell>
          <table:table-cell office:value-type="float" office:value="162.7" calcext:value-type="float">
            <text:p>162,7</text:p>
          </table:table-cell>
          <table:table-cell office:value-type="float" office:value="160.7" calcext:value-type="float">
            <text:p>160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-69.7" calcext:value-type="float">
            <text:p>-69,7</text:p>
          </table:table-cell>
          <table:table-cell office:value-type="float" office:value="-141.7" calcext:value-type="float">
            <text:p>-141,7</text:p>
          </table:table-cell>
          <table:table-cell office:value-type="float" office:value="52.3" calcext:value-type="float">
            <text:p>52,3</text:p>
          </table:table-cell>
          <table:table-cell office:value-type="float" office:value="147.8" calcext:value-type="float">
            <text:p>147,8</text:p>
          </table:table-cell>
          <table:table-cell office:value-type="float" office:value="-106.2" calcext:value-type="float">
            <text:p>-106,2</text:p>
          </table:table-cell>
          <table:table-cell office:value-type="float" office:value="-77.3" calcext:value-type="float">
            <text:p>-77,3</text:p>
          </table:table-cell>
          <table:table-cell office:value-type="float" office:value="-70.5" calcext:value-type="float">
            <text:p>-70,5</text:p>
          </table:table-cell>
          <table:table-cell office:value-type="float" office:value="149.8" calcext:value-type="float">
            <text:p>149,8</text:p>
          </table:table-cell>
          <table:table-cell office:value-type="float" office:value="41.2" calcext:value-type="float">
            <text:p>41,2</text:p>
          </table:table-cell>
          <table:table-cell office:value-type="float" office:value="-31.7" calcext:value-type="float">
            <text:p>-31,7</text:p>
          </table:table-cell>
          <table:table-cell office:value-type="float" office:value="41.8" calcext:value-type="float">
            <text:p>41,8</text:p>
          </table:table-cell>
          <table:table-cell office:value-type="float" office:value="-35.6" calcext:value-type="float">
            <text:p>-35,6</text:p>
          </table:table-cell>
          <table:table-cell office:value-type="float" office:value="18.1" calcext:value-type="float">
            <text:p>18,1</text:p>
          </table:table-cell>
          <table:table-cell office:value-type="float" office:value="8.4" calcext:value-type="float">
            <text:p>8,4</text:p>
          </table:table-cell>
          <table:table-cell office:value-type="float" office:value="-140.6" calcext:value-type="float">
            <text:p>-140,6</text:p>
          </table:table-cell>
          <table:table-cell office:value-type="float" office:value="-38.9" calcext:value-type="float">
            <text:p>-38,9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77.8" calcext:value-type="float">
            <text:p>177,8</text:p>
          </table:table-cell>
          <table:table-cell office:value-type="float" office:value="147.2" calcext:value-type="float">
            <text:p>147,2</text:p>
          </table:table-cell>
          <table:table-cell office:value-type="float" office:value="60.1" calcext:value-type="float">
            <text:p>60,1</text:p>
          </table:table-cell>
          <table:table-cell office:value-type="float" office:value="89.3" calcext:value-type="float">
            <text:p>89,3</text:p>
          </table:table-cell>
          <table:table-cell office:value-type="float" office:value="-126.2" calcext:value-type="float">
            <text:p>-126,2</text:p>
          </table:table-cell>
          <table:table-cell office:value-type="float" office:value="-88.7" calcext:value-type="float">
            <text:p>-88,7</text:p>
          </table:table-cell>
          <table:table-cell office:value-type="float" office:value="169.6" calcext:value-type="float">
            <text:p>169,6</text:p>
          </table:table-cell>
          <table:table-cell office:value-type="float" office:value="6.6" calcext:value-type="float">
            <text:p>6,6</text:p>
          </table:table-cell>
          <table:table-cell office:value-type="float" office:value="37" calcext:value-type="float">
            <text:p>37</text:p>
          </table:table-cell>
          <table:table-cell office:value-type="float" office:value="7.8" calcext:value-type="float">
            <text:p>7,8</text:p>
          </table:table-cell>
          <table:table-cell office:value-type="float" office:value="-28" calcext:value-type="float">
            <text:p>-28</text:p>
          </table:table-cell>
          <table:table-cell office:value-type="float" office:value="36.7" calcext:value-type="float">
            <text:p>36,7</text:p>
          </table:table-cell>
          <table:table-cell office:value-type="float" office:value="-33" calcext:value-type="float">
            <text:p>-33</text:p>
          </table:table-cell>
          <table:table-cell office:value-type="float" office:value="15.9" calcext:value-type="float">
            <text:p>15,9</text:p>
          </table:table-cell>
          <table:table-cell office:value-type="float" office:value="27.8" calcext:value-type="float">
            <text:p>27,8</text:p>
          </table:table-cell>
          <table:table-cell office:value-type="float" office:value="-130.3" calcext:value-type="float">
            <text:p>-130,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-56.1" calcext:value-type="float">
            <text:p>-56,1</text:p>
          </table:table-cell>
          <table:table-cell office:value-type="float" office:value="167.9" calcext:value-type="float">
            <text:p>167,9</text:p>
          </table:table-cell>
          <table:table-cell office:value-type="float" office:value="48.2" calcext:value-type="float">
            <text:p>48,2</text:p>
          </table:table-cell>
          <table:table-cell office:value-type="float" office:value="87.2" calcext:value-type="float">
            <text:p>87,2</text:p>
          </table:table-cell>
          <table:table-cell office:value-type="float" office:value="-150.5" calcext:value-type="float">
            <text:p>-150,5</text:p>
          </table:table-cell>
          <table:table-cell office:value-type="float" office:value="-69.9" calcext:value-type="float">
            <text:p>-69,9</text:p>
          </table:table-cell>
          <table:table-cell office:value-type="float" office:value="-160.9" calcext:value-type="float">
            <text:p>-160,9</text:p>
          </table:table-cell>
          <table:table-cell office:value-type="float" office:value="16.8" calcext:value-type="float">
            <text:p>16,8</text:p>
          </table:table-cell>
          <table:table-cell office:value-type="float" office:value="33.5" calcext:value-type="float">
            <text:p>33,5</text:p>
          </table:table-cell>
          <table:table-cell office:value-type="float" office:value="1.2" calcext:value-type="float">
            <text:p>1,2</text:p>
          </table:table-cell>
          <table:table-cell office:value-type="float" office:value="-21.2" calcext:value-type="float">
            <text:p>-21,2</text:p>
          </table:table-cell>
          <table:table-cell office:value-type="float" office:value="32.1" calcext:value-type="float">
            <text:p>32,1</text:p>
          </table:table-cell>
          <table:table-cell office:value-type="float" office:value="-32.5" calcext:value-type="float">
            <text:p>-32,5</text:p>
          </table:table-cell>
          <table:table-cell office:value-type="float" office:value="19.8" calcext:value-type="float">
            <text:p>19,8</text:p>
          </table:table-cell>
          <table:table-cell office:value-type="float" office:value="170.3" calcext:value-type="float">
            <text:p>170,3</text:p>
          </table:table-cell>
          <table:table-cell office:value-type="float" office:value="-135.8" calcext:value-type="float">
            <text:p>-135,8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-67.8" calcext:value-type="float">
            <text:p>-67,8</text:p>
          </table:table-cell>
          <table:table-cell office:value-type="float" office:value="172.9" calcext:value-type="float">
            <text:p>172,9</text:p>
          </table:table-cell>
          <table:table-cell office:value-type="float" office:value="51.8" calcext:value-type="float">
            <text:p>51,8</text:p>
          </table:table-cell>
          <table:table-cell office:value-type="float" office:value="80.7" calcext:value-type="float">
            <text:p>80,7</text:p>
          </table:table-cell>
          <table:table-cell office:value-type="float" office:value="-158.5" calcext:value-type="float">
            <text:p>-158,5</text:p>
          </table:table-cell>
          <table:table-cell office:value-type="float" office:value="-65.2" calcext:value-type="float">
            <text:p>-65,2</text:p>
          </table:table-cell>
          <table:table-cell office:value-type="float" office:value="-158.3" calcext:value-type="float">
            <text:p>-158,3</text:p>
          </table:table-cell>
          <table:table-cell office:value-type="float" office:value="25.2" calcext:value-type="float">
            <text:p>25,2</text:p>
          </table:table-cell>
          <table:table-cell office:value-type="float" office:value="38.1" calcext:value-type="float">
            <text:p>38,1</text:p>
          </table:table-cell>
          <table:table-cell office:value-type="float" office:value="-4.6" calcext:value-type="float">
            <text:p>-4,6</text:p>
          </table:table-cell>
          <table:table-cell office:value-type="float" office:value="-19.3" calcext:value-type="float">
            <text:p>-19,3</text:p>
          </table:table-cell>
          <table:table-cell office:value-type="float" office:value="34.5" calcext:value-type="float">
            <text:p>34,5</text:p>
          </table:table-cell>
          <table:table-cell office:value-type="float" office:value="-37.9" calcext:value-type="float">
            <text:p>-37,9</text:p>
          </table:table-cell>
          <table:table-cell office:value-type="float" office:value="26.7" calcext:value-type="float">
            <text:p>26,7</text:p>
          </table:table-cell>
          <table:table-cell office:value-type="float" office:value="159.9" calcext:value-type="float">
            <text:p>159,9</text:p>
          </table:table-cell>
          <table:table-cell office:value-type="float" office:value="-121.6" calcext:value-type="float">
            <text:p>-121,6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66.6" calcext:value-type="float">
            <text:p>166,6</text:p>
          </table:table-cell>
          <table:table-cell office:value-type="float" office:value="-169.9" calcext:value-type="float">
            <text:p>-169,9</text:p>
          </table:table-cell>
          <table:table-cell office:value-type="float" office:value="178.6" calcext:value-type="float">
            <text:p>178,6</text:p>
          </table:table-cell>
          <table:table-cell office:value-type="float" office:value="82.5" calcext:value-type="float">
            <text:p>82,5</text:p>
          </table:table-cell>
          <table:table-cell office:value-type="float" office:value="-153.1" calcext:value-type="float">
            <text:p>-153,1</text:p>
          </table:table-cell>
          <table:table-cell office:value-type="float" office:value="-97.4" calcext:value-type="float">
            <text:p>-97,4</text:p>
          </table:table-cell>
          <table:table-cell office:value-type="float" office:value="-168.3" calcext:value-type="float">
            <text:p>-168,3</text:p>
          </table:table-cell>
          <table:table-cell office:value-type="float" office:value="23.7" calcext:value-type="float">
            <text:p>23,7</text:p>
          </table:table-cell>
          <table:table-cell office:value-type="float" office:value="36.9" calcext:value-type="float">
            <text:p>36,9</text:p>
          </table:table-cell>
          <table:table-cell office:value-type="float" office:value="-3.4" calcext:value-type="float">
            <text:p>-3,4</text:p>
          </table:table-cell>
          <table:table-cell office:value-type="float" office:value="-19.4" calcext:value-type="float">
            <text:p>-19,4</text:p>
          </table:table-cell>
          <table:table-cell office:value-type="float" office:value="33.8" calcext:value-type="float">
            <text:p>33,8</text:p>
          </table:table-cell>
          <table:table-cell office:value-type="float" office:value="-36.4" calcext:value-type="float">
            <text:p>-36,4</text:p>
          </table:table-cell>
          <table:table-cell office:value-type="float" office:value="25.1" calcext:value-type="float">
            <text:p>25,1</text:p>
          </table:table-cell>
          <table:table-cell office:value-type="float" office:value="178.1" calcext:value-type="float">
            <text:p>178,1</text:p>
          </table:table-cell>
          <table:table-cell office:value-type="float" office:value="-179.1" calcext:value-type="float">
            <text:p>-179,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83.4" calcext:value-type="float">
            <text:p>83,4</text:p>
          </table:table-cell>
          <table:table-cell office:value-type="float" office:value="-158.3" calcext:value-type="float">
            <text:p>-158,3</text:p>
          </table:table-cell>
          <table:table-cell office:value-type="float" office:value="-114.6" calcext:value-type="float">
            <text:p>-114,6</text:p>
          </table:table-cell>
          <table:table-cell office:value-type="float" office:value="92" calcext:value-type="float">
            <text:p>92</text:p>
          </table:table-cell>
          <table:table-cell office:value-type="float" office:value="-125.5" calcext:value-type="float">
            <text:p>-125,5</text:p>
          </table:table-cell>
          <table:table-cell office:value-type="float" office:value="-57.3" calcext:value-type="float">
            <text:p>-57,3</text:p>
          </table:table-cell>
          <table:table-cell office:value-type="float" office:value="-170.7" calcext:value-type="float">
            <text:p>-170,7</text:p>
          </table:table-cell>
          <table:table-cell office:value-type="float" office:value="-1.1" calcext:value-type="float">
            <text:p>-1,1</text:p>
          </table:table-cell>
          <table:table-cell office:value-type="float" office:value="36.8" calcext:value-type="float">
            <text:p>36,8</text:p>
          </table:table-cell>
          <table:table-cell office:value-type="float" office:value="12.6" calcext:value-type="float">
            <text:p>12,6</text:p>
          </table:table-cell>
          <table:table-cell office:value-type="float" office:value="-30.8" calcext:value-type="float">
            <text:p>-30,8</text:p>
          </table:table-cell>
          <table:table-cell office:value-type="float" office:value="36.8" calcext:value-type="float">
            <text:p>36,8</text:p>
          </table:table-cell>
          <table:table-cell office:value-type="float" office:value="-30.2" calcext:value-type="float">
            <text:p>-30,2</text:p>
          </table:table-cell>
          <table:table-cell office:value-type="float" office:value="11" calcext:value-type="float">
            <text:p>11</text:p>
          </table:table-cell>
          <table:table-cell office:value-type="float" office:value="171.9" calcext:value-type="float">
            <text:p>171,9</text:p>
          </table:table-cell>
          <table:table-cell office:value-type="float" office:value="-146.5" calcext:value-type="float">
            <text:p>-146,5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-55.1" calcext:value-type="float">
            <text:p>-55,1</text:p>
          </table:table-cell>
          <table:table-cell office:value-type="float" office:value="162.5" calcext:value-type="float">
            <text:p>162,5</text:p>
          </table:table-cell>
          <table:table-cell office:value-type="float" office:value="51.9" calcext:value-type="float">
            <text:p>51,9</text:p>
          </table:table-cell>
          <table:table-cell office:value-type="float" office:value="79.8" calcext:value-type="float">
            <text:p>79,8</text:p>
          </table:table-cell>
          <table:table-cell office:value-type="float" office:value="-136.3" calcext:value-type="float">
            <text:p>-136,3</text:p>
          </table:table-cell>
          <table:table-cell office:value-type="float" office:value="-143.9" calcext:value-type="float">
            <text:p>-143,9</text:p>
          </table:table-cell>
          <table:table-cell office:value-type="float" office:value="-164.5" calcext:value-type="float">
            <text:p>-164,5</text:p>
          </table:table-cell>
          <table:table-cell office:value-type="float" office:value="16" calcext:value-type="float">
            <text:p>16</text:p>
          </table:table-cell>
          <table:table-cell office:value-type="float" office:value="38.3" calcext:value-type="float">
            <text:p>38,3</text:p>
          </table:table-cell>
          <table:table-cell office:value-type="float" office:value="1.9" calcext:value-type="float">
            <text:p>1,9</text:p>
          </table:table-cell>
          <table:table-cell office:value-type="float" office:value="-24.6" calcext:value-type="float">
            <text:p>-24,6</text:p>
          </table:table-cell>
          <table:table-cell office:value-type="float" office:value="36.8" calcext:value-type="float">
            <text:p>36,8</text:p>
          </table:table-cell>
          <table:table-cell office:value-type="float" office:value="-36.8" calcext:value-type="float">
            <text:p>-36,8</text:p>
          </table:table-cell>
          <table:table-cell office:value-type="float" office:value="22.2" calcext:value-type="float">
            <text:p>22,2</text:p>
          </table:table-cell>
          <table:table-cell office:value-type="float" office:value="164.3" calcext:value-type="float">
            <text:p>164,3</text:p>
          </table:table-cell>
          <table:table-cell office:value-type="float" office:value="-177.9" calcext:value-type="float">
            <text:p>-177,9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-6.1" calcext:value-type="float">
            <text:p>-6,1</text:p>
          </table:table-cell>
          <table:table-cell office:value-type="float" office:value="91.2" calcext:value-type="float">
            <text:p>91,2</text:p>
          </table:table-cell>
          <table:table-cell office:value-type="float" office:value="76.8" calcext:value-type="float">
            <text:p>76,8</text:p>
          </table:table-cell>
          <table:table-cell office:value-type="float" office:value="96.8" calcext:value-type="float">
            <text:p>96,8</text:p>
          </table:table-cell>
          <table:table-cell office:value-type="float" office:value="-61.8" calcext:value-type="float">
            <text:p>-61,8</text:p>
          </table:table-cell>
          <table:table-cell office:value-type="float" office:value="-131.2" calcext:value-type="float">
            <text:p>-131,2</text:p>
          </table:table-cell>
          <table:table-cell office:value-type="float" office:value="-85.8" calcext:value-type="float">
            <text:p>-85,8</text:p>
          </table:table-cell>
          <table:table-cell office:value-type="float" office:value="18.8" calcext:value-type="float">
            <text:p>18,8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-</text:p>
          </table:table-cell>
          <table:table-cell office:value-type="float" office:value="-18.7" calcext:value-type="float">
            <text:p>-18,7</text:p>
          </table:table-cell>
          <table:table-cell office:value-type="float" office:value="29.2" calcext:value-type="float">
            <text:p>29,2</text:p>
          </table:table-cell>
          <table:table-cell office:value-type="float" office:value="-30.2" calcext:value-type="float">
            <text:p>-30,2</text:p>
          </table:table-cell>
          <table:table-cell office:value-type="float" office:value="19.2" calcext:value-type="float">
            <text:p>19,2</text:p>
          </table:table-cell>
          <table:table-cell office:value-type="float" office:value="-124.1" calcext:value-type="float">
            <text:p>-124,1</text:p>
          </table:table-cell>
          <table:table-cell office:value-type="float" office:value="-77.5" calcext:value-type="float">
            <text:p>-77,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7.8" calcext:value-type="float">
            <text:p>27,8</text:p>
          </table:table-cell>
          <table:table-cell office:value-type="float" office:value="107.7" calcext:value-type="float">
            <text:p>107,7</text:p>
          </table:table-cell>
          <table:table-cell office:value-type="float" office:value="174.1" calcext:value-type="float">
            <text:p>174,1</text:p>
          </table:table-cell>
          <table:table-cell office:value-type="float" office:value="94.8" calcext:value-type="float">
            <text:p>94,8</text:p>
          </table:table-cell>
          <table:table-cell office:value-type="float" office:value="178" calcext:value-type="float">
            <text:p>178</text:p>
          </table:table-cell>
          <table:table-cell office:value-type="float" office:value="76.2" calcext:value-type="float">
            <text:p>76,2</text:p>
          </table:table-cell>
          <table:table-cell office:value-type="float" office:value="-142.5" calcext:value-type="float">
            <text:p>-142,5</text:p>
          </table:table-cell>
          <table:table-cell office:value-type="float" office:value="-18.6" calcext:value-type="float">
            <text:p>-18,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-36.7" calcext:value-type="float">
            <text:p>-36,7</text:p>
          </table:table-cell>
          <table:table-cell office:value-type="float" office:value="35.1" calcext:value-type="float">
            <text:p>35,1</text:p>
          </table:table-cell>
          <table:table-cell office:value-type="float" office:value="-23.2" calcext:value-type="float">
            <text:p>-23,2</text:p>
          </table:table-cell>
          <table:table-cell office:value-type="float" office:value="0.2" calcext:value-type="float">
            <text:p>0,2</text:p>
          </table:table-cell>
          <table:table-cell office:value-type="float" office:value="-10.5" calcext:value-type="float">
            <text:p>-10,5</text:p>
          </table:table-cell>
          <table:table-cell office:value-type="float" office:value="-64.3" calcext:value-type="float">
            <text:p>-64,3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45.4" calcext:value-type="float">
            <text:p>45,4</text:p>
          </table:table-cell>
          <table:table-cell office:value-type="float" office:value="-159.4" calcext:value-type="float">
            <text:p>-159,4</text:p>
          </table:table-cell>
          <table:table-cell office:value-type="float" office:value="59" calcext:value-type="float">
            <text:p>59</text:p>
          </table:table-cell>
          <table:table-cell office:value-type="float" office:value="150.6" calcext:value-type="float">
            <text:p>150,6</text:p>
          </table:table-cell>
          <table:table-cell office:value-type="float" office:value="-95.2" calcext:value-type="float">
            <text:p>-95,2</text:p>
          </table:table-cell>
          <table:table-cell office:value-type="float" office:value="-179.1" calcext:value-type="float">
            <text:p>-179,1</text:p>
          </table:table-cell>
          <table:table-cell office:value-type="float" office:value="-99.5" calcext:value-type="float">
            <text:p>-99,5</text:p>
          </table:table-cell>
          <table:table-cell office:value-type="float" office:value="154.3" calcext:value-type="float">
            <text:p>154,3</text:p>
          </table:table-cell>
          <table:table-cell office:value-type="float" office:value="38.9" calcext:value-type="float">
            <text:p>38,9</text:p>
          </table:table-cell>
          <table:table-cell office:value-type="float" office:value="-27.9" calcext:value-type="float">
            <text:p>-27,9</text:p>
          </table:table-cell>
          <table:table-cell office:value-type="float" office:value="39.5" calcext:value-type="float">
            <text:p>39,5</text:p>
          </table:table-cell>
          <table:table-cell office:value-type="float" office:value="-35" calcext:value-type="float">
            <text:p>-35</text:p>
          </table:table-cell>
          <table:table-cell office:value-type="float" office:value="20.2" calcext:value-type="float">
            <text:p>20,2</text:p>
          </table:table-cell>
          <table:table-cell office:value-type="float" office:value="4.8" calcext:value-type="float">
            <text:p>4,8</text:p>
          </table:table-cell>
          <table:table-cell office:value-type="float" office:value="-21" calcext:value-type="float">
            <text:p>-21</text:p>
          </table:table-cell>
          <table:table-cell office:value-type="float" office:value="-167.4" calcext:value-type="float">
            <text:p>-167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-71.4" calcext:value-type="float">
            <text:p>-71,4</text:p>
          </table:table-cell>
          <table:table-cell office:value-type="float" office:value="-178.9" calcext:value-type="float">
            <text:p>-178,9</text:p>
          </table:table-cell>
          <table:table-cell office:value-type="float" office:value="53.8" calcext:value-type="float">
            <text:p>53,8</text:p>
          </table:table-cell>
          <table:table-cell office:value-type="float" office:value="153.8" calcext:value-type="float">
            <text:p>153,8</text:p>
          </table:table-cell>
          <table:table-cell office:value-type="float" office:value="-91.6" calcext:value-type="float">
            <text:p>-91,6</text:p>
          </table:table-cell>
          <table:table-cell office:value-type="float" office:value="-83.7" calcext:value-type="float">
            <text:p>-83,7</text:p>
          </table:table-cell>
          <table:table-cell office:value-type="float" office:value="-80.3" calcext:value-type="float">
            <text:p>-80,3</text:p>
          </table:table-cell>
          <table:table-cell office:value-type="float" office:value="167.6" calcext:value-type="float">
            <text:p>167,6</text:p>
          </table:table-cell>
          <table:table-cell office:value-type="float" office:value="32.7" calcext:value-type="float">
            <text:p>32,7</text:p>
          </table:table-cell>
          <table:table-cell office:value-type="float" office:value="-17.6" calcext:value-type="float">
            <text:p>-17,6</text:p>
          </table:table-cell>
          <table:table-cell office:value-type="float" office:value="31" calcext:value-type="float">
            <text:p>31</text:p>
          </table:table-cell>
          <table:table-cell office:value-type="float" office:value="-31.9" calcext:value-type="float">
            <text:p>-31,9</text:p>
          </table:table-cell>
          <table:table-cell office:value-type="float" office:value="23.1" calcext:value-type="float">
            <text:p>23,1</text:p>
          </table:table-cell>
          <table:table-cell office:value-type="float" office:value="-3.8" calcext:value-type="float">
            <text:p>-3,8</text:p>
          </table:table-cell>
          <table:table-cell office:value-type="float" office:value="-127.4" calcext:value-type="float">
            <text:p>-127,4</text:p>
          </table:table-cell>
          <table:table-cell office:value-type="float" office:value="-43.3" calcext:value-type="float">
            <text:p>-43,3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-81.3" calcext:value-type="float">
            <text:p>-81,3</text:p>
          </table:table-cell>
          <table:table-cell office:value-type="float" office:value="-150.7" calcext:value-type="float">
            <text:p>-150,7</text:p>
          </table:table-cell>
          <table:table-cell office:value-type="float" office:value="47.8" calcext:value-type="float">
            <text:p>47,8</text:p>
          </table:table-cell>
          <table:table-cell office:value-type="float" office:value="89.9" calcext:value-type="float">
            <text:p>89,9</text:p>
          </table:table-cell>
          <table:table-cell office:value-type="float" office:value="-122.3" calcext:value-type="float">
            <text:p>-122,3</text:p>
          </table:table-cell>
          <table:table-cell office:value-type="float" office:value="-54.1" calcext:value-type="float">
            <text:p>-54,1</text:p>
          </table:table-cell>
          <table:table-cell office:value-type="float" office:value="177.8" calcext:value-type="float">
            <text:p>177,8</text:p>
          </table:table-cell>
          <table:table-cell office:value-type="float" office:value="8.7" calcext:value-type="float">
            <text:p>8,7</text:p>
          </table:table-cell>
          <table:table-cell office:value-type="float" office:value="37" calcext:value-type="float">
            <text:p>37</text:p>
          </table:table-cell>
          <table:table-cell office:value-type="float" office:value="6.6" calcext:value-type="float">
            <text:p>6,6</text:p>
          </table:table-cell>
          <table:table-cell office:value-type="float" office:value="-27.8" calcext:value-type="float">
            <text:p>-27,8</text:p>
          </table:table-cell>
          <table:table-cell office:value-type="float" office:value="36.6" calcext:value-type="float">
            <text:p>36,6</text:p>
          </table:table-cell>
          <table:table-cell office:value-type="float" office:value="-34.2" calcext:value-type="float">
            <text:p>-34,2</text:p>
          </table:table-cell>
          <table:table-cell office:value-type="float" office:value="17.5" calcext:value-type="float">
            <text:p>17,5</text:p>
          </table:table-cell>
          <table:table-cell office:value-type="float" office:value="165.3" calcext:value-type="float">
            <text:p>165,3</text:p>
          </table:table-cell>
          <table:table-cell office:value-type="float" office:value="-100.4" calcext:value-type="float">
            <text:p>-100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-75.6" calcext:value-type="float">
            <text:p>-75,6</text:p>
          </table:table-cell>
          <table:table-cell office:value-type="float" office:value="148.6" calcext:value-type="float">
            <text:p>148,6</text:p>
          </table:table-cell>
          <table:table-cell office:value-type="float" office:value="-176.6" calcext:value-type="float">
            <text:p>-176,6</text:p>
          </table:table-cell>
          <table:table-cell office:value-type="float" office:value="78.2" calcext:value-type="float">
            <text:p>78,2</text:p>
          </table:table-cell>
          <table:table-cell office:value-type="float" office:value="-168.9" calcext:value-type="float">
            <text:p>-168,9</text:p>
          </table:table-cell>
          <table:table-cell office:value-type="float" office:value="-75.6" calcext:value-type="float">
            <text:p>-75,6</text:p>
          </table:table-cell>
          <table:table-cell office:value-type="float" office:value="-160.2" calcext:value-type="float">
            <text:p>-160,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office:value-type="float" office:value="-25" calcext:value-type="float">
            <text:p>-25</text:p>
          </table:table-cell>
          <table:table-cell office:value-type="float" office:value="35.1" calcext:value-type="float">
            <text:p>35,1</text:p>
          </table:table-cell>
          <table:table-cell office:value-type="float" office:value="-34.4" calcext:value-type="float">
            <text:p>-34,4</text:p>
          </table:table-cell>
          <table:table-cell office:value-type="float" office:value="19.4" calcext:value-type="float">
            <text:p>19,4</text:p>
          </table:table-cell>
          <table:table-cell office:value-type="float" office:value="-78.3" calcext:value-type="float">
            <text:p>-78,3</text:p>
          </table:table-cell>
          <table:table-cell office:value-type="float" office:value="152.7" calcext:value-type="float">
            <text:p>152,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58.8" calcext:value-type="float">
            <text:p>158,8</text:p>
          </table:table-cell>
          <table:table-cell office:value-type="float" office:value="153.5" calcext:value-type="float">
            <text:p>153,5</text:p>
          </table:table-cell>
          <table:table-cell office:value-type="float" office:value="179.3" calcext:value-type="float">
            <text:p>179,3</text:p>
          </table:table-cell>
          <table:table-cell office:value-type="float" office:value="82" calcext:value-type="float">
            <text:p>82</text:p>
          </table:table-cell>
          <table:table-cell office:value-type="float" office:value="-145" calcext:value-type="float">
            <text:p>-145</text:p>
          </table:table-cell>
          <table:table-cell office:value-type="float" office:value="-80.4" calcext:value-type="float">
            <text:p>-80,4</text:p>
          </table:table-cell>
          <table:table-cell office:value-type="float" office:value="-175.5" calcext:value-type="float">
            <text:p>-175,5</text:p>
          </table:table-cell>
          <table:table-cell office:value-type="float" office:value="-6.2" calcext:value-type="float">
            <text:p>-6,2</text:p>
          </table:table-cell>
          <table:table-cell office:value-type="float" office:value="38.3" calcext:value-type="float">
            <text:p>38,3</text:p>
          </table:table-cell>
          <table:table-cell office:value-type="float" office:value="16.4" calcext:value-type="float">
            <text:p>16,4</text:p>
          </table:table-cell>
          <table:table-cell office:value-type="float" office:value="-34.1" calcext:value-type="float">
            <text:p>-34,1</text:p>
          </table:table-cell>
          <table:table-cell office:value-type="float" office:value="38.1" calcext:value-type="float">
            <text:p>38,1</text:p>
          </table:table-cell>
          <table:table-cell office:value-type="float" office:value="-29.5" calcext:value-type="float">
            <text:p>-29,5</text:p>
          </table:table-cell>
          <table:table-cell office:value-type="float" office:value="8.3" calcext:value-type="float">
            <text:p>8,3</text:p>
          </table:table-cell>
          <table:table-cell office:value-type="float" office:value="159.5" calcext:value-type="float">
            <text:p>159,5</text:p>
          </table:table-cell>
          <table:table-cell office:value-type="float" office:value="167.6" calcext:value-type="float">
            <text:p>167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-53.3" calcext:value-type="float">
            <text:p>-53,3</text:p>
          </table:table-cell>
          <table:table-cell office:value-type="float" office:value="174.8" calcext:value-type="float">
            <text:p>174,8</text:p>
          </table:table-cell>
          <table:table-cell office:value-type="float" office:value="52.5" calcext:value-type="float">
            <text:p>52,5</text:p>
          </table:table-cell>
          <table:table-cell office:value-type="float" office:value="82.3" calcext:value-type="float">
            <text:p>82,3</text:p>
          </table:table-cell>
          <table:table-cell office:value-type="float" office:value="-155.3" calcext:value-type="float">
            <text:p>-155,3</text:p>
          </table:table-cell>
          <table:table-cell office:value-type="float" office:value="-66.4" calcext:value-type="float">
            <text:p>-66,4</text:p>
          </table:table-cell>
          <table:table-cell office:value-type="float" office:value="-158" calcext:value-type="float">
            <text:p>-158</text:p>
          </table:table-cell>
          <table:table-cell office:value-type="float" office:value="12.6" calcext:value-type="float">
            <text:p>12,6</text:p>
          </table:table-cell>
          <table:table-cell office:value-type="float" office:value="38.4" calcext:value-type="float">
            <text:p>38,4</text:p>
          </table:table-cell>
          <table:table-cell office:value-type="float" office:value="4.2" calcext:value-type="float">
            <text:p>4,2</text:p>
          </table:table-cell>
          <table:table-cell office:value-type="float" office:value="-26.6" calcext:value-type="float">
            <text:p>-26,6</text:p>
          </table:table-cell>
          <table:table-cell office:value-type="float" office:value="37.4" calcext:value-type="float">
            <text:p>37,4</text:p>
          </table:table-cell>
          <table:table-cell office:value-type="float" office:value="-36.5" calcext:value-type="float">
            <text:p>-36,5</text:p>
          </table:table-cell>
          <table:table-cell office:value-type="float" office:value="20.1" calcext:value-type="float">
            <text:p>20,1</text:p>
          </table:table-cell>
          <table:table-cell office:value-type="float" office:value="178.4" calcext:value-type="float">
            <text:p>178,4</text:p>
          </table:table-cell>
          <table:table-cell office:value-type="float" office:value="-141.8" calcext:value-type="float">
            <text:p>-141,8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-68.8" calcext:value-type="float">
            <text:p>-68,8</text:p>
          </table:table-cell>
          <table:table-cell office:value-type="float" office:value="178.2" calcext:value-type="float">
            <text:p>178,2</text:p>
          </table:table-cell>
          <table:table-cell office:value-type="float" office:value="46.8" calcext:value-type="float">
            <text:p>46,8</text:p>
          </table:table-cell>
          <table:table-cell office:value-type="float" office:value="83.6" calcext:value-type="float">
            <text:p>83,6</text:p>
          </table:table-cell>
          <table:table-cell office:value-type="float" office:value="-144.3" calcext:value-type="float">
            <text:p>-144,3</text:p>
          </table:table-cell>
          <table:table-cell office:value-type="float" office:value="-72.8" calcext:value-type="float">
            <text:p>-72,8</text:p>
          </table:table-cell>
          <table:table-cell office:value-type="float" office:value="-160.7" calcext:value-type="float">
            <text:p>-160,7</text:p>
          </table:table-cell>
          <table:table-cell office:value-type="float" office:value="13.4" calcext:value-type="float">
            <text:p>13,4</text:p>
          </table:table-cell>
          <table:table-cell office:value-type="float" office:value="41.5" calcext:value-type="float">
            <text:p>41,5</text:p>
          </table:table-cell>
          <table:table-cell office:value-type="float" office:value="3.9" calcext:value-type="float">
            <text:p>3,9</text:p>
          </table:table-cell>
          <table:table-cell office:value-type="float" office:value="-28.4" calcext:value-type="float">
            <text:p>-28,4</text:p>
          </table:table-cell>
          <table:table-cell office:value-type="float" office:value="40.3" calcext:value-type="float">
            <text:p>40,3</text:p>
          </table:table-cell>
          <table:table-cell office:value-type="float" office:value="-39.3" calcext:value-type="float">
            <text:p>-39,3</text:p>
          </table:table-cell>
          <table:table-cell office:value-type="float" office:value="22.4" calcext:value-type="float">
            <text:p>22,4</text:p>
          </table:table-cell>
          <table:table-cell office:value-type="float" office:value="163.7" calcext:value-type="float">
            <text:p>163,7</text:p>
          </table:table-cell>
          <table:table-cell office:value-type="float" office:value="-139.5" calcext:value-type="float">
            <text:p>-139,5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-65.1" calcext:value-type="float">
            <text:p>-65,1</text:p>
          </table:table-cell>
          <table:table-cell office:value-type="float" office:value="168.9" calcext:value-type="float">
            <text:p>168,9</text:p>
          </table:table-cell>
          <table:table-cell office:value-type="float" office:value="53.9" calcext:value-type="float">
            <text:p>53,9</text:p>
          </table:table-cell>
          <table:table-cell office:value-type="float" office:value="83.3" calcext:value-type="float">
            <text:p>83,3</text:p>
          </table:table-cell>
          <table:table-cell office:value-type="float" office:value="-145.1" calcext:value-type="float">
            <text:p>-145,1</text:p>
          </table:table-cell>
          <table:table-cell office:value-type="float" office:value="-68.4" calcext:value-type="float">
            <text:p>-68,4</text:p>
          </table:table-cell>
          <table:table-cell office:value-type="float" office:value="-160.3" calcext:value-type="float">
            <text:p>-160,3</text:p>
          </table:table-cell>
          <table:table-cell office:value-type="float" office:value="17.4" calcext:value-type="float">
            <text:p>17,4</text:p>
          </table:table-cell>
          <table:table-cell office:value-type="float" office:value="39.6" calcext:value-type="float">
            <text:p>39,6</text:p>
          </table:table-cell>
          <table:table-cell office:value-type="float" office:value="0.6" calcext:value-type="float">
            <text:p>0,6</text:p>
          </table:table-cell>
          <table:table-cell office:value-type="float" office:value="-24.5" calcext:value-type="float">
            <text:p>-24,5</text:p>
          </table:table-cell>
          <table:table-cell office:value-type="float" office:value="37.8" calcext:value-type="float">
            <text:p>37,8</text:p>
          </table:table-cell>
          <table:table-cell office:value-type="float" office:value="-38" calcext:value-type="float">
            <text:p>-38</text:p>
          </table:table-cell>
          <table:table-cell office:value-type="float" office:value="23.6" calcext:value-type="float">
            <text:p>23,6</text:p>
          </table:table-cell>
          <table:table-cell office:value-type="float" office:value="161.4" calcext:value-type="float">
            <text:p>161,4</text:p>
          </table:table-cell>
          <table:table-cell office:value-type="float" office:value="-132.6" calcext:value-type="float">
            <text:p>-132,6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-53.8" calcext:value-type="float">
            <text:p>-53,8</text:p>
          </table:table-cell>
          <table:table-cell office:value-type="float" office:value="170.8" calcext:value-type="float">
            <text:p>170,8</text:p>
          </table:table-cell>
          <table:table-cell office:value-type="float" office:value="47.7" calcext:value-type="float">
            <text:p>47,7</text:p>
          </table:table-cell>
          <table:table-cell office:value-type="float" office:value="86" calcext:value-type="float">
            <text:p>86</text:p>
          </table:table-cell>
          <table:table-cell office:value-type="float" office:value="-136.3" calcext:value-type="float">
            <text:p>-136,3</text:p>
          </table:table-cell>
          <table:table-cell office:value-type="float" office:value="-76.9" calcext:value-type="float">
            <text:p>-76,9</text:p>
          </table:table-cell>
          <table:table-cell office:value-type="float" office:value="-163.4" calcext:value-type="float">
            <text:p>-163,4</text:p>
          </table:table-cell>
          <table:table-cell office:value-type="float" office:value="9.3" calcext:value-type="float">
            <text:p>9,3</text:p>
          </table:table-cell>
          <table:table-cell office:value-type="float" office:value="37.6" calcext:value-type="float">
            <text:p>37,6</text:p>
          </table:table-cell>
          <table:table-cell office:value-type="float" office:value="6.3" calcext:value-type="float">
            <text:p>6,3</text:p>
          </table:table-cell>
          <table:table-cell office:value-type="float" office:value="-27.5" calcext:value-type="float">
            <text:p>-27,5</text:p>
          </table:table-cell>
          <table:table-cell office:value-type="float" office:value="37.1" calcext:value-type="float">
            <text:p>37,1</text:p>
          </table:table-cell>
          <table:table-cell office:value-type="float" office:value="-34.7" calcext:value-type="float">
            <text:p>-34,7</text:p>
          </table:table-cell>
          <table:table-cell office:value-type="float" office:value="17.9" calcext:value-type="float">
            <text:p>17,9</text:p>
          </table:table-cell>
          <table:table-cell office:value-type="float" office:value="173" calcext:value-type="float">
            <text:p>173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-53" calcext:value-type="float">
            <text:p>-53</text:p>
          </table:table-cell>
          <table:table-cell office:value-type="float" office:value="166.9" calcext:value-type="float">
            <text:p>166,9</text:p>
          </table:table-cell>
          <table:table-cell office:value-type="float" office:value="43.6" calcext:value-type="float">
            <text:p>43,6</text:p>
          </table:table-cell>
          <table:table-cell office:value-type="float" office:value="83.4" calcext:value-type="float">
            <text:p>83,4</text:p>
          </table:table-cell>
          <table:table-cell office:value-type="float" office:value="-148.5" calcext:value-type="float">
            <text:p>-148,5</text:p>
          </table:table-cell>
          <table:table-cell office:value-type="float" office:value="-73.4" calcext:value-type="float">
            <text:p>-73,4</text:p>
          </table:table-cell>
          <table:table-cell office:value-type="float" office:value="-168.2" calcext:value-type="float">
            <text:p>-168,2</text:p>
          </table:table-cell>
          <table:table-cell office:value-type="float" office:value="18.3" calcext:value-type="float">
            <text:p>18,3</text:p>
          </table:table-cell>
          <table:table-cell office:value-type="float" office:value="38.4" calcext:value-type="float">
            <text:p>38,4</text:p>
          </table:table-cell>
          <table:table-cell office:value-type="float" office:value="0.2" calcext:value-type="float">
            <text:p>0,2</text:p>
          </table:table-cell>
          <table:table-cell office:value-type="float" office:value="-23.5" calcext:value-type="float">
            <text:p>-23,5</text:p>
          </table:table-cell>
          <table:table-cell office:value-type="float" office:value="36.5" calcext:value-type="float">
            <text:p>36,5</text:p>
          </table:table-cell>
          <table:table-cell office:value-type="float" office:value="-37.2" calcext:value-type="float">
            <text:p>-37,2</text:p>
          </table:table-cell>
          <table:table-cell office:value-type="float" office:value="23.6" calcext:value-type="float">
            <text:p>23,6</text:p>
          </table:table-cell>
          <table:table-cell office:value-type="float" office:value="163.5" calcext:value-type="float">
            <text:p>163,5</text:p>
          </table:table-cell>
          <table:table-cell office:value-type="float" office:value="-142.3" calcext:value-type="float">
            <text:p>-142,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-72.4" calcext:value-type="float">
            <text:p>-72,4</text:p>
          </table:table-cell>
          <table:table-cell office:value-type="float" office:value="178.3" calcext:value-type="float">
            <text:p>178,3</text:p>
          </table:table-cell>
          <table:table-cell office:value-type="float" office:value="49.3" calcext:value-type="float">
            <text:p>49,3</text:p>
          </table:table-cell>
          <table:table-cell office:value-type="float" office:value="80.1" calcext:value-type="float">
            <text:p>80,1</text:p>
          </table:table-cell>
          <table:table-cell office:value-type="float" office:value="-152.1" calcext:value-type="float">
            <text:p>-152,1</text:p>
          </table:table-cell>
          <table:table-cell office:value-type="float" office:value="-67" calcext:value-type="float">
            <text:p>-67</text:p>
          </table:table-cell>
          <table:table-cell office:value-type="float" office:value="-160.6" calcext:value-type="float">
            <text:p>-160,6</text:p>
          </table:table-cell>
          <table:table-cell office:value-type="float" office:value="9.2" calcext:value-type="float">
            <text:p>9,2</text:p>
          </table:table-cell>
          <table:table-cell office:value-type="float" office:value="39.6" calcext:value-type="float">
            <text:p>39,6</text:p>
          </table:table-cell>
          <table:table-cell office:value-type="float" office:value="6.6" calcext:value-type="float">
            <text:p>6,6</text:p>
          </table:table-cell>
          <table:table-cell office:value-type="float" office:value="-29" calcext:value-type="float">
            <text:p>-29</text:p>
          </table:table-cell>
          <table:table-cell office:value-type="float" office:value="39.1" calcext:value-type="float">
            <text:p>39,1</text:p>
          </table:table-cell>
          <table:table-cell office:value-type="float" office:value="-36.3" calcext:value-type="float">
            <text:p>-36,3</text:p>
          </table:table-cell>
          <table:table-cell office:value-type="float" office:value="18.8" calcext:value-type="float">
            <text:p>18,8</text:p>
          </table:table-cell>
          <table:table-cell office:value-type="float" office:value="157.5" calcext:value-type="float">
            <text:p>157,5</text:p>
          </table:table-cell>
          <table:table-cell office:value-type="float" office:value="-143.8" calcext:value-type="float">
            <text:p>-143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-66.6" calcext:value-type="float">
            <text:p>-66,6</text:p>
          </table:table-cell>
          <table:table-cell office:value-type="float" office:value="174" calcext:value-type="float">
            <text:p>174</text:p>
          </table:table-cell>
          <table:table-cell office:value-type="float" office:value="55.6" calcext:value-type="float">
            <text:p>55,6</text:p>
          </table:table-cell>
          <table:table-cell office:value-type="float" office:value="81.4" calcext:value-type="float">
            <text:p>81,4</text:p>
          </table:table-cell>
          <table:table-cell office:value-type="float" office:value="-155.5" calcext:value-type="float">
            <text:p>-155,5</text:p>
          </table:table-cell>
          <table:table-cell office:value-type="float" office:value="-78.3" calcext:value-type="float">
            <text:p>-78,3</text:p>
          </table:table-cell>
          <table:table-cell office:value-type="float" office:value="-165.9" calcext:value-type="float">
            <text:p>-165,9</text:p>
          </table:table-cell>
          <table:table-cell office:value-type="float" office:value="13.7" calcext:value-type="float">
            <text:p>13,7</text:p>
          </table:table-cell>
          <table:table-cell office:value-type="float" office:value="39.5" calcext:value-type="float">
            <text:p>39,5</text:p>
          </table:table-cell>
          <table:table-cell office:value-type="float" office:value="3.4" calcext:value-type="float">
            <text:p>3,4</text:p>
          </table:table-cell>
          <table:table-cell office:value-type="float" office:value="-26.6" calcext:value-type="float">
            <text:p>-26,6</text:p>
          </table:table-cell>
          <table:table-cell office:value-type="float" office:value="38.4" calcext:value-type="float">
            <text:p>38,4</text:p>
          </table:table-cell>
          <table:table-cell office:value-type="float" office:value="-37.4" calcext:value-type="float">
            <text:p>-37,4</text:p>
          </table:table-cell>
          <table:table-cell office:value-type="float" office:value="21.4" calcext:value-type="float">
            <text:p>21,4</text:p>
          </table:table-cell>
          <table:table-cell office:value-type="float" office:value="163.5" calcext:value-type="float">
            <text:p>163,5</text:p>
          </table:table-cell>
          <table:table-cell office:value-type="float" office:value="-152.9" calcext:value-type="float">
            <text:p>-152,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-54" calcext:value-type="float">
            <text:p>-54</text:p>
          </table:table-cell>
          <table:table-cell office:value-type="float" office:value="165.9" calcext:value-type="float">
            <text:p>165,9</text:p>
          </table:table-cell>
          <table:table-cell office:value-type="float" office:value="56.9" calcext:value-type="float">
            <text:p>56,9</text:p>
          </table:table-cell>
          <table:table-cell office:value-type="float" office:value="83.6" calcext:value-type="float">
            <text:p>83,6</text:p>
          </table:table-cell>
          <table:table-cell office:value-type="float" office:value="-144.7" calcext:value-type="float">
            <text:p>-144,7</text:p>
          </table:table-cell>
          <table:table-cell office:value-type="float" office:value="-62.3" calcext:value-type="float">
            <text:p>-62,3</text:p>
          </table:table-cell>
          <table:table-cell office:value-type="float" office:value="-171.7" calcext:value-type="float">
            <text:p>-171,7</text:p>
          </table:table-cell>
          <table:table-cell office:value-type="float" office:value="14.5" calcext:value-type="float">
            <text:p>14,5</text:p>
          </table:table-cell>
          <table:table-cell office:value-type="float" office:value="36.9" calcext:value-type="float">
            <text:p>36,9</text:p>
          </table:table-cell>
          <table:table-cell office:value-type="float" office:value="2.6" calcext:value-type="float">
            <text:p>2,6</text:p>
          </table:table-cell>
          <table:table-cell office:value-type="float" office:value="-24.2" calcext:value-type="float">
            <text:p>-24,2</text:p>
          </table:table-cell>
          <table:table-cell office:value-type="float" office:value="35.7" calcext:value-type="float">
            <text:p>35,7</text:p>
          </table:table-cell>
          <table:table-cell office:value-type="float" office:value="-34.9" calcext:value-type="float">
            <text:p>-34,9</text:p>
          </table:table-cell>
          <table:table-cell office:value-type="float" office:value="20.4" calcext:value-type="float">
            <text:p>20,4</text:p>
          </table:table-cell>
          <table:table-cell office:value-type="float" office:value="178.3" calcext:value-type="float">
            <text:p>178,3</text:p>
          </table:table-cell>
          <table:table-cell office:value-type="float" office:value="-127.8" calcext:value-type="float">
            <text:p>-127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-69.9" calcext:value-type="float">
            <text:p>-69,9</text:p>
          </table:table-cell>
          <table:table-cell office:value-type="float" office:value="177.8" calcext:value-type="float">
            <text:p>177,8</text:p>
          </table:table-cell>
          <table:table-cell office:value-type="float" office:value="52.3" calcext:value-type="float">
            <text:p>52,3</text:p>
          </table:table-cell>
          <table:table-cell office:value-type="float" office:value="83.7" calcext:value-type="float">
            <text:p>83,7</text:p>
          </table:table-cell>
          <table:table-cell office:value-type="float" office:value="-137" calcext:value-type="float">
            <text:p>-137</text:p>
          </table:table-cell>
          <table:table-cell office:value-type="float" office:value="-75.5" calcext:value-type="float">
            <text:p>-75,5</text:p>
          </table:table-cell>
          <table:table-cell office:value-type="float" office:value="-156.7" calcext:value-type="float">
            <text:p>-156,7</text:p>
          </table:table-cell>
          <table:table-cell office:value-type="float" office:value="14.6" calcext:value-type="float">
            <text:p>14,6</text:p>
          </table:table-cell>
          <table:table-cell office:value-type="float" office:value="36.2" calcext:value-type="float">
            <text:p>36,2</text:p>
          </table:table-cell>
          <table:table-cell office:value-type="float" office:value="2.6" calcext:value-type="float">
            <text:p>2,6</text:p>
          </table:table-cell>
          <table:table-cell office:value-type="float" office:value="-24" calcext:value-type="float">
            <text:p>-24</text:p>
          </table:table-cell>
          <table:table-cell office:value-type="float" office:value="35" calcext:value-type="float">
            <text:p>35</text:p>
          </table:table-cell>
          <table:table-cell office:value-type="float" office:value="-34.6" calcext:value-type="float">
            <text:p>-34,6</text:p>
          </table:table-cell>
          <table:table-cell office:value-type="float" office:value="20.2" calcext:value-type="float">
            <text:p>20,2</text:p>
          </table:table-cell>
          <table:table-cell office:value-type="float" office:value="165.4" calcext:value-type="float">
            <text:p>165,4</text:p>
          </table:table-cell>
          <table:table-cell office:value-type="float" office:value="-133.9" calcext:value-type="float">
            <text:p>-133,9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-52.7" calcext:value-type="float">
            <text:p>-52,7</text:p>
          </table:table-cell>
          <table:table-cell office:value-type="float" office:value="161.4" calcext:value-type="float">
            <text:p>161,4</text:p>
          </table:table-cell>
          <table:table-cell office:value-type="float" office:value="49.3" calcext:value-type="float">
            <text:p>49,3</text:p>
          </table:table-cell>
          <table:table-cell office:value-type="float" office:value="80.1" calcext:value-type="float">
            <text:p>80,1</text:p>
          </table:table-cell>
          <table:table-cell office:value-type="float" office:value="-145.9" calcext:value-type="float">
            <text:p>-145,9</text:p>
          </table:table-cell>
          <table:table-cell office:value-type="float" office:value="-71.2" calcext:value-type="float">
            <text:p>-71,2</text:p>
          </table:table-cell>
          <table:table-cell office:value-type="float" office:value="-149.9" calcext:value-type="float">
            <text:p>-149,9</text:p>
          </table:table-cell>
          <table:table-cell office:value-type="float" office:value="20.4" calcext:value-type="float">
            <text:p>20,4</text:p>
          </table:table-cell>
          <table:table-cell office:value-type="float" office:value="37.4" calcext:value-type="float">
            <text:p>37,4</text:p>
          </table:table-cell>
          <table:table-cell office:value-type="float" office:value="-1.2" calcext:value-type="float">
            <text:p>-1,2</text:p>
          </table:table-cell>
          <table:table-cell office:value-type="float" office:value="-21.7" calcext:value-type="float">
            <text:p>-21,7</text:p>
          </table:table-cell>
          <table:table-cell office:value-type="float" office:value="35.1" calcext:value-type="float">
            <text:p>35,1</text:p>
          </table:table-cell>
          <table:table-cell office:value-type="float" office:value="-36.7" calcext:value-type="float">
            <text:p>-36,7</text:p>
          </table:table-cell>
          <table:table-cell office:value-type="float" office:value="23.9" calcext:value-type="float">
            <text:p>23,9</text:p>
          </table:table-cell>
          <table:table-cell office:value-type="float" office:value="164.5" calcext:value-type="float">
            <text:p>164,5</text:p>
          </table:table-cell>
          <table:table-cell office:value-type="float" office:value="-139.2" calcext:value-type="float">
            <text:p>-139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-67.7" calcext:value-type="float">
            <text:p>-67,7</text:p>
          </table:table-cell>
          <table:table-cell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office:value-type="float" office:value="82.1" calcext:value-type="float">
            <text:p>82,1</text:p>
          </table:table-cell>
          <table:table-cell office:value-type="float" office:value="-148" calcext:value-type="float">
            <text:p>-148</text:p>
          </table:table-cell>
          <table:table-cell office:value-type="float" office:value="-53.7" calcext:value-type="float">
            <text:p>-53,7</text:p>
          </table:table-cell>
          <table:table-cell office:value-type="float" office:value="-148.2" calcext:value-type="float">
            <text:p>-148,2</text:p>
          </table:table-cell>
          <table:table-cell office:value-type="float" office:value="13.3" calcext:value-type="float">
            <text:p>13,3</text:p>
          </table:table-cell>
          <table:table-cell office:value-type="float" office:value="37.5" calcext:value-type="float">
            <text:p>37,5</text:p>
          </table:table-cell>
          <table:table-cell office:value-type="float" office:value="3.5" calcext:value-type="float">
            <text:p>3,5</text:p>
          </table:table-cell>
          <table:table-cell office:value-type="float" office:value="-25.4" calcext:value-type="float">
            <text:p>-25,4</text:p>
          </table:table-cell>
          <table:table-cell office:value-type="float" office:value="36.5" calcext:value-type="float">
            <text:p>36,5</text:p>
          </table:table-cell>
          <table:table-cell office:value-type="float" office:value="-35.3" calcext:value-type="float">
            <text:p>-35,3</text:p>
          </table:table-cell>
          <table:table-cell office:value-type="float" office:value="20.1" calcext:value-type="float">
            <text:p>20,1</text:p>
          </table:table-cell>
          <table:table-cell office:value-type="float" office:value="165.1" calcext:value-type="float">
            <text:p>165,1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171.1" calcext:value-type="float">
            <text:p>171,1</text:p>
          </table:table-cell>
          <table:table-cell office:value-type="float" office:value="148.1" calcext:value-type="float">
            <text:p>148,1</text:p>
          </table:table-cell>
          <table:table-cell office:value-type="float" office:value="52.5" calcext:value-type="float">
            <text:p>52,5</text:p>
          </table:table-cell>
          <table:table-cell office:value-type="float" office:value="83.4" calcext:value-type="float">
            <text:p>83,4</text:p>
          </table:table-cell>
          <table:table-cell office:value-type="float" office:value="-132.5" calcext:value-type="float">
            <text:p>-132,5</text:p>
          </table:table-cell>
          <table:table-cell office:value-type="float" office:value="-71.8" calcext:value-type="float">
            <text:p>-71,8</text:p>
          </table:table-cell>
          <table:table-cell office:value-type="float" office:value="-171.2" calcext:value-type="float">
            <text:p>-171,2</text:p>
          </table:table-cell>
          <table:table-cell office:value-type="float" office:value="12.2" calcext:value-type="float">
            <text:p>12,2</text:p>
          </table:table-cell>
          <table:table-cell office:value-type="float" office:value="32.9" calcext:value-type="float">
            <text:p>32,9</text:p>
          </table:table-cell>
          <table:table-cell office:value-type="float" office:value="3.9" calcext:value-type="float">
            <text:p>3,9</text:p>
          </table:table-cell>
          <table:table-cell office:value-type="float" office:value="-22.7" calcext:value-type="float">
            <text:p>-22,7</text:p>
          </table:table-cell>
          <table:table-cell office:value-type="float" office:value="32.2" calcext:value-type="float">
            <text:p>32,2</text:p>
          </table:table-cell>
          <table:table-cell office:value-type="float" office:value="-30.8" calcext:value-type="float">
            <text:p>-30,8</text:p>
          </table:table-cell>
          <table:table-cell office:value-type="float" office:value="17.1" calcext:value-type="float">
            <text:p>17,1</text:p>
          </table:table-cell>
          <table:table-cell office:value-type="float" office:value="27.3" calcext:value-type="float">
            <text:p>27,3</text:p>
          </table:table-cell>
          <table:table-cell office:value-type="float" office:value="-121.7" calcext:value-type="float">
            <text:p>-121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-47.7" calcext:value-type="float">
            <text:p>-47,7</text:p>
          </table:table-cell>
          <table:table-cell office:value-type="float" office:value="163.7" calcext:value-type="float">
            <text:p>163,7</text:p>
          </table:table-cell>
          <table:table-cell office:value-type="float" office:value="40.2" calcext:value-type="float">
            <text:p>40,2</text:p>
          </table:table-cell>
          <table:table-cell office:value-type="float" office:value="80.9" calcext:value-type="float">
            <text:p>80,9</text:p>
          </table:table-cell>
          <table:table-cell office:value-type="float" office:value="-143.7" calcext:value-type="float">
            <text:p>-143,7</text:p>
          </table:table-cell>
          <table:table-cell office:value-type="float" office:value="-59.5" calcext:value-type="float">
            <text:p>-59,5</text:p>
          </table:table-cell>
          <table:table-cell office:value-type="float" office:value="-154.4" calcext:value-type="float">
            <text:p>-154,4</text:p>
          </table:table-cell>
          <table:table-cell office:value-type="float" office:value="21.9" calcext:value-type="float">
            <text:p>21,9</text:p>
          </table:table-cell>
          <table:table-cell office:value-type="float" office:value="35.2" calcext:value-type="float">
            <text:p>35,2</text:p>
          </table:table-cell>
          <table:table-cell office:value-type="float" office:value="-2" calcext:value-type="float">
            <text:p>-2</text:p>
          </table:table-cell>
          <table:table-cell office:value-type="float" office:value="-19.9" calcext:value-type="float">
            <text:p>-19,9</text:p>
          </table:table-cell>
          <table:table-cell office:value-type="float" office:value="32.7" calcext:value-type="float">
            <text:p>32,7</text:p>
          </table:table-cell>
          <table:table-cell office:value-type="float" office:value="-34.9" calcext:value-type="float">
            <text:p>-34,9</text:p>
          </table:table-cell>
          <table:table-cell office:value-type="float" office:value="23.4" calcext:value-type="float">
            <text:p>23,4</text:p>
          </table:table-cell>
          <table:table-cell office:value-type="float" office:value="162.5" calcext:value-type="float">
            <text:p>162,5</text:p>
          </table:table-cell>
          <table:table-cell office:value-type="float" office:value="-127.7" calcext:value-type="float">
            <text:p>-127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-52.4" calcext:value-type="float">
            <text:p>-52,4</text:p>
          </table:table-cell>
          <table:table-cell office:value-type="float" office:value="165.7" calcext:value-type="float">
            <text:p>165,7</text:p>
          </table:table-cell>
          <table:table-cell office:value-type="float" office:value="51.3" calcext:value-type="float">
            <text:p>51,3</text:p>
          </table:table-cell>
          <table:table-cell office:value-type="float" office:value="72.2" calcext:value-type="float">
            <text:p>72,2</text:p>
          </table:table-cell>
          <table:table-cell office:value-type="float" office:value="-160.4" calcext:value-type="float">
            <text:p>-160,4</text:p>
          </table:table-cell>
          <table:table-cell office:value-type="float" office:value="-85.2" calcext:value-type="float">
            <text:p>-85,2</text:p>
          </table:table-cell>
          <table:table-cell office:value-type="float" office:value="-158.4" calcext:value-type="float">
            <text:p>-158,4</text:p>
          </table:table-cell>
          <table:table-cell office:value-type="float" office:value="45.8" calcext:value-type="float">
            <text:p>45,8</text:p>
          </table:table-cell>
          <table:table-cell office:value-type="float" office:value="43.9" calcext:value-type="float">
            <text:p>43,9</text:p>
          </table:table-cell>
          <table:table-cell office:value-type="float" office:value="-20.6" calcext:value-type="float">
            <text:p>-20,6</text:p>
          </table:table-cell>
          <table:table-cell office:value-type="float" office:value="-7.3" calcext:value-type="float">
            <text:p>-7,3</text:p>
          </table:table-cell>
          <table:table-cell office:value-type="float" office:value="30.6" calcext:value-type="float">
            <text:p>30,6</text:p>
          </table:table-cell>
          <table:table-cell office:value-type="float" office:value="-43.2" calcext:value-type="float">
            <text:p>-43,2</text:p>
          </table:table-cell>
          <table:table-cell office:value-type="float" office:value="40.5" calcext:value-type="float">
            <text:p>40,5</text:p>
          </table:table-cell>
          <table:table-cell office:value-type="float" office:value="164.9" calcext:value-type="float">
            <text:p>164,9</text:p>
          </table:table-cell>
          <table:table-cell office:value-type="float" office:value="-172.7" calcext:value-type="float">
            <text:p>-172,7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-57.5" calcext:value-type="float">
            <text:p>-57,5</text:p>
          </table:table-cell>
          <table:table-cell office:value-type="float" office:value="163" calcext:value-type="float">
            <text:p>163</text:p>
          </table:table-cell>
          <table:table-cell office:value-type="float" office:value="47.8" calcext:value-type="float">
            <text:p>47,8</text:p>
          </table:table-cell>
          <table:table-cell office:value-type="float" office:value="81.1" calcext:value-type="float">
            <text:p>81,1</text:p>
          </table:table-cell>
          <table:table-cell office:value-type="float" office:value="-148.1" calcext:value-type="float">
            <text:p>-148,1</text:p>
          </table:table-cell>
          <table:table-cell office:value-type="float" office:value="-67" calcext:value-type="float">
            <text:p>-67</text:p>
          </table:table-cell>
          <table:table-cell office:value-type="float" office:value="-168.8" calcext:value-type="float">
            <text:p>-168,8</text:p>
          </table:table-cell>
          <table:table-cell office:value-type="float" office:value="15.4" calcext:value-type="float">
            <text:p>15,4</text:p>
          </table:table-cell>
          <table:table-cell office:value-type="float" office:value="37.4" calcext:value-type="float">
            <text:p>37,4</text:p>
          </table:table-cell>
          <table:table-cell office:value-type="float" office:value="2.1" calcext:value-type="float">
            <text:p>2,1</text:p>
          </table:table-cell>
          <table:table-cell office:value-type="float" office:value="-24.1" calcext:value-type="float">
            <text:p>-24,1</text:p>
          </table:table-cell>
          <table:table-cell office:value-type="float" office:value="36" calcext:value-type="float">
            <text:p>36</text:p>
          </table:table-cell>
          <table:table-cell office:value-type="float" office:value="-35.6" calcext:value-type="float">
            <text:p>-35,6</text:p>
          </table:table-cell>
          <table:table-cell office:value-type="float" office:value="21" calcext:value-type="float">
            <text:p>21</text:p>
          </table:table-cell>
          <table:table-cell office:value-type="float" office:value="163.1" calcext:value-type="float">
            <text:p>163,1</text:p>
          </table:table-cell>
          <table:table-cell office:value-type="float" office:value="-135.2" calcext:value-type="float">
            <text:p>-135,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-61.8" calcext:value-type="float">
            <text:p>-61,8</text:p>
          </table:table-cell>
          <table:table-cell office:value-type="float" office:value="-180" calcext:value-type="float">
            <text:p>-180</text:p>
          </table:table-cell>
          <table:table-cell office:value-type="float" office:value="46.9" calcext:value-type="float">
            <text:p>46,9</text:p>
          </table:table-cell>
          <table:table-cell office:value-type="float" office:value="82.5" calcext:value-type="float">
            <text:p>82,5</text:p>
          </table:table-cell>
          <table:table-cell office:value-type="float" office:value="-136.8" calcext:value-type="float">
            <text:p>-136,8</text:p>
          </table:table-cell>
          <table:table-cell office:value-type="float" office:value="-76.4" calcext:value-type="float">
            <text:p>-76,4</text:p>
          </table:table-cell>
          <table:table-cell office:value-type="float" office:value="-169.4" calcext:value-type="float">
            <text:p>-169,4</text:p>
          </table:table-cell>
          <table:table-cell office:value-type="float" office:value="2.4" calcext:value-type="float">
            <text:p>2,4</text:p>
          </table:table-cell>
          <table:table-cell office:value-type="float" office:value="37.7" calcext:value-type="float">
            <text:p>37,7</text:p>
          </table:table-cell>
          <table:table-cell office:value-type="float" office:value="10.9" calcext:value-type="float">
            <text:p>10,9</text:p>
          </table:table-cell>
          <table:table-cell office:value-type="float" office:value="-30.3" calcext:value-type="float">
            <text:p>-30,3</text:p>
          </table:table-cell>
          <table:table-cell office:value-type="float" office:value="37.6" calcext:value-type="float">
            <text:p>37,6</text:p>
          </table:table-cell>
          <table:table-cell office:value-type="float" office:value="-32.5" calcext:value-type="float">
            <text:p>-32,5</text:p>
          </table:table-cell>
          <table:table-cell office:value-type="float" office:value="13.6" calcext:value-type="float">
            <text:p>13,6</text:p>
          </table:table-cell>
          <table:table-cell office:value-type="float" office:value="170.2" calcext:value-type="float">
            <text:p>170,2</text:p>
          </table:table-cell>
          <table:table-cell office:value-type="float" office:value="-133.9" calcext:value-type="float">
            <text:p>-133,9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-47.7" calcext:value-type="float">
            <text:p>-47,7</text:p>
          </table:table-cell>
          <table:table-cell office:value-type="float" office:value="160.4" calcext:value-type="float">
            <text:p>160,4</text:p>
          </table:table-cell>
          <table:table-cell office:value-type="float" office:value="53.3" calcext:value-type="float">
            <text:p>53,3</text:p>
          </table:table-cell>
          <table:table-cell office:value-type="float" office:value="79.3" calcext:value-type="float">
            <text:p>79,3</text:p>
          </table:table-cell>
          <table:table-cell office:value-type="float" office:value="-140.1" calcext:value-type="float">
            <text:p>-140,1</text:p>
          </table:table-cell>
          <table:table-cell office:value-type="float" office:value="-68.6" calcext:value-type="float">
            <text:p>-68,6</text:p>
          </table:table-cell>
          <table:table-cell office:value-type="float" office:value="-166.9" calcext:value-type="float">
            <text:p>-166,9</text:p>
          </table:table-cell>
          <table:table-cell office:value-type="float" office:value="15.8" calcext:value-type="float">
            <text:p>15,8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office:value-type="float" office:value="-25.6" calcext:value-type="float">
            <text:p>-25,6</text:p>
          </table:table-cell>
          <table:table-cell office:value-type="float" office:value="38.5" calcext:value-type="float">
            <text:p>38,5</text:p>
          </table:table-cell>
          <table:table-cell office:value-type="float" office:value="-38.4" calcext:value-type="float">
            <text:p>-38,4</text:p>
          </table:table-cell>
          <table:table-cell office:value-type="float" office:value="22.8" calcext:value-type="float">
            <text:p>22,8</text:p>
          </table:table-cell>
          <table:table-cell office:value-type="float" office:value="174" calcext:value-type="float">
            <text:p>174</text:p>
          </table:table-cell>
          <table:table-cell office:value-type="float" office:value="-132.6" calcext:value-type="float">
            <text:p>-132,6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-67.4" calcext:value-type="float">
            <text:p>-67,4</text:p>
          </table:table-cell>
          <table:table-cell office:value-type="float" office:value="172" calcext:value-type="float">
            <text:p>172</text:p>
          </table:table-cell>
          <table:table-cell office:value-type="float" office:value="56.2" calcext:value-type="float">
            <text:p>56,2</text:p>
          </table:table-cell>
          <table:table-cell office:value-type="float" office:value="83.2" calcext:value-type="float">
            <text:p>83,2</text:p>
          </table:table-cell>
          <table:table-cell office:value-type="float" office:value="-154.2" calcext:value-type="float">
            <text:p>-154,2</text:p>
          </table:table-cell>
          <table:table-cell office:value-type="float" office:value="-74.9" calcext:value-type="float">
            <text:p>-74,9</text:p>
          </table:table-cell>
          <table:table-cell office:value-type="float" office:value="-162.6" calcext:value-type="float">
            <text:p>-162,6</text:p>
          </table:table-cell>
          <table:table-cell office:value-type="float" office:value="17.3" calcext:value-type="float">
            <text:p>17,3</text:p>
          </table:table-cell>
          <table:table-cell office:value-type="float" office:value="36.3" calcext:value-type="float">
            <text:p>36,3</text:p>
          </table:table-cell>
          <table:table-cell office:value-type="float" office:value="0.8" calcext:value-type="float">
            <text:p>0,8</text:p>
          </table:table-cell>
          <table:table-cell office:value-type="float" office:value="-22.5" calcext:value-type="float">
            <text:p>-22,5</text:p>
          </table:table-cell>
          <table:table-cell office:value-type="float" office:value="34.6" calcext:value-type="float">
            <text:p>34,6</text:p>
          </table:table-cell>
          <table:table-cell office:value-type="float" office:value="-35" calcext:value-type="float">
            <text:p>-35</text:p>
          </table:table-cell>
          <table:table-cell office:value-type="float" office:value="21.5" calcext:value-type="float">
            <text:p>21,5</text:p>
          </table:table-cell>
          <table:table-cell office:value-type="float" office:value="163.1" calcext:value-type="float">
            <text:p>163,1</text:p>
          </table:table-cell>
          <table:table-cell office:value-type="float" office:value="-148.5" calcext:value-type="float">
            <text:p>-148,5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-68.2" calcext:value-type="float">
            <text:p>-68,2</text:p>
          </table:table-cell>
          <table:table-cell office:value-type="float" office:value="-179.4" calcext:value-type="float">
            <text:p>-179,4</text:p>
          </table:table-cell>
          <table:table-cell office:value-type="float" office:value="52.4" calcext:value-type="float">
            <text:p>52,4</text:p>
          </table:table-cell>
          <table:table-cell office:value-type="float" office:value="78.9" calcext:value-type="float">
            <text:p>78,9</text:p>
          </table:table-cell>
          <table:table-cell office:value-type="float" office:value="-137.3" calcext:value-type="float">
            <text:p>-137,3</text:p>
          </table:table-cell>
          <table:table-cell office:value-type="float" office:value="-84.7" calcext:value-type="float">
            <text:p>-84,7</text:p>
          </table:table-cell>
          <table:table-cell office:value-type="float" office:value="-169" calcext:value-type="float">
            <text:p>-169</text:p>
          </table:table-cell>
          <table:table-cell office:value-type="float" office:value="13.4" calcext:value-type="float">
            <text:p>13,4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office:value-type="float" office:value="-27.7" calcext:value-type="float">
            <text:p>-27,7</text:p>
          </table:table-cell>
          <table:table-cell office:value-type="float" office:value="39.9" calcext:value-type="float">
            <text:p>39,9</text:p>
          </table:table-cell>
          <table:table-cell office:value-type="float" office:value="-38.6" calcext:value-type="float">
            <text:p>-38,6</text:p>
          </table:table-cell>
          <table:table-cell office:value-type="float" office:value="22" calcext:value-type="float">
            <text:p>22</text:p>
          </table:table-cell>
          <table:table-cell office:value-type="float" office:value="169.4" calcext:value-type="float">
            <text:p>169,4</text:p>
          </table:table-cell>
          <table:table-cell office:value-type="float" office:value="-148.8" calcext:value-type="float">
            <text:p>-148,8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-47.9" calcext:value-type="float">
            <text:p>-47,9</text:p>
          </table:table-cell>
          <table:table-cell office:value-type="float" office:value="158.7" calcext:value-type="float">
            <text:p>158,7</text:p>
          </table:table-cell>
          <table:table-cell office:value-type="float" office:value="55.6" calcext:value-type="float">
            <text:p>55,6</text:p>
          </table:table-cell>
          <table:table-cell office:value-type="float" office:value="79.8" calcext:value-type="float">
            <text:p>79,8</text:p>
          </table:table-cell>
          <table:table-cell office:value-type="float" office:value="-160.3" calcext:value-type="float">
            <text:p>-160,3</text:p>
          </table:table-cell>
          <table:table-cell office:value-type="float" office:value="-70.3" calcext:value-type="float">
            <text:p>-70,3</text:p>
          </table:table-cell>
          <table:table-cell office:value-type="float" office:value="-169" calcext:value-type="float">
            <text:p>-169</text:p>
          </table:table-cell>
          <table:table-cell office:value-type="float" office:value="20.9" calcext:value-type="float">
            <text:p>20,9</text:p>
          </table:table-cell>
          <table:table-cell office:value-type="float" office:value="39.4" calcext:value-type="float">
            <text:p>39,4</text:p>
          </table:table-cell>
          <table:table-cell office:value-type="float" office:value="-1.7" calcext:value-type="float">
            <text:p>-1,7</text:p>
          </table:table-cell>
          <table:table-cell office:value-type="float" office:value="-22.4" calcext:value-type="float">
            <text:p>-22,4</text:p>
          </table:table-cell>
          <table:table-cell office:value-type="float" office:value="36.8" calcext:value-type="float">
            <text:p>36,8</text:p>
          </table:table-cell>
          <table:table-cell office:value-type="float" office:value="-38.6" calcext:value-type="float">
            <text:p>-38,6</text:p>
          </table:table-cell>
          <table:table-cell office:value-type="float" office:value="25.4" calcext:value-type="float">
            <text:p>25,4</text:p>
          </table:table-cell>
          <table:table-cell office:value-type="float" office:value="171.2" calcext:value-type="float">
            <text:p>171,2</text:p>
          </table:table-cell>
          <table:table-cell office:value-type="float" office:value="-150.4" calcext:value-type="float">
            <text:p>-150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-67" calcext:value-type="float">
            <text:p>-67</text:p>
          </table:table-cell>
          <table:table-cell office:value-type="float" office:value="-178.3" calcext:value-type="float">
            <text:p>-178,3</text:p>
          </table:table-cell>
          <table:table-cell office:value-type="float" office:value="55.6" calcext:value-type="float">
            <text:p>55,6</text:p>
          </table:table-cell>
          <table:table-cell office:value-type="float" office:value="81.6" calcext:value-type="float">
            <text:p>81,6</text:p>
          </table:table-cell>
          <table:table-cell office:value-type="float" office:value="-154.9" calcext:value-type="float">
            <text:p>-154,9</text:p>
          </table:table-cell>
          <table:table-cell office:value-type="float" office:value="-76.4" calcext:value-type="float">
            <text:p>-76,4</text:p>
          </table:table-cell>
          <table:table-cell office:value-type="float" office:value="-160.2" calcext:value-type="float">
            <text:p>-160,2</text:p>
          </table:table-cell>
          <table:table-cell office:value-type="float" office:value="12.6" calcext:value-type="float">
            <text:p>12,6</text:p>
          </table:table-cell>
          <table:table-cell office:value-type="float" office:value="40.1" calcext:value-type="float">
            <text:p>40,1</text:p>
          </table:table-cell>
          <table:table-cell office:value-type="float" office:value="4.3" calcext:value-type="float">
            <text:p>4,3</text:p>
          </table:table-cell>
          <table:table-cell office:value-type="float" office:value="-27.6" calcext:value-type="float">
            <text:p>-27,6</text:p>
          </table:table-cell>
          <table:table-cell office:value-type="float" office:value="39.1" calcext:value-type="float">
            <text:p>39,1</text:p>
          </table:table-cell>
          <table:table-cell office:value-type="float" office:value="-37.6" calcext:value-type="float">
            <text:p>-37,6</text:p>
          </table:table-cell>
          <table:table-cell office:value-type="float" office:value="21.1" calcext:value-type="float">
            <text:p>21,1</text:p>
          </table:table-cell>
          <table:table-cell office:value-type="float" office:value="174.2" calcext:value-type="float">
            <text:p>174,2</text:p>
          </table:table-cell>
          <table:table-cell office:value-type="float" office:value="-151.6" calcext:value-type="float">
            <text:p>-151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-59.7" calcext:value-type="float">
            <text:p>-59,7</text:p>
          </table:table-cell>
          <table:table-cell office:value-type="float" office:value="162.1" calcext:value-type="float">
            <text:p>162,1</text:p>
          </table:table-cell>
          <table:table-cell office:value-type="float" office:value="60" calcext:value-type="float">
            <text:p>60</text:p>
          </table:table-cell>
          <table:table-cell office:value-type="float" office:value="85.3" calcext:value-type="float">
            <text:p>85,3</text:p>
          </table:table-cell>
          <table:table-cell office:value-type="float" office:value="-142.8" calcext:value-type="float">
            <text:p>-142,8</text:p>
          </table:table-cell>
          <table:table-cell office:value-type="float" office:value="-57.2" calcext:value-type="float">
            <text:p>-57,2</text:p>
          </table:table-cell>
          <table:table-cell office:value-type="float" office:value="-159.4" calcext:value-type="float">
            <text:p>-159,4</text:p>
          </table:table-cell>
          <table:table-cell office:value-type="float" office:value="16.9" calcext:value-type="float">
            <text:p>16,9</text:p>
          </table:table-cell>
          <table:table-cell office:value-type="float" office:value="36.8" calcext:value-type="float">
            <text:p>36,8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35.2" calcext:value-type="float">
            <text:p>35,2</text:p>
          </table:table-cell>
          <table:table-cell office:value-type="float" office:value="-35.4" calcext:value-type="float">
            <text:p>-35,4</text:p>
          </table:table-cell>
          <table:table-cell office:value-type="float" office:value="21.6" calcext:value-type="float">
            <text:p>21,6</text:p>
          </table:table-cell>
          <table:table-cell office:value-type="float" office:value="173.2" calcext:value-type="float">
            <text:p>173,2</text:p>
          </table:table-cell>
          <table:table-cell office:value-type="float" office:value="-120.4" calcext:value-type="float">
            <text:p>-120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-71.9" calcext:value-type="float">
            <text:p>-71,9</text:p>
          </table:table-cell>
          <table:table-cell office:value-type="float" office:value="-176.9" calcext:value-type="float">
            <text:p>-176,9</text:p>
          </table:table-cell>
          <table:table-cell office:value-type="float" office:value="51" calcext:value-type="float">
            <text:p>51</text:p>
          </table:table-cell>
          <table:table-cell office:value-type="float" office:value="87.6" calcext:value-type="float">
            <text:p>87,6</text:p>
          </table:table-cell>
          <table:table-cell office:value-type="float" office:value="-135.1" calcext:value-type="float">
            <text:p>-135,1</text:p>
          </table:table-cell>
          <table:table-cell office:value-type="float" office:value="-78.7" calcext:value-type="float">
            <text:p>-78,7</text:p>
          </table:table-cell>
          <table:table-cell office:value-type="float" office:value="-149.3" calcext:value-type="float">
            <text:p>-149,3</text:p>
          </table:table-cell>
          <table:table-cell office:value-type="float" office:value="15.4" calcext:value-type="float">
            <text:p>15,4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office:value-type="float" office:value="-24.3" calcext:value-type="float">
            <text:p>-24,3</text:p>
          </table:table-cell>
          <table:table-cell office:value-type="float" office:value="35.7" calcext:value-type="float">
            <text:p>35,7</text:p>
          </table:table-cell>
          <table:table-cell office:value-type="float" office:value="-35.4" calcext:value-type="float">
            <text:p>-35,4</text:p>
          </table:table-cell>
          <table:table-cell office:value-type="float" office:value="21.2" calcext:value-type="float">
            <text:p>21,2</text:p>
          </table:table-cell>
          <table:table-cell office:value-type="float" office:value="168.6" calcext:value-type="float">
            <text:p>168,6</text:p>
          </table:table-cell>
          <table:table-cell office:value-type="float" office:value="-141.6" calcext:value-type="float">
            <text:p>-141,6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-56.8" calcext:value-type="float">
            <text:p>-56,8</text:p>
          </table:table-cell>
          <table:table-cell office:value-type="float" office:value="-146.5" calcext:value-type="float">
            <text:p>-146,5</text:p>
          </table:table-cell>
          <table:table-cell office:value-type="float" office:value="48.4" calcext:value-type="float">
            <text:p>48,4</text:p>
          </table:table-cell>
          <table:table-cell office:value-type="float" office:value="141.6" calcext:value-type="float">
            <text:p>141,6</text:p>
          </table:table-cell>
          <table:table-cell office:value-type="float" office:value="-102.7" calcext:value-type="float">
            <text:p>-102,7</text:p>
          </table:table-cell>
          <table:table-cell office:value-type="float" office:value="-137.9" calcext:value-type="float">
            <text:p>-137,9</text:p>
          </table:table-cell>
          <table:table-cell office:value-type="float" office:value="-65.8" calcext:value-type="float">
            <text:p>-65,8</text:p>
          </table:table-cell>
          <table:table-cell office:value-type="float" office:value="154.5" calcext:value-type="float">
            <text:p>154,5</text:p>
          </table:table-cell>
          <table:table-cell office:value-type="float" office:value="38.5" calcext:value-type="float">
            <text:p>38,5</text:p>
          </table:table-cell>
          <table:table-cell office:value-type="float" office:value="-27.4" calcext:value-type="float">
            <text:p>-27,4</text:p>
          </table:table-cell>
          <table:table-cell office:value-type="float" office:value="38.6" calcext:value-type="float">
            <text:p>38,6</text:p>
          </table:table-cell>
          <table:table-cell office:value-type="float" office:value="-34.7" calcext:value-type="float">
            <text:p>-34,7</text:p>
          </table:table-cell>
          <table:table-cell office:value-type="float" office:value="19.7" calcext:value-type="float">
            <text:p>19,7</text:p>
          </table:table-cell>
          <table:table-cell office:value-type="float" office:value="4.7" calcext:value-type="float">
            <text:p>4,7</text:p>
          </table:table-cell>
          <table:table-cell office:value-type="float" office:value="-143.2" calcext:value-type="float">
            <text:p>-143,2</text:p>
          </table:table-cell>
          <table:table-cell office:value-type="float" office:value="-107.3" calcext:value-type="float">
            <text:p>-107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62.4" calcext:value-type="float">
            <text:p>62,4</text:p>
          </table:table-cell>
          <table:table-cell office:value-type="float" office:value="-164" calcext:value-type="float">
            <text:p>-164</text:p>
          </table:table-cell>
          <table:table-cell office:value-type="float" office:value="44.4" calcext:value-type="float">
            <text:p>44,4</text:p>
          </table:table-cell>
          <table:table-cell office:value-type="float" office:value="146.1" calcext:value-type="float">
            <text:p>146,1</text:p>
          </table:table-cell>
          <table:table-cell office:value-type="float" office:value="-93.7" calcext:value-type="float">
            <text:p>-93,7</text:p>
          </table:table-cell>
          <table:table-cell office:value-type="float" office:value="-78" calcext:value-type="float">
            <text:p>-78</text:p>
          </table:table-cell>
          <table:table-cell office:value-type="float" office:value="-112" calcext:value-type="float">
            <text:p>-112</text:p>
          </table:table-cell>
          <table:table-cell office:value-type="float" office:value="164.9" calcext:value-type="float">
            <text:p>164,9</text:p>
          </table:table-cell>
          <table:table-cell office:value-type="float" office:value="36.4" calcext:value-type="float">
            <text:p>36,4</text:p>
          </table:table-cell>
          <table:table-cell office:value-type="float" office:value="-20.9" calcext:value-type="float">
            <text:p>-20,9</text:p>
          </table:table-cell>
          <table:table-cell office:value-type="float" office:value="34.8" calcext:value-type="float">
            <text:p>34,8</text:p>
          </table:table-cell>
          <table:table-cell office:value-type="float" office:value="-35.1" calcext:value-type="float">
            <text:p>-35,1</text:p>
          </table:table-cell>
          <table:table-cell office:value-type="float" office:value="24.3" calcext:value-type="float">
            <text:p>24,3</text:p>
          </table:table-cell>
          <table:table-cell office:value-type="float" office:value="-2.2" calcext:value-type="float">
            <text:p>-2,2</text:p>
          </table:table-cell>
          <table:table-cell office:value-type="float" office:value="-31.5" calcext:value-type="float">
            <text:p>-31,5</text:p>
          </table:table-cell>
          <table:table-cell office:value-type="float" office:value="-56.8" calcext:value-type="float">
            <text:p>-56,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-73.5" calcext:value-type="float">
            <text:p>-73,5</text:p>
          </table:table-cell>
          <table:table-cell office:value-type="float" office:value="-174.3" calcext:value-type="float">
            <text:p>-174,3</text:p>
          </table:table-cell>
          <table:table-cell office:value-type="float" office:value="161.5" calcext:value-type="float">
            <text:p>161,5</text:p>
          </table:table-cell>
          <table:table-cell office:value-type="float" office:value="145.6" calcext:value-type="float">
            <text:p>145,6</text:p>
          </table:table-cell>
          <table:table-cell office:value-type="float" office:value="-143.5" calcext:value-type="float">
            <text:p>-143,5</text:p>
          </table:table-cell>
          <table:table-cell office:value-type="float" office:value="75.6" calcext:value-type="float">
            <text:p>75,6</text:p>
          </table:table-cell>
          <table:table-cell office:value-type="float" office:value="-140.1" calcext:value-type="float">
            <text:p>-140,1</text:p>
          </table:table-cell>
          <table:table-cell office:value-type="float" office:value="158.2" calcext:value-type="float">
            <text:p>158,2</text:p>
          </table:table-cell>
          <table:table-cell office:value-type="float" office:value="38.4" calcext:value-type="float">
            <text:p>38,4</text:p>
          </table:table-cell>
          <table:table-cell office:value-type="float" office:value="-25.6" calcext:value-type="float">
            <text:p>-25,6</text:p>
          </table:table-cell>
          <table:table-cell office:value-type="float" office:value="38.4" calcext:value-type="float">
            <text:p>38,4</text:p>
          </table:table-cell>
          <table:table-cell office:value-type="float" office:value="-35.6" calcext:value-type="float">
            <text:p>-35,6</text:p>
          </table:table-cell>
          <table:table-cell office:value-type="float" office:value="22.1" calcext:value-type="float">
            <text:p>22,1</text:p>
          </table:table-cell>
          <table:table-cell office:value-type="float" office:value="2.1" calcext:value-type="float">
            <text:p>2,1</text:p>
          </table:table-cell>
          <table:table-cell office:value-type="float" office:value="-82.5" calcext:value-type="float">
            <text:p>-82,5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50.7" calcext:value-type="float">
            <text:p>50,7</text:p>
          </table:table-cell>
          <table:table-cell office:value-type="float" office:value="168.5" calcext:value-type="float">
            <text:p>168,5</text:p>
          </table:table-cell>
          <table:table-cell office:value-type="float" office:value="42.2" calcext:value-type="float">
            <text:p>42,2</text:p>
          </table:table-cell>
          <table:table-cell office:value-type="float" office:value="84.3" calcext:value-type="float">
            <text:p>84,3</text:p>
          </table:table-cell>
          <table:table-cell office:value-type="float" office:value="-145" calcext:value-type="float">
            <text:p>-145</text:p>
          </table:table-cell>
          <table:table-cell office:value-type="float" office:value="-82.1" calcext:value-type="float">
            <text:p>-82,1</text:p>
          </table:table-cell>
          <table:table-cell office:value-type="float" office:value="-173.6" calcext:value-type="float">
            <text:p>-173,6</text:p>
          </table:table-cell>
          <table:table-cell office:value-type="float" office:value="10.1" calcext:value-type="float">
            <text:p>10,1</text:p>
          </table:table-cell>
          <table:table-cell office:value-type="float" office:value="39.3" calcext:value-type="float">
            <text:p>39,3</text:p>
          </table:table-cell>
          <table:table-cell office:value-type="float" office:value="5.8" calcext:value-type="float">
            <text:p>5,8</text:p>
          </table:table-cell>
          <table:table-cell office:value-type="float" office:value="-28.1" calcext:value-type="float">
            <text:p>-28,1</text:p>
          </table:table-cell>
          <table:table-cell office:value-type="float" office:value="38.7" calcext:value-type="float">
            <text:p>38,7</text:p>
          </table:table-cell>
          <table:table-cell office:value-type="float" office:value="-36" calcext:value-type="float">
            <text:p>-36</text:p>
          </table:table-cell>
          <table:table-cell office:value-type="float" office:value="19.1" calcext:value-type="float">
            <text:p>19,1</text:p>
          </table:table-cell>
          <table:table-cell office:value-type="float" office:value="-56.7" calcext:value-type="float">
            <text:p>-56,7</text:p>
          </table:table-cell>
          <table:table-cell office:value-type="float" office:value="-145.3" calcext:value-type="float">
            <text:p>-145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-51.7" calcext:value-type="float">
            <text:p>-51,7</text:p>
          </table:table-cell>
          <table:table-cell office:value-type="float" office:value="177.2" calcext:value-type="float">
            <text:p>177,2</text:p>
          </table:table-cell>
          <table:table-cell office:value-type="float" office:value="42.1" calcext:value-type="float">
            <text:p>42,1</text:p>
          </table:table-cell>
          <table:table-cell office:value-type="float" office:value="80.4" calcext:value-type="float">
            <text:p>80,4</text:p>
          </table:table-cell>
          <table:table-cell office:value-type="float" office:value="-150.6" calcext:value-type="float">
            <text:p>-150,6</text:p>
          </table:table-cell>
          <table:table-cell office:value-type="float" office:value="-67.8" calcext:value-type="float">
            <text:p>-67,8</text:p>
          </table:table-cell>
          <table:table-cell office:value-type="float" office:value="-165.3" calcext:value-type="float">
            <text:p>-165,3</text:p>
          </table:table-cell>
          <table:table-cell office:value-type="float" office:value="5.6" calcext:value-type="float">
            <text:p>5,6</text:p>
          </table:table-cell>
          <table:table-cell office:value-type="float" office:value="41.2" calcext:value-type="float">
            <text:p>41,2</text:p>
          </table:table-cell>
          <table:table-cell office:value-type="float" office:value="9.4" calcext:value-type="float">
            <text:p>9,4</text:p>
          </table:table-cell>
          <table:table-cell office:value-type="float" office:value="-32.2" calcext:value-type="float">
            <text:p>-32,2</text:p>
          </table:table-cell>
          <table:table-cell office:value-type="float" office:value="41" calcext:value-type="float">
            <text:p>41</text:p>
          </table:table-cell>
          <table:table-cell office:value-type="float" office:value="-36.4" calcext:value-type="float">
            <text:p>-36,4</text:p>
          </table:table-cell>
          <table:table-cell office:value-type="float" office:value="17.6" calcext:value-type="float">
            <text:p>17,6</text:p>
          </table:table-cell>
          <table:table-cell office:value-type="float" office:value="174.8" calcext:value-type="float">
            <text:p>174,8</text:p>
          </table:table-cell>
          <table:table-cell office:value-type="float" office:value="-146.6" calcext:value-type="float">
            <text:p>-146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-63.9" calcext:value-type="float">
            <text:p>-63,9</text:p>
          </table:table-cell>
          <table:table-cell office:value-type="float" office:value="176.8" calcext:value-type="float">
            <text:p>176,8</text:p>
          </table:table-cell>
          <table:table-cell office:value-type="float" office:value="52.8" calcext:value-type="float">
            <text:p>52,8</text:p>
          </table:table-cell>
          <table:table-cell office:value-type="float" office:value="79.4" calcext:value-type="float">
            <text:p>79,4</text:p>
          </table:table-cell>
          <table:table-cell office:value-type="float" office:value="-150.4" calcext:value-type="float">
            <text:p>-150,4</text:p>
          </table:table-cell>
          <table:table-cell office:value-type="float" office:value="-71.3" calcext:value-type="float">
            <text:p>-71,3</text:p>
          </table:table-cell>
          <table:table-cell office:value-type="float" office:value="-156.6" calcext:value-type="float">
            <text:p>-156,6</text:p>
          </table:table-cell>
          <table:table-cell office:value-type="float" office:value="11.5" calcext:value-type="float">
            <text:p>11,5</text:p>
          </table:table-cell>
          <table:table-cell office:value-type="float" office:value="39.7" calcext:value-type="float">
            <text:p>39,7</text:p>
          </table:table-cell>
          <table:table-cell office:value-type="float" office:value="4.9" calcext:value-type="float">
            <text:p>4,9</text:p>
          </table:table-cell>
          <table:table-cell office:value-type="float" office:value="-27.9" calcext:value-type="float">
            <text:p>-27,9</text:p>
          </table:table-cell>
          <table:table-cell office:value-type="float" office:value="38.9" calcext:value-type="float">
            <text:p>38,9</text:p>
          </table:table-cell>
          <table:table-cell office:value-type="float" office:value="-36.8" calcext:value-type="float">
            <text:p>-36,8</text:p>
          </table:table-cell>
          <table:table-cell office:value-type="float" office:value="20.3" calcext:value-type="float">
            <text:p>20,3</text:p>
          </table:table-cell>
          <table:table-cell office:value-type="float" office:value="170.3" calcext:value-type="float">
            <text:p>170,3</text:p>
          </table:table-cell>
          <table:table-cell office:value-type="float" office:value="-147.3" calcext:value-type="float">
            <text:p>-147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-64.7" calcext:value-type="float">
            <text:p>-64,7</text:p>
          </table:table-cell>
          <table:table-cell office:value-type="float" office:value="173.6" calcext:value-type="float">
            <text:p>173,6</text:p>
          </table:table-cell>
          <table:table-cell office:value-type="float" office:value="48.5" calcext:value-type="float">
            <text:p>48,5</text:p>
          </table:table-cell>
          <table:table-cell office:value-type="float" office:value="80.3" calcext:value-type="float">
            <text:p>80,3</text:p>
          </table:table-cell>
          <table:table-cell office:value-type="float" office:value="-156.5" calcext:value-type="float">
            <text:p>-156,5</text:p>
          </table:table-cell>
          <table:table-cell office:value-type="float" office:value="-69.4" calcext:value-type="float">
            <text:p>-69,4</text:p>
          </table:table-cell>
          <table:table-cell office:value-type="float" office:value="-164" calcext:value-type="float">
            <text:p>-164</text:p>
          </table:table-cell>
          <table:table-cell office:value-type="float" office:value="14.1" calcext:value-type="float">
            <text:p>14,1</text:p>
          </table:table-cell>
          <table:table-cell office:value-type="float" office:value="42.7" calcext:value-type="float">
            <text:p>42,7</text:p>
          </table:table-cell>
          <table:table-cell office:value-type="float" office:value="3.2" calcext:value-type="float">
            <text:p>3,2</text:p>
          </table:table-cell>
          <table:table-cell office:value-type="float" office:value="-28.5" calcext:value-type="float">
            <text:p>-28,5</text:p>
          </table:table-cell>
          <table:table-cell office:value-type="float" office:value="41.4" calcext:value-type="float">
            <text:p>41,4</text:p>
          </table:table-cell>
          <table:table-cell office:value-type="float" office:value="-40.1" calcext:value-type="float">
            <text:p>-40,1</text:p>
          </table:table-cell>
          <table:table-cell office:value-type="float" office:value="23.6" calcext:value-type="float">
            <text:p>23,6</text:p>
          </table:table-cell>
          <table:table-cell office:value-type="float" office:value="160.3" calcext:value-type="float">
            <text:p>160,3</text:p>
          </table:table-cell>
          <table:table-cell office:value-type="float" office:value="-145.8" calcext:value-type="float">
            <text:p>-145,8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-56.9" calcext:value-type="float">
            <text:p>-56,9</text:p>
          </table:table-cell>
          <table:table-cell office:value-type="float" office:value="171.5" calcext:value-type="float">
            <text:p>171,5</text:p>
          </table:table-cell>
          <table:table-cell office:value-type="float" office:value="56.2" calcext:value-type="float">
            <text:p>56,2</text:p>
          </table:table-cell>
          <table:table-cell office:value-type="float" office:value="83.9" calcext:value-type="float">
            <text:p>83,9</text:p>
          </table:table-cell>
          <table:table-cell office:value-type="float" office:value="-159.4" calcext:value-type="float">
            <text:p>-159,4</text:p>
          </table:table-cell>
          <table:table-cell office:value-type="float" office:value="-64.9" calcext:value-type="float">
            <text:p>-64,9</text:p>
          </table:table-cell>
          <table:table-cell office:value-type="float" office:value="-169.2" calcext:value-type="float">
            <text:p>-169,2</text:p>
          </table:table-cell>
          <table:table-cell office:value-type="float" office:value="19.8" calcext:value-type="float">
            <text:p>19,8</text:p>
          </table:table-cell>
          <table:table-cell office:value-type="float" office:value="39.4" calcext:value-type="float">
            <text:p>39,4</text:p>
          </table:table-cell>
          <table:table-cell office:value-type="float" office:value="-1" calcext:value-type="float">
            <text:p>-1</text:p>
          </table:table-cell>
          <table:table-cell office:value-type="float" office:value="-23.1" calcext:value-type="float">
            <text:p>-23,1</text:p>
          </table:table-cell>
          <table:table-cell office:value-type="float" office:value="37" calcext:value-type="float">
            <text:p>37</text:p>
          </table:table-cell>
          <table:table-cell office:value-type="float" office:value="-38.3" calcext:value-type="float">
            <text:p>-38,3</text:p>
          </table:table-cell>
          <table:table-cell office:value-type="float" office:value="24.9" calcext:value-type="float">
            <text:p>24,9</text:p>
          </table:table-cell>
          <table:table-cell office:value-type="float" office:value="174.9" calcext:value-type="float">
            <text:p>174,9</text:p>
          </table:table-cell>
          <table:table-cell office:value-type="float" office:value="-141.5" calcext:value-type="float">
            <text:p>-141,5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-79.7" calcext:value-type="float">
            <text:p>-79,7</text:p>
          </table:table-cell>
          <table:table-cell office:value-type="float" office:value="-172.8" calcext:value-type="float">
            <text:p>-172,8</text:p>
          </table:table-cell>
          <table:table-cell office:value-type="float" office:value="57.7" calcext:value-type="float">
            <text:p>57,7</text:p>
          </table:table-cell>
          <table:table-cell office:value-type="float" office:value="77.6" calcext:value-type="float">
            <text:p>77,6</text:p>
          </table:table-cell>
          <table:table-cell office:value-type="float" office:value="-128.6" calcext:value-type="float">
            <text:p>-128,6</text:p>
          </table:table-cell>
          <table:table-cell office:value-type="float" office:value="-70.7" calcext:value-type="float">
            <text:p>-70,7</text:p>
          </table:table-cell>
          <table:table-cell office:value-type="float" office:value="-161.5" calcext:value-type="float">
            <text:p>-161,5</text:p>
          </table:table-cell>
          <table:table-cell office:value-type="float" office:value="20.6" calcext:value-type="float">
            <text:p>20,6</text:p>
          </table:table-cell>
          <table:table-cell office:value-type="float" office:value="38.4" calcext:value-type="float">
            <text:p>38,4</text:p>
          </table:table-cell>
          <table:table-cell office:value-type="float" office:value="-1.4" calcext:value-type="float">
            <text:p>-1,4</text:p>
          </table:table-cell>
          <table:table-cell office:value-type="float" office:value="-22.2" calcext:value-type="float">
            <text:p>-22,2</text:p>
          </table:table-cell>
          <table:table-cell office:value-type="float" office:value="35.9" calcext:value-type="float">
            <text:p>35,9</text:p>
          </table:table-cell>
          <table:table-cell office:value-type="float" office:value="-37.7" calcext:value-type="float">
            <text:p>-37,7</text:p>
          </table:table-cell>
          <table:table-cell office:value-type="float" office:value="24.8" calcext:value-type="float">
            <text:p>24,8</text:p>
          </table:table-cell>
          <table:table-cell office:value-type="float" office:value="171.1" calcext:value-type="float">
            <text:p>171,1</text:p>
          </table:table-cell>
          <table:table-cell office:value-type="float" office:value="-129.2" calcext:value-type="float">
            <text:p>-129,2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-49.7" calcext:value-type="float">
            <text:p>-49,7</text:p>
          </table:table-cell>
          <table:table-cell office:value-type="float" office:value="168.8" calcext:value-type="float">
            <text:p>168,8</text:p>
          </table:table-cell>
          <table:table-cell office:value-type="float" office:value="44.1" calcext:value-type="float">
            <text:p>44,1</text:p>
          </table:table-cell>
          <table:table-cell office:value-type="float" office:value="76.6" calcext:value-type="float">
            <text:p>76,6</text:p>
          </table:table-cell>
          <table:table-cell office:value-type="float" office:value="-140.8" calcext:value-type="float">
            <text:p>-140,8</text:p>
          </table:table-cell>
          <table:table-cell office:value-type="float" office:value="-69.9" calcext:value-type="float">
            <text:p>-69,9</text:p>
          </table:table-cell>
          <table:table-cell office:value-type="float" office:value="-152.4" calcext:value-type="float">
            <text:p>-152,4</text:p>
          </table:table-cell>
          <table:table-cell office:value-type="float" office:value="10.1" calcext:value-type="float">
            <text:p>10,1</text:p>
          </table:table-cell>
          <table:table-cell office:value-type="float" office:value="41.5" calcext:value-type="float">
            <text:p>41,5</text:p>
          </table:table-cell>
          <table:table-cell office:value-type="float" office:value="6.2" calcext:value-type="float">
            <text:p>6,2</text:p>
          </table:table-cell>
          <table:table-cell office:value-type="float" office:value="-29.9" calcext:value-type="float">
            <text:p>-29,9</text:p>
          </table:table-cell>
          <table:table-cell office:value-type="float" office:value="40.9" calcext:value-type="float">
            <text:p>40,9</text:p>
          </table:table-cell>
          <table:table-cell office:value-type="float" office:value="-38.3" calcext:value-type="float">
            <text:p>-38,3</text:p>
          </table:table-cell>
          <table:table-cell office:value-type="float" office:value="20.4" calcext:value-type="float">
            <text:p>20,4</text:p>
          </table:table-cell>
          <table:table-cell office:value-type="float" office:value="165.3" calcext:value-type="float">
            <text:p>165,3</text:p>
          </table:table-cell>
          <table:table-cell office:value-type="float" office:value="-115.2" calcext:value-type="float">
            <text:p>-115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166.4" calcext:value-type="float">
            <text:p>166,4</text:p>
          </table:table-cell>
          <table:table-cell office:value-type="float" office:value="171.8" calcext:value-type="float">
            <text:p>171,8</text:p>
          </table:table-cell>
          <table:table-cell office:value-type="float" office:value="53.3" calcext:value-type="float">
            <text:p>53,3</text:p>
          </table:table-cell>
          <table:table-cell office:value-type="float" office:value="83.4" calcext:value-type="float">
            <text:p>83,4</text:p>
          </table:table-cell>
          <table:table-cell office:value-type="float" office:value="-132.7" calcext:value-type="float">
            <text:p>-132,7</text:p>
          </table:table-cell>
          <table:table-cell office:value-type="float" office:value="-70.6" calcext:value-type="float">
            <text:p>-70,6</text:p>
          </table:table-cell>
          <table:table-cell office:value-type="float" office:value="-161.5" calcext:value-type="float">
            <text:p>-161,5</text:p>
          </table:table-cell>
          <table:table-cell office:value-type="float" office:value="12.6" calcext:value-type="float">
            <text:p>12,6</text:p>
          </table:table-cell>
          <table:table-cell office:value-type="float" office:value="36.6" calcext:value-type="float">
            <text:p>36,6</text:p>
          </table:table-cell>
          <table:table-cell office:value-type="float" office:value="3.8" calcext:value-type="float">
            <text:p>3,8</text:p>
          </table:table-cell>
          <table:table-cell office:value-type="float" office:value="-25.3" calcext:value-type="float">
            <text:p>-25,3</text:p>
          </table:table-cell>
          <table:table-cell office:value-type="float" office:value="35.7" calcext:value-type="float">
            <text:p>35,7</text:p>
          </table:table-cell>
          <table:table-cell office:value-type="float" office:value="-34.5" calcext:value-type="float">
            <text:p>-34,5</text:p>
          </table:table-cell>
          <table:table-cell office:value-type="float" office:value="19.2" calcext:value-type="float">
            <text:p>19,2</text:p>
          </table:table-cell>
          <table:table-cell office:value-type="float" office:value="31.4" calcext:value-type="float">
            <text:p>31,4</text:p>
          </table:table-cell>
          <table:table-cell office:value-type="float" office:value="-126.9" calcext:value-type="float">
            <text:p>-126,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-65.7" calcext:value-type="float">
            <text:p>-65,7</text:p>
          </table:table-cell>
          <table:table-cell office:value-type="float" office:value="167.1" calcext:value-type="float">
            <text:p>167,1</text:p>
          </table:table-cell>
          <table:table-cell office:value-type="float" office:value="57.5" calcext:value-type="float">
            <text:p>57,5</text:p>
          </table:table-cell>
          <table:table-cell office:value-type="float" office:value="81.7" calcext:value-type="float">
            <text:p>81,7</text:p>
          </table:table-cell>
          <table:table-cell office:value-type="float" office:value="-145.2" calcext:value-type="float">
            <text:p>-145,2</text:p>
          </table:table-cell>
          <table:table-cell office:value-type="float" office:value="-67.6" calcext:value-type="float">
            <text:p>-67,6</text:p>
          </table:table-cell>
          <table:table-cell office:value-type="float" office:value="-159.3" calcext:value-type="float">
            <text:p>-159,3</text:p>
          </table:table-cell>
          <table:table-cell office:value-type="float" office:value="12.8" calcext:value-type="float">
            <text:p>12,8</text:p>
          </table:table-cell>
          <table:table-cell office:value-type="float" office:value="38.9" calcext:value-type="float">
            <text:p>38,9</text:p>
          </table:table-cell>
          <table:table-cell office:value-type="float" office:value="4" calcext:value-type="float">
            <text:p>4</text:p>
          </table:table-cell>
          <table:table-cell office:value-type="float" office:value="-26.7" calcext:value-type="float">
            <text:p>-26,7</text:p>
          </table:table-cell>
          <table:table-cell office:value-type="float" office:value="37.9" calcext:value-type="float">
            <text:p>37,9</text:p>
          </table:table-cell>
          <table:table-cell office:value-type="float" office:value="-36.5" calcext:value-type="float">
            <text:p>-36,5</text:p>
          </table:table-cell>
          <table:table-cell office:value-type="float" office:value="20.6" calcext:value-type="float">
            <text:p>20,6</text:p>
          </table:table-cell>
          <table:table-cell office:value-type="float" office:value="164.3" calcext:value-type="float">
            <text:p>164,3</text:p>
          </table:table-cell>
          <table:table-cell office:value-type="float" office:value="-142.5" calcext:value-type="float">
            <text:p>-142,5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-60.8" calcext:value-type="float">
            <text:p>-60,8</text:p>
          </table:table-cell>
          <table:table-cell office:value-type="float" office:value="-146.1" calcext:value-type="float">
            <text:p>-146,1</text:p>
          </table:table-cell>
          <table:table-cell office:value-type="float" office:value="71.8" calcext:value-type="float">
            <text:p>71,8</text:p>
          </table:table-cell>
          <table:table-cell office:value-type="float" office:value="156.7" calcext:value-type="float">
            <text:p>156,7</text:p>
          </table:table-cell>
          <table:table-cell office:value-type="float" office:value="-78.3" calcext:value-type="float">
            <text:p>-78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-86.3" calcext:value-type="float">
            <text:p>-86,3</text:p>
          </table:table-cell>
          <table:table-cell office:value-type="float" office:value="161.1" calcext:value-type="float">
            <text:p>161,1</text:p>
          </table:table-cell>
          <table:table-cell office:value-type="float" office:value="39" calcext:value-type="float">
            <text:p>39</text:p>
          </table:table-cell>
          <table:table-cell office:value-type="float" office:value="-24.3" calcext:value-type="float">
            <text:p>-24,3</text:p>
          </table:table-cell>
          <table:table-cell office:value-type="float" office:value="38.4" calcext:value-type="float">
            <text:p>38,4</text:p>
          </table:table-cell>
          <table:table-cell office:value-type="float" office:value="-36.9" calcext:value-type="float">
            <text:p>-36,9</text:p>
          </table:table-cell>
          <table:table-cell office:value-type="float" office:value="23.9" calcext:value-type="float">
            <text:p>23,9</text:p>
          </table:table-cell>
          <table:table-cell office:value-type="float" office:value="0.2" calcext:value-type="float">
            <text:p>0,2</text:p>
          </table:table-cell>
          <table:table-cell office:value-type="float" office:value="-131.5" calcext:value-type="float">
            <text:p>-131,5</text:p>
          </table:table-cell>
          <table:table-cell office:value-type="float" office:value="-108.7" calcext:value-type="float">
            <text:p>-108,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72.6" calcext:value-type="float">
            <text:p>72,6</text:p>
          </table:table-cell>
          <table:table-cell office:value-type="float" office:value="-158.8" calcext:value-type="float">
            <text:p>-158,8</text:p>
          </table:table-cell>
          <table:table-cell office:value-type="float" office:value="63.7" calcext:value-type="float">
            <text:p>63,7</text:p>
          </table:table-cell>
          <table:table-cell office:value-type="float" office:value="84.6" calcext:value-type="float">
            <text:p>84,6</text:p>
          </table:table-cell>
          <table:table-cell office:value-type="float" office:value="-148.8" calcext:value-type="float">
            <text:p>-148,8</text:p>
          </table:table-cell>
          <table:table-cell office:value-type="float" office:value="-53.7" calcext:value-type="float">
            <text:p>-53,7</text:p>
          </table:table-cell>
          <table:table-cell office:value-type="float" office:value="-165.6" calcext:value-type="float">
            <text:p>-165,6</text:p>
          </table:table-cell>
          <table:table-cell office:value-type="float" office:value="25.8" calcext:value-type="float">
            <text:p>25,8</text:p>
          </table:table-cell>
          <table:table-cell office:value-type="float" office:value="35.3" calcext:value-type="float">
            <text:p>35,3</text:p>
          </table:table-cell>
          <table:table-cell office:value-type="float" office:value="-4.4" calcext:value-type="float">
            <text:p>-4,4</text:p>
          </table:table-cell>
          <table:table-cell office:value-type="float" office:value="-18.3" calcext:value-type="float">
            <text:p>-18,3</text:p>
          </table:table-cell>
          <table:table-cell office:value-type="float" office:value="31.8" calcext:value-type="float">
            <text:p>31,8</text:p>
          </table:table-cell>
          <table:table-cell office:value-type="float" office:value="-35.7" calcext:value-type="float">
            <text:p>-35,7</text:p>
          </table:table-cell>
          <table:table-cell office:value-type="float" office:value="25.4" calcext:value-type="float">
            <text:p>25,4</text:p>
          </table:table-cell>
          <table:table-cell office:value-type="float" office:value="1.8" calcext:value-type="float">
            <text:p>1,8</text:p>
          </table:table-cell>
          <table:table-cell office:value-type="float" office:value="-119.4" calcext:value-type="float">
            <text:p>-119,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-72.2" calcext:value-type="float">
            <text:p>-72,2</text:p>
          </table:table-cell>
          <table:table-cell office:value-type="float" office:value="179.5" calcext:value-type="float">
            <text:p>179,5</text:p>
          </table:table-cell>
          <table:table-cell office:value-type="float" office:value="66" calcext:value-type="float">
            <text:p>66</text:p>
          </table:table-cell>
          <table:table-cell office:value-type="float" office:value="148.3" calcext:value-type="float">
            <text:p>148,3</text:p>
          </table:table-cell>
          <table:table-cell office:value-type="float" office:value="-97.1" calcext:value-type="float">
            <text:p>-97,1</text:p>
          </table:table-cell>
          <table:table-cell office:value-type="float" office:value="-66.4" calcext:value-type="float">
            <text:p>-66,4</text:p>
          </table:table-cell>
          <table:table-cell office:value-type="float" office:value="-117.8" calcext:value-type="float">
            <text:p>-117,8</text:p>
          </table:table-cell>
          <table:table-cell office:value-type="float" office:value="154.8" calcext:value-type="float">
            <text:p>154,8</text:p>
          </table:table-cell>
          <table:table-cell office:value-type="float" office:value="40.3" calcext:value-type="float">
            <text:p>40,3</text:p>
          </table:table-cell>
          <table:table-cell office:value-type="float" office:value="-28.8" calcext:value-type="float">
            <text:p>-28,8</text:p>
          </table:table-cell>
          <table:table-cell office:value-type="float" office:value="40.5" calcext:value-type="float">
            <text:p>40,5</text:p>
          </table:table-cell>
          <table:table-cell office:value-type="float" office:value="-36.4" calcext:value-type="float">
            <text:p>-36,4</text:p>
          </table:table-cell>
          <table:table-cell office:value-type="float" office:value="21.2" calcext:value-type="float">
            <text:p>21,2</text:p>
          </table:table-cell>
          <table:table-cell office:value-type="float" office:value="4.7" calcext:value-type="float">
            <text:p>4,7</text:p>
          </table:table-cell>
          <table:table-cell office:value-type="float" office:value="-171.8" calcext:value-type="float">
            <text:p>-171,8</text:p>
          </table:table-cell>
          <table:table-cell office:value-type="float" office:value="-40.7" calcext:value-type="float">
            <text:p>-40,7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-84.3" calcext:value-type="float">
            <text:p>-84,3</text:p>
          </table:table-cell>
          <table:table-cell office:value-type="float" office:value="179.8" calcext:value-type="float">
            <text:p>179,8</text:p>
          </table:table-cell>
          <table:table-cell office:value-type="float" office:value="38.2" calcext:value-type="float">
            <text:p>38,2</text:p>
          </table:table-cell>
          <table:table-cell office:value-type="float" office:value="83" calcext:value-type="float">
            <text:p>83</text:p>
          </table:table-cell>
          <table:table-cell office:value-type="float" office:value="-152.3" calcext:value-type="float">
            <text:p>-152,3</text:p>
          </table:table-cell>
          <table:table-cell office:value-type="float" office:value="-74.5" calcext:value-type="float">
            <text:p>-74,5</text:p>
          </table:table-cell>
          <table:table-cell office:value-type="float" office:value="-166.7" calcext:value-type="float">
            <text:p>-166,7</text:p>
          </table:table-cell>
          <table:table-cell office:value-type="float" office:value="14.8" calcext:value-type="float">
            <text:p>14,8</text:p>
          </table:table-cell>
          <table:table-cell office:value-type="float" office:value="38.1" calcext:value-type="float">
            <text:p>38,1</text:p>
          </table:table-cell>
          <table:table-cell office:value-type="float" office:value="2.6" calcext:value-type="float">
            <text:p>2,6</text:p>
          </table:table-cell>
          <table:table-cell office:value-type="float" office:value="-25.5" calcext:value-type="float">
            <text:p>-25,5</text:p>
          </table:table-cell>
          <table:table-cell office:value-type="float" office:value="36.8" calcext:value-type="float">
            <text:p>36,8</text:p>
          </table:table-cell>
          <table:table-cell office:value-type="float" office:value="-36.6" calcext:value-type="float">
            <text:p>-36,6</text:p>
          </table:table-cell>
          <table:table-cell office:value-type="float" office:value="21.5" calcext:value-type="float">
            <text:p>21,5</text:p>
          </table:table-cell>
          <table:table-cell office:value-type="float" office:value="122.4" calcext:value-type="float">
            <text:p>122,4</text:p>
          </table:table-cell>
          <table:table-cell office:value-type="float" office:value="-148.3" calcext:value-type="float">
            <text:p>-148,3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-60.1" calcext:value-type="float">
            <text:p>-60,1</text:p>
          </table:table-cell>
          <table:table-cell office:value-type="float" office:value="179.6" calcext:value-type="float">
            <text:p>179,6</text:p>
          </table:table-cell>
          <table:table-cell office:value-type="float" office:value="46.9" calcext:value-type="float">
            <text:p>46,9</text:p>
          </table:table-cell>
          <table:table-cell office:value-type="float" office:value="80.5" calcext:value-type="float">
            <text:p>80,5</text:p>
          </table:table-cell>
          <table:table-cell office:value-type="float" office:value="-145.6" calcext:value-type="float">
            <text:p>-145,6</text:p>
          </table:table-cell>
          <table:table-cell office:value-type="float" office:value="-74.1" calcext:value-type="float">
            <text:p>-74,1</text:p>
          </table:table-cell>
          <table:table-cell office:value-type="float" office:value="-158.7" calcext:value-type="float">
            <text:p>-158,7</text:p>
          </table:table-cell>
          <table:table-cell office:value-type="float" office:value="9.9" calcext:value-type="float">
            <text:p>9,9</text:p>
          </table:table-cell>
          <table:table-cell office:value-type="float" office:value="38.7" calcext:value-type="float">
            <text:p>38,7</text:p>
          </table:table-cell>
          <table:table-cell office:value-type="float" office:value="5.9" calcext:value-type="float">
            <text:p>5,9</text:p>
          </table:table-cell>
          <table:table-cell office:value-type="float" office:value="-27.8" calcext:value-type="float">
            <text:p>-27,8</text:p>
          </table:table-cell>
          <table:table-cell office:value-type="float" office:value="38.1" calcext:value-type="float">
            <text:p>38,1</text:p>
          </table:table-cell>
          <table:table-cell office:value-type="float" office:value="-35.4" calcext:value-type="float">
            <text:p>-35,4</text:p>
          </table:table-cell>
          <table:table-cell office:value-type="float" office:value="18.8" calcext:value-type="float">
            <text:p>18,8</text:p>
          </table:table-cell>
          <table:table-cell office:value-type="float" office:value="173" calcext:value-type="float">
            <text:p>173</text:p>
          </table:table-cell>
          <table:table-cell office:value-type="float" office:value="-146.6" calcext:value-type="float">
            <text:p>-146,6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-62" calcext:value-type="float">
            <text:p>-62</text:p>
          </table:table-cell>
          <table:table-cell office:value-type="float" office:value="167.3" calcext:value-type="float">
            <text:p>167,3</text:p>
          </table:table-cell>
          <table:table-cell office:value-type="float" office:value="50.9" calcext:value-type="float">
            <text:p>50,9</text:p>
          </table:table-cell>
          <table:table-cell office:value-type="float" office:value="80.7" calcext:value-type="float">
            <text:p>80,7</text:p>
          </table:table-cell>
          <table:table-cell office:value-type="float" office:value="-152.3" calcext:value-type="float">
            <text:p>-152,3</text:p>
          </table:table-cell>
          <table:table-cell office:value-type="float" office:value="-70.7" calcext:value-type="float">
            <text:p>-70,7</text:p>
          </table:table-cell>
          <table:table-cell office:value-type="float" office:value="-152.6" calcext:value-type="float">
            <text:p>-152,6</text:p>
          </table:table-cell>
          <table:table-cell office:value-type="float" office:value="10.7" calcext:value-type="float">
            <text:p>10,7</text:p>
          </table:table-cell>
          <table:table-cell office:value-type="float" office:value="38.1" calcext:value-type="float">
            <text:p>38,1</text:p>
          </table:table-cell>
          <table:table-cell office:value-type="float" office:value="5.4" calcext:value-type="float">
            <text:p>5,4</text:p>
          </table:table-cell>
          <table:table-cell office:value-type="float" office:value="-27.3" calcext:value-type="float">
            <text:p>-27,3</text:p>
          </table:table-cell>
          <table:table-cell office:value-type="float" office:value="37.5" calcext:value-type="float">
            <text:p>37,5</text:p>
          </table:table-cell>
          <table:table-cell office:value-type="float" office:value="-35.5" calcext:value-type="float">
            <text:p>-35,5</text:p>
          </table:table-cell>
          <table:table-cell office:value-type="float" office:value="19.1" calcext:value-type="float">
            <text:p>19,1</text:p>
          </table:table-cell>
          <table:table-cell office:value-type="float" office:value="164.5" calcext:value-type="float">
            <text:p>164,5</text:p>
          </table:table-cell>
          <table:table-cell office:value-type="float" office:value="-148.3" calcext:value-type="float">
            <text:p>-148,3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-66.9" calcext:value-type="float">
            <text:p>-66,9</text:p>
          </table:table-cell>
          <table:table-cell office:value-type="float" office:value="180" calcext:value-type="float">
            <text:p>180</text:p>
          </table:table-cell>
          <table:table-cell office:value-type="float" office:value="44.1" calcext:value-type="float">
            <text:p>44,1</text:p>
          </table:table-cell>
          <table:table-cell office:value-type="float" office:value="75.8" calcext:value-type="float">
            <text:p>75,8</text:p>
          </table:table-cell>
          <table:table-cell office:value-type="float" office:value="-147.5" calcext:value-type="float">
            <text:p>-147,5</text:p>
          </table:table-cell>
          <table:table-cell office:value-type="float" office:value="-76.5" calcext:value-type="float">
            <text:p>-76,5</text:p>
          </table:table-cell>
          <table:table-cell office:value-type="float" office:value="-161.8" calcext:value-type="float">
            <text:p>-161,8</text:p>
          </table:table-cell>
          <table:table-cell office:value-type="float" office:value="12.9" calcext:value-type="float">
            <text:p>12,9</text:p>
          </table:table-cell>
          <table:table-cell office:value-type="float" office:value="41.2" calcext:value-type="float">
            <text:p>41,2</text:p>
          </table:table-cell>
          <table:table-cell office:value-type="float" office:value="4.1" calcext:value-type="float">
            <text:p>4,1</text:p>
          </table:table-cell>
          <table:table-cell office:value-type="float" office:value="-28.6" calcext:value-type="float">
            <text:p>-28,6</text:p>
          </table:table-cell>
          <table:table-cell office:value-type="float" office:value="40.2" calcext:value-type="float">
            <text:p>40,2</text:p>
          </table:table-cell>
          <table:table-cell office:value-type="float" office:value="-38.8" calcext:value-type="float">
            <text:p>-38,8</text:p>
          </table:table-cell>
          <table:table-cell office:value-type="float" office:value="22.2" calcext:value-type="float">
            <text:p>22,2</text:p>
          </table:table-cell>
          <table:table-cell office:value-type="float" office:value="158.4" calcext:value-type="float">
            <text:p>158,4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-44" calcext:value-type="float">
            <text:p>-44</text:p>
          </table:table-cell>
          <table:table-cell office:value-type="float" office:value="164.2" calcext:value-type="float">
            <text:p>164,2</text:p>
          </table:table-cell>
          <table:table-cell office:value-type="float" office:value="49.9" calcext:value-type="float">
            <text:p>49,9</text:p>
          </table:table-cell>
          <table:table-cell office:value-type="float" office:value="79.8" calcext:value-type="float">
            <text:p>79,8</text:p>
          </table:table-cell>
          <table:table-cell office:value-type="float" office:value="-152" calcext:value-type="float">
            <text:p>-152</text:p>
          </table:table-cell>
          <table:table-cell office:value-type="float" office:value="-73.3" calcext:value-type="float">
            <text:p>-73,3</text:p>
          </table:table-cell>
          <table:table-cell office:value-type="float" office:value="-172.8" calcext:value-type="float">
            <text:p>-172,8</text:p>
          </table:table-cell>
          <table:table-cell office:value-type="float" office:value="16.5" calcext:value-type="float">
            <text:p>16,5</text:p>
          </table:table-cell>
          <table:table-cell office:value-type="float" office:value="41.2" calcext:value-type="float">
            <text:p>41,2</text:p>
          </table:table-cell>
          <table:table-cell office:value-type="float" office:value="1.5" calcext:value-type="float">
            <text:p>1,5</text:p>
          </table:table-cell>
          <table:table-cell office:value-type="float" office:value="-26.6" calcext:value-type="float">
            <text:p>-26,6</text:p>
          </table:table-cell>
          <table:table-cell office:value-type="float" office:value="39.5" calcext:value-type="float">
            <text:p>39,5</text:p>
          </table:table-cell>
          <table:table-cell office:value-type="float" office:value="-39.9" calcext:value-type="float">
            <text:p>-39,9</text:p>
          </table:table-cell>
          <table:table-cell office:value-type="float" office:value="24.3" calcext:value-type="float">
            <text:p>24,3</text:p>
          </table:table-cell>
          <table:table-cell office:value-type="float" office:value="173.6" calcext:value-type="float">
            <text:p>173,6</text:p>
          </table:table-cell>
          <table:table-cell office:value-type="float" office:value="-147.3" calcext:value-type="float">
            <text:p>-147,3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-57.9" calcext:value-type="float">
            <text:p>-57,9</text:p>
          </table:table-cell>
          <table:table-cell office:value-type="float" office:value="178.5" calcext:value-type="float">
            <text:p>178,5</text:p>
          </table:table-cell>
          <table:table-cell office:value-type="float" office:value="52" calcext:value-type="float">
            <text:p>52</text:p>
          </table:table-cell>
          <table:table-cell office:value-type="float" office:value="81.7" calcext:value-type="float">
            <text:p>81,7</text:p>
          </table:table-cell>
          <table:table-cell office:value-type="float" office:value="-151" calcext:value-type="float">
            <text:p>-151</text:p>
          </table:table-cell>
          <table:table-cell office:value-type="float" office:value="-73.5" calcext:value-type="float">
            <text:p>-73,5</text:p>
          </table:table-cell>
          <table:table-cell office:value-type="float" office:value="-164.9" calcext:value-type="float">
            <text:p>-164,9</text:p>
          </table:table-cell>
          <table:table-cell office:value-type="float" office:value="22.5" calcext:value-type="float">
            <text:p>22,5</text:p>
          </table:table-cell>
          <table:table-cell office:value-type="float" office:value="39.5" calcext:value-type="float">
            <text:p>39,5</text:p>
          </table:table-cell>
          <table:table-cell office:value-type="float" office:value="-2.9" calcext:value-type="float">
            <text:p>-2,9</text:p>
          </table:table-cell>
          <table:table-cell office:value-type="float" office:value="-21.6" calcext:value-type="float">
            <text:p>-21,6</text:p>
          </table:table-cell>
          <table:table-cell office:value-type="float" office:value="36.5" calcext:value-type="float">
            <text:p>36,5</text:p>
          </table:table-cell>
          <table:table-cell office:value-type="float" office:value="-38.8" calcext:value-type="float">
            <text:p>-38,8</text:p>
          </table:table-cell>
          <table:table-cell office:value-type="float" office:value="26.5" calcext:value-type="float">
            <text:p>26,5</text:p>
          </table:table-cell>
          <table:table-cell office:value-type="float" office:value="177.6" calcext:value-type="float">
            <text:p>177,6</text:p>
          </table:table-cell>
          <table:table-cell office:value-type="float" office:value="-145.4" calcext:value-type="float">
            <text:p>-145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-62" calcext:value-type="float">
            <text:p>-62</text:p>
          </table:table-cell>
          <table:table-cell office:value-type="float" office:value="164.1" calcext:value-type="float">
            <text:p>164,1</text:p>
          </table:table-cell>
          <table:table-cell office:value-type="float" office:value="54.2" calcext:value-type="float">
            <text:p>54,2</text:p>
          </table:table-cell>
          <table:table-cell office:value-type="float" office:value="83.2" calcext:value-type="float">
            <text:p>83,2</text:p>
          </table:table-cell>
          <table:table-cell office:value-type="float" office:value="-152.2" calcext:value-type="float">
            <text:p>-152,2</text:p>
          </table:table-cell>
          <table:table-cell office:value-type="float" office:value="-78.3" calcext:value-type="float">
            <text:p>-78,3</text:p>
          </table:table-cell>
          <table:table-cell office:value-type="float" office:value="-162.8" calcext:value-type="float">
            <text:p>-162,8</text:p>
          </table:table-cell>
          <table:table-cell office:value-type="float" office:value="15" calcext:value-type="float">
            <text:p>15</text:p>
          </table:table-cell>
          <table:table-cell office:value-type="float" office:value="37.8" calcext:value-type="float">
            <text:p>37,8</text:p>
          </table:table-cell>
          <table:table-cell office:value-type="float" office:value="2.4" calcext:value-type="float">
            <text:p>2,4</text:p>
          </table:table-cell>
          <table:table-cell office:value-type="float" office:value="-24.9" calcext:value-type="float">
            <text:p>-24,9</text:p>
          </table:table-cell>
          <table:table-cell office:value-type="float" office:value="36.5" calcext:value-type="float">
            <text:p>36,5</text:p>
          </table:table-cell>
          <table:table-cell office:value-type="float" office:value="-36.1" calcext:value-type="float">
            <text:p>-36,1</text:p>
          </table:table-cell>
          <table:table-cell office:value-type="float" office:value="21.4" calcext:value-type="float">
            <text:p>21,4</text:p>
          </table:table-cell>
          <table:table-cell office:value-type="float" office:value="165.6" calcext:value-type="float">
            <text:p>165,6</text:p>
          </table:table-cell>
          <table:table-cell office:value-type="float" office:value="-149.3" calcext:value-type="float">
            <text:p>-149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-59.8" calcext:value-type="float">
            <text:p>-59,8</text:p>
          </table:table-cell>
          <table:table-cell office:value-type="float" office:value="175.3" calcext:value-type="float">
            <text:p>175,3</text:p>
          </table:table-cell>
          <table:table-cell office:value-type="float" office:value="47.3" calcext:value-type="float">
            <text:p>47,3</text:p>
          </table:table-cell>
          <table:table-cell office:value-type="float" office:value="82.2" calcext:value-type="float">
            <text:p>82,2</text:p>
          </table:table-cell>
          <table:table-cell office:value-type="float" office:value="-152.9" calcext:value-type="float">
            <text:p>-152,9</text:p>
          </table:table-cell>
          <table:table-cell office:value-type="float" office:value="-65.4" calcext:value-type="float">
            <text:p>-65,4</text:p>
          </table:table-cell>
          <table:table-cell office:value-type="float" office:value="-160.1" calcext:value-type="float">
            <text:p>-160,1</text:p>
          </table:table-cell>
          <table:table-cell office:value-type="float" office:value="11.2" calcext:value-type="float">
            <text:p>11,2</text:p>
          </table:table-cell>
          <table:table-cell office:value-type="float" office:value="40.3" calcext:value-type="float">
            <text:p>40,3</text:p>
          </table:table-cell>
          <table:table-cell office:value-type="float" office:value="5.3" calcext:value-type="float">
            <text:p>5,3</text:p>
          </table:table-cell>
          <table:table-cell office:value-type="float" office:value="-28.4" calcext:value-type="float">
            <text:p>-28,4</text:p>
          </table:table-cell>
          <table:table-cell office:value-type="float" office:value="39.5" calcext:value-type="float">
            <text:p>39,5</text:p>
          </table:table-cell>
          <table:table-cell office:value-type="float" office:value="-37.5" calcext:value-type="float">
            <text:p>-37,5</text:p>
          </table:table-cell>
          <table:table-cell office:value-type="float" office:value="20.3" calcext:value-type="float">
            <text:p>20,3</text:p>
          </table:table-cell>
          <table:table-cell office:value-type="float" office:value="168.9" calcext:value-type="float">
            <text:p>168,9</text:p>
          </table:table-cell>
          <table:table-cell office:value-type="float" office:value="-138.2" calcext:value-type="float">
            <text:p>-138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-63.8" calcext:value-type="float">
            <text:p>-63,8</text:p>
          </table:table-cell>
          <table:table-cell office:value-type="float" office:value="168.1" calcext:value-type="float">
            <text:p>168,1</text:p>
          </table:table-cell>
          <table:table-cell office:value-type="float" office:value="55.1" calcext:value-type="float">
            <text:p>55,1</text:p>
          </table:table-cell>
          <table:table-cell office:value-type="float" office:value="79.1" calcext:value-type="float">
            <text:p>79,1</text:p>
          </table:table-cell>
          <table:table-cell office:value-type="float" office:value="-155.4" calcext:value-type="float">
            <text:p>-155,4</text:p>
          </table:table-cell>
          <table:table-cell office:value-type="float" office:value="-85.6" calcext:value-type="float">
            <text:p>-85,6</text:p>
          </table:table-cell>
          <table:table-cell office:value-type="float" office:value="-161.4" calcext:value-type="float">
            <text:p>-161,4</text:p>
          </table:table-cell>
          <table:table-cell office:value-type="float" office:value="14.7" calcext:value-type="float">
            <text:p>14,7</text:p>
          </table:table-cell>
          <table:table-cell office:value-type="float" office:value="39.6" calcext:value-type="float">
            <text:p>39,6</text:p>
          </table:table-cell>
          <table:table-cell office:value-type="float" office:value="2.9" calcext:value-type="float">
            <text:p>2,9</text:p>
          </table:table-cell>
          <table:table-cell office:value-type="float" office:value="-26.3" calcext:value-type="float">
            <text:p>-26,3</text:p>
          </table:table-cell>
          <table:table-cell office:value-type="float" office:value="38.3" calcext:value-type="float">
            <text:p>38,3</text:p>
          </table:table-cell>
          <table:table-cell office:value-type="float" office:value="-37.9" calcext:value-type="float">
            <text:p>-37,9</text:p>
          </table:table-cell>
          <table:table-cell office:value-type="float" office:value="22.3" calcext:value-type="float">
            <text:p>22,3</text:p>
          </table:table-cell>
          <table:table-cell office:value-type="float" office:value="165.6" calcext:value-type="float">
            <text:p>165,6</text:p>
          </table:table-cell>
          <table:table-cell office:value-type="float" office:value="-160.5" calcext:value-type="float">
            <text:p>-160,5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-61.7" calcext:value-type="float">
            <text:p>-61,7</text:p>
          </table:table-cell>
          <table:table-cell office:value-type="float" office:value="164.6" calcext:value-type="float">
            <text:p>164,6</text:p>
          </table:table-cell>
          <table:table-cell office:value-type="float" office:value="53.1" calcext:value-type="float">
            <text:p>53,1</text:p>
          </table:table-cell>
          <table:table-cell office:value-type="float" office:value="79" calcext:value-type="float">
            <text:p>79</text:p>
          </table:table-cell>
          <table:table-cell office:value-type="float" office:value="-158.5" calcext:value-type="float">
            <text:p>-158,5</text:p>
          </table:table-cell>
          <table:table-cell office:value-type="float" office:value="-64.5" calcext:value-type="float">
            <text:p>-64,5</text:p>
          </table:table-cell>
          <table:table-cell office:value-type="float" office:value="-152" calcext:value-type="float">
            <text:p>-152</text:p>
          </table:table-cell>
          <table:table-cell office:value-type="float" office:value="15" calcext:value-type="float">
            <text:p>15</text:p>
          </table:table-cell>
          <table:table-cell office:value-type="float" office:value="40.1" calcext:value-type="float">
            <text:p>40,1</text:p>
          </table:table-cell>
          <table:table-cell office:value-type="float" office:value="2.4" calcext:value-type="float">
            <text:p>2,4</text:p>
          </table:table-cell>
          <table:table-cell office:value-type="float" office:value="-25.9" calcext:value-type="float">
            <text:p>-25,9</text:p>
          </table:table-cell>
          <table:table-cell office:value-type="float" office:value="38.7" calcext:value-type="float">
            <text:p>38,7</text:p>
          </table:table-cell>
          <table:table-cell office:value-type="float" office:value="-37.9" calcext:value-type="float">
            <text:p>-37,9</text:p>
          </table:table-cell>
          <table:table-cell office:value-type="float" office:value="22.4" calcext:value-type="float">
            <text:p>22,4</text:p>
          </table:table-cell>
          <table:table-cell office:value-type="float" office:value="166.7" calcext:value-type="float">
            <text:p>166,7</text:p>
          </table:table-cell>
          <table:table-cell office:value-type="float" office:value="-146.2" calcext:value-type="float">
            <text:p>-146,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-78.4" calcext:value-type="float">
            <text:p>-78,4</text:p>
          </table:table-cell>
          <table:table-cell office:value-type="float" office:value="173.6" calcext:value-type="float">
            <text:p>173,6</text:p>
          </table:table-cell>
          <table:table-cell office:value-type="float" office:value="60.3" calcext:value-type="float">
            <text:p>60,3</text:p>
          </table:table-cell>
          <table:table-cell office:value-type="float" office:value="80.3" calcext:value-type="float">
            <text:p>80,3</text:p>
          </table:table-cell>
          <table:table-cell office:value-type="float" office:value="-149.6" calcext:value-type="float">
            <text:p>-149,6</text:p>
          </table:table-cell>
          <table:table-cell office:value-type="float" office:value="-68.4" calcext:value-type="float">
            <text:p>-68,4</text:p>
          </table:table-cell>
          <table:table-cell office:value-type="float" office:value="-162.8" calcext:value-type="float">
            <text:p>-162,8</text:p>
          </table:table-cell>
          <table:table-cell office:value-type="float" office:value="13.5" calcext:value-type="float">
            <text:p>13,5</text:p>
          </table:table-cell>
          <table:table-cell office:value-type="float" office:value="40.3" calcext:value-type="float">
            <text:p>40,3</text:p>
          </table:table-cell>
          <table:table-cell office:value-type="float" office:value="3.7" calcext:value-type="float">
            <text:p>3,7</text:p>
          </table:table-cell>
          <table:table-cell office:value-type="float" office:value="-27.4" calcext:value-type="float">
            <text:p>-27,4</text:p>
          </table:table-cell>
          <table:table-cell office:value-type="float" office:value="39.2" calcext:value-type="float">
            <text:p>39,2</text:p>
          </table:table-cell>
          <table:table-cell office:value-type="float" office:value="-38.3" calcext:value-type="float">
            <text:p>-38,3</text:p>
          </table:table-cell>
          <table:table-cell office:value-type="float" office:value="21.8" calcext:value-type="float">
            <text:p>21,8</text:p>
          </table:table-cell>
          <table:table-cell office:value-type="float" office:value="161" calcext:value-type="float">
            <text:p>161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-73.2" calcext:value-type="float">
            <text:p>-73,2</text:p>
          </table:table-cell>
          <table:table-cell office:value-type="float" office:value="176.2" calcext:value-type="float">
            <text:p>176,2</text:p>
          </table:table-cell>
          <table:table-cell office:value-type="float" office:value="62.1" calcext:value-type="float">
            <text:p>62,1</text:p>
          </table:table-cell>
          <table:table-cell office:value-type="float" office:value="83" calcext:value-type="float">
            <text:p>83</text:p>
          </table:table-cell>
          <table:table-cell office:value-type="float" office:value="-152.3" calcext:value-type="float">
            <text:p>-152,3</text:p>
          </table:table-cell>
          <table:table-cell office:value-type="float" office:value="-67.9" calcext:value-type="float">
            <text:p>-67,9</text:p>
          </table:table-cell>
          <table:table-cell office:value-type="float" office:value="-161.6" calcext:value-type="float">
            <text:p>-161,6</text:p>
          </table:table-cell>
          <table:table-cell office:value-type="float" office:value="19.5" calcext:value-type="float">
            <text:p>19,5</text:p>
          </table:table-cell>
          <table:table-cell office:value-type="float" office:value="37" calcext:value-type="float">
            <text:p>37</text:p>
          </table:table-cell>
          <table:table-cell office:value-type="float" office:value="-0.6" calcext:value-type="float">
            <text:p>-0,6</text:p>
          </table:table-cell>
          <table:table-cell office:value-type="float" office:value="-21.9" calcext:value-type="float">
            <text:p>-21,9</text:p>
          </table:table-cell>
          <table:table-cell office:value-type="float" office:value="34.9" calcext:value-type="float">
            <text:p>34,9</text:p>
          </table:table-cell>
          <table:table-cell office:value-type="float" office:value="-36.2" calcext:value-type="float">
            <text:p>-36,2</text:p>
          </table:table-cell>
          <table:table-cell office:value-type="float" office:value="23.1" calcext:value-type="float">
            <text:p>23,1</text:p>
          </table:table-cell>
          <table:table-cell office:value-type="float" office:value="166.1" calcext:value-type="float">
            <text:p>166,1</text:p>
          </table:table-cell>
          <table:table-cell office:value-type="float" office:value="-141.5" calcext:value-type="float">
            <text:p>-141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-63.3" calcext:value-type="float">
            <text:p>-63,3</text:p>
          </table:table-cell>
          <table:table-cell office:value-type="float" office:value="177.7" calcext:value-type="float">
            <text:p>177,7</text:p>
          </table:table-cell>
          <table:table-cell office:value-type="float" office:value="50.4" calcext:value-type="float">
            <text:p>50,4</text:p>
          </table:table-cell>
          <table:table-cell office:value-type="float" office:value="81.6" calcext:value-type="float">
            <text:p>81,6</text:p>
          </table:table-cell>
          <table:table-cell office:value-type="float" office:value="-148.2" calcext:value-type="float">
            <text:p>-148,2</text:p>
          </table:table-cell>
          <table:table-cell office:value-type="float" office:value="-66.1" calcext:value-type="float">
            <text:p>-66,1</text:p>
          </table:table-cell>
          <table:table-cell office:value-type="float" office:value="-167.4" calcext:value-type="float">
            <text:p>-167,4</text:p>
          </table:table-cell>
          <table:table-cell office:value-type="float" office:value="15" calcext:value-type="float">
            <text:p>15</text:p>
          </table:table-cell>
          <table:table-cell office:value-type="float" office:value="38.6" calcext:value-type="float">
            <text:p>38,6</text:p>
          </table:table-cell>
          <table:table-cell office:value-type="float" office:value="2.4" calcext:value-type="float">
            <text:p>2,4</text:p>
          </table:table-cell>
          <table:table-cell office:value-type="float" office:value="-25.4" calcext:value-type="float">
            <text:p>-25,4</text:p>
          </table:table-cell>
          <table:table-cell office:value-type="float" office:value="37.3" calcext:value-type="float">
            <text:p>37,3</text:p>
          </table:table-cell>
          <table:table-cell office:value-type="float" office:value="-36.9" calcext:value-type="float">
            <text:p>-36,9</text:p>
          </table:table-cell>
          <table:table-cell office:value-type="float" office:value="21.8" calcext:value-type="float">
            <text:p>21,8</text:p>
          </table:table-cell>
          <table:table-cell office:value-type="float" office:value="167.6" calcext:value-type="float">
            <text:p>167,6</text:p>
          </table:table-cell>
          <table:table-cell office:value-type="float" office:value="-137.8" calcext:value-type="float">
            <text:p>-137,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-66.9" calcext:value-type="float">
            <text:p>-66,9</text:p>
          </table:table-cell>
          <table:table-cell office:value-type="float" office:value="-174.9" calcext:value-type="float">
            <text:p>-174,9</text:p>
          </table:table-cell>
          <table:table-cell office:value-type="float" office:value="50.7" calcext:value-type="float">
            <text:p>50,7</text:p>
          </table:table-cell>
          <table:table-cell office:value-type="float" office:value="85.9" calcext:value-type="float">
            <text:p>85,9</text:p>
          </table:table-cell>
          <table:table-cell office:value-type="float" office:value="-145" calcext:value-type="float">
            <text:p>-145</text:p>
          </table:table-cell>
          <table:table-cell office:value-type="float" office:value="-58.8" calcext:value-type="float">
            <text:p>-58,8</text:p>
          </table:table-cell>
          <table:table-cell office:value-type="float" office:value="-153.1" calcext:value-type="float">
            <text:p>-153,1</text:p>
          </table:table-cell>
          <table:table-cell office:value-type="float" office:value="11.8" calcext:value-type="float">
            <text:p>11,8</text:p>
          </table:table-cell>
          <table:table-cell office:value-type="float" office:value="36.4" calcext:value-type="float">
            <text:p>36,4</text:p>
          </table:table-cell>
          <table:table-cell office:value-type="float" office:value="4.4" calcext:value-type="float">
            <text:p>4,4</text:p>
          </table:table-cell>
          <table:table-cell office:value-type="float" office:value="-25.4" calcext:value-type="float">
            <text:p>-25,4</text:p>
          </table:table-cell>
          <table:table-cell office:value-type="float" office:value="35.6" calcext:value-type="float">
            <text:p>35,6</text:p>
          </table:table-cell>
          <table:table-cell office:value-type="float" office:value="-34" calcext:value-type="float">
            <text:p>-34</text:p>
          </table:table-cell>
          <table:table-cell office:value-type="float" office:value="18.6" calcext:value-type="float">
            <text:p>18,6</text:p>
          </table:table-cell>
          <table:table-cell office:value-type="float" office:value="171.2" calcext:value-type="float">
            <text:p>171,2</text:p>
          </table:table-cell>
          <table:table-cell office:value-type="float" office:value="-122.1" calcext:value-type="float">
            <text:p>-122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-52.3" calcext:value-type="float">
            <text:p>-52,3</text:p>
          </table:table-cell>
          <table:table-cell office:value-type="float" office:value="175.7" calcext:value-type="float">
            <text:p>175,7</text:p>
          </table:table-cell>
          <table:table-cell office:value-type="float" office:value="42.3" calcext:value-type="float">
            <text:p>42,3</text:p>
          </table:table-cell>
          <table:table-cell office:value-type="float" office:value="85.6" calcext:value-type="float">
            <text:p>85,6</text:p>
          </table:table-cell>
          <table:table-cell office:value-type="float" office:value="-131.9" calcext:value-type="float">
            <text:p>-131,9</text:p>
          </table:table-cell>
          <table:table-cell office:value-type="float" office:value="163.9" calcext:value-type="float">
            <text:p>163,9</text:p>
          </table:table-cell>
          <table:table-cell office:value-type="float" office:value="-151.7" calcext:value-type="float">
            <text:p>-151,7</text:p>
          </table:table-cell>
          <table:table-cell office:value-type="float" office:value="15.1" calcext:value-type="float">
            <text:p>15,1</text:p>
          </table:table-cell>
          <table:table-cell office:value-type="float" office:value="34.3" calcext:value-type="float">
            <text:p>34,3</text:p>
          </table:table-cell>
          <table:table-cell office:value-type="float" office:value="2.3" calcext:value-type="float">
            <text:p>2,3</text:p>
          </table:table-cell>
          <table:table-cell office:value-type="float" office:value="-22.5" calcext:value-type="float">
            <text:p>-22,5</text:p>
          </table:table-cell>
          <table:table-cell office:value-type="float" office:value="33.1" calcext:value-type="float">
            <text:p>33,1</text:p>
          </table:table-cell>
          <table:table-cell office:value-type="float" office:value="-33" calcext:value-type="float">
            <text:p>-33</text:p>
          </table:table-cell>
          <table:table-cell office:value-type="float" office:value="19.2" calcext:value-type="float">
            <text:p>19,2</text:p>
          </table:table-cell>
          <table:table-cell office:value-type="float" office:value="174.9" calcext:value-type="float">
            <text:p>174,9</text:p>
          </table:table-cell>
          <table:table-cell office:value-type="float" office:value="106.5" calcext:value-type="float">
            <text:p>106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-71" calcext:value-type="float">
            <text:p>-71</text:p>
          </table:table-cell>
          <table:table-cell office:value-type="float" office:value="130.2" calcext:value-type="float">
            <text:p>130,2</text:p>
          </table:table-cell>
          <table:table-cell office:value-type="float" office:value="164.6" calcext:value-type="float">
            <text:p>164,6</text:p>
          </table:table-cell>
          <table:table-cell office:value-type="float" office:value="160.9" calcext:value-type="float">
            <text:p>160,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8.5" calcext:value-type="float">
            <text:p>138,5</text:p>
          </table:table-cell>
          <table:table-cell office:value-type="float" office:value="176.1" calcext:value-type="float">
            <text:p>176,1</text:p>
          </table:table-cell>
          <table:table-cell office:value-type="float" office:value="34.8" calcext:value-type="float">
            <text:p>34,8</text:p>
          </table:table-cell>
          <table:table-cell office:value-type="float" office:value="-13.6" calcext:value-type="float">
            <text:p>-13,6</text:p>
          </table:table-cell>
          <table:table-cell office:value-type="float" office:value="30.5" calcext:value-type="float">
            <text:p>30,5</text:p>
          </table:table-cell>
          <table:table-cell office:value-type="float" office:value="-34.8" calcext:value-type="float">
            <text:p>-34,8</text:p>
          </table:table-cell>
          <table:table-cell office:value-type="float" office:value="27.7" calcext:value-type="float">
            <text:p>27,7</text:p>
          </table:table-cell>
          <table:table-cell office:value-type="float" office:value="-9.1" calcext:value-type="float">
            <text:p>-9,1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1EV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DB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res no.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72.2" calcext:value-type="float">
            <text:p>-172,2</text:p>
          </table:table-cell>
          <table:table-cell office:value-type="float" office:value="178.7" calcext:value-type="float">
            <text:p>178,7</text:p>
          </table:table-cell>
          <table:table-cell office:value-type="float" office:value="101.1" calcext:value-type="float">
            <text:p>101,1</text:p>
          </table:table-cell>
          <table:table-cell office:value-type="float" office:value="-166.1" calcext:value-type="float">
            <text:p>-166,1</text:p>
          </table:table-cell>
          <table:table-cell office:value-type="float" office:value="-43.9" calcext:value-type="float">
            <text:p>-43,9</text:p>
          </table:table-cell>
          <table:table-cell office:value-type="float" office:value="169.2" calcext:value-type="float">
            <text:p>169,2</text:p>
          </table:table-cell>
          <table:table-cell office:value-type="float" office:value="-23.8" calcext:value-type="float">
            <text:p>-23,8</text:p>
          </table:table-cell>
          <table:table-cell office:value-type="float" office:value="32.2" calcext:value-type="float">
            <text:p>32,2</text:p>
          </table:table-cell>
          <table:table-cell office:value-type="float" office:value="22.4" calcext:value-type="float">
            <text:p>22,4</text:p>
          </table:table-cell>
          <table:table-cell office:value-type="float" office:value="-32.3" calcext:value-type="float">
            <text:p>-32,3</text:p>
          </table:table-cell>
          <table:table-cell office:value-type="float" office:value="29.5" calcext:value-type="float">
            <text:p>29,5</text:p>
          </table:table-cell>
          <table:table-cell office:value-type="float" office:value="-17.5" calcext:value-type="float">
            <text:p>-17,5</text:p>
          </table:table-cell>
          <table:table-cell office:value-type="float" office:value="-2.9" calcext:value-type="float">
            <text:p>-2,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-134.3" calcext:value-type="float">
            <text:p>-134,3</text:p>
          </table:table-cell>
          <table:table-cell office:value-type="float" office:value="-120.6" calcext:value-type="float">
            <text:p>-120,6</text:p>
          </table:table-cell>
          <table:table-cell office:value-type="float" office:value="52.8" calcext:value-type="float">
            <text:p>52,8</text:p>
          </table:table-cell>
          <table:table-cell office:value-type="float" office:value="82.5" calcext:value-type="float">
            <text:p>82,5</text:p>
          </table:table-cell>
          <table:table-cell office:value-type="float" office:value="-175.1" calcext:value-type="float">
            <text:p>-175,1</text:p>
          </table:table-cell>
          <table:table-cell office:value-type="float" office:value="-59.6" calcext:value-type="float">
            <text:p>-59,6</text:p>
          </table:table-cell>
          <table:table-cell office:value-type="float" office:value="-154.2" calcext:value-type="float">
            <text:p>-154,2</text:p>
          </table:table-cell>
          <table:table-cell office:value-type="float" office:value="19.8" calcext:value-type="float">
            <text:p>19,8</text:p>
          </table:table-cell>
          <table:table-cell office:value-type="float" office:value="42.1" calcext:value-type="float">
            <text:p>42,1</text:p>
          </table:table-cell>
          <table:table-cell office:value-type="float" office:value="-1" calcext:value-type="float">
            <text:p>-1</text:p>
          </table:table-cell>
          <table:table-cell office:value-type="float" office:value="-24.9" calcext:value-type="float">
            <text:p>-24,9</text:p>
          </table:table-cell>
          <table:table-cell office:value-type="float" office:value="39.7" calcext:value-type="float">
            <text:p>39,7</text:p>
          </table:table-cell>
          <table:table-cell office:value-type="float" office:value="-41.2" calcext:value-type="float">
            <text:p>-41,2</text:p>
          </table:table-cell>
          <table:table-cell office:value-type="float" office:value="26.6" calcext:value-type="float">
            <text:p>26,6</text:p>
          </table:table-cell>
          <table:table-cell office:value-type="float" office:value="140" calcext:value-type="float">
            <text:p>140</text:p>
          </table:table-cell>
          <table:table-cell office:value-type="float" office:value="-151.1" calcext:value-type="float">
            <text:p>-151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-99.8" calcext:value-type="float">
            <text:p>-99,8</text:p>
          </table:table-cell>
          <table:table-cell office:value-type="float" office:value="173.3" calcext:value-type="float">
            <text:p>173,3</text:p>
          </table:table-cell>
          <table:table-cell office:value-type="float" office:value="82.9" calcext:value-type="float">
            <text:p>82,9</text:p>
          </table:table-cell>
          <table:table-cell office:value-type="float" office:value="78.5" calcext:value-type="float">
            <text:p>78,5</text:p>
          </table:table-cell>
          <table:table-cell office:value-type="float" office:value="-144.4" calcext:value-type="float">
            <text:p>-144,4</text:p>
          </table:table-cell>
          <table:table-cell office:value-type="float" office:value="-83.7" calcext:value-type="float">
            <text:p>-83,7</text:p>
          </table:table-cell>
          <table:table-cell office:value-type="float" office:value="-169.1" calcext:value-type="float">
            <text:p>-169,1</text:p>
          </table:table-cell>
          <table:table-cell office:value-type="float" office:value="16.5" calcext:value-type="float">
            <text:p>16,5</text:p>
          </table:table-cell>
          <table:table-cell office:value-type="float" office:value="42.7" calcext:value-type="float">
            <text:p>42,7</text:p>
          </table:table-cell>
          <table:table-cell office:value-type="float" office:value="1.6" calcext:value-type="float">
            <text:p>1,6</text:p>
          </table:table-cell>
          <table:table-cell office:value-type="float" office:value="-26.9" calcext:value-type="float">
            <text:p>-26,9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office:value-type="float" office:value="24.8" calcext:value-type="float">
            <text:p>24,8</text:p>
          </table:table-cell>
          <table:table-cell office:value-type="float" office:value="165" calcext:value-type="float">
            <text:p>165</text:p>
          </table:table-cell>
          <table:table-cell office:value-type="float" office:value="-155.4" calcext:value-type="float">
            <text:p>-155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-69.9" calcext:value-type="float">
            <text:p>-69,9</text:p>
          </table:table-cell>
          <table:table-cell office:value-type="float" office:value="161.6" calcext:value-type="float">
            <text:p>161,6</text:p>
          </table:table-cell>
          <table:table-cell office:value-type="float" office:value="66.3" calcext:value-type="float">
            <text:p>66,3</text:p>
          </table:table-cell>
          <table:table-cell office:value-type="float" office:value="81.2" calcext:value-type="float">
            <text:p>81,2</text:p>
          </table:table-cell>
          <table:table-cell office:value-type="float" office:value="-153.8" calcext:value-type="float">
            <text:p>-153,8</text:p>
          </table:table-cell>
          <table:table-cell office:value-type="float" office:value="-64.8" calcext:value-type="float">
            <text:p>-64,8</text:p>
          </table:table-cell>
          <table:table-cell office:value-type="float" office:value="-175.4" calcext:value-type="float">
            <text:p>-175,4</text:p>
          </table:table-cell>
          <table:table-cell office:value-type="float" office:value="18.8" calcext:value-type="float">
            <text:p>18,8</text:p>
          </table:table-cell>
          <table:table-cell office:value-type="float" office:value="43" calcext:value-type="float">
            <text:p>43</text:p>
          </table:table-cell>
          <table:table-cell office:value-type="float" office:value="-0.2" calcext:value-type="float">
            <text:p>-0,2</text:p>
          </table:table-cell>
          <table:table-cell office:value-type="float" office:value="-25.7" calcext:value-type="float">
            <text:p>-25,7</text:p>
          </table:table-cell>
          <table:table-cell office:value-type="float" office:value="40.7" calcext:value-type="float">
            <text:p>40,7</text:p>
          </table:table-cell>
          <table:table-cell office:value-type="float" office:value="-41.8" calcext:value-type="float">
            <text:p>-41,8</text:p>
          </table:table-cell>
          <table:table-cell office:value-type="float" office:value="26.4" calcext:value-type="float">
            <text:p>26,4</text:p>
          </table:table-cell>
          <table:table-cell office:value-type="float" office:value="168.4" calcext:value-type="float">
            <text:p>168,4</text:p>
          </table:table-cell>
          <table:table-cell office:value-type="float" office:value="-140.8" calcext:value-type="float">
            <text:p>-140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-73.5" calcext:value-type="float">
            <text:p>-73,5</text:p>
          </table:table-cell>
          <table:table-cell office:value-type="float" office:value="-175" calcext:value-type="float">
            <text:p>-175</text:p>
          </table:table-cell>
          <table:table-cell office:value-type="float" office:value="51" calcext:value-type="float">
            <text:p>51</text:p>
          </table:table-cell>
          <table:table-cell office:value-type="float" office:value="83.9" calcext:value-type="float">
            <text:p>83,9</text:p>
          </table:table-cell>
          <table:table-cell office:value-type="float" office:value="-151" calcext:value-type="float">
            <text:p>-151</text:p>
          </table:table-cell>
          <table:table-cell office:value-type="float" office:value="-66.3" calcext:value-type="float">
            <text:p>-66,3</text:p>
          </table:table-cell>
          <table:table-cell office:value-type="float" office:value="-160.8" calcext:value-type="float">
            <text:p>-160,8</text:p>
          </table:table-cell>
          <table:table-cell office:value-type="float" office:value="8.4" calcext:value-type="float">
            <text:p>8,4</text:p>
          </table:table-cell>
          <table:table-cell office:value-type="float" office:value="43.8" calcext:value-type="float">
            <text:p>43,8</text:p>
          </table:table-cell>
          <table:table-cell office:value-type="float" office:value="7.9" calcext:value-type="float">
            <text:p>7,9</text:p>
          </table:table-cell>
          <table:table-cell office:value-type="float" office:value="-32.6" calcext:value-type="float">
            <text:p>-32,6</text:p>
          </table:table-cell>
          <table:table-cell office:value-type="float" office:value="43.3" calcext:value-type="float">
            <text:p>43,3</text:p>
          </table:table-cell>
          <table:table-cell office:value-type="float" office:value="-39.8" calcext:value-type="float">
            <text:p>-39,8</text:p>
          </table:table-cell>
          <table:table-cell office:value-type="float" office:value="20.3" calcext:value-type="float">
            <text:p>20,3</text:p>
          </table:table-cell>
          <table:table-cell office:value-type="float" office:value="168.2" calcext:value-type="float">
            <text:p>168,2</text:p>
          </table:table-cell>
          <table:table-cell office:value-type="float" office:value="-139.9" calcext:value-type="float">
            <text:p>-139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-69" calcext:value-type="float">
            <text:p>-69</text:p>
          </table:table-cell>
          <table:table-cell office:value-type="float" office:value="164.8" calcext:value-type="float">
            <text:p>164,8</text:p>
          </table:table-cell>
          <table:table-cell office:value-type="float" office:value="64.2" calcext:value-type="float">
            <text:p>64,2</text:p>
          </table:table-cell>
          <table:table-cell office:value-type="float" office:value="79.6" calcext:value-type="float">
            <text:p>79,6</text:p>
          </table:table-cell>
          <table:table-cell office:value-type="float" office:value="-151.4" calcext:value-type="float">
            <text:p>-151,4</text:p>
          </table:table-cell>
          <table:table-cell office:value-type="float" office:value="-75.9" calcext:value-type="float">
            <text:p>-75,9</text:p>
          </table:table-cell>
          <table:table-cell office:value-type="float" office:value="-172" calcext:value-type="float">
            <text:p>-172</text:p>
          </table:table-cell>
          <table:table-cell office:value-type="float" office:value="20.7" calcext:value-type="float">
            <text:p>20,7</text:p>
          </table:table-cell>
          <table:table-cell office:value-type="float" office:value="44.4" calcext:value-type="float">
            <text:p>44,4</text:p>
          </table:table-cell>
          <table:table-cell office:value-type="float" office:value="-1.7" calcext:value-type="float">
            <text:p>-1,7</text:p>
          </table:table-cell>
          <table:table-cell office:value-type="float" office:value="-25.4" calcext:value-type="float">
            <text:p>-25,4</text:p>
          </table:table-cell>
          <table:table-cell office:value-type="float" office:value="41.5" calcext:value-type="float">
            <text:p>41,5</text:p>
          </table:table-cell>
          <table:table-cell office:value-type="float" office:value="-43.5" calcext:value-type="float">
            <text:p>-43,5</text:p>
          </table:table-cell>
          <table:table-cell office:value-type="float" office:value="28.6" calcext:value-type="float">
            <text:p>28,6</text:p>
          </table:table-cell>
          <table:table-cell office:value-type="float" office:value="169.9" calcext:value-type="float">
            <text:p>169,9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-53.6" calcext:value-type="float">
            <text:p>-53,6</text:p>
          </table:table-cell>
          <table:table-cell office:value-type="float" office:value="-180" calcext:value-type="float">
            <text:p>-180</text:p>
          </table:table-cell>
          <table:table-cell office:value-type="float" office:value="58" calcext:value-type="float">
            <text:p>58</text:p>
          </table:table-cell>
          <table:table-cell office:value-type="float" office:value="138.4" calcext:value-type="float">
            <text:p>138,4</text:p>
          </table:table-cell>
          <table:table-cell office:value-type="float" office:value="-99.8" calcext:value-type="float">
            <text:p>-99,8</text:p>
          </table:table-cell>
          <table:table-cell office:value-type="float" office:value="-58.9" calcext:value-type="float">
            <text:p>-58,9</text:p>
          </table:table-cell>
          <table:table-cell office:value-type="float" office:value="-127.8" calcext:value-type="float">
            <text:p>-127,8</text:p>
          </table:table-cell>
          <table:table-cell office:value-type="float" office:value="156.4" calcext:value-type="float">
            <text:p>156,4</text:p>
          </table:table-cell>
          <table:table-cell office:value-type="float" office:value="33.9" calcext:value-type="float">
            <text:p>33,9</text:p>
          </table:table-cell>
          <table:table-cell office:value-type="float" office:value="-23.3" calcext:value-type="float">
            <text:p>-23,3</text:p>
          </table:table-cell>
          <table:table-cell office:value-type="float" office:value="34" calcext:value-type="float">
            <text:p>34</text:p>
          </table:table-cell>
          <table:table-cell office:value-type="float" office:value="-31" calcext:value-type="float">
            <text:p>-31</text:p>
          </table:table-cell>
          <table:table-cell office:value-type="float" office:value="18.5" calcext:value-type="float">
            <text:p>18,5</text:p>
          </table:table-cell>
          <table:table-cell office:value-type="float" office:value="2.9" calcext:value-type="float">
            <text:p>2,9</text:p>
          </table:table-cell>
          <table:table-cell office:value-type="float" office:value="-156.5" calcext:value-type="float">
            <text:p>-156,5</text:p>
          </table:table-cell>
          <table:table-cell office:value-type="float" office:value="-41.6" calcext:value-type="float">
            <text:p>-41,6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-79.4" calcext:value-type="float">
            <text:p>-79,4</text:p>
          </table:table-cell>
          <table:table-cell office:value-type="float" office:value="-140.9" calcext:value-type="float">
            <text:p>-140,9</text:p>
          </table:table-cell>
          <table:table-cell office:value-type="float" office:value="50.3" calcext:value-type="float">
            <text:p>50,3</text:p>
          </table:table-cell>
          <table:table-cell office:value-type="float" office:value="81.2" calcext:value-type="float">
            <text:p>81,2</text:p>
          </table:table-cell>
          <table:table-cell office:value-type="float" office:value="-147.7" calcext:value-type="float">
            <text:p>-147,7</text:p>
          </table:table-cell>
          <table:table-cell office:value-type="float" office:value="-112.8" calcext:value-type="float">
            <text:p>-112,8</text:p>
          </table:table-cell>
          <table:table-cell office:value-type="float" office:value="-159.6" calcext:value-type="float">
            <text:p>-159,6</text:p>
          </table:table-cell>
          <table:table-cell office:value-type="float" office:value="4.4" calcext:value-type="float">
            <text:p>4,4</text:p>
          </table:table-cell>
          <table:table-cell office:value-type="float" office:value="45.5" calcext:value-type="float">
            <text:p>45,5</text:p>
          </table:table-cell>
          <table:table-cell office:value-type="float" office:value="11.2" calcext:value-type="float">
            <text:p>11,2</text:p>
          </table:table-cell>
          <table:table-cell office:value-type="float" office:value="-36.1" calcext:value-type="float">
            <text:p>-36,1</text:p>
          </table:table-cell>
          <table:table-cell office:value-type="float" office:value="45.4" calcext:value-type="float">
            <text:p>45,4</text:p>
          </table:table-cell>
          <table:table-cell office:value-type="float" office:value="-39.9" calcext:value-type="float">
            <text:p>-39,9</text:p>
          </table:table-cell>
          <table:table-cell office:value-type="float" office:value="18.3" calcext:value-type="float">
            <text:p>18,3</text:p>
          </table:table-cell>
          <table:table-cell office:value-type="float" office:value="164.2" calcext:value-type="float">
            <text:p>164,2</text:p>
          </table:table-cell>
          <table:table-cell office:value-type="float" office:value="159.7" calcext:value-type="float">
            <text:p>159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-69" calcext:value-type="float">
            <text:p>-69</text:p>
          </table:table-cell>
          <table:table-cell office:value-type="float" office:value="-137" calcext:value-type="float">
            <text:p>-137</text:p>
          </table:table-cell>
          <table:table-cell office:value-type="float" office:value="48.5" calcext:value-type="float">
            <text:p>48,5</text:p>
          </table:table-cell>
          <table:table-cell office:value-type="float" office:value="151.3" calcext:value-type="float">
            <text:p>151,3</text:p>
          </table:table-cell>
          <table:table-cell office:value-type="float" office:value="-98.5" calcext:value-type="float">
            <text:p>-98,5</text:p>
          </table:table-cell>
          <table:table-cell office:value-type="float" office:value="-82.3" calcext:value-type="float">
            <text:p>-82,3</text:p>
          </table:table-cell>
          <table:table-cell office:value-type="float" office:value="-68.3" calcext:value-type="float">
            <text:p>-68,3</text:p>
          </table:table-cell>
          <table:table-cell office:value-type="float" office:value="163.5" calcext:value-type="float">
            <text:p>163,5</text:p>
          </table:table-cell>
          <table:table-cell office:value-type="float" office:value="36.5" calcext:value-type="float">
            <text:p>36,5</text:p>
          </table:table-cell>
          <table:table-cell office:value-type="float" office:value="-21.6" calcext:value-type="float">
            <text:p>-21,6</text:p>
          </table:table-cell>
          <table:table-cell office:value-type="float" office:value="35.6" calcext:value-type="float">
            <text:p>35,6</text:p>
          </table:table-cell>
          <table:table-cell office:value-type="float" office:value="-35" calcext:value-type="float">
            <text:p>-35</text:p>
          </table:table-cell>
          <table:table-cell office:value-type="float" office:value="23.6" calcext:value-type="float">
            <text:p>23,6</text:p>
          </table:table-cell>
          <table:table-cell office:value-type="float" office:value="-1.6" calcext:value-type="float">
            <text:p>-1,6</text:p>
          </table:table-cell>
          <table:table-cell office:value-type="float" office:value="-138.1" calcext:value-type="float">
            <text:p>-138,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-177.7" calcext:value-type="float">
            <text:p>-177,7</text:p>
          </table:table-cell>
          <table:table-cell office:value-type="float" office:value="148.4" calcext:value-type="float">
            <text:p>148,4</text:p>
          </table:table-cell>
          <table:table-cell office:value-type="float" office:value="57" calcext:value-type="float">
            <text:p>57</text:p>
          </table:table-cell>
          <table:table-cell office:value-type="float" office:value="91.2" calcext:value-type="float">
            <text:p>91,2</text:p>
          </table:table-cell>
          <table:table-cell office:value-type="float" office:value="-134.6" calcext:value-type="float">
            <text:p>-134,6</text:p>
          </table:table-cell>
          <table:table-cell office:value-type="float" office:value="-76.3" calcext:value-type="float">
            <text:p>-76,3</text:p>
          </table:table-cell>
          <table:table-cell office:value-type="float" office:value="173.4" calcext:value-type="float">
            <text:p>173,4</text:p>
          </table:table-cell>
          <table:table-cell office:value-type="float" office:value="-1.4" calcext:value-type="float">
            <text:p>-1,4</text:p>
          </table:table-cell>
          <table:table-cell office:value-type="float" office:value="39.2" calcext:value-type="float">
            <text:p>39,2</text:p>
          </table:table-cell>
          <table:table-cell office:value-type="float" office:value="13.5" calcext:value-type="float">
            <text:p>13,5</text:p>
          </table:table-cell>
          <table:table-cell office:value-type="float" office:value="-33.2" calcext:value-type="float">
            <text:p>-33,2</text:p>
          </table:table-cell>
          <table:table-cell office:value-type="float" office:value="39.1" calcext:value-type="float">
            <text:p>39,1</text:p>
          </table:table-cell>
          <table:table-cell office:value-type="float" office:value="-32.1" calcext:value-type="float">
            <text:p>-32,1</text:p>
          </table:table-cell>
          <table:table-cell office:value-type="float" office:value="11.8" calcext:value-type="float">
            <text:p>11,8</text:p>
          </table:table-cell>
          <table:table-cell office:value-type="float" office:value="28.8" calcext:value-type="float">
            <text:p>28,8</text:p>
          </table:table-cell>
          <table:table-cell office:value-type="float" office:value="-127.1" calcext:value-type="float">
            <text:p>-127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-75.1" calcext:value-type="float">
            <text:p>-75,1</text:p>
          </table:table-cell>
          <table:table-cell office:value-type="float" office:value="179" calcext:value-type="float">
            <text:p>179</text:p>
          </table:table-cell>
          <table:table-cell office:value-type="float" office:value="58.4" calcext:value-type="float">
            <text:p>58,4</text:p>
          </table:table-cell>
          <table:table-cell office:value-type="float" office:value="89.4" calcext:value-type="float">
            <text:p>89,4</text:p>
          </table:table-cell>
          <table:table-cell office:value-type="float" office:value="-145.8" calcext:value-type="float">
            <text:p>-145,8</text:p>
          </table:table-cell>
          <table:table-cell office:value-type="float" office:value="-71.1" calcext:value-type="float">
            <text:p>-71,1</text:p>
          </table:table-cell>
          <table:table-cell office:value-type="float" office:value="-161.4" calcext:value-type="float">
            <text:p>-161,4</text:p>
          </table:table-cell>
          <table:table-cell office:value-type="float" office:value="13.7" calcext:value-type="float">
            <text:p>13,7</text:p>
          </table:table-cell>
          <table:table-cell office:value-type="float" office:value="30.9" calcext:value-type="float">
            <text:p>30,9</text:p>
          </table:table-cell>
          <table:table-cell office:value-type="float" office:value="2.8" calcext:value-type="float">
            <text:p>2,8</text:p>
          </table:table-cell>
          <table:table-cell office:value-type="float" office:value="-20.8" calcext:value-type="float">
            <text:p>-20,8</text:p>
          </table:table-cell>
          <table:table-cell office:value-type="float" office:value="30" calcext:value-type="float">
            <text:p>30</text:p>
          </table:table-cell>
          <table:table-cell office:value-type="float" office:value="-29.3" calcext:value-type="float">
            <text:p>-29,3</text:p>
          </table:table-cell>
          <table:table-cell office:value-type="float" office:value="16.8" calcext:value-type="float">
            <text:p>16,8</text:p>
          </table:table-cell>
          <table:table-cell office:value-type="float" office:value="168.8" calcext:value-type="float">
            <text:p>168,8</text:p>
          </table:table-cell>
          <table:table-cell office:value-type="float" office:value="-134.9" calcext:value-type="float">
            <text:p>-134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-69.4" calcext:value-type="float">
            <text:p>-69,4</text:p>
          </table:table-cell>
          <table:table-cell office:value-type="float" office:value="173" calcext:value-type="float">
            <text:p>173</text:p>
          </table:table-cell>
          <table:table-cell office:value-type="float" office:value="49.4" calcext:value-type="float">
            <text:p>49,4</text:p>
          </table:table-cell>
          <table:table-cell office:value-type="float" office:value="82.8" calcext:value-type="float">
            <text:p>82,8</text:p>
          </table:table-cell>
          <table:table-cell office:value-type="float" office:value="-162" calcext:value-type="float">
            <text:p>-162</text:p>
          </table:table-cell>
          <table:table-cell office:value-type="float" office:value="-73.4" calcext:value-type="float">
            <text:p>-73,4</text:p>
          </table:table-cell>
          <table:table-cell office:value-type="float" office:value="-160.1" calcext:value-type="float">
            <text:p>-160,1</text:p>
          </table:table-cell>
          <table:table-cell office:value-type="float" office:value="28.6" calcext:value-type="float">
            <text:p>28,6</text:p>
          </table:table-cell>
          <table:table-cell office:value-type="float" office:value="41.5" calcext:value-type="float">
            <text:p>41,5</text:p>
          </table:table-cell>
          <table:table-cell office:value-type="float" office:value="-7.5" calcext:value-type="float">
            <text:p>-7,5</text:p>
          </table:table-cell>
          <table:table-cell office:value-type="float" office:value="-18.8" calcext:value-type="float">
            <text:p>-18,8</text:p>
          </table:table-cell>
          <table:table-cell office:value-type="float" office:value="36.4" calcext:value-type="float">
            <text:p>36,4</text:p>
          </table:table-cell>
          <table:table-cell office:value-type="float" office:value="-41.6" calcext:value-type="float">
            <text:p>-41,6</text:p>
          </table:table-cell>
          <table:table-cell office:value-type="float" office:value="30.8" calcext:value-type="float">
            <text:p>30,8</text:p>
          </table:table-cell>
          <table:table-cell office:value-type="float" office:value="157.6" calcext:value-type="float">
            <text:p>157,6</text:p>
          </table:table-cell>
          <table:table-cell office:value-type="float" office:value="-122.4" calcext:value-type="float">
            <text:p>-122,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-155.7" calcext:value-type="float">
            <text:p>-155,7</text:p>
          </table:table-cell>
          <table:table-cell office:value-type="float" office:value="-163.9" calcext:value-type="float">
            <text:p>-163,9</text:p>
          </table:table-cell>
          <table:table-cell office:value-type="float" office:value="79.3" calcext:value-type="float">
            <text:p>79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-79.1" calcext:value-type="float">
            <text:p>-79,1</text:p>
          </table:table-cell>
          <table:table-cell office:value-type="float" office:value="-168.2" calcext:value-type="float">
            <text:p>-168,2</text:p>
          </table:table-cell>
          <table:table-cell office:value-type="float" office:value="22.7" calcext:value-type="float">
            <text:p>22,7</text:p>
          </table:table-cell>
          <table:table-cell office:value-type="float" office:value="39" calcext:value-type="float">
            <text:p>39</text:p>
          </table:table-cell>
          <table:table-cell office:value-type="float" office:value="-2.8" calcext:value-type="float">
            <text:p>-2,8</text:p>
          </table:table-cell>
          <table:table-cell office:value-type="float" office:value="-21.3" calcext:value-type="float">
            <text:p>-21,3</text:p>
          </table:table-cell>
          <table:table-cell office:value-type="float" office:value="36" calcext:value-type="float">
            <text:p>36</text:p>
          </table:table-cell>
          <table:table-cell office:value-type="float" office:value="-38.6" calcext:value-type="float">
            <text:p>-38,6</text:p>
          </table:table-cell>
          <table:table-cell office:value-type="float" office:value="26.2" calcext:value-type="float">
            <text:p>26,2</text:p>
          </table:table-cell>
          <table:table-cell office:value-type="float" office:value="179.1" calcext:value-type="float">
            <text:p>179,1</text:p>
          </table:table-cell>
          <table:table-cell office:value-type="float" office:value="179.7" calcext:value-type="float">
            <text:p>179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31.3" calcext:value-type="float">
            <text:p>131,3</text:p>
          </table:table-cell>
          <table:table-cell office:value-type="float" office:value="177.1" calcext:value-type="float">
            <text:p>177,1</text:p>
          </table:table-cell>
          <table:table-cell office:value-type="float" office:value="-153.1" calcext:value-type="float">
            <text:p>-153,1</text:p>
          </table:table-cell>
          <table:table-cell office:value-type="float" office:value="91.4" calcext:value-type="float">
            <text:p>91,4</text:p>
          </table:table-cell>
          <table:table-cell office:value-type="float" office:value="-117.3" calcext:value-type="float">
            <text:p>-117,3</text:p>
          </table:table-cell>
          <table:table-cell office:value-type="float" office:value="-65.5" calcext:value-type="float">
            <text:p>-65,5</text:p>
          </table:table-cell>
          <table:table-cell office:value-type="float" office:value="-175.3" calcext:value-type="float">
            <text:p>-175,3</text:p>
          </table:table-cell>
          <table:table-cell office:value-type="float" office:value="-3.2" calcext:value-type="float">
            <text:p>-3,2</text:p>
          </table:table-cell>
          <table:table-cell office:value-type="float" office:value="39.7" calcext:value-type="float">
            <text:p>39,7</text:p>
          </table:table-cell>
          <table:table-cell office:value-type="float" office:value="15.1" calcext:value-type="float">
            <text:p>15,1</text:p>
          </table:table-cell>
          <table:table-cell office:value-type="float" office:value="-34.3" calcext:value-type="float">
            <text:p>-34,3</text:p>
          </table:table-cell>
          <table:table-cell office:value-type="float" office:value="39.6" calcext:value-type="float">
            <text:p>39,6</text:p>
          </table:table-cell>
          <table:table-cell office:value-type="float" office:value="-31.9" calcext:value-type="float">
            <text:p>-31,9</text:p>
          </table:table-cell>
          <table:table-cell office:value-type="float" office:value="10.6" calcext:value-type="float">
            <text:p>10,6</text:p>
          </table:table-cell>
          <table:table-cell office:value-type="float" office:value="171.7" calcext:value-type="float">
            <text:p>171,7</text:p>
          </table:table-cell>
          <table:table-cell office:value-type="float" office:value="-145.1" calcext:value-type="float">
            <text:p>-145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  <table:table-cell office:value-type="float" office:value="160.2" calcext:value-type="float">
            <text:p>160,2</text:p>
          </table:table-cell>
          <table:table-cell office:value-type="float" office:value="41.4" calcext:value-type="float">
            <text:p>41,4</text:p>
          </table:table-cell>
          <table:table-cell office:value-type="float" office:value="80.4" calcext:value-type="float">
            <text:p>80,4</text:p>
          </table:table-cell>
          <table:table-cell office:value-type="float" office:value="-141.7" calcext:value-type="float">
            <text:p>-141,7</text:p>
          </table:table-cell>
          <table:table-cell office:value-type="float" office:value="-160.7" calcext:value-type="float">
            <text:p>-160,7</text:p>
          </table:table-cell>
          <table:table-cell office:value-type="float" office:value="-166.8" calcext:value-type="float">
            <text:p>-166,8</text:p>
          </table:table-cell>
          <table:table-cell office:value-type="float" office:value="15" calcext:value-type="float">
            <text:p>15</text:p>
          </table:table-cell>
          <table:table-cell office:value-type="float" office:value="43.7" calcext:value-type="float">
            <text:p>43,7</text:p>
          </table:table-cell>
          <table:table-cell office:value-type="float" office:value="2.7" calcext:value-type="float">
            <text:p>2,7</text:p>
          </table:table-cell>
          <table:table-cell office:value-type="float" office:value="-28.4" calcext:value-type="float">
            <text:p>-28,4</text:p>
          </table:table-cell>
          <table:table-cell office:value-type="float" office:value="42.2" calcext:value-type="float">
            <text:p>42,2</text:p>
          </table:table-cell>
          <table:table-cell office:value-type="float" office:value="-41.5" calcext:value-type="float">
            <text:p>-41,5</text:p>
          </table:table-cell>
          <table:table-cell office:value-type="float" office:value="24.4" calcext:value-type="float">
            <text:p>24,4</text:p>
          </table:table-cell>
          <table:table-cell office:value-type="float" office:value="152.6" calcext:value-type="float">
            <text:p>152,6</text:p>
          </table:table-cell>
          <table:table-cell office:value-type="float" office:value="151.6" calcext:value-type="float">
            <text:p>151,6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60.8" calcext:value-type="float">
            <text:p>60,8</text:p>
          </table:table-cell>
          <table:table-cell office:value-type="float" office:value="-153.8" calcext:value-type="float">
            <text:p>-153,8</text:p>
          </table:table-cell>
          <table:table-cell office:value-type="float" office:value="53" calcext:value-type="float">
            <text:p>53</text:p>
          </table:table-cell>
          <table:table-cell office:value-type="float" office:value="153.8" calcext:value-type="float">
            <text:p>153,8</text:p>
          </table:table-cell>
          <table:table-cell office:value-type="float" office:value="91.2" calcext:value-type="float">
            <text:p>91,2</text:p>
          </table:table-cell>
          <table:table-cell office:value-type="float" office:value="-91.2" calcext:value-type="float">
            <text:p>-91,2</text:p>
          </table:table-cell>
          <table:table-cell office:value-type="float" office:value="-40.8" calcext:value-type="float">
            <text:p>-40,8</text:p>
          </table:table-cell>
          <table:table-cell office:value-type="float" office:value="-147.8" calcext:value-type="float">
            <text:p>-147,8</text:p>
          </table:table-cell>
          <table:table-cell office:value-type="float" office:value="40.3" calcext:value-type="float">
            <text:p>40,3</text:p>
          </table:table-cell>
          <table:table-cell office:value-type="float" office:value="9.7" calcext:value-type="float">
            <text:p>9,7</text:p>
          </table:table-cell>
          <table:table-cell office:value-type="float" office:value="16.1" calcext:value-type="float">
            <text:p>16,1</text:p>
          </table:table-cell>
          <table:table-cell office:value-type="float" office:value="-34.1" calcext:value-type="float">
            <text:p>-34,1</text:p>
          </table:table-cell>
          <table:table-cell office:value-type="float" office:value="40.5" calcext:value-type="float">
            <text:p>40,5</text:p>
          </table:table-cell>
          <table:table-cell office:value-type="float" office:value="-31.9" calcext:value-type="float">
            <text:p>-31,9</text:p>
          </table:table-cell>
          <table:table-cell office:value-type="float" office:value="-73.2" calcext:value-type="float">
            <text:p>-73,2</text:p>
          </table:table-cell>
          <table:table-cell office:value-type="float" office:value="-142.1" calcext:value-type="float">
            <text:p>-142,1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35.8" calcext:value-type="float">
            <text:p>135,8</text:p>
          </table:table-cell>
          <table:table-cell office:value-type="float" office:value="167.7" calcext:value-type="float">
            <text:p>167,7</text:p>
          </table:table-cell>
          <table:table-cell office:value-type="float" office:value="49.9" calcext:value-type="float">
            <text:p>49,9</text:p>
          </table:table-cell>
          <table:table-cell office:value-type="float" office:value="137" calcext:value-type="float">
            <text:p>137</text:p>
          </table:table-cell>
          <table:table-cell office:value-type="float" office:value="-100.2" calcext:value-type="float">
            <text:p>-100,2</text:p>
          </table:table-cell>
          <table:table-cell office:value-type="float" office:value="-79.3" calcext:value-type="float">
            <text:p>-79,3</text:p>
          </table:table-cell>
          <table:table-cell office:value-type="float" office:value="-103.5" calcext:value-type="float">
            <text:p>-103,5</text:p>
          </table:table-cell>
          <table:table-cell office:value-type="float" office:value="152.4" calcext:value-type="float">
            <text:p>152,4</text:p>
          </table:table-cell>
          <table:table-cell office:value-type="float" office:value="37.7" calcext:value-type="float">
            <text:p>37,7</text:p>
          </table:table-cell>
          <table:table-cell office:value-type="float" office:value="-28" calcext:value-type="float">
            <text:p>-28</text:p>
          </table:table-cell>
          <table:table-cell office:value-type="float" office:value="38.2" calcext:value-type="float">
            <text:p>38,2</text:p>
          </table:table-cell>
          <table:table-cell office:value-type="float" office:value="-33.4" calcext:value-type="float">
            <text:p>-33,4</text:p>
          </table:table-cell>
          <table:table-cell office:value-type="float" office:value="18.3" calcext:value-type="float">
            <text:p>18,3</text:p>
          </table:table-cell>
          <table:table-cell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office:value-type="float" office:value="-80.1" calcext:value-type="float">
            <text:p>-80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-110.7" calcext:value-type="float">
            <text:p>-110,7</text:p>
          </table:table-cell>
          <table:table-cell office:value-type="float" office:value="137.1" calcext:value-type="float">
            <text:p>137,1</text:p>
          </table:table-cell>
          <table:table-cell office:value-type="float" office:value="-67.9" calcext:value-type="float">
            <text:p>-67,9</text:p>
          </table:table-cell>
          <table:table-cell office:value-type="float" office:value="177.7" calcext:value-type="float">
            <text:p>177,7</text:p>
          </table:table-cell>
          <table:table-cell office:value-type="float" office:value="-94.6" calcext:value-type="float">
            <text:p>-94,6</text:p>
          </table:table-cell>
          <table:table-cell office:value-type="float" office:value="-179.5" calcext:value-type="float">
            <text:p>-179,5</text:p>
          </table:table-cell>
          <table:table-cell office:value-type="float" office:value="-95.6" calcext:value-type="float">
            <text:p>-95,6</text:p>
          </table:table-cell>
          <table:table-cell office:value-type="float" office:value="179.8" calcext:value-type="float">
            <text:p>179,8</text:p>
          </table:table-cell>
          <table:table-cell office:value-type="float" office:value="42.9" calcext:value-type="float">
            <text:p>42,9</text:p>
          </table:table-cell>
          <table:table-cell office:value-type="float" office:value="-14.3" calcext:value-type="float">
            <text:p>-14,3</text:p>
          </table:table-cell>
          <table:table-cell office:value-type="float" office:value="36.8" calcext:value-type="float">
            <text:p>36,8</text:p>
          </table:table-cell>
          <table:table-cell office:value-type="float" office:value="-42.9" calcext:value-type="float">
            <text:p>-42,9</text:p>
          </table:table-cell>
          <table:table-cell office:value-type="float" office:value="36.5" calcext:value-type="float">
            <text:p>36,5</text:p>
          </table:table-cell>
          <table:table-cell office:value-type="float" office:value="-14" calcext:value-type="float">
            <text:p>-14</text:p>
          </table:table-cell>
          <table:table-cell office:value-type="float" office:value="-3.2" calcext:value-type="float">
            <text:p>-3,2</text:p>
          </table:table-cell>
          <table:table-cell office:value-type="float" office:value="-174.9" calcext:value-type="float">
            <text:p>-174,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-76.7" calcext:value-type="float">
            <text:p>-76,7</text:p>
          </table:table-cell>
          <table:table-cell office:value-type="float" office:value="176.6" calcext:value-type="float">
            <text:p>176,6</text:p>
          </table:table-cell>
          <table:table-cell office:value-type="float" office:value="59.6" calcext:value-type="float">
            <text:p>59,6</text:p>
          </table:table-cell>
          <table:table-cell office:value-type="float" office:value="157.4" calcext:value-type="float">
            <text:p>157,4</text:p>
          </table:table-cell>
          <table:table-cell office:value-type="float" office:value="-88.9" calcext:value-type="float">
            <text:p>-88,9</text:p>
          </table:table-cell>
          <table:table-cell office:value-type="float" office:value="-83.1" calcext:value-type="float">
            <text:p>-83,1</text:p>
          </table:table-cell>
          <table:table-cell office:value-type="float" office:value="-79.7" calcext:value-type="float">
            <text:p>-79,7</text:p>
          </table:table-cell>
          <table:table-cell office:value-type="float" office:value="170.2" calcext:value-type="float">
            <text:p>170,2</text:p>
          </table:table-cell>
          <table:table-cell office:value-type="float" office:value="40.3" calcext:value-type="float">
            <text:p>40,3</text:p>
          </table:table-cell>
          <table:table-cell office:value-type="float" office:value="-19.5" calcext:value-type="float">
            <text:p>-19,5</text:p>
          </table:table-cell>
          <table:table-cell office:value-type="float" office:value="37.1" calcext:value-type="float">
            <text:p>37,1</text:p>
          </table:table-cell>
          <table:table-cell office:value-type="float" office:value="-39.7" calcext:value-type="float">
            <text:p>-39,7</text:p>
          </table:table-cell>
          <table:table-cell office:value-type="float" office:value="29.1" calcext:value-type="float">
            <text:p>29,1</text:p>
          </table:table-cell>
          <table:table-cell office:value-type="float" office:value="-6.5" calcext:value-type="float">
            <text:p>-6,5</text:p>
          </table:table-cell>
          <table:table-cell office:value-type="float" office:value="-131.2" calcext:value-type="float">
            <text:p>-131,2</text:p>
          </table:table-cell>
          <table:table-cell office:value-type="float" office:value="-39.2" calcext:value-type="float">
            <text:p>-39,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-68.4" calcext:value-type="float">
            <text:p>-68,4</text:p>
          </table:table-cell>
          <table:table-cell office:value-type="float" office:value="-159.4" calcext:value-type="float">
            <text:p>-159,4</text:p>
          </table:table-cell>
          <table:table-cell office:value-type="float" office:value="37.2" calcext:value-type="float">
            <text:p>37,2</text:p>
          </table:table-cell>
          <table:table-cell office:value-type="float" office:value="92.4" calcext:value-type="float">
            <text:p>92,4</text:p>
          </table:table-cell>
          <table:table-cell office:value-type="float" office:value="-127" calcext:value-type="float">
            <text:p>-127</text:p>
          </table:table-cell>
          <table:table-cell office:value-type="float" office:value="-67.3" calcext:value-type="float">
            <text:p>-67,3</text:p>
          </table:table-cell>
          <table:table-cell office:value-type="float" office:value="179.2" calcext:value-type="float">
            <text:p>179,2</text:p>
          </table:table-cell>
          <table:table-cell office:value-type="float" office:value="-3.1" calcext:value-type="float">
            <text:p>-3,1</text:p>
          </table:table-cell>
          <table:table-cell office:value-type="float" office:value="34" calcext:value-type="float">
            <text:p>34</text:p>
          </table:table-cell>
          <table:table-cell office:value-type="float" office:value="12.9" calcext:value-type="float">
            <text:p>12,9</text:p>
          </table:table-cell>
          <table:table-cell office:value-type="float" office:value="-29.6" calcext:value-type="float">
            <text:p>-29,6</text:p>
          </table:table-cell>
          <table:table-cell office:value-type="float" office:value="34" calcext:value-type="float">
            <text:p>34</text:p>
          </table:table-cell>
          <table:table-cell office:value-type="float" office:value="-27.4" calcext:value-type="float">
            <text:p>-27,4</text:p>
          </table:table-cell>
          <table:table-cell office:value-type="float" office:value="9.3" calcext:value-type="float">
            <text:p>9,3</text:p>
          </table:table-cell>
          <table:table-cell office:value-type="float" office:value="160.8" calcext:value-type="float">
            <text:p>160,8</text:p>
          </table:table-cell>
          <table:table-cell office:value-type="float" office:value="-87.2" calcext:value-type="float">
            <text:p>-87,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40.7" calcext:value-type="float">
            <text:p>140,7</text:p>
          </table:table-cell>
          <table:table-cell office:value-type="float" office:value="-153.6" calcext:value-type="float">
            <text:p>-153,6</text:p>
          </table:table-cell>
          <table:table-cell office:value-type="float" office:value="-70.2" calcext:value-type="float">
            <text:p>-70,2</text:p>
          </table:table-cell>
          <table:table-cell office:value-type="float" office:value="89.5" calcext:value-type="float">
            <text:p>89,5</text:p>
          </table:table-cell>
          <table:table-cell office:value-type="float" office:value="179" calcext:value-type="float">
            <text:p>179</text:p>
          </table:table-cell>
          <table:table-cell office:value-type="float" office:value="-81.3" calcext:value-type="float">
            <text:p>-81,3</text:p>
          </table:table-cell>
          <table:table-cell office:value-type="float" office:value="-148.8" calcext:value-type="float">
            <text:p>-148,8</text:p>
          </table:table-cell>
          <table:table-cell office:value-type="float" office:value="23.7" calcext:value-type="float">
            <text:p>23,7</text:p>
          </table:table-cell>
          <table:table-cell office:value-type="float" office:value="36.4" calcext:value-type="float">
            <text:p>36,4</text:p>
          </table:table-cell>
          <table:table-cell office:value-type="float" office:value="-3.2" calcext:value-type="float">
            <text:p>-3,2</text:p>
          </table:table-cell>
          <table:table-cell office:value-type="float" office:value="-20.4" calcext:value-type="float">
            <text:p>-20,4</text:p>
          </table:table-cell>
          <table:table-cell office:value-type="float" office:value="33.3" calcext:value-type="float">
            <text:p>33,3</text:p>
          </table:table-cell>
          <table:table-cell office:value-type="float" office:value="-36.9" calcext:value-type="float">
            <text:p>-36,9</text:p>
          </table:table-cell>
          <table:table-cell office:value-type="float" office:value="25.5" calcext:value-type="float">
            <text:p>25,5</text:p>
          </table:table-cell>
          <table:table-cell office:value-type="float" office:value="-86.4" calcext:value-type="float">
            <text:p>-86,4</text:p>
          </table:table-cell>
          <table:table-cell office:value-type="float" office:value="153.4" calcext:value-type="float">
            <text:p>153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61.3" calcext:value-type="float">
            <text:p>161,3</text:p>
          </table:table-cell>
          <table:table-cell office:value-type="float" office:value="178.2" calcext:value-type="float">
            <text:p>178,2</text:p>
          </table:table-cell>
          <table:table-cell office:value-type="float" office:value="87.3" calcext:value-type="float">
            <text:p>87,3</text:p>
          </table:table-cell>
          <table:table-cell office:value-type="float" office:value="-148.6" calcext:value-type="float">
            <text:p>-148,6</text:p>
          </table:table-cell>
          <table:table-cell office:value-type="float" office:value="-78.5" calcext:value-type="float">
            <text:p>-78,5</text:p>
          </table:table-cell>
          <table:table-cell office:value-type="float" office:value="-176.7" calcext:value-type="float">
            <text:p>-176,7</text:p>
          </table:table-cell>
          <table:table-cell office:value-type="float" office:value="-4.2" calcext:value-type="float">
            <text:p>-4,2</text:p>
          </table:table-cell>
          <table:table-cell office:value-type="float" office:value="37.4" calcext:value-type="float">
            <text:p>37,4</text:p>
          </table:table-cell>
          <table:table-cell office:value-type="float" office:value="14.9" calcext:value-type="float">
            <text:p>14,9</text:p>
          </table:table-cell>
          <table:table-cell office:value-type="float" office:value="-33" calcext:value-type="float">
            <text:p>-33</text:p>
          </table:table-cell>
          <table:table-cell office:value-type="float" office:value="37.3" calcext:value-type="float">
            <text:p>37,3</text:p>
          </table:table-cell>
          <table:table-cell office:value-type="float" office:value="-29.8" calcext:value-type="float">
            <text:p>-29,8</text:p>
          </table:table-cell>
          <table:table-cell office:value-type="float" office:value="9.6" calcext:value-type="float">
            <text:p>9,6</text:p>
          </table:table-cell>
          <table:table-cell office:value-type="float" office:value="160.7" calcext:value-type="float">
            <text:p>160,7</text:p>
          </table:table-cell>
          <table:table-cell office:value-type="float" office:value="170.6" calcext:value-type="float">
            <text:p>170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-59.8" calcext:value-type="float">
            <text:p>-59,8</text:p>
          </table:table-cell>
          <table:table-cell office:value-type="float" office:value="179.9" calcext:value-type="float">
            <text:p>179,9</text:p>
          </table:table-cell>
          <table:table-cell office:value-type="float" office:value="47.3" calcext:value-type="float">
            <text:p>47,3</text:p>
          </table:table-cell>
          <table:table-cell office:value-type="float" office:value="84.3" calcext:value-type="float">
            <text:p>84,3</text:p>
          </table:table-cell>
          <table:table-cell office:value-type="float" office:value="-152" calcext:value-type="float">
            <text:p>-152</text:p>
          </table:table-cell>
          <table:table-cell office:value-type="float" office:value="-73.4" calcext:value-type="float">
            <text:p>-73,4</text:p>
          </table:table-cell>
          <table:table-cell office:value-type="float" office:value="-161.4" calcext:value-type="float">
            <text:p>-161,4</text:p>
          </table:table-cell>
          <table:table-cell office:value-type="float" office:value="7.4" calcext:value-type="float">
            <text:p>7,4</text:p>
          </table:table-cell>
          <table:table-cell office:value-type="float" office:value="41.3" calcext:value-type="float">
            <text:p>41,3</text:p>
          </table:table-cell>
          <table:table-cell office:value-type="float" office:value="8.2" calcext:value-type="float">
            <text:p>8,2</text:p>
          </table:table-cell>
          <table:table-cell office:value-type="float" office:value="-31.4" calcext:value-type="float">
            <text:p>-31,4</text:p>
          </table:table-cell>
          <table:table-cell office:value-type="float" office:value="40.9" calcext:value-type="float">
            <text:p>40,9</text:p>
          </table:table-cell>
          <table:table-cell office:value-type="float" office:value="-37.4" calcext:value-type="float">
            <text:p>-37,4</text:p>
          </table:table-cell>
          <table:table-cell office:value-type="float" office:value="18.5" calcext:value-type="float">
            <text:p>18,5</text:p>
          </table:table-cell>
          <table:table-cell office:value-type="float" office:value="175.8" calcext:value-type="float">
            <text:p>175,8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-51.9" calcext:value-type="float">
            <text:p>-51,9</text:p>
          </table:table-cell>
          <table:table-cell office:value-type="float" office:value="175.1" calcext:value-type="float">
            <text:p>175,1</text:p>
          </table:table-cell>
          <table:table-cell office:value-type="float" office:value="32.1" calcext:value-type="float">
            <text:p>32,1</text:p>
          </table:table-cell>
          <table:table-cell office:value-type="float" office:value="88.3" calcext:value-type="float">
            <text:p>88,3</text:p>
          </table:table-cell>
          <table:table-cell office:value-type="float" office:value="-147.4" calcext:value-type="float">
            <text:p>-147,4</text:p>
          </table:table-cell>
          <table:table-cell office:value-type="float" office:value="-66.7" calcext:value-type="float">
            <text:p>-66,7</text:p>
          </table:table-cell>
          <table:table-cell office:value-type="float" office:value="-158.2" calcext:value-type="float">
            <text:p>-158,2</text:p>
          </table:table-cell>
          <table:table-cell office:value-type="float" office:value="5.1" calcext:value-type="float">
            <text:p>5,1</text:p>
          </table:table-cell>
          <table:table-cell office:value-type="float" office:value="41.6" calcext:value-type="float">
            <text:p>41,6</text:p>
          </table:table-cell>
          <table:table-cell office:value-type="float" office:value="10" calcext:value-type="float">
            <text:p>10</text:p>
          </table:table-cell>
          <table:table-cell office:value-type="float" office:value="-32.8" calcext:value-type="float">
            <text:p>-32,8</text:p>
          </table:table-cell>
          <table:table-cell office:value-type="float" office:value="41.4" calcext:value-type="float">
            <text:p>41,4</text:p>
          </table:table-cell>
          <table:table-cell office:value-type="float" office:value="-36.9" calcext:value-type="float">
            <text:p>-36,9</text:p>
          </table:table-cell>
          <table:table-cell office:value-type="float" office:value="17.1" calcext:value-type="float">
            <text:p>17,1</text:p>
          </table:table-cell>
          <table:table-cell office:value-type="float" office:value="166.6" calcext:value-type="float">
            <text:p>166,6</text:p>
          </table:table-cell>
          <table:table-cell office:value-type="float" office:value="-134.3" calcext:value-type="float">
            <text:p>-134,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-57.7" calcext:value-type="float">
            <text:p>-57,7</text:p>
          </table:table-cell>
          <table:table-cell office:value-type="float" office:value="169" calcext:value-type="float">
            <text:p>169</text:p>
          </table:table-cell>
          <table:table-cell office:value-type="float" office:value="47.8" calcext:value-type="float">
            <text:p>47,8</text:p>
          </table:table-cell>
          <table:table-cell office:value-type="float" office:value="77.5" calcext:value-type="float">
            <text:p>77,5</text:p>
          </table:table-cell>
          <table:table-cell office:value-type="float" office:value="-161.1" calcext:value-type="float">
            <text:p>-161,1</text:p>
          </table:table-cell>
          <table:table-cell office:value-type="float" office:value="-49.3" calcext:value-type="float">
            <text:p>-49,3</text:p>
          </table:table-cell>
          <table:table-cell office:value-type="float" office:value="-161.7" calcext:value-type="float">
            <text:p>-161,7</text:p>
          </table:table-cell>
          <table:table-cell office:value-type="float" office:value="16.6" calcext:value-type="float">
            <text:p>16,6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office:value-type="float" office:value="-28" calcext:value-type="float">
            <text:p>-28</text:p>
          </table:table-cell>
          <table:table-cell office:value-type="float" office:value="42.1" calcext:value-type="float">
            <text:p>42,1</text:p>
          </table:table-cell>
          <table:table-cell office:value-type="float" office:value="-42.2" calcext:value-type="float">
            <text:p>-42,2</text:p>
          </table:table-cell>
          <table:table-cell office:value-type="float" office:value="25.9" calcext:value-type="float">
            <text:p>25,9</text:p>
          </table:table-cell>
          <table:table-cell office:value-type="float" office:value="163.8" calcext:value-type="float">
            <text:p>163,8</text:p>
          </table:table-cell>
          <table:table-cell office:value-type="float" office:value="-134.9" calcext:value-type="float">
            <text:p>-134,9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-85.1" calcext:value-type="float">
            <text:p>-85,1</text:p>
          </table:table-cell>
          <table:table-cell office:value-type="float" office:value="-177.4" calcext:value-type="float">
            <text:p>-177,4</text:p>
          </table:table-cell>
          <table:table-cell office:value-type="float" office:value="62.6" calcext:value-type="float">
            <text:p>62,6</text:p>
          </table:table-cell>
          <table:table-cell office:value-type="float" office:value="81.8" calcext:value-type="float">
            <text:p>81,8</text:p>
          </table:table-cell>
          <table:table-cell office:value-type="float" office:value="-136.5" calcext:value-type="float">
            <text:p>-136,5</text:p>
          </table:table-cell>
          <table:table-cell office:value-type="float" office:value="-71.6" calcext:value-type="float">
            <text:p>-71,6</text:p>
          </table:table-cell>
          <table:table-cell office:value-type="float" office:value="-163.1" calcext:value-type="float">
            <text:p>-163,1</text:p>
          </table:table-cell>
          <table:table-cell office:value-type="float" office:value="12.3" calcext:value-type="float">
            <text:p>12,3</text:p>
          </table:table-cell>
          <table:table-cell office:value-type="float" office:value="43.4" calcext:value-type="float">
            <text:p>43,4</text:p>
          </table:table-cell>
          <table:table-cell office:value-type="float" office:value="4.8" calcext:value-type="float">
            <text:p>4,8</text:p>
          </table:table-cell>
          <table:table-cell office:value-type="float" office:value="-29.8" calcext:value-type="float">
            <text:p>-29,8</text:p>
          </table:table-cell>
          <table:table-cell office:value-type="float" office:value="42.4" calcext:value-type="float">
            <text:p>42,4</text:p>
          </table:table-cell>
          <table:table-cell office:value-type="float" office:value="-40.6" calcext:value-type="float">
            <text:p>-40,6</text:p>
          </table:table-cell>
          <table:table-cell office:value-type="float" office:value="22.5" calcext:value-type="float">
            <text:p>22,5</text:p>
          </table:table-cell>
          <table:table-cell office:value-type="float" office:value="168.7" calcext:value-type="float">
            <text:p>168,7</text:p>
          </table:table-cell>
          <table:table-cell office:value-type="float" office:value="-132.9" calcext:value-type="float">
            <text:p>-132,9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-60.7" calcext:value-type="float">
            <text:p>-60,7</text:p>
          </table:table-cell>
          <table:table-cell office:value-type="float" office:value="171.5" calcext:value-type="float">
            <text:p>171,5</text:p>
          </table:table-cell>
          <table:table-cell office:value-type="float" office:value="48.8" calcext:value-type="float">
            <text:p>48,8</text:p>
          </table:table-cell>
          <table:table-cell office:value-type="float" office:value="81.8" calcext:value-type="float">
            <text:p>81,8</text:p>
          </table:table-cell>
          <table:table-cell office:value-type="float" office:value="-148" calcext:value-type="float">
            <text:p>-148</text:p>
          </table:table-cell>
          <table:table-cell office:value-type="float" office:value="-73.6" calcext:value-type="float">
            <text:p>-73,6</text:p>
          </table:table-cell>
          <table:table-cell office:value-type="float" office:value="-163.5" calcext:value-type="float">
            <text:p>-163,5</text:p>
          </table:table-cell>
          <table:table-cell office:value-type="float" office:value="15.4" calcext:value-type="float">
            <text:p>15,4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,3</text:p>
          </table:table-cell>
          <table:table-cell office:value-type="float" office:value="-27.3" calcext:value-type="float">
            <text:p>-27,3</text:p>
          </table:table-cell>
          <table:table-cell office:value-type="float" office:value="40.5" calcext:value-type="float">
            <text:p>40,5</text:p>
          </table:table-cell>
          <table:table-cell office:value-type="float" office:value="-40" calcext:value-type="float">
            <text:p>-40</text:p>
          </table:table-cell>
          <table:table-cell office:value-type="float" office:value="23.9" calcext:value-type="float">
            <text:p>23,9</text:p>
          </table:table-cell>
          <table:table-cell office:value-type="float" office:value="163.3" calcext:value-type="float">
            <text:p>163,3</text:p>
          </table:table-cell>
          <table:table-cell office:value-type="float" office:value="-144.5" calcext:value-type="float">
            <text:p>-144,5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175" calcext:value-type="float">
            <text:p>175</text:p>
          </table:table-cell>
          <table:table-cell office:value-type="float" office:value="53.7" calcext:value-type="float">
            <text:p>53,7</text:p>
          </table:table-cell>
          <table:table-cell office:value-type="float" office:value="81.3" calcext:value-type="float">
            <text:p>81,3</text:p>
          </table:table-cell>
          <table:table-cell office:value-type="float" office:value="-147.3" calcext:value-type="float">
            <text:p>-147,3</text:p>
          </table:table-cell>
          <table:table-cell office:value-type="float" office:value="-76.3" calcext:value-type="float">
            <text:p>-76,3</text:p>
          </table:table-cell>
          <table:table-cell office:value-type="float" office:value="-162.5" calcext:value-type="float">
            <text:p>-162,5</text:p>
          </table:table-cell>
          <table:table-cell office:value-type="float" office:value="13.3" calcext:value-type="float">
            <text:p>13,3</text:p>
          </table:table-cell>
          <table:table-cell office:value-type="float" office:value="44.3" calcext:value-type="float">
            <text:p>44,3</text:p>
          </table:table-cell>
          <table:table-cell office:value-type="float" office:value="4.1" calcext:value-type="float">
            <text:p>4,1</text:p>
          </table:table-cell>
          <table:table-cell office:value-type="float" office:value="-30" calcext:value-type="float">
            <text:p>-30</text:p>
          </table:table-cell>
          <table:table-cell office:value-type="float" office:value="43.1" calcext:value-type="float">
            <text:p>43,1</text:p>
          </table:table-cell>
          <table:table-cell office:value-type="float" office:value="-41.8" calcext:value-type="float">
            <text:p>-41,8</text:p>
          </table:table-cell>
          <table:table-cell office:value-type="float" office:value="23.8" calcext:value-type="float">
            <text:p>23,8</text:p>
          </table:table-cell>
          <table:table-cell office:value-type="float" office:value="162.6" calcext:value-type="float">
            <text:p>162,6</text:p>
          </table:table-cell>
          <table:table-cell office:value-type="float" office:value="-145.4" calcext:value-type="float">
            <text:p>-145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-56.4" calcext:value-type="float">
            <text:p>-56,4</text:p>
          </table:table-cell>
          <table:table-cell office:value-type="float" office:value="165.2" calcext:value-type="float">
            <text:p>165,2</text:p>
          </table:table-cell>
          <table:table-cell office:value-type="float" office:value="52.3" calcext:value-type="float">
            <text:p>52,3</text:p>
          </table:table-cell>
          <table:table-cell office:value-type="float" office:value="82.8" calcext:value-type="float">
            <text:p>82,8</text:p>
          </table:table-cell>
          <table:table-cell office:value-type="float" office:value="-159.9" calcext:value-type="float">
            <text:p>-159,9</text:p>
          </table:table-cell>
          <table:table-cell office:value-type="float" office:value="-72.3" calcext:value-type="float">
            <text:p>-72,3</text:p>
          </table:table-cell>
          <table:table-cell office:value-type="float" office:value="-164.8" calcext:value-type="float">
            <text:p>-164,8</text:p>
          </table:table-cell>
          <table:table-cell office:value-type="float" office:value="11.2" calcext:value-type="float">
            <text:p>11,2</text:p>
          </table:table-cell>
          <table:table-cell office:value-type="float" office:value="39.4" calcext:value-type="float">
            <text:p>39,4</text:p>
          </table:table-cell>
          <table:table-cell office:value-type="float" office:value="5.2" calcext:value-type="float">
            <text:p>5,2</text:p>
          </table:table-cell>
          <table:table-cell office:value-type="float" office:value="-27.9" calcext:value-type="float">
            <text:p>-27,9</text:p>
          </table:table-cell>
          <table:table-cell office:value-type="float" office:value="38.6" calcext:value-type="float">
            <text:p>38,6</text:p>
          </table:table-cell>
          <table:table-cell office:value-type="float" office:value="-36.7" calcext:value-type="float">
            <text:p>-36,7</text:p>
          </table:table-cell>
          <table:table-cell office:value-type="float" office:value="20" calcext:value-type="float">
            <text:p>20</text:p>
          </table:table-cell>
          <table:table-cell office:value-type="float" office:value="167.5" calcext:value-type="float">
            <text:p>167,5</text:p>
          </table:table-cell>
          <table:table-cell office:value-type="float" office:value="-150.7" calcext:value-type="float">
            <text:p>-150,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-58.6" calcext:value-type="float">
            <text:p>-58,6</text:p>
          </table:table-cell>
          <table:table-cell office:value-type="float" office:value="-176.7" calcext:value-type="float">
            <text:p>-176,7</text:p>
          </table:table-cell>
          <table:table-cell office:value-type="float" office:value="38.8" calcext:value-type="float">
            <text:p>38,8</text:p>
          </table:table-cell>
          <table:table-cell office:value-type="float" office:value="82" calcext:value-type="float">
            <text:p>82</text:p>
          </table:table-cell>
          <table:table-cell office:value-type="float" office:value="-166.6" calcext:value-type="float">
            <text:p>-166,6</text:p>
          </table:table-cell>
          <table:table-cell office:value-type="float" office:value="-56.7" calcext:value-type="float">
            <text:p>-56,7</text:p>
          </table:table-cell>
          <table:table-cell office:value-type="float" office:value="-157.4" calcext:value-type="float">
            <text:p>-157,4</text:p>
          </table:table-cell>
          <table:table-cell office:value-type="float" office:value="9.7" calcext:value-type="float">
            <text:p>9,7</text:p>
          </table:table-cell>
          <table:table-cell office:value-type="float" office:value="41.1" calcext:value-type="float">
            <text:p>41,1</text:p>
          </table:table-cell>
          <table:table-cell office:value-type="float" office:value="6.5" calcext:value-type="float">
            <text:p>6,5</text:p>
          </table:table-cell>
          <table:table-cell office:value-type="float" office:value="-29.5" calcext:value-type="float">
            <text:p>-29,5</text:p>
          </table:table-cell>
          <table:table-cell office:value-type="float" office:value="40.5" calcext:value-type="float">
            <text:p>40,5</text:p>
          </table:table-cell>
          <table:table-cell office:value-type="float" office:value="-37.6" calcext:value-type="float">
            <text:p>-37,6</text:p>
          </table:table-cell>
          <table:table-cell office:value-type="float" office:value="19.7" calcext:value-type="float">
            <text:p>19,7</text:p>
          </table:table-cell>
          <table:table-cell office:value-type="float" office:value="169.3" calcext:value-type="float">
            <text:p>169,3</text:p>
          </table:table-cell>
          <table:table-cell office:value-type="float" office:value="-145.1" calcext:value-type="float">
            <text:p>-145,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-71.6" calcext:value-type="float">
            <text:p>-71,6</text:p>
          </table:table-cell>
          <table:table-cell office:value-type="float" office:value="-175.1" calcext:value-type="float">
            <text:p>-175,1</text:p>
          </table:table-cell>
          <table:table-cell office:value-type="float" office:value="49.1" calcext:value-type="float">
            <text:p>49,1</text:p>
          </table:table-cell>
          <table:table-cell office:value-type="float" office:value="87.7" calcext:value-type="float">
            <text:p>87,7</text:p>
          </table:table-cell>
          <table:table-cell office:value-type="float" office:value="-143.4" calcext:value-type="float">
            <text:p>-143,4</text:p>
          </table:table-cell>
          <table:table-cell office:value-type="float" office:value="-62.1" calcext:value-type="float">
            <text:p>-62,1</text:p>
          </table:table-cell>
          <table:table-cell office:value-type="float" office:value="-158.2" calcext:value-type="float">
            <text:p>-158,2</text:p>
          </table:table-cell>
          <table:table-cell office:value-type="float" office:value="7.1" calcext:value-type="float">
            <text:p>7,1</text:p>
          </table:table-cell>
          <table:table-cell office:value-type="float" office:value="39.5" calcext:value-type="float">
            <text:p>39,5</text:p>
          </table:table-cell>
          <table:table-cell office:value-type="float" office:value="8.1" calcext:value-type="float">
            <text:p>8,1</text:p>
          </table:table-cell>
          <table:table-cell office:value-type="float" office:value="-30.1" calcext:value-type="float">
            <text:p>-30,1</text:p>
          </table:table-cell>
          <table:table-cell office:value-type="float" office:value="39.2" calcext:value-type="float">
            <text:p>39,2</text:p>
          </table:table-cell>
          <table:table-cell office:value-type="float" office:value="-35.6" calcext:value-type="float">
            <text:p>-35,6</text:p>
          </table:table-cell>
          <table:table-cell office:value-type="float" office:value="17.5" calcext:value-type="float">
            <text:p>17,5</text:p>
          </table:table-cell>
          <table:table-cell office:value-type="float" office:value="171.3" calcext:value-type="float">
            <text:p>171,3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-71.3" calcext:value-type="float">
            <text:p>-71,3</text:p>
          </table:table-cell>
          <table:table-cell office:value-type="float" office:value="-179.5" calcext:value-type="float">
            <text:p>-179,5</text:p>
          </table:table-cell>
          <table:table-cell office:value-type="float" office:value="48.3" calcext:value-type="float">
            <text:p>48,3</text:p>
          </table:table-cell>
          <table:table-cell office:value-type="float" office:value="85.7" calcext:value-type="float">
            <text:p>85,7</text:p>
          </table:table-cell>
          <table:table-cell office:value-type="float" office:value="-164.2" calcext:value-type="float">
            <text:p>-164,2</text:p>
          </table:table-cell>
          <table:table-cell office:value-type="float" office:value="-49.8" calcext:value-type="float">
            <text:p>-49,8</text:p>
          </table:table-cell>
          <table:table-cell office:value-type="float" office:value="-144.8" calcext:value-type="float">
            <text:p>-144,8</text:p>
          </table:table-cell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,6</text:p>
          </table:table-cell>
          <table:table-cell office:value-type="float" office:value="6.1" calcext:value-type="float">
            <text:p>6,1</text:p>
          </table:table-cell>
          <table:table-cell office:value-type="float" office:value="-28.6" calcext:value-type="float">
            <text:p>-28,6</text:p>
          </table:table-cell>
          <table:table-cell office:value-type="float" office:value="39" calcext:value-type="float">
            <text:p>39</text:p>
          </table:table-cell>
          <table:table-cell office:value-type="float" office:value="-36.5" calcext:value-type="float">
            <text:p>-36,5</text:p>
          </table:table-cell>
          <table:table-cell office:value-type="float" office:value="19.3" calcext:value-type="float">
            <text:p>19,3</text:p>
          </table:table-cell>
          <table:table-cell office:value-type="float" office:value="159.1" calcext:value-type="float">
            <text:p>159,1</text:p>
          </table:table-cell>
          <table:table-cell office:value-type="float" office:value="-127.4" calcext:value-type="float">
            <text:p>-127,4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-98.3" calcext:value-type="float">
            <text:p>-98,3</text:p>
          </table:table-cell>
          <table:table-cell office:value-type="float" office:value="-149.6" calcext:value-type="float">
            <text:p>-149,6</text:p>
          </table:table-cell>
          <table:table-cell office:value-type="float" office:value="56.2" calcext:value-type="float">
            <text:p>56,2</text:p>
          </table:table-cell>
          <table:table-cell office:value-type="float" office:value="87.7" calcext:value-type="float">
            <text:p>87,7</text:p>
          </table:table-cell>
          <table:table-cell office:value-type="float" office:value="-148.5" calcext:value-type="float">
            <text:p>-148,5</text:p>
          </table:table-cell>
          <table:table-cell office:value-type="float" office:value="-37.1" calcext:value-type="float">
            <text:p>-37,1</text:p>
          </table:table-cell>
          <table:table-cell office:value-type="float" office:value="-145.6" calcext:value-type="float">
            <text:p>-145,6</text:p>
          </table:table-cell>
          <table:table-cell office:value-type="float" office:value="21.4" calcext:value-type="float">
            <text:p>21,4</text:p>
          </table:table-cell>
          <table:table-cell office:value-type="float" office:value="35.1" calcext:value-type="float">
            <text:p>35,1</text:p>
          </table:table-cell>
          <table:table-cell office:value-type="float" office:value="-1.7" calcext:value-type="float">
            <text:p>-1,7</text:p>
          </table:table-cell>
          <table:table-cell office:value-type="float" office:value="-20" calcext:value-type="float">
            <text:p>-20</text:p>
          </table:table-cell>
          <table:table-cell office:value-type="float" office:value="32.7" calcext:value-type="float">
            <text:p>32,7</text:p>
          </table:table-cell>
          <table:table-cell office:value-type="float" office:value="-34.6" calcext:value-type="float">
            <text:p>-34,6</text:p>
          </table:table-cell>
          <table:table-cell office:value-type="float" office:value="22.9" calcext:value-type="float">
            <text:p>22,9</text:p>
          </table:table-cell>
          <table:table-cell office:value-type="float" office:value="167.3" calcext:value-type="float">
            <text:p>167,3</text:p>
          </table:table-cell>
          <table:table-cell office:value-type="float" office:value="-113.6" calcext:value-type="float">
            <text:p>-113,6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-166.8" calcext:value-type="float">
            <text:p>-166,8</text:p>
          </table:table-cell>
          <table:table-cell office:value-type="float" office:value="108.2" calcext:value-type="float">
            <text:p>108,2</text:p>
          </table:table-cell>
          <table:table-cell office:value-type="float" office:value="47.6" calcext:value-type="float">
            <text:p>47,6</text:p>
          </table:table-cell>
          <table:table-cell office:value-type="float" office:value="86.7" calcext:value-type="float">
            <text:p>86,7</text:p>
          </table:table-cell>
          <table:table-cell office:value-type="float" office:value="-131.8" calcext:value-type="float">
            <text:p>-131,8</text:p>
          </table:table-cell>
          <table:table-cell office:value-type="float" office:value="-82.5" calcext:value-type="float">
            <text:p>-82,5</text:p>
          </table:table-cell>
          <table:table-cell office:value-type="float" office:value="174.9" calcext:value-type="float">
            <text:p>174,9</text:p>
          </table:table-cell>
          <table:table-cell office:value-type="float" office:value="33.7" calcext:value-type="float">
            <text:p>33,7</text:p>
          </table:table-cell>
          <table:table-cell office:value-type="float" office:value="35.3" calcext:value-type="float">
            <text:p>35,3</text:p>
          </table:table-cell>
          <table:table-cell office:value-type="float" office:value="-9.5" calcext:value-type="float">
            <text:p>-9,5</text:p>
          </table:table-cell>
          <table:table-cell office:value-type="float" office:value="-13.3" calcext:value-type="float">
            <text:p>-13,3</text:p>
          </table:table-cell>
          <table:table-cell office:value-type="float" office:value="29.4" calcext:value-type="float">
            <text:p>29,4</text:p>
          </table:table-cell>
          <table:table-cell office:value-type="float" office:value="-35.6" calcext:value-type="float">
            <text:p>-35,6</text:p>
          </table:table-cell>
          <table:table-cell office:value-type="float" office:value="28.5" calcext:value-type="float">
            <text:p>28,5</text:p>
          </table:table-cell>
          <table:table-cell office:value-type="float" office:value="21.5" calcext:value-type="float">
            <text:p>21,5</text:p>
          </table:table-cell>
          <table:table-cell office:value-type="float" office:value="-102.9" calcext:value-type="float">
            <text:p>-102,9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,9</text:p>
          </table:table-cell>
          <table:table-cell office:value-type="float" office:value="-175.6" calcext:value-type="float">
            <text:p>-175,6</text:p>
          </table:table-cell>
          <table:table-cell office:value-type="float" office:value="-64.8" calcext:value-type="float">
            <text:p>-64,8</text:p>
          </table:table-cell>
          <table:table-cell office:value-type="float" office:value="101" calcext:value-type="float">
            <text:p>101</text:p>
          </table:table-cell>
          <table:table-cell office:value-type="float" office:value="-143.2" calcext:value-type="float">
            <text:p>-143,2</text:p>
          </table:table-cell>
          <table:table-cell office:value-type="float" office:value="-78.9" calcext:value-type="float">
            <text:p>-78,9</text:p>
          </table:table-cell>
          <table:table-cell office:value-type="float" office:value="-142.6" calcext:value-type="float">
            <text:p>-142,6</text:p>
          </table:table-cell>
          <table:table-cell office:value-type="float" office:value="-20.7" calcext:value-type="float">
            <text:p>-20,7</text:p>
          </table:table-cell>
          <table:table-cell office:value-type="float" office:value="38.5" calcext:value-type="float">
            <text:p>38,5</text:p>
          </table:table-cell>
          <table:table-cell office:value-type="float" office:value="25.1" calcext:value-type="float">
            <text:p>25,1</text:p>
          </table:table-cell>
          <table:table-cell office:value-type="float" office:value="-38.1" calcext:value-type="float">
            <text:p>-38,1</text:p>
          </table:table-cell>
          <table:table-cell office:value-type="float" office:value="36" calcext:value-type="float">
            <text:p>36</text:p>
          </table:table-cell>
          <table:table-cell office:value-type="float" office:value="-22.6" calcext:value-type="float">
            <text:p>-22,6</text:p>
          </table:table-cell>
          <table:table-cell office:value-type="float" office:value="-1.3" calcext:value-type="float">
            <text:p>-1,3</text:p>
          </table:table-cell>
          <table:table-cell office:value-type="float" office:value="157.9" calcext:value-type="float">
            <text:p>157,9</text:p>
          </table:table-cell>
          <table:table-cell office:value-type="float" office:value="-169.4" calcext:value-type="float">
            <text:p>-169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-65.5" calcext:value-type="float">
            <text:p>-65,5</text:p>
          </table:table-cell>
          <table:table-cell office:value-type="float" office:value="149" calcext:value-type="float">
            <text:p>149</text:p>
          </table:table-cell>
          <table:table-cell office:value-type="float" office:value="58.5" calcext:value-type="float">
            <text:p>58,5</text:p>
          </table:table-cell>
          <table:table-cell office:value-type="float" office:value="80.1" calcext:value-type="float">
            <text:p>80,1</text:p>
          </table:table-cell>
          <table:table-cell office:value-type="float" office:value="-151" calcext:value-type="float">
            <text:p>-151</text:p>
          </table:table-cell>
          <table:table-cell office:value-type="float" office:value="-64.3" calcext:value-type="float">
            <text:p>-64,3</text:p>
          </table:table-cell>
          <table:table-cell office:value-type="float" office:value="-154.5" calcext:value-type="float">
            <text:p>-154,5</text:p>
          </table:table-cell>
          <table:table-cell office:value-type="float" office:value="10.1" calcext:value-type="float">
            <text:p>10,1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,6</text:p>
          </table:table-cell>
          <table:table-cell office:value-type="float" office:value="-31.5" calcext:value-type="float">
            <text:p>-31,5</text:p>
          </table:table-cell>
          <table:table-cell office:value-type="float" office:value="43.3" calcext:value-type="float">
            <text:p>43,3</text:p>
          </table:table-cell>
          <table:table-cell office:value-type="float" office:value="-40.4" calcext:value-type="float">
            <text:p>-40,4</text:p>
          </table:table-cell>
          <table:table-cell office:value-type="float" office:value="21.4" calcext:value-type="float">
            <text:p>21,4</text:p>
          </table:table-cell>
          <table:table-cell office:value-type="float" office:value="154.4" calcext:value-type="float">
            <text:p>154,4</text:p>
          </table:table-cell>
          <table:table-cell office:value-type="float" office:value="-133.7" calcext:value-type="float">
            <text:p>-133,7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-65.8" calcext:value-type="float">
            <text:p>-65,8</text:p>
          </table:table-cell>
          <table:table-cell office:value-type="float" office:value="168.2" calcext:value-type="float">
            <text:p>168,2</text:p>
          </table:table-cell>
          <table:table-cell office:value-type="float" office:value="64.3" calcext:value-type="float">
            <text:p>64,3</text:p>
          </table:table-cell>
          <table:table-cell office:value-type="float" office:value="81.6" calcext:value-type="float">
            <text:p>81,6</text:p>
          </table:table-cell>
          <table:table-cell office:value-type="float" office:value="-163.6" calcext:value-type="float">
            <text:p>-163,6</text:p>
          </table:table-cell>
          <table:table-cell office:value-type="float" office:value="-48.8" calcext:value-type="float">
            <text:p>-48,8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.2" calcext:value-type="float">
            <text:p>26,2</text:p>
          </table:table-cell>
          <table:table-cell office:value-type="float" office:value="41.5" calcext:value-type="float">
            <text:p>41,5</text:p>
          </table:table-cell>
          <table:table-cell office:value-type="float" office:value="-5.7" calcext:value-type="float">
            <text:p>-5,7</text:p>
          </table:table-cell>
          <table:table-cell office:value-type="float" office:value="-20.4" calcext:value-type="float">
            <text:p>-20,4</text:p>
          </table:table-cell>
          <table:table-cell office:value-type="float" office:value="37.2" calcext:value-type="float">
            <text:p>37,2</text:p>
          </table:table-cell>
          <table:table-cell office:value-type="float" office:value="-41.3" calcext:value-type="float">
            <text:p>-41,3</text:p>
          </table:table-cell>
          <table:table-cell office:value-type="float" office:value="29.6" calcext:value-type="float">
            <text:p>29,6</text:p>
          </table:table-cell>
          <table:table-cell office:value-type="float" office:value="171.2" calcext:value-type="float">
            <text:p>171,2</text:p>
          </table:table-cell>
          <table:table-cell office:value-type="float" office:value="-129.6" calcext:value-type="float">
            <text:p>-129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-93.5" calcext:value-type="float">
            <text:p>-93,5</text:p>
          </table:table-cell>
          <table:table-cell office:value-type="float" office:value="-174.6" calcext:value-type="float">
            <text:p>-174,6</text:p>
          </table:table-cell>
          <table:table-cell office:value-type="float" office:value="60.3" calcext:value-type="float">
            <text:p>60,3</text:p>
          </table:table-cell>
          <table:table-cell office:value-type="float" office:value="75.3" calcext:value-type="float">
            <text:p>75,3</text:p>
          </table:table-cell>
          <table:table-cell office:value-type="float" office:value="-146.6" calcext:value-type="float">
            <text:p>-146,6</text:p>
          </table:table-cell>
          <table:table-cell office:value-type="float" office:value="-62.2" calcext:value-type="float">
            <text:p>-6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2.8" calcext:value-type="float">
            <text:p>22,8</text:p>
          </table:table-cell>
          <table:table-cell office:value-type="float" office:value="46.2" calcext:value-type="float">
            <text:p>46,2</text:p>
          </table:table-cell>
          <table:table-cell office:value-type="float" office:value="-3.6" calcext:value-type="float">
            <text:p>-3,6</text:p>
          </table:table-cell>
          <table:table-cell office:value-type="float" office:value="-24.9" calcext:value-type="float">
            <text:p>-24,9</text:p>
          </table:table-cell>
          <table:table-cell office:value-type="float" office:value="42.6" calcext:value-type="float">
            <text:p>42,6</text:p>
          </table:table-cell>
          <table:table-cell office:value-type="float" office:value="-45.6" calcext:value-type="float">
            <text:p>-45,6</text:p>
          </table:table-cell>
          <table:table-cell office:value-type="float" office:value="30.8" calcext:value-type="float">
            <text:p>30,8</text:p>
          </table:table-cell>
          <table:table-cell office:value-type="float" office:value="155.9" calcext:value-type="float">
            <text:p>155,9</text:p>
          </table:table-cell>
          <table:table-cell office:value-type="float" office:value="-137.8" calcext:value-type="float">
            <text:p>-137,8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-82.9" calcext:value-type="float">
            <text:p>-82,9</text:p>
          </table:table-cell>
          <table:table-cell office:value-type="float" office:value="179.9" calcext:value-type="float">
            <text:p>179,9</text:p>
          </table:table-cell>
          <table:table-cell office:value-type="float" office:value="69.4" calcext:value-type="float">
            <text:p>69,4</text:p>
          </table:table-cell>
          <table:table-cell office:value-type="float" office:value="84.4" calcext:value-type="float">
            <text:p>84,4</text:p>
          </table:table-cell>
          <table:table-cell office:value-type="float" office:value="-151.5" calcext:value-type="float">
            <text:p>-151,5</text:p>
          </table:table-cell>
          <table:table-cell office:value-type="float" office:value="-69.3" calcext:value-type="float">
            <text:p>-69,3</text:p>
          </table:table-cell>
          <table:table-cell office:value-type="float" office:value="-172.8" calcext:value-type="float">
            <text:p>-172,8</text:p>
          </table:table-cell>
          <table:table-cell office:value-type="float" office:value="21.5" calcext:value-type="float">
            <text:p>21,5</text:p>
          </table:table-cell>
          <table:table-cell office:value-type="float" office:value="39.2" calcext:value-type="float">
            <text:p>39,2</text:p>
          </table:table-cell>
          <table:table-cell office:value-type="float" office:value="-2" calcext:value-type="float">
            <text:p>-2</text:p>
          </table:table-cell>
          <table:table-cell office:value-type="float" office:value="-22.1" calcext:value-type="float">
            <text:p>-22,1</text:p>
          </table:table-cell>
          <table:table-cell office:value-type="float" office:value="36.4" calcext:value-type="float">
            <text:p>36,4</text:p>
          </table:table-cell>
          <table:table-cell office:value-type="float" office:value="-38.6" calcext:value-type="float">
            <text:p>-38,6</text:p>
          </table:table-cell>
          <table:table-cell office:value-type="float" office:value="25.6" calcext:value-type="float">
            <text:p>25,6</text:p>
          </table:table-cell>
          <table:table-cell office:value-type="float" office:value="168.1" calcext:value-type="float">
            <text:p>168,1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-90.8" calcext:value-type="float">
            <text:p>-90,8</text:p>
          </table:table-cell>
          <table:table-cell office:value-type="float" office:value="168.7" calcext:value-type="float">
            <text:p>168,7</text:p>
          </table:table-cell>
          <table:table-cell office:value-type="float" office:value="74.2" calcext:value-type="float">
            <text:p>74,2</text:p>
          </table:table-cell>
          <table:table-cell office:value-type="float" office:value="81.3" calcext:value-type="float">
            <text:p>81,3</text:p>
          </table:table-cell>
          <table:table-cell office:value-type="float" office:value="-141.7" calcext:value-type="float">
            <text:p>-141,7</text:p>
          </table:table-cell>
          <table:table-cell office:value-type="float" office:value="-96.3" calcext:value-type="float">
            <text:p>-96,3</text:p>
          </table:table-cell>
          <table:table-cell office:value-type="float" office:value="-176.3" calcext:value-type="float">
            <text:p>-176,3</text:p>
          </table:table-cell>
          <table:table-cell office:value-type="float" office:value="19.3" calcext:value-type="float">
            <text:p>19,3</text:p>
          </table:table-cell>
          <table:table-cell office:value-type="float" office:value="42.7" calcext:value-type="float">
            <text:p>42,7</text:p>
          </table:table-cell>
          <table:table-cell office:value-type="float" office:value="-0.7" calcext:value-type="float">
            <text:p>-0,7</text:p>
          </table:table-cell>
          <table:table-cell office:value-type="float" office:value="-25.2" calcext:value-type="float">
            <text:p>-25,2</text:p>
          </table:table-cell>
          <table:table-cell office:value-type="float" office:value="40.3" calcext:value-type="float">
            <text:p>40,3</text:p>
          </table:table-cell>
          <table:table-cell office:value-type="float" office:value="-41.5" calcext:value-type="float">
            <text:p>-41,5</text:p>
          </table:table-cell>
          <table:table-cell office:value-type="float" office:value="26.5" calcext:value-type="float">
            <text:p>26,5</text:p>
          </table:table-cell>
          <table:table-cell office:value-type="float" office:value="161.4" calcext:value-type="float">
            <text:p>161,4</text:p>
          </table:table-cell>
          <table:table-cell office:value-type="float" office:value="-134.2" calcext:value-type="float">
            <text:p>-134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41.1" calcext:value-type="float">
            <text:p>41,1</text:p>
          </table:table-cell>
          <table:table-cell office:value-type="float" office:value="162.3" calcext:value-type="float">
            <text:p>162,3</text:p>
          </table:table-cell>
          <table:table-cell office:value-type="float" office:value="-47.4" calcext:value-type="float">
            <text:p>-47,4</text:p>
          </table:table-cell>
          <table:table-cell office:value-type="float" office:value="99.2" calcext:value-type="float">
            <text:p>99,2</text:p>
          </table:table-cell>
          <table:table-cell office:value-type="float" office:value="-152.5" calcext:value-type="float">
            <text:p>-152,5</text:p>
          </table:table-cell>
          <table:table-cell office:value-type="float" office:value="-68.5" calcext:value-type="float">
            <text:p>-68,5</text:p>
          </table:table-cell>
          <table:table-cell office:value-type="float" office:value="-155.8" calcext:value-type="float">
            <text:p>-155,8</text:p>
          </table:table-cell>
          <table:table-cell office:value-type="float" office:value="-17.6" calcext:value-type="float">
            <text:p>-17,6</text:p>
          </table:table-cell>
          <table:table-cell office:value-type="float" office:value="43.7" calcext:value-type="float">
            <text:p>43,7</text:p>
          </table:table-cell>
          <table:table-cell office:value-type="float" office:value="26.5" calcext:value-type="float">
            <text:p>26,5</text:p>
          </table:table-cell>
          <table:table-cell office:value-type="float" office:value="-42.5" calcext:value-type="float">
            <text:p>-42,5</text:p>
          </table:table-cell>
          <table:table-cell office:value-type="float" office:value="41.7" calcext:value-type="float">
            <text:p>41,7</text:p>
          </table:table-cell>
          <table:table-cell office:value-type="float" office:value="-27.4" calcext:value-type="float">
            <text:p>-27,4</text:p>
          </table:table-cell>
          <table:table-cell office:value-type="float" office:value="0.9" calcext:value-type="float">
            <text:p>0,9</text:p>
          </table:table-cell>
          <table:table-cell office:value-type="float" office:value="167.1" calcext:value-type="float">
            <text:p>167,1</text:p>
          </table:table-cell>
          <table:table-cell office:value-type="float" office:value="-153.4" calcext:value-type="float">
            <text:p>-153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-57.3" calcext:value-type="float">
            <text:p>-57,3</text:p>
          </table:table-cell>
          <table:table-cell office:value-type="float" office:value="162.1" calcext:value-type="float">
            <text:p>162,1</text:p>
          </table:table-cell>
          <table:table-cell office:value-type="float" office:value="58.1" calcext:value-type="float">
            <text:p>58,1</text:p>
          </table:table-cell>
          <table:table-cell office:value-type="float" office:value="83.3" calcext:value-type="float">
            <text:p>83,3</text:p>
          </table:table-cell>
          <table:table-cell office:value-type="float" office:value="-156.7" calcext:value-type="float">
            <text:p>-156,7</text:p>
          </table:table-cell>
          <table:table-cell office:value-type="float" office:value="-80.8" calcext:value-type="float">
            <text:p>-80,8</text:p>
          </table:table-cell>
          <table:table-cell office:value-type="float" office:value="-170.1" calcext:value-type="float">
            <text:p>-170,1</text:p>
          </table:table-cell>
          <table:table-cell office:value-type="float" office:value="22.6" calcext:value-type="float">
            <text:p>22,6</text:p>
          </table:table-cell>
          <table:table-cell office:value-type="float" office:value="42.5" calcext:value-type="float">
            <text:p>42,5</text:p>
          </table:table-cell>
          <table:table-cell office:value-type="float" office:value="-3.3" calcext:value-type="float">
            <text:p>-3,3</text:p>
          </table:table-cell>
          <table:table-cell office:value-type="float" office:value="-23.2" calcext:value-type="float">
            <text:p>-23,2</text:p>
          </table:table-cell>
          <table:table-cell office:value-type="float" office:value="39.2" calcext:value-type="float">
            <text:p>39,2</text:p>
          </table:table-cell>
          <table:table-cell office:value-type="float" office:value="-41.8" calcext:value-type="float">
            <text:p>-41,8</text:p>
          </table:table-cell>
          <table:table-cell office:value-type="float" office:value="28.3" calcext:value-type="float">
            <text:p>28,3</text:p>
          </table:table-cell>
          <table:table-cell office:value-type="float" office:value="168.7" calcext:value-type="float">
            <text:p>168,7</text:p>
          </table:table-cell>
          <table:table-cell office:value-type="float" office:value="-152.1" calcext:value-type="float">
            <text:p>-152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-53.1" calcext:value-type="float">
            <text:p>-53,1</text:p>
          </table:table-cell>
          <table:table-cell office:value-type="float" office:value="168.4" calcext:value-type="float">
            <text:p>168,4</text:p>
          </table:table-cell>
          <table:table-cell office:value-type="float" office:value="51.4" calcext:value-type="float">
            <text:p>51,4</text:p>
          </table:table-cell>
          <table:table-cell office:value-type="float" office:value="83.8" calcext:value-type="float">
            <text:p>83,8</text:p>
          </table:table-cell>
          <table:table-cell office:value-type="float" office:value="-151.2" calcext:value-type="float">
            <text:p>-151,2</text:p>
          </table:table-cell>
          <table:table-cell office:value-type="float" office:value="-77.8" calcext:value-type="float">
            <text:p>-77,8</text:p>
          </table:table-cell>
          <table:table-cell office:value-type="float" office:value="-160" calcext:value-type="float">
            <text:p>-160</text:p>
          </table:table-cell>
          <table:table-cell office:value-type="float" office:value="16.7" calcext:value-type="float">
            <text:p>16,7</text:p>
          </table:table-cell>
          <table:table-cell office:value-type="float" office:value="39.3" calcext:value-type="float">
            <text:p>39,3</text:p>
          </table:table-cell>
          <table:table-cell office:value-type="float" office:value="1.4" calcext:value-type="float">
            <text:p>1,4</text:p>
          </table:table-cell>
          <table:table-cell office:value-type="float" office:value="-24.8" calcext:value-type="float">
            <text:p>-24,8</text:p>
          </table:table-cell>
          <table:table-cell office:value-type="float" office:value="37.6" calcext:value-type="float">
            <text:p>37,6</text:p>
          </table:table-cell>
          <table:table-cell office:value-type="float" office:value="-37.8" calcext:value-type="float">
            <text:p>-37,8</text:p>
          </table:table-cell>
          <table:table-cell office:value-type="float" office:value="23.1" calcext:value-type="float">
            <text:p>23,1</text:p>
          </table:table-cell>
          <table:table-cell office:value-type="float" office:value="178.9" calcext:value-type="float">
            <text:p>178,9</text:p>
          </table:table-cell>
          <table:table-cell office:value-type="float" office:value="-150.4" calcext:value-type="float">
            <text:p>-150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-71.8" calcext:value-type="float">
            <text:p>-71,8</text:p>
          </table:table-cell>
          <table:table-cell office:value-type="float" office:value="156.4" calcext:value-type="float">
            <text:p>156,4</text:p>
          </table:table-cell>
          <table:table-cell office:value-type="float" office:value="70" calcext:value-type="float">
            <text:p>70</text:p>
          </table:table-cell>
          <table:table-cell office:value-type="float" office:value="84.2" calcext:value-type="float">
            <text:p>84,2</text:p>
          </table:table-cell>
          <table:table-cell office:value-type="float" office:value="-140" calcext:value-type="float">
            <text:p>-140</text:p>
          </table:table-cell>
          <table:table-cell office:value-type="float" office:value="-57.8" calcext:value-type="float">
            <text:p>-57,8</text:p>
          </table:table-cell>
          <table:table-cell office:value-type="float" office:value="-158.3" calcext:value-type="float">
            <text:p>-158,3</text:p>
          </table:table-cell>
          <table:table-cell office:value-type="float" office:value="19.1" calcext:value-type="float">
            <text:p>19,1</text:p>
          </table:table-cell>
          <table:table-cell office:value-type="float" office:value="40.7" calcext:value-type="float">
            <text:p>40,7</text:p>
          </table:table-cell>
          <table:table-cell office:value-type="float" office:value="-0.4" calcext:value-type="float">
            <text:p>-0,4</text:p>
          </table:table-cell>
          <table:table-cell office:value-type="float" office:value="-24.3" calcext:value-type="float">
            <text:p>-24,3</text:p>
          </table:table-cell>
          <table:table-cell office:value-type="float" office:value="38.5" calcext:value-type="float">
            <text:p>38,5</text:p>
          </table:table-cell>
          <table:table-cell office:value-type="float" office:value="-39.7" calcext:value-type="float">
            <text:p>-39,7</text:p>
          </table:table-cell>
          <table:table-cell office:value-type="float" office:value="25.2" calcext:value-type="float">
            <text:p>25,2</text:p>
          </table:table-cell>
          <table:table-cell office:value-type="float" office:value="170.1" calcext:value-type="float">
            <text:p>170,1</text:p>
          </table:table-cell>
          <table:table-cell office:value-type="float" office:value="-120.5" calcext:value-type="float">
            <text:p>-120,5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-67.3" calcext:value-type="float">
            <text:p>-67,3</text:p>
          </table:table-cell>
          <table:table-cell office:value-type="float" office:value="177.9" calcext:value-type="float">
            <text:p>177,9</text:p>
          </table:table-cell>
          <table:table-cell office:value-type="float" office:value="48.1" calcext:value-type="float">
            <text:p>48,1</text:p>
          </table:table-cell>
          <table:table-cell office:value-type="float" office:value="89.4" calcext:value-type="float">
            <text:p>89,4</text:p>
          </table:table-cell>
          <table:table-cell office:value-type="float" office:value="-127.9" calcext:value-type="float">
            <text:p>-127,9</text:p>
          </table:table-cell>
          <table:table-cell office:value-type="float" office:value="-84" calcext:value-type="float">
            <text:p>-84</text:p>
          </table:table-cell>
          <table:table-cell office:value-type="float" office:value="-150.9" calcext:value-type="float">
            <text:p>-150,9</text:p>
          </table:table-cell>
          <table:table-cell office:value-type="float" office:value="17.5" calcext:value-type="float">
            <text:p>17,5</text:p>
          </table:table-cell>
          <table:table-cell office:value-type="float" office:value="37.7" calcext:value-type="float">
            <text:p>37,7</text:p>
          </table:table-cell>
          <table:table-cell office:value-type="float" office:value="0.7" calcext:value-type="float">
            <text:p>0,7</text:p>
          </table:table-cell>
          <table:table-cell office:value-type="float" office:value="-23.4" calcext:value-type="float">
            <text:p>-23,4</text:p>
          </table:table-cell>
          <table:table-cell office:value-type="float" office:value="36" calcext:value-type="float">
            <text:p>36</text:p>
          </table:table-cell>
          <table:table-cell office:value-type="float" office:value="-36.4" calcext:value-type="float">
            <text:p>-36,4</text:p>
          </table:table-cell>
          <table:table-cell office:value-type="float" office:value="22.6" calcext:value-type="float">
            <text:p>22,6</text:p>
          </table:table-cell>
          <table:table-cell office:value-type="float" office:value="168.4" calcext:value-type="float">
            <text:p>168,4</text:p>
          </table:table-cell>
          <table:table-cell office:value-type="float" office:value="-141.5" calcext:value-type="float">
            <text:p>-141,5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-52.8" calcext:value-type="float">
            <text:p>-52,8</text:p>
          </table:table-cell>
          <table:table-cell office:value-type="float" office:value="-145.5" calcext:value-type="float">
            <text:p>-145,5</text:p>
          </table:table-cell>
          <table:table-cell office:value-type="float" office:value="42.8" calcext:value-type="float">
            <text:p>42,8</text:p>
          </table:table-cell>
          <table:table-cell office:value-type="float" office:value="146.8" calcext:value-type="float">
            <text:p>146,8</text:p>
          </table:table-cell>
          <table:table-cell office:value-type="float" office:value="-99" calcext:value-type="float">
            <text:p>-99</text:p>
          </table:table-cell>
          <table:table-cell office:value-type="float" office:value="-134.9" calcext:value-type="float">
            <text:p>-134,9</text:p>
          </table:table-cell>
          <table:table-cell office:value-type="float" office:value="-63.4" calcext:value-type="float">
            <text:p>-63,4</text:p>
          </table:table-cell>
          <table:table-cell office:value-type="float" office:value="161.5" calcext:value-type="float">
            <text:p>161,5</text:p>
          </table:table-cell>
          <table:table-cell office:value-type="float" office:value="40.9" calcext:value-type="float">
            <text:p>40,9</text:p>
          </table:table-cell>
          <table:table-cell office:value-type="float" office:value="-25.2" calcext:value-type="float">
            <text:p>-25,2</text:p>
          </table:table-cell>
          <table:table-cell office:value-type="float" office:value="39.9" calcext:value-type="float">
            <text:p>39,9</text:p>
          </table:table-cell>
          <table:table-cell office:value-type="float" office:value="-38.8" calcext:value-type="float">
            <text:p>-38,8</text:p>
          </table:table-cell>
          <table:table-cell office:value-type="float" office:value="25" calcext:value-type="float">
            <text:p>25</text:p>
          </table:table-cell>
          <table:table-cell office:value-type="float" office:value="-0.1" calcext:value-type="float">
            <text:p>-0,1</text:p>
          </table:table-cell>
          <table:table-cell office:value-type="float" office:value="-143.2" calcext:value-type="float">
            <text:p>-143,2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43.9" calcext:value-type="float">
            <text:p>43,9</text:p>
          </table:table-cell>
          <table:table-cell office:value-type="float" office:value="-157.8" calcext:value-type="float">
            <text:p>-157,8</text:p>
          </table:table-cell>
          <table:table-cell office:value-type="float" office:value="52.8" calcext:value-type="float">
            <text:p>52,8</text:p>
          </table:table-cell>
          <table:table-cell office:value-type="float" office:value="148.4" calcext:value-type="float">
            <text:p>148,4</text:p>
          </table:table-cell>
          <table:table-cell office:value-type="float" office:value="-87.3" calcext:value-type="float">
            <text:p>-87,3</text:p>
          </table:table-cell>
          <table:table-cell office:value-type="float" office:value="-80.3" calcext:value-type="float">
            <text:p>-80,3</text:p>
          </table:table-cell>
          <table:table-cell office:value-type="float" office:value="-115.7" calcext:value-type="float">
            <text:p>-115,7</text:p>
          </table:table-cell>
          <table:table-cell office:value-type="float" office:value="166.4" calcext:value-type="float">
            <text:p>166,4</text:p>
          </table:table-cell>
          <table:table-cell office:value-type="float" office:value="40" calcext:value-type="float">
            <text:p>40</text:p>
          </table:table-cell>
          <table:table-cell office:value-type="float" office:value="-21.8" calcext:value-type="float">
            <text:p>-21,8</text:p>
          </table:table-cell>
          <table:table-cell office:value-type="float" office:value="37.9" calcext:value-type="float">
            <text:p>37,9</text:p>
          </table:table-cell>
          <table:table-cell office:value-type="float" office:value="-38.9" calcext:value-type="float">
            <text:p>-38,9</text:p>
          </table:table-cell>
          <table:table-cell office:value-type="float" office:value="27.2" calcext:value-type="float">
            <text:p>27,2</text:p>
          </table:table-cell>
          <table:table-cell office:value-type="float" office:value="-3.6" calcext:value-type="float">
            <text:p>-3,6</text:p>
          </table:table-cell>
          <table:table-cell office:value-type="float" office:value="-35.9" calcext:value-type="float">
            <text:p>-35,9</text:p>
          </table:table-cell>
          <table:table-cell office:value-type="float" office:value="-50.2" calcext:value-type="float">
            <text:p>-50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-65.8" calcext:value-type="float">
            <text:p>-65,8</text:p>
          </table:table-cell>
          <table:table-cell office:value-type="float" office:value="-175.3" calcext:value-type="float">
            <text:p>-175,3</text:p>
          </table:table-cell>
          <table:table-cell office:value-type="float" office:value="153.2" calcext:value-type="float">
            <text:p>153,2</text:p>
          </table:table-cell>
          <table:table-cell office:value-type="float" office:value="138.4" calcext:value-type="float">
            <text:p>138,4</text:p>
          </table:table-cell>
          <table:table-cell office:value-type="float" office:value="-141.7" calcext:value-type="float">
            <text:p>-141,7</text:p>
          </table:table-cell>
          <table:table-cell office:value-type="float" office:value="80" calcext:value-type="float">
            <text:p>80</text:p>
          </table:table-cell>
          <table:table-cell office:value-type="float" office:value="-143.1" calcext:value-type="float">
            <text:p>-143,1</text:p>
          </table:table-cell>
          <table:table-cell office:value-type="float" office:value="153.4" calcext:value-type="float">
            <text:p>153,4</text:p>
          </table:table-cell>
          <table:table-cell office:value-type="float" office:value="39.8" calcext:value-type="float">
            <text:p>39,8</text:p>
          </table:table-cell>
          <table:table-cell office:value-type="float" office:value="-28.8" calcext:value-type="float">
            <text:p>-28,8</text:p>
          </table:table-cell>
          <table:table-cell office:value-type="float" office:value="39.9" calcext:value-type="float">
            <text:p>39,9</text:p>
          </table:table-cell>
          <table:table-cell office:value-type="float" office:value="-35.6" calcext:value-type="float">
            <text:p>-35,6</text:p>
          </table:table-cell>
          <table:table-cell office:value-type="float" office:value="19.5" calcext:value-type="float">
            <text:p>19,5</text:p>
          </table:table-cell>
          <table:table-cell office:value-type="float" office:value="5.7" calcext:value-type="float">
            <text:p>5,7</text:p>
          </table:table-cell>
          <table:table-cell office:value-type="float" office:value="-84.5" calcext:value-type="float">
            <text:p>-84,5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50.3" calcext:value-type="float">
            <text:p>50,3</text:p>
          </table:table-cell>
          <table:table-cell office:value-type="float" office:value="172.6" calcext:value-type="float">
            <text:p>172,6</text:p>
          </table:table-cell>
          <table:table-cell office:value-type="float" office:value="40.7" calcext:value-type="float">
            <text:p>40,7</text:p>
          </table:table-cell>
          <table:table-cell office:value-type="float" office:value="84.7" calcext:value-type="float">
            <text:p>84,7</text:p>
          </table:table-cell>
          <table:table-cell office:value-type="float" office:value="-152.7" calcext:value-type="float">
            <text:p>-152,7</text:p>
          </table:table-cell>
          <table:table-cell office:value-type="float" office:value="-77.3" calcext:value-type="float">
            <text:p>-77,3</text:p>
          </table:table-cell>
          <table:table-cell office:value-type="float" office:value="-172.3" calcext:value-type="float">
            <text:p>-172,3</text:p>
          </table:table-cell>
          <table:table-cell office:value-type="float" office:value="10.8" calcext:value-type="float">
            <text:p>10,8</text:p>
          </table:table-cell>
          <table:table-cell office:value-type="float" office:value="43.1" calcext:value-type="float">
            <text:p>43,1</text:p>
          </table:table-cell>
          <table:table-cell office:value-type="float" office:value="5.7" calcext:value-type="float">
            <text:p>5,7</text:p>
          </table:table-cell>
          <table:table-cell office:value-type="float" office:value="-30.2" calcext:value-type="float">
            <text:p>-30,2</text:p>
          </table:table-cell>
          <table:table-cell office:value-type="float" office:value="42.3" calcext:value-type="float">
            <text:p>42,3</text:p>
          </table:table-cell>
          <table:table-cell office:value-type="float" office:value="-39.7" calcext:value-type="float">
            <text:p>-39,7</text:p>
          </table:table-cell>
          <table:table-cell office:value-type="float" office:value="21.1" calcext:value-type="float">
            <text:p>21,1</text:p>
          </table:table-cell>
          <table:table-cell office:value-type="float" office:value="-57" calcext:value-type="float">
            <text:p>-57</text:p>
          </table:table-cell>
          <table:table-cell office:value-type="float" office:value="-144.9" calcext:value-type="float">
            <text:p>-144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-48.3" calcext:value-type="float">
            <text:p>-48,3</text:p>
          </table:table-cell>
          <table:table-cell office:value-type="float" office:value="177.4" calcext:value-type="float">
            <text:p>177,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-149.6" calcext:value-type="float">
            <text:p>-149,6</text:p>
          </table:table-cell>
          <table:table-cell office:value-type="float" office:value="-79.8" calcext:value-type="float">
            <text:p>-79,8</text:p>
          </table:table-cell>
          <table:table-cell office:value-type="float" office:value="-165.1" calcext:value-type="float">
            <text:p>-165,1</text:p>
          </table:table-cell>
          <table:table-cell office:value-type="float" office:value="8.2" calcext:value-type="float">
            <text:p>8,2</text:p>
          </table:table-cell>
          <table:table-cell office:value-type="float" office:value="43.9" calcext:value-type="float">
            <text:p>43,9</text:p>
          </table:table-cell>
          <table:table-cell office:value-type="float" office:value="7.9" calcext:value-type="float">
            <text:p>7,9</text:p>
          </table:table-cell>
          <table:table-cell office:value-type="float" office:value="-32.7" calcext:value-type="float">
            <text:p>-32,7</text:p>
          </table:table-cell>
          <table:table-cell office:value-type="float" office:value="43.5" calcext:value-type="float">
            <text:p>43,5</text:p>
          </table:table-cell>
          <table:table-cell office:value-type="float" office:value="-39.7" calcext:value-type="float">
            <text:p>-39,7</text:p>
          </table:table-cell>
          <table:table-cell office:value-type="float" office:value="20.2" calcext:value-type="float">
            <text:p>20,2</text:p>
          </table:table-cell>
          <table:table-cell office:value-type="float" office:value="173.4" calcext:value-type="float">
            <text:p>173,4</text:p>
          </table:table-cell>
          <table:table-cell office:value-type="float" office:value="-148.6" calcext:value-type="float">
            <text:p>-148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-41.5" calcext:value-type="float">
            <text:p>-41,5</text:p>
          </table:table-cell>
          <table:table-cell office:value-type="float" office:value="174.5" calcext:value-type="float">
            <text:p>174,5</text:p>
          </table:table-cell>
          <table:table-cell office:value-type="float" office:value="30.8" calcext:value-type="float">
            <text:p>30,8</text:p>
          </table:table-cell>
          <table:table-cell office:value-type="float" office:value="87.2" calcext:value-type="float">
            <text:p>87,2</text:p>
          </table:table-cell>
          <table:table-cell office:value-type="float" office:value="-154.6" calcext:value-type="float">
            <text:p>-154,6</text:p>
          </table:table-cell>
          <table:table-cell office:value-type="float" office:value="-73" calcext:value-type="float">
            <text:p>-73</text:p>
          </table:table-cell>
          <table:table-cell office:value-type="float" office:value="-154.9" calcext:value-type="float">
            <text:p>-154,9</text:p>
          </table:table-cell>
          <table:table-cell office:value-type="float" office:value="5.6" calcext:value-type="float">
            <text:p>5,6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,5</text:p>
          </table:table-cell>
          <table:table-cell office:value-type="float" office:value="-28.9" calcext:value-type="float">
            <text:p>-28,9</text:p>
          </table:table-cell>
          <table:table-cell office:value-type="float" office:value="36.9" calcext:value-type="float">
            <text:p>36,9</text:p>
          </table:table-cell>
          <table:table-cell office:value-type="float" office:value="-33" calcext:value-type="float">
            <text:p>-33</text:p>
          </table:table-cell>
          <table:table-cell office:value-type="float" office:value="15.5" calcext:value-type="float">
            <text:p>15,5</text:p>
          </table:table-cell>
          <table:table-cell office:value-type="float" office:value="171.3" calcext:value-type="float">
            <text:p>171,3</text:p>
          </table:table-cell>
          <table:table-cell office:value-type="float" office:value="-147.1" calcext:value-type="float">
            <text:p>-147,1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-62.9" calcext:value-type="float">
            <text:p>-62,9</text:p>
          </table:table-cell>
          <table:table-cell office:value-type="float" office:value="167.1" calcext:value-type="float">
            <text:p>167,1</text:p>
          </table:table-cell>
          <table:table-cell office:value-type="float" office:value="50.5" calcext:value-type="float">
            <text:p>50,5</text:p>
          </table:table-cell>
          <table:table-cell office:value-type="float" office:value="81.4" calcext:value-type="float">
            <text:p>81,4</text:p>
          </table:table-cell>
          <table:table-cell office:value-type="float" office:value="-160" calcext:value-type="float">
            <text:p>-160</text:p>
          </table:table-cell>
          <table:table-cell office:value-type="float" office:value="-66.5" calcext:value-type="float">
            <text:p>-66,5</text:p>
          </table:table-cell>
          <table:table-cell office:value-type="float" office:value="-167.7" calcext:value-type="float">
            <text:p>-167,7</text:p>
          </table:table-cell>
          <table:table-cell office:value-type="float" office:value="21.6" calcext:value-type="float">
            <text:p>21,6</text:p>
          </table:table-cell>
          <table:table-cell office:value-type="float" office:value="46.4" calcext:value-type="float">
            <text:p>46,4</text:p>
          </table:table-cell>
          <table:table-cell office:value-type="float" office:value="-2.7" calcext:value-type="float">
            <text:p>-2,7</text:p>
          </table:table-cell>
          <table:table-cell office:value-type="float" office:value="-26" calcext:value-type="float">
            <text:p>-26</text:p>
          </table:table-cell>
          <table:table-cell office:value-type="float" office:value="43.1" calcext:value-type="float">
            <text:p>43,1</text:p>
          </table:table-cell>
          <table:table-cell office:value-type="float" office:value="-45.5" calcext:value-type="float">
            <text:p>-45,5</text:p>
          </table:table-cell>
          <table:table-cell office:value-type="float" office:value="30.3" calcext:value-type="float">
            <text:p>30,3</text:p>
          </table:table-cell>
          <table:table-cell office:value-type="float" office:value="163.3" calcext:value-type="float">
            <text:p>163,3</text:p>
          </table:table-cell>
          <table:table-cell office:value-type="float" office:value="-143.6" calcext:value-type="float">
            <text:p>-143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-59.6" calcext:value-type="float">
            <text:p>-59,6</text:p>
          </table:table-cell>
          <table:table-cell office:value-type="float" office:value="173.1" calcext:value-type="float">
            <text:p>173,1</text:p>
          </table:table-cell>
          <table:table-cell office:value-type="float" office:value="53.8" calcext:value-type="float">
            <text:p>53,8</text:p>
          </table:table-cell>
          <table:table-cell office:value-type="float" office:value="83.4" calcext:value-type="float">
            <text:p>83,4</text:p>
          </table:table-cell>
          <table:table-cell office:value-type="float" office:value="-167" calcext:value-type="float">
            <text:p>-167</text:p>
          </table:table-cell>
          <table:table-cell office:value-type="float" office:value="-60.4" calcext:value-type="float">
            <text:p>-60,4</text:p>
          </table:table-cell>
          <table:table-cell office:value-type="float" office:value="-173.3" calcext:value-type="float">
            <text:p>-173,3</text:p>
          </table:table-cell>
          <table:table-cell office:value-type="float" office:value="28.8" calcext:value-type="float">
            <text:p>28,8</text:p>
          </table:table-cell>
          <table:table-cell office:value-type="float" office:value="41.1" calcext:value-type="float">
            <text:p>41,1</text:p>
          </table:table-cell>
          <table:table-cell office:value-type="float" office:value="-7.7" calcext:value-type="float">
            <text:p>-7,7</text:p>
          </table:table-cell>
          <table:table-cell office:value-type="float" office:value="-18.6" calcext:value-type="float">
            <text:p>-18,6</text:p>
          </table:table-cell>
          <table:table-cell office:value-type="float" office:value="36" calcext:value-type="float">
            <text:p>36</text:p>
          </table:table-cell>
          <table:table-cell office:value-type="float" office:value="-41" calcext:value-type="float">
            <text:p>-41</text:p>
          </table:table-cell>
          <table:table-cell office:value-type="float" office:value="30.7" calcext:value-type="float">
            <text:p>30,7</text:p>
          </table:table-cell>
          <table:table-cell office:value-type="float" office:value="172.3" calcext:value-type="float">
            <text:p>172,3</text:p>
          </table:table-cell>
          <table:table-cell office:value-type="float" office:value="-142.3" calcext:value-type="float">
            <text:p>-142,3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-85.6" calcext:value-type="float">
            <text:p>-85,6</text:p>
          </table:table-cell>
          <table:table-cell office:value-type="float" office:value="-167.6" calcext:value-type="float">
            <text:p>-167,6</text:p>
          </table:table-cell>
          <table:table-cell office:value-type="float" office:value="58" calcext:value-type="float">
            <text:p>58</text:p>
          </table:table-cell>
          <table:table-cell office:value-type="float" office:value="80.1" calcext:value-type="float">
            <text:p>80,1</text:p>
          </table:table-cell>
          <table:table-cell office:value-type="float" office:value="-136" calcext:value-type="float">
            <text:p>-136</text:p>
          </table:table-cell>
          <table:table-cell office:value-type="float" office:value="-68.8" calcext:value-type="float">
            <text:p>-68,8</text:p>
          </table:table-cell>
          <table:table-cell office:value-type="float" office:value="-156.1" calcext:value-type="float">
            <text:p>-156,1</text:p>
          </table:table-cell>
          <table:table-cell office:value-type="float" office:value="17" calcext:value-type="float">
            <text:p>17</text:p>
          </table:table-cell>
          <table:table-cell office:value-type="float" office:value="43.1" calcext:value-type="float">
            <text:p>43,1</text:p>
          </table:table-cell>
          <table:table-cell office:value-type="float" office:value="1.1" calcext:value-type="float">
            <text:p>1,1</text:p>
          </table:table-cell>
          <table:table-cell office:value-type="float" office:value="-27" calcext:value-type="float">
            <text:p>-27</text:p>
          </table:table-cell>
          <table:table-cell office:value-type="float" office:value="41.2" calcext:value-type="float">
            <text:p>41,2</text:p>
          </table:table-cell>
          <table:table-cell office:value-type="float" office:value="-41.4" calcext:value-type="float">
            <text:p>-41,4</text:p>
          </table:table-cell>
          <table:table-cell office:value-type="float" office:value="25.5" calcext:value-type="float">
            <text:p>25,5</text:p>
          </table:table-cell>
          <table:table-cell office:value-type="float" office:value="171.1" calcext:value-type="float">
            <text:p>171,1</text:p>
          </table:table-cell>
          <table:table-cell office:value-type="float" office:value="-129.1" calcext:value-type="float">
            <text:p>-129,1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-53.7" calcext:value-type="float">
            <text:p>-53,7</text:p>
          </table:table-cell>
          <table:table-cell office:value-type="float" office:value="170.2" calcext:value-type="float">
            <text:p>170,2</text:p>
          </table:table-cell>
          <table:table-cell office:value-type="float" office:value="44.2" calcext:value-type="float">
            <text:p>44,2</text:p>
          </table:table-cell>
          <table:table-cell office:value-type="float" office:value="79.7" calcext:value-type="float">
            <text:p>79,7</text:p>
          </table:table-cell>
          <table:table-cell office:value-type="float" office:value="-142.3" calcext:value-type="float">
            <text:p>-142,3</text:p>
          </table:table-cell>
          <table:table-cell office:value-type="float" office:value="-71.7" calcext:value-type="float">
            <text:p>-71,7</text:p>
          </table:table-cell>
          <table:table-cell office:value-type="float" office:value="-154.9" calcext:value-type="float">
            <text:p>-154,9</text:p>
          </table:table-cell>
          <table:table-cell office:value-type="float" office:value="17.4" calcext:value-type="float">
            <text:p>17,4</text:p>
          </table:table-cell>
          <table:table-cell office:value-type="float" office:value="42.3" calcext:value-type="float">
            <text:p>42,3</text:p>
          </table:table-cell>
          <table:table-cell office:value-type="float" office:value="0.9" calcext:value-type="float">
            <text:p>0,9</text:p>
          </table:table-cell>
          <table:table-cell office:value-type="float" office:value="-26.2" calcext:value-type="float">
            <text:p>-26,2</text:p>
          </table:table-cell>
          <table:table-cell office:value-type="float" office:value="40.3" calcext:value-type="float">
            <text:p>40,3</text:p>
          </table:table-cell>
          <table:table-cell office:value-type="float" office:value="-40.7" calcext:value-type="float">
            <text:p>-40,7</text:p>
          </table:table-cell>
          <table:table-cell office:value-type="float" office:value="25.3" calcext:value-type="float">
            <text:p>25,3</text:p>
          </table:table-cell>
          <table:table-cell office:value-type="float" office:value="167" calcext:value-type="float">
            <text:p>167</text:p>
          </table:table-cell>
          <table:table-cell office:value-type="float" office:value="-115.4" calcext:value-type="float">
            <text:p>-115,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167.2" calcext:value-type="float">
            <text:p>167,2</text:p>
          </table:table-cell>
          <table:table-cell office:value-type="float" office:value="175.1" calcext:value-type="float">
            <text:p>175,1</text:p>
          </table:table-cell>
          <table:table-cell office:value-type="float" office:value="47.1" calcext:value-type="float">
            <text:p>47,1</text:p>
          </table:table-cell>
          <table:table-cell office:value-type="float" office:value="85.8" calcext:value-type="float">
            <text:p>85,8</text:p>
          </table:table-cell>
          <table:table-cell office:value-type="float" office:value="-136.7" calcext:value-type="float">
            <text:p>-136,7</text:p>
          </table:table-cell>
          <table:table-cell office:value-type="float" office:value="-66.1" calcext:value-type="float">
            <text:p>-66,1</text:p>
          </table:table-cell>
          <table:table-cell office:value-type="float" office:value="-163.9" calcext:value-type="float">
            <text:p>-163,9</text:p>
          </table:table-cell>
          <table:table-cell office:value-type="float" office:value="13.9" calcext:value-type="float">
            <text:p>13,9</text:p>
          </table:table-cell>
          <table:table-cell office:value-type="float" office:value="39.6" calcext:value-type="float">
            <text:p>39,6</text:p>
          </table:table-cell>
          <table:table-cell office:value-type="float" office:value="3.4" calcext:value-type="float">
            <text:p>3,4</text:p>
          </table:table-cell>
          <table:table-cell office:value-type="float" office:value="-26.9" calcext:value-type="float">
            <text:p>-26,9</text:p>
          </table:table-cell>
          <table:table-cell office:value-type="float" office:value="38.5" calcext:value-type="float">
            <text:p>38,5</text:p>
          </table:table-cell>
          <table:table-cell office:value-type="float" office:value="-37.9" calcext:value-type="float">
            <text:p>-37,9</text:p>
          </table:table-cell>
          <table:table-cell office:value-type="float" office:value="21.7" calcext:value-type="float">
            <text:p>21,7</text:p>
          </table:table-cell>
          <table:table-cell office:value-type="float" office:value="31.9" calcext:value-type="float">
            <text:p>31,9</text:p>
          </table:table-cell>
          <table:table-cell office:value-type="float" office:value="-127.4" calcext:value-type="float">
            <text:p>-127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-65.7" calcext:value-type="float">
            <text:p>-65,7</text:p>
          </table:table-cell>
          <table:table-cell office:value-type="float" office:value="167.5" calcext:value-type="float">
            <text:p>167,5</text:p>
          </table:table-cell>
          <table:table-cell office:value-type="float" office:value="56" calcext:value-type="float">
            <text:p>56</text:p>
          </table:table-cell>
          <table:table-cell office:value-type="float" office:value="81.5" calcext:value-type="float">
            <text:p>81,5</text:p>
          </table:table-cell>
          <table:table-cell office:value-type="float" office:value="-145.6" calcext:value-type="float">
            <text:p>-145,6</text:p>
          </table:table-cell>
          <table:table-cell office:value-type="float" office:value="-66.4" calcext:value-type="float">
            <text:p>-66,4</text:p>
          </table:table-cell>
          <table:table-cell office:value-type="float" office:value="-159.8" calcext:value-type="float">
            <text:p>-159,8</text:p>
          </table:table-cell>
          <table:table-cell office:value-type="float" office:value="16.5" calcext:value-type="float">
            <text:p>16,5</text:p>
          </table:table-cell>
          <table:table-cell office:value-type="float" office:value="40.9" calcext:value-type="float">
            <text:p>40,9</text:p>
          </table:table-cell>
          <table:table-cell office:value-type="float" office:value="1.6" calcext:value-type="float">
            <text:p>1,6</text:p>
          </table:table-cell>
          <table:table-cell office:value-type="float" office:value="-26.1" calcext:value-type="float">
            <text:p>-26,1</text:p>
          </table:table-cell>
          <table:table-cell office:value-type="float" office:value="39.2" calcext:value-type="float">
            <text:p>39,2</text:p>
          </table:table-cell>
          <table:table-cell office:value-type="float" office:value="-39.6" calcext:value-type="float">
            <text:p>-39,6</text:p>
          </table:table-cell>
          <table:table-cell office:value-type="float" office:value="23.8" calcext:value-type="float">
            <text:p>23,8</text:p>
          </table:table-cell>
          <table:table-cell office:value-type="float" office:value="165.3" calcext:value-type="float">
            <text:p>165,3</text:p>
          </table:table-cell>
          <table:table-cell office:value-type="float" office:value="-140.4" calcext:value-type="float">
            <text:p>-140,4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-60.5" calcext:value-type="float">
            <text:p>-60,5</text:p>
          </table:table-cell>
          <table:table-cell office:value-type="float" office:value="-150.7" calcext:value-type="float">
            <text:p>-150,7</text:p>
          </table:table-cell>
          <table:table-cell office:value-type="float" office:value="69" calcext:value-type="float">
            <text:p>69</text:p>
          </table:table-cell>
          <table:table-cell office:value-type="float" office:value="155.7" calcext:value-type="float">
            <text:p>155,7</text:p>
          </table:table-cell>
          <table:table-cell office:value-type="float" office:value="-81.6" calcext:value-type="float">
            <text:p>-81,6</text:p>
          </table:table-cell>
          <table:table-cell office:value-type="float" office:value="-163.1" calcext:value-type="float">
            <text:p>-163,1</text:p>
          </table:table-cell>
          <table:table-cell office:value-type="float" office:value="-85.3" calcext:value-type="float">
            <text:p>-85,3</text:p>
          </table:table-cell>
          <table:table-cell office:value-type="float" office:value="167.4" calcext:value-type="float">
            <text:p>167,4</text:p>
          </table:table-cell>
          <table:table-cell office:value-type="float" office:value="45.7" calcext:value-type="float">
            <text:p>45,7</text:p>
          </table:table-cell>
          <table:table-cell office:value-type="float" office:value="-23.9" calcext:value-type="float">
            <text:p>-23,9</text:p>
          </table:table-cell>
          <table:table-cell office:value-type="float" office:value="43.4" calcext:value-type="float">
            <text:p>43,4</text:p>
          </table:table-cell>
          <table:table-cell office:value-type="float" office:value="-44.6" calcext:value-type="float">
            <text:p>-44,6</text:p>
          </table:table-cell>
          <table:table-cell office:value-type="float" office:value="31.6" calcext:value-type="float">
            <text:p>31,6</text:p>
          </table:table-cell>
          <table:table-cell office:value-type="float" office:value="-5" calcext:value-type="float">
            <text:p>-5</text:p>
          </table:table-cell>
          <table:table-cell office:value-type="float" office:value="-133" calcext:value-type="float">
            <text:p>-133</text:p>
          </table:table-cell>
          <table:table-cell office:value-type="float" office:value="-112.3" calcext:value-type="float">
            <text:p>-112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71.5" calcext:value-type="float">
            <text:p>71,5</text:p>
          </table:table-cell>
          <table:table-cell office:value-type="float" office:value="-158.1" calcext:value-type="float">
            <text:p>-158,1</text:p>
          </table:table-cell>
          <table:table-cell office:value-type="float" office:value="66.8" calcext:value-type="float">
            <text:p>66,8</text:p>
          </table:table-cell>
          <table:table-cell office:value-type="float" office:value="86.3" calcext:value-type="float">
            <text:p>86,3</text:p>
          </table:table-cell>
          <table:table-cell office:value-type="float" office:value="-149.8" calcext:value-type="float">
            <text:p>-149,8</text:p>
          </table:table-cell>
          <table:table-cell office:value-type="float" office:value="-55" calcext:value-type="float">
            <text:p>-55</text:p>
          </table:table-cell>
          <table:table-cell office:value-type="float" office:value="-168.5" calcext:value-type="float">
            <text:p>-168,5</text:p>
          </table:table-cell>
          <table:table-cell office:value-type="float" office:value="27.9" calcext:value-type="float">
            <text:p>27,9</text:p>
          </table:table-cell>
          <table:table-cell office:value-type="float" office:value="34.7" calcext:value-type="float">
            <text:p>34,7</text:p>
          </table:table-cell>
          <table:table-cell office:value-type="float" office:value="-5.8" calcext:value-type="float">
            <text:p>-5,8</text:p>
          </table:table-cell>
          <table:table-cell office:value-type="float" office:value="-16.4" calcext:value-type="float">
            <text:p>-16,4</text:p>
          </table:table-cell>
          <table:table-cell office:value-type="float" office:value="30.7" calcext:value-type="float">
            <text:p>30,7</text:p>
          </table:table-cell>
          <table:table-cell office:value-type="float" office:value="-34.9" calcext:value-type="float">
            <text:p>-34,9</text:p>
          </table:table-cell>
          <table:table-cell office:value-type="float" office:value="25.8" calcext:value-type="float">
            <text:p>25,8</text:p>
          </table:table-cell>
          <table:table-cell office:value-type="float" office:value="2.5" calcext:value-type="float">
            <text:p>2,5</text:p>
          </table:table-cell>
          <table:table-cell office:value-type="float" office:value="-120.1" calcext:value-type="float">
            <text:p>-120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-71.7" calcext:value-type="float">
            <text:p>-71,7</text:p>
          </table:table-cell>
          <table:table-cell office:value-type="float" office:value="-178.7" calcext:value-type="float">
            <text:p>-178,7</text:p>
          </table:table-cell>
          <table:table-cell office:value-type="float" office:value="63.2" calcext:value-type="float">
            <text:p>63,2</text:p>
          </table:table-cell>
          <table:table-cell office:value-type="float" office:value="151" calcext:value-type="float">
            <text:p>151</text:p>
          </table:table-cell>
          <table:table-cell office:value-type="float" office:value="-94.7" calcext:value-type="float">
            <text:p>-94,7</text:p>
          </table:table-cell>
          <table:table-cell office:value-type="float" office:value="-69.3" calcext:value-type="float">
            <text:p>-69,3</text:p>
          </table:table-cell>
          <table:table-cell office:value-type="float" office:value="-115.5" calcext:value-type="float">
            <text:p>-115,5</text:p>
          </table:table-cell>
          <table:table-cell office:value-type="float" office:value="160.3" calcext:value-type="float">
            <text:p>160,3</text:p>
          </table:table-cell>
          <table:table-cell office:value-type="float" office:value="43.5" calcext:value-type="float">
            <text:p>43,5</text:p>
          </table:table-cell>
          <table:table-cell office:value-type="float" office:value="-27.3" calcext:value-type="float">
            <text:p>-27,3</text:p>
          </table:table-cell>
          <table:table-cell office:value-type="float" office:value="42.5" calcext:value-type="float">
            <text:p>42,5</text:p>
          </table:table-cell>
          <table:table-cell office:value-type="float" office:value="-40.9" calcext:value-type="float">
            <text:p>-40,9</text:p>
          </table:table-cell>
          <table:table-cell office:value-type="float" office:value="25.8" calcext:value-type="float">
            <text:p>25,8</text:p>
          </table:table-cell>
          <table:table-cell office:value-type="float" office:value="1" calcext:value-type="float">
            <text:p>1</text:p>
          </table:table-cell>
          <table:table-cell office:value-type="float" office:value="-173.4" calcext:value-type="float">
            <text:p>-173,4</text:p>
          </table:table-cell>
          <table:table-cell office:value-type="float" office:value="-37.1" calcext:value-type="float">
            <text:p>-37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-82" calcext:value-type="float">
            <text:p>-82</text:p>
          </table:table-cell>
          <table:table-cell office:value-type="float" office:value="179.3" calcext:value-type="float">
            <text:p>179,3</text:p>
          </table:table-cell>
          <table:table-cell office:value-type="float" office:value="33.8" calcext:value-type="float">
            <text:p>33,8</text:p>
          </table:table-cell>
          <table:table-cell office:value-type="float" office:value="83.2" calcext:value-type="float">
            <text:p>83,2</text:p>
          </table:table-cell>
          <table:table-cell office:value-type="float" office:value="-157.5" calcext:value-type="float">
            <text:p>-157,5</text:p>
          </table:table-cell>
          <table:table-cell office:value-type="float" office:value="-69.9" calcext:value-type="float">
            <text:p>-69,9</text:p>
          </table:table-cell>
          <table:table-cell office:value-type="float" office:value="-170" calcext:value-type="float">
            <text:p>-170</text:p>
          </table:table-cell>
          <table:table-cell office:value-type="float" office:value="14.8" calcext:value-type="float">
            <text:p>14,8</text:p>
          </table:table-cell>
          <table:table-cell office:value-type="float" office:value="39.7" calcext:value-type="float">
            <text:p>39,7</text:p>
          </table:table-cell>
          <table:table-cell office:value-type="float" office:value="2.6" calcext:value-type="float">
            <text:p>2,6</text:p>
          </table:table-cell>
          <table:table-cell office:value-type="float" office:value="-26.1" calcext:value-type="float">
            <text:p>-26,1</text:p>
          </table:table-cell>
          <table:table-cell office:value-type="float" office:value="38.3" calcext:value-type="float">
            <text:p>38,3</text:p>
          </table:table-cell>
          <table:table-cell office:value-type="float" office:value="-37.6" calcext:value-type="float">
            <text:p>-37,6</text:p>
          </table:table-cell>
          <table:table-cell office:value-type="float" office:value="22.2" calcext:value-type="float">
            <text:p>22,2</text:p>
          </table:table-cell>
          <table:table-cell office:value-type="float" office:value="119.2" calcext:value-type="float">
            <text:p>119,2</text:p>
          </table:table-cell>
          <table:table-cell office:value-type="float" office:value="-150.5" calcext:value-type="float">
            <text:p>-150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-73.1" calcext:value-type="float">
            <text:p>-73,1</text:p>
          </table:table-cell>
          <table:table-cell office:value-type="float" office:value="-173" calcext:value-type="float">
            <text:p>-173</text:p>
          </table:table-cell>
          <table:table-cell office:value-type="float" office:value="51.5" calcext:value-type="float">
            <text:p>51,5</text:p>
          </table:table-cell>
          <table:table-cell office:value-type="float" office:value="83.1" calcext:value-type="float">
            <text:p>83,1</text:p>
          </table:table-cell>
          <table:table-cell office:value-type="float" office:value="-157.4" calcext:value-type="float">
            <text:p>-157,4</text:p>
          </table:table-cell>
          <table:table-cell office:value-type="float" office:value="-67.8" calcext:value-type="float">
            <text:p>-67,8</text:p>
          </table:table-cell>
          <table:table-cell office:value-type="float" office:value="-161.9" calcext:value-type="float">
            <text:p>-161,9</text:p>
          </table:table-cell>
          <table:table-cell office:value-type="float" office:value="10.1" calcext:value-type="float">
            <text:p>10,1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office:value-type="float" office:value="-31.3" calcext:value-type="float">
            <text:p>-31,3</text:p>
          </table:table-cell>
          <table:table-cell office:value-type="float" office:value="43.3" calcext:value-type="float">
            <text:p>43,3</text:p>
          </table:table-cell>
          <table:table-cell office:value-type="float" office:value="-40.2" calcext:value-type="float">
            <text:p>-40,2</text:p>
          </table:table-cell>
          <table:table-cell office:value-type="float" office:value="21.4" calcext:value-type="float">
            <text:p>21,4</text:p>
          </table:table-cell>
          <table:table-cell office:value-type="float" office:value="171.4" calcext:value-type="float">
            <text:p>171,4</text:p>
          </table:table-cell>
          <table:table-cell office:value-type="float" office:value="-146.8" calcext:value-type="float">
            <text:p>-146,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-81.5" calcext:value-type="float">
            <text:p>-81,5</text:p>
          </table:table-cell>
          <table:table-cell office:value-type="float" office:value="175.4" calcext:value-type="float">
            <text:p>175,4</text:p>
          </table:table-cell>
          <table:table-cell office:value-type="float" office:value="62.8" calcext:value-type="float">
            <text:p>62,8</text:p>
          </table:table-cell>
          <table:table-cell office:value-type="float" office:value="82.4" calcext:value-type="float">
            <text:p>82,4</text:p>
          </table:table-cell>
          <table:table-cell office:value-type="float" office:value="-150.5" calcext:value-type="float">
            <text:p>-150,5</text:p>
          </table:table-cell>
          <table:table-cell office:value-type="float" office:value="-75.6" calcext:value-type="float">
            <text:p>-75,6</text:p>
          </table:table-cell>
          <table:table-cell office:value-type="float" office:value="-157.3" calcext:value-type="float">
            <text:p>-157,3</text:p>
          </table:table-cell>
          <table:table-cell office:value-type="float" office:value="14" calcext:value-type="float">
            <text:p>14</text:p>
          </table:table-cell>
          <table:table-cell office:value-type="float" office:value="43.7" calcext:value-type="float">
            <text:p>43,7</text:p>
          </table:table-cell>
          <table:table-cell office:value-type="float" office:value="3.5" calcext:value-type="float">
            <text:p>3,5</text:p>
          </table:table-cell>
          <table:table-cell office:value-type="float" office:value="-29.2" calcext:value-type="float">
            <text:p>-29,2</text:p>
          </table:table-cell>
          <table:table-cell office:value-type="float" office:value="42.4" calcext:value-type="float">
            <text:p>42,4</text:p>
          </table:table-cell>
          <table:table-cell office:value-type="float" office:value="-41.3" calcext:value-type="float">
            <text:p>-41,3</text:p>
          </table:table-cell>
          <table:table-cell office:value-type="float" office:value="23.9" calcext:value-type="float">
            <text:p>23,9</text:p>
          </table:table-cell>
          <table:table-cell office:value-type="float" office:value="164.7" calcext:value-type="float">
            <text:p>164,7</text:p>
          </table:table-cell>
          <table:table-cell office:value-type="float" office:value="-147.5" calcext:value-type="float">
            <text:p>-147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-56.7" calcext:value-type="float">
            <text:p>-56,7</text:p>
          </table:table-cell>
          <table:table-cell office:value-type="float" office:value="176.1" calcext:value-type="float">
            <text:p>176,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-146" calcext:value-type="float">
            <text:p>-146</text:p>
          </table:table-cell>
          <table:table-cell office:value-type="float" office:value="-75.8" calcext:value-type="float">
            <text:p>-75,8</text:p>
          </table:table-cell>
          <table:table-cell office:value-type="float" office:value="-160.7" calcext:value-type="float">
            <text:p>-160,7</text:p>
          </table:table-cell>
          <table:table-cell office:value-type="float" office:value="12.6" calcext:value-type="float">
            <text:p>12,6</text:p>
          </table:table-cell>
          <table:table-cell office:value-type="float" office:value="44.3" calcext:value-type="float">
            <text:p>44,3</text:p>
          </table:table-cell>
          <table:table-cell office:value-type="float" office:value="4.7" calcext:value-type="float">
            <text:p>4,7</text:p>
          </table:table-cell>
          <table:table-cell office:value-type="float" office:value="-30.5" calcext:value-type="float">
            <text:p>-30,5</text:p>
          </table:table-cell>
          <table:table-cell office:value-type="float" office:value="43.2" calcext:value-type="float">
            <text:p>43,2</text:p>
          </table:table-cell>
          <table:table-cell office:value-type="float" office:value="-41.6" calcext:value-type="float">
            <text:p>-41,6</text:p>
          </table:table-cell>
          <table:table-cell office:value-type="float" office:value="23.4" calcext:value-type="float">
            <text:p>23,4</text:p>
          </table:table-cell>
          <table:table-cell office:value-type="float" office:value="163.9" calcext:value-type="float">
            <text:p>163,9</text:p>
          </table:table-cell>
          <table:table-cell office:value-type="float" office:value="-147.6" calcext:value-type="float">
            <text:p>-147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-41.4" calcext:value-type="float">
            <text:p>-41,4</text:p>
          </table:table-cell>
          <table:table-cell office:value-type="float" office:value="157.8" calcext:value-type="float">
            <text:p>157,8</text:p>
          </table:table-cell>
          <table:table-cell office:value-type="float" office:value="48.1" calcext:value-type="float">
            <text:p>48,1</text:p>
          </table:table-cell>
          <table:table-cell office:value-type="float" office:value="79.9" calcext:value-type="float">
            <text:p>79,9</text:p>
          </table:table-cell>
          <table:table-cell office:value-type="float" office:value="-154.7" calcext:value-type="float">
            <text:p>-154,7</text:p>
          </table:table-cell>
          <table:table-cell office:value-type="float" office:value="-74.5" calcext:value-type="float">
            <text:p>-74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0.1" calcext:value-type="float">
            <text:p>20,1</text:p>
          </table:table-cell>
          <table:table-cell office:value-type="float" office:value="44.6" calcext:value-type="float">
            <text:p>44,6</text:p>
          </table:table-cell>
          <table:table-cell office:value-type="float" office:value="-1.3" calcext:value-type="float">
            <text:p>-1,3</text:p>
          </table:table-cell>
          <table:table-cell office:value-type="float" office:value="-26.2" calcext:value-type="float">
            <text:p>-26,2</text:p>
          </table:table-cell>
          <table:table-cell office:value-type="float" office:value="41.8" calcext:value-type="float">
            <text:p>41,8</text:p>
          </table:table-cell>
          <table:table-cell office:value-type="float" office:value="-43.7" calcext:value-type="float">
            <text:p>-43,7</text:p>
          </table:table-cell>
          <table:table-cell office:value-type="float" office:value="28.4" calcext:value-type="float">
            <text:p>28,4</text:p>
          </table:table-cell>
          <table:table-cell office:value-type="float" office:value="171.7" calcext:value-type="float">
            <text:p>171,7</text:p>
          </table:table-cell>
          <table:table-cell office:value-type="float" office:value="-150.8" calcext:value-type="float">
            <text:p>-150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-65.7" calcext:value-type="float">
            <text:p>-65,7</text:p>
          </table:table-cell>
          <table:table-cell office:value-type="float" office:value="175.3" calcext:value-type="float">
            <text:p>175,3</text:p>
          </table:table-cell>
          <table:table-cell office:value-type="float" office:value="58.8" calcext:value-type="float">
            <text:p>58,8</text:p>
          </table:table-cell>
          <table:table-cell office:value-type="float" office:value="80.3" calcext:value-type="float">
            <text:p>80,3</text:p>
          </table:table-cell>
          <table:table-cell office:value-type="float" office:value="-148.2" calcext:value-type="float">
            <text:p>-148,2</text:p>
          </table:table-cell>
          <table:table-cell office:value-type="float" office:value="-74.4" calcext:value-type="float">
            <text:p>-74,4</text:p>
          </table:table-cell>
          <table:table-cell office:value-type="float" office:value="-166.2" calcext:value-type="float">
            <text:p>-166,2</text:p>
          </table:table-cell>
          <table:table-cell office:value-type="float" office:value="18.9" calcext:value-type="float">
            <text:p>18,9</text:p>
          </table:table-cell>
          <table:table-cell office:value-type="float" office:value="43.1" calcext:value-type="float">
            <text:p>43,1</text:p>
          </table:table-cell>
          <table:table-cell office:value-type="float" office:value="-0.3" calcext:value-type="float">
            <text:p>-0,3</text:p>
          </table:table-cell>
          <table:table-cell office:value-type="float" office:value="-25.7" calcext:value-type="float">
            <text:p>-25,7</text:p>
          </table:table-cell>
          <table:table-cell office:value-type="float" office:value="40.7" calcext:value-type="float">
            <text:p>40,7</text:p>
          </table:table-cell>
          <table:table-cell office:value-type="float" office:value="-41.7" calcext:value-type="float">
            <text:p>-41,7</text:p>
          </table:table-cell>
          <table:table-cell office:value-type="float" office:value="26.6" calcext:value-type="float">
            <text:p>26,6</text:p>
          </table:table-cell>
          <table:table-cell office:value-type="float" office:value="176.3" calcext:value-type="float">
            <text:p>176,3</text:p>
          </table:table-cell>
          <table:table-cell office:value-type="float" office:value="-146.2" calcext:value-type="float">
            <text:p>-146,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-62.7" calcext:value-type="float">
            <text:p>-62,7</text:p>
          </table:table-cell>
          <table:table-cell office:value-type="float" office:value="171.9" calcext:value-type="float">
            <text:p>171,9</text:p>
          </table:table-cell>
          <table:table-cell office:value-type="float" office:value="48.5" calcext:value-type="float">
            <text:p>48,5</text:p>
          </table:table-cell>
          <table:table-cell office:value-type="float" office:value="89.2" calcext:value-type="float">
            <text:p>89,2</text:p>
          </table:table-cell>
          <table:table-cell office:value-type="float" office:value="-158.3" calcext:value-type="float">
            <text:p>-158,3</text:p>
          </table:table-cell>
          <table:table-cell office:value-type="float" office:value="-77" calcext:value-type="float">
            <text:p>-77</text:p>
          </table:table-cell>
          <table:table-cell office:value-type="float" office:value="-156.3" calcext:value-type="float">
            <text:p>-156,3</text:p>
          </table:table-cell>
          <table:table-cell office:value-type="float" office:value="13.5" calcext:value-type="float">
            <text:p>13,5</text:p>
          </table:table-cell>
          <table:table-cell office:value-type="float" office:value="43.2" calcext:value-type="float">
            <text:p>43,2</text:p>
          </table:table-cell>
          <table:table-cell office:value-type="float" office:value="3.8" calcext:value-type="float">
            <text:p>3,8</text:p>
          </table:table-cell>
          <table:table-cell office:value-type="float" office:value="-28.9" calcext:value-type="float">
            <text:p>-28,9</text:p>
          </table:table-cell>
          <table:table-cell office:value-type="float" office:value="42" calcext:value-type="float">
            <text:p>42</text:p>
          </table:table-cell>
          <table:table-cell office:value-type="float" office:value="-40.7" calcext:value-type="float">
            <text:p>-40,7</text:p>
          </table:table-cell>
          <table:table-cell office:value-type="float" office:value="23.2" calcext:value-type="float">
            <text:p>23,2</text:p>
          </table:table-cell>
          <table:table-cell office:value-type="float" office:value="165.7" calcext:value-type="float">
            <text:p>165,7</text:p>
          </table:table-cell>
          <table:table-cell office:value-type="float" office:value="-146.2" calcext:value-type="float">
            <text:p>-146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-60.4" calcext:value-type="float">
            <text:p>-60,4</text:p>
          </table:table-cell>
          <table:table-cell office:value-type="float" office:value="173.4" calcext:value-type="float">
            <text:p>173,4</text:p>
          </table:table-cell>
          <table:table-cell office:value-type="float" office:value="46.4" calcext:value-type="float">
            <text:p>46,4</text:p>
          </table:table-cell>
          <table:table-cell office:value-type="float" office:value="82.3" calcext:value-type="float">
            <text:p>82,3</text:p>
          </table:table-cell>
          <table:table-cell office:value-type="float" office:value="-155.3" calcext:value-type="float">
            <text:p>-155,3</text:p>
          </table:table-cell>
          <table:table-cell office:value-type="float" office:value="-64.4" calcext:value-type="float">
            <text:p>-64,4</text:p>
          </table:table-cell>
          <table:table-cell office:value-type="float" office:value="-161.8" calcext:value-type="float">
            <text:p>-161,8</text:p>
          </table:table-cell>
          <table:table-cell office:value-type="float" office:value="14.9" calcext:value-type="float">
            <text:p>14,9</text:p>
          </table:table-cell>
          <table:table-cell office:value-type="float" office:value="43.4" calcext:value-type="float">
            <text:p>43,4</text:p>
          </table:table-cell>
          <table:table-cell office:value-type="float" office:value="2.8" calcext:value-type="float">
            <text:p>2,8</text:p>
          </table:table-cell>
          <table:table-cell office:value-type="float" office:value="-28.5" calcext:value-type="float">
            <text:p>-28,5</text:p>
          </table:table-cell>
          <table:table-cell office:value-type="float" office:value="41.9" calcext:value-type="float">
            <text:p>41,9</text:p>
          </table:table-cell>
          <table:table-cell office:value-type="float" office:value="-41.4" calcext:value-type="float">
            <text:p>-41,4</text:p>
          </table:table-cell>
          <table:table-cell office:value-type="float" office:value="24.3" calcext:value-type="float">
            <text:p>24,3</text:p>
          </table:table-cell>
          <table:table-cell office:value-type="float" office:value="169.2" calcext:value-type="float">
            <text:p>169,2</text:p>
          </table:table-cell>
          <table:table-cell office:value-type="float" office:value="-138.9" calcext:value-type="float">
            <text:p>-138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-59.2" calcext:value-type="float">
            <text:p>-59,2</text:p>
          </table:table-cell>
          <table:table-cell office:value-type="float" office:value="171.4" calcext:value-type="float">
            <text:p>171,4</text:p>
          </table:table-cell>
          <table:table-cell office:value-type="float" office:value="47.2" calcext:value-type="float">
            <text:p>47,2</text:p>
          </table:table-cell>
          <table:table-cell office:value-type="float" office:value="82.2" calcext:value-type="float">
            <text:p>82,2</text:p>
          </table:table-cell>
          <table:table-cell office:value-type="float" office:value="-154.8" calcext:value-type="float">
            <text:p>-154,8</text:p>
          </table:table-cell>
          <table:table-cell office:value-type="float" office:value="-78.8" calcext:value-type="float">
            <text:p>-78,8</text:p>
          </table:table-cell>
          <table:table-cell office:value-type="float" office:value="-162.4" calcext:value-type="float">
            <text:p>-162,4</text:p>
          </table:table-cell>
          <table:table-cell office:value-type="float" office:value="15.7" calcext:value-type="float">
            <text:p>15,7</text:p>
          </table:table-cell>
          <table:table-cell office:value-type="float" office:value="39.5" calcext:value-type="float">
            <text:p>39,5</text:p>
          </table:table-cell>
          <table:table-cell office:value-type="float" office:value="2.2" calcext:value-type="float">
            <text:p>2,2</text:p>
          </table:table-cell>
          <table:table-cell office:value-type="float" office:value="-25.7" calcext:value-type="float">
            <text:p>-25,7</text:p>
          </table:table-cell>
          <table:table-cell office:value-type="float" office:value="38" calcext:value-type="float">
            <text:p>38</text:p>
          </table:table-cell>
          <table:table-cell office:value-type="float" office:value="-38.1" calcext:value-type="float">
            <text:p>-38,1</text:p>
          </table:table-cell>
          <table:table-cell office:value-type="float" office:value="22.7" calcext:value-type="float">
            <text:p>22,7</text:p>
          </table:table-cell>
          <table:table-cell office:value-type="float" office:value="169.2" calcext:value-type="float">
            <text:p>169,2</text:p>
          </table:table-cell>
          <table:table-cell office:value-type="float" office:value="-155.9" calcext:value-type="float">
            <text:p>-155,9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-70.1" calcext:value-type="float">
            <text:p>-70,1</text:p>
          </table:table-cell>
          <table:table-cell office:value-type="float" office:value="168.4" calcext:value-type="float">
            <text:p>168,4</text:p>
          </table:table-cell>
          <table:table-cell office:value-type="float" office:value="54.8" calcext:value-type="float">
            <text:p>54,8</text:p>
          </table:table-cell>
          <table:table-cell office:value-type="float" office:value="77.5" calcext:value-type="float">
            <text:p>77,5</text:p>
          </table:table-cell>
          <table:table-cell office:value-type="float" office:value="-156" calcext:value-type="float">
            <text:p>-156</text:p>
          </table:table-cell>
          <table:table-cell office:value-type="float" office:value="-69.4" calcext:value-type="float">
            <text:p>-69,4</text:p>
          </table:table-cell>
          <table:table-cell office:value-type="float" office:value="-159.6" calcext:value-type="float">
            <text:p>-159,6</text:p>
          </table:table-cell>
          <table:table-cell office:value-type="float" office:value="15.5" calcext:value-type="float">
            <text:p>15,5</text:p>
          </table:table-cell>
          <table:table-cell office:value-type="float" office:value="44.8" calcext:value-type="float">
            <text:p>44,8</text:p>
          </table:table-cell>
          <table:table-cell office:value-type="float" office:value="2.5" calcext:value-type="float">
            <text:p>2,5</text:p>
          </table:table-cell>
          <table:table-cell office:value-type="float" office:value="-29.1" calcext:value-type="float">
            <text:p>-29,1</text:p>
          </table:table-cell>
          <table:table-cell office:value-type="float" office:value="43.1" calcext:value-type="float">
            <text:p>43,1</text:p>
          </table:table-cell>
          <table:table-cell office:value-type="float" office:value="-42.8" calcext:value-type="float">
            <text:p>-42,8</text:p>
          </table:table-cell>
          <table:table-cell office:value-type="float" office:value="25.6" calcext:value-type="float">
            <text:p>25,6</text:p>
          </table:table-cell>
          <table:table-cell office:value-type="float" office:value="163.4" calcext:value-type="float">
            <text:p>163,4</text:p>
          </table:table-cell>
          <table:table-cell office:value-type="float" office:value="-150.6" calcext:value-type="float">
            <text:p>-150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-78.2" calcext:value-type="float">
            <text:p>-78,2</text:p>
          </table:table-cell>
          <table:table-cell office:value-type="float" office:value="170.1" calcext:value-type="float">
            <text:p>170,1</text:p>
          </table:table-cell>
          <table:table-cell office:value-type="float" office:value="61.7" calcext:value-type="float">
            <text:p>61,7</text:p>
          </table:table-cell>
          <table:table-cell office:value-type="float" office:value="81.8" calcext:value-type="float">
            <text:p>81,8</text:p>
          </table:table-cell>
          <table:table-cell office:value-type="float" office:value="-166.5" calcext:value-type="float">
            <text:p>-166,5</text:p>
          </table:table-cell>
          <table:table-cell office:value-type="float" office:value="-54" calcext:value-type="float">
            <text:p>-54</text:p>
          </table:table-cell>
          <table:table-cell office:value-type="float" office:value="-164" calcext:value-type="float">
            <text:p>-164</text:p>
          </table:table-cell>
          <table:table-cell office:value-type="float" office:value="7.6" calcext:value-type="float">
            <text:p>7,6</text:p>
          </table:table-cell>
          <table:table-cell office:value-type="float" office:value="43.3" calcext:value-type="float">
            <text:p>43,3</text:p>
          </table:table-cell>
          <table:table-cell office:value-type="float" office:value="8.3" calcext:value-type="float">
            <text:p>8,3</text:p>
          </table:table-cell>
          <table:table-cell office:value-type="float" office:value="-32.5" calcext:value-type="float">
            <text:p>-32,5</text:p>
          </table:table-cell>
          <table:table-cell office:value-type="float" office:value="42.9" calcext:value-type="float">
            <text:p>42,9</text:p>
          </table:table-cell>
          <table:table-cell office:value-type="float" office:value="-39" calcext:value-type="float">
            <text:p>-39</text:p>
          </table:table-cell>
          <table:table-cell office:value-type="float" office:value="19.4" calcext:value-type="float">
            <text:p>19,4</text:p>
          </table:table-cell>
          <table:table-cell office:value-type="float" office:value="157.9" calcext:value-type="float">
            <text:p>157,9</text:p>
          </table:table-cell>
          <table:table-cell office:value-type="float" office:value="-137.2" calcext:value-type="float">
            <text:p>-137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-91.7" calcext:value-type="float">
            <text:p>-91,7</text:p>
          </table:table-cell>
          <table:table-cell office:value-type="float" office:value="-160.7" calcext:value-type="float">
            <text:p>-160,7</text:p>
          </table:table-cell>
          <table:table-cell office:value-type="float" office:value="61.3" calcext:value-type="float">
            <text:p>61,3</text:p>
          </table:table-cell>
          <table:table-cell office:value-type="float" office:value="81.3" calcext:value-type="float">
            <text:p>81,3</text:p>
          </table:table-cell>
          <table:table-cell office:value-type="float" office:value="-157.8" calcext:value-type="float">
            <text:p>-157,8</text:p>
          </table:table-cell>
          <table:table-cell office:value-type="float" office:value="-62.1" calcext:value-type="float">
            <text:p>-62,1</text:p>
          </table:table-cell>
          <table:table-cell office:value-type="float" office:value="-160" calcext:value-type="float">
            <text:p>-160</text:p>
          </table:table-cell>
          <table:table-cell office:value-type="float" office:value="19" calcext:value-type="float">
            <text:p>19</text:p>
          </table:table-cell>
          <table:table-cell office:value-type="float" office:value="43.6" calcext:value-type="float">
            <text:p>43,6</text:p>
          </table:table-cell>
          <table:table-cell office:value-type="float" office:value="-0.4" calcext:value-type="float">
            <text:p>-0,4</text:p>
          </table:table-cell>
          <table:table-cell office:value-type="float" office:value="-26" calcext:value-type="float">
            <text:p>-26</text:p>
          </table:table-cell>
          <table:table-cell office:value-type="float" office:value="41.2" calcext:value-type="float">
            <text:p>41,2</text:p>
          </table:table-cell>
          <table:table-cell office:value-type="float" office:value="-42.4" calcext:value-type="float">
            <text:p>-42,4</text:p>
          </table:table-cell>
          <table:table-cell office:value-type="float" office:value="27" calcext:value-type="float">
            <text:p>27</text:p>
          </table:table-cell>
          <table:table-cell office:value-type="float" office:value="167.5" calcext:value-type="float">
            <text:p>167,5</text:p>
          </table:table-cell>
          <table:table-cell office:value-type="float" office:value="-141.7" calcext:value-type="float">
            <text:p>-141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-72" calcext:value-type="float">
            <text:p>-72</text:p>
          </table:table-cell>
          <table:table-cell office:value-type="float" office:value="177.5" calcext:value-type="float">
            <text:p>177,5</text:p>
          </table:table-cell>
          <table:table-cell office:value-type="float" office:value="54.1" calcext:value-type="float">
            <text:p>54,1</text:p>
          </table:table-cell>
          <table:table-cell office:value-type="float" office:value="81.7" calcext:value-type="float">
            <text:p>81,7</text:p>
          </table:table-cell>
          <table:table-cell office:value-type="float" office:value="-149.6" calcext:value-type="float">
            <text:p>-149,6</text:p>
          </table:table-cell>
          <table:table-cell office:value-type="float" office:value="-69.4" calcext:value-type="float">
            <text:p>-69,4</text:p>
          </table:table-cell>
          <table:table-cell office:value-type="float" office:value="-164.4" calcext:value-type="float">
            <text:p>-164,4</text:p>
          </table:table-cell>
          <table:table-cell office:value-type="float" office:value="16.6" calcext:value-type="float">
            <text:p>16,6</text:p>
          </table:table-cell>
          <table:table-cell office:value-type="float" office:value="42.6" calcext:value-type="float">
            <text:p>42,6</text:p>
          </table:table-cell>
          <table:table-cell office:value-type="float" office:value="1.4" calcext:value-type="float">
            <text:p>1,4</text:p>
          </table:table-cell>
          <table:table-cell office:value-type="float" office:value="-26.9" calcext:value-type="float">
            <text:p>-26,9</text:p>
          </table:table-cell>
          <table:table-cell office:value-type="float" office:value="40.8" calcext:value-type="float">
            <text:p>40,8</text:p>
          </table:table-cell>
          <table:table-cell office:value-type="float" office:value="-41" calcext:value-type="float">
            <text:p>-41</text:p>
          </table:table-cell>
          <table:table-cell office:value-type="float" office:value="24.9" calcext:value-type="float">
            <text:p>24,9</text:p>
          </table:table-cell>
          <table:table-cell office:value-type="float" office:value="165.7" calcext:value-type="float">
            <text:p>165,7</text:p>
          </table:table-cell>
          <table:table-cell office:value-type="float" office:value="-141.2" calcext:value-type="float">
            <text:p>-141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-55.2" calcext:value-type="float">
            <text:p>-55,2</text:p>
          </table:table-cell>
          <table:table-cell office:value-type="float" office:value="171.9" calcext:value-type="float">
            <text:p>171,9</text:p>
          </table:table-cell>
          <table:table-cell office:value-type="float" office:value="49.4" calcext:value-type="float">
            <text:p>49,4</text:p>
          </table:table-cell>
          <table:table-cell office:value-type="float" office:value="83.1" calcext:value-type="float">
            <text:p>83,1</text:p>
          </table:table-cell>
          <table:table-cell office:value-type="float" office:value="-143.1" calcext:value-type="float">
            <text:p>-143,1</text:p>
          </table:table-cell>
          <table:table-cell office:value-type="float" office:value="-51.5" calcext:value-type="float">
            <text:p>-51,5</text:p>
          </table:table-cell>
          <table:table-cell office:value-type="float" office:value="-165.4" calcext:value-type="float">
            <text:p>-165,4</text:p>
          </table:table-cell>
          <table:table-cell office:value-type="float" office:value="11.9" calcext:value-type="float">
            <text:p>11,9</text:p>
          </table:table-cell>
          <table:table-cell office:value-type="float" office:value="39.8" calcext:value-type="float">
            <text:p>39,8</text:p>
          </table:table-cell>
          <table:table-cell office:value-type="float" office:value="4.8" calcext:value-type="float">
            <text:p>4,8</text:p>
          </table:table-cell>
          <table:table-cell office:value-type="float" office:value="-27.9" calcext:value-type="float">
            <text:p>-27,9</text:p>
          </table:table-cell>
          <table:table-cell office:value-type="float" office:value="38.9" calcext:value-type="float">
            <text:p>38,9</text:p>
          </table:table-cell>
          <table:table-cell office:value-type="float" office:value="-37.3" calcext:value-type="float">
            <text:p>-37,3</text:p>
          </table:table-cell>
          <table:table-cell office:value-type="float" office:value="20.6" calcext:value-type="float">
            <text:p>20,6</text:p>
          </table:table-cell>
          <table:table-cell office:value-type="float" office:value="173.5" calcext:value-type="float">
            <text:p>173,5</text:p>
          </table:table-cell>
          <table:table-cell office:value-type="float" office:value="-117.7" calcext:value-type="float">
            <text:p>-117,7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-79.9" calcext:value-type="float">
            <text:p>-79,9</text:p>
          </table:table-cell>
          <table:table-cell office:value-type="float" office:value="-174.9" calcext:value-type="float">
            <text:p>-174,9</text:p>
          </table:table-cell>
          <table:table-cell office:value-type="float" office:value="57.7" calcext:value-type="float">
            <text:p>57,7</text:p>
          </table:table-cell>
          <table:table-cell office:value-type="float" office:value="92" calcext:value-type="float">
            <text:p>92</text:p>
          </table:table-cell>
          <table:table-cell office:value-type="float" office:value="-116.6" calcext:value-type="float">
            <text:p>-116,6</text:p>
          </table:table-cell>
          <table:table-cell office:value-type="float" office:value="103.3" calcext:value-type="float">
            <text:p>103,3</text:p>
          </table:table-cell>
          <table:table-cell office:value-type="float" office:value="-160.4" calcext:value-type="float">
            <text:p>-160,4</text:p>
          </table:table-cell>
          <table:table-cell office:value-type="float" office:value="15.7" calcext:value-type="float">
            <text:p>15,7</text:p>
          </table:table-cell>
          <table:table-cell office:value-type="float" office:value="36.3" calcext:value-type="float">
            <text:p>36,3</text:p>
          </table:table-cell>
          <table:table-cell office:value-type="float" office:value="1.9" calcext:value-type="float">
            <text:p>1,9</text:p>
          </table:table-cell>
          <table:table-cell office:value-type="float" office:value="-23.6" calcext:value-type="float">
            <text:p>-23,6</text:p>
          </table:table-cell>
          <table:table-cell office:value-type="float" office:value="34.9" calcext:value-type="float">
            <text:p>34,9</text:p>
          </table:table-cell>
          <table:table-cell office:value-type="float" office:value="-34.9" calcext:value-type="float">
            <text:p>-34,9</text:p>
          </table:table-cell>
          <table:table-cell office:value-type="float" office:value="20.8" calcext:value-type="float">
            <text:p>20,8</text:p>
          </table:table-cell>
          <table:table-cell office:value-type="float" office:value="173.3" calcext:value-type="float">
            <text:p>173,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-125.5" calcext:value-type="float">
            <text:p>-125,5</text:p>
          </table:table-cell>
          <table:table-cell office:value-type="float" office:value="-130.9" calcext:value-type="float">
            <text:p>-130,9</text:p>
          </table:table-cell>
          <table:table-cell office:value-type="float" office:value="-14.8" calcext:value-type="float">
            <text:p>-14,8</text:p>
          </table:table-cell>
          <table:table-cell office:value-type="float" office:value="159.2" calcext:value-type="float">
            <text:p>159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06.7" calcext:value-type="float">
            <text:p>-106,7</text:p>
          </table:table-cell>
          <table:table-cell office:value-type="float" office:value="-175.5" calcext:value-type="float">
            <text:p>-175,5</text:p>
          </table:table-cell>
          <table:table-cell office:value-type="float" office:value="39.7" calcext:value-type="float">
            <text:p>39,7</text:p>
          </table:table-cell>
          <table:table-cell office:value-type="float" office:value="-9.9" calcext:value-type="float">
            <text:p>-9,9</text:p>
          </table:table-cell>
          <table:table-cell office:value-type="float" office:value="31.3" calcext:value-type="float">
            <text:p>31,3</text:p>
          </table:table-cell>
          <table:table-cell office:value-type="float" office:value="-39.6" calcext:value-type="float">
            <text:p>-39,6</text:p>
          </table:table-cell>
          <table:table-cell office:value-type="float" office:value="34.9" calcext:value-type="float">
            <text:p>34,9</text:p>
          </table:table-cell>
          <table:table-cell office:value-type="float" office:value="-15.9" calcext:value-type="float">
            <text:p>-15,9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eltas" table:style-name="ta1">
        <table:table-column table:style-name="co12" table:number-columns-repeated="9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RADIANS(MIN(ABS([1EHZ.G2]-[1EVV.G2]);360-ABS([1EHZ.G2]-[1EVV.G2])))" office:value-type="float" office:value="0.769690200129499" calcext:value-type="float">
            <text:p>0,7696902001</text:p>
          </table:table-cell>
          <table:table-cell table:formula="of:=RADIANS(MIN(ABS([1EHZ.H2]-[1EVV.H2]);360-ABS([1EHZ.H2]-[1EVV.H2])))" office:value-type="float" office:value="1.93557014046171" calcext:value-type="float">
            <text:p>1,9355701405</text:p>
          </table:table-cell>
          <table:table-cell table:formula="of:=RADIANS(MIN(ABS([1EHZ.I2]-[1EVV.I2]);360-ABS([1EHZ.I2]-[1EVV.I2])))" office:value-type="float" office:value="0.317649923862968" calcext:value-type="float">
            <text:p>0,3176499239</text:p>
          </table:table-cell>
          <table:table-cell table:formula="of:=RADIANS(MIN(ABS([1EHZ.J2]-[1EVV.J2]);360-ABS([1EHZ.J2]-[1EVV.J2])))" office:value-type="float" office:value="0.183259571459405" calcext:value-type="float">
            <text:p>0,1832595715</text:p>
          </table:table-cell>
          <table:table-cell table:formula="of:=RADIANS(MIN(ABS([1EHZ.K2]-[1EVV.K2]);360-ABS([1EHZ.K2]-[1EVV.K2])))" office:value-type="float" office:value="0.431096325242599" calcext:value-type="float">
            <text:p>0,4310963252</text:p>
          </table:table-cell>
          <table:table-cell table:formula="of:=RADIANS(MIN(ABS([1EHZ.L2]-[1EVV.L2]);360-ABS([1EHZ.L2]-[1EVV.L2])))" office:value-type="float" office:value="0.401425727958696" calcext:value-type="float">
            <text:p>0,401425728</text:p>
          </table:table-cell>
          <table:table-cell table:formula="of:=RADIANS(MIN(ABS([1EHZ.M2]-[1EVV.M2]);360-ABS([1EHZ.M2]-[1EVV.M2])))" office:value-type="float" office:value="0.696386371545738" calcext:value-type="float">
            <text:p>0,69638637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3]-[1EVV.F3]);360-ABS([1EHZ.F3]-[1EVV.F3])))" office:value-type="float" office:value="1.16762526958421" calcext:value-type="float">
            <text:p>1,1676252696</text:p>
          </table:table-cell>
          <table:table-cell table:formula="of:=RADIANS(MIN(ABS([1EHZ.G3]-[1EVV.G3]);360-ABS([1EHZ.G3]-[1EVV.G3])))" office:value-type="float" office:value="1.00880030765272" calcext:value-type="float">
            <text:p>1,0088003077</text:p>
          </table:table-cell>
          <table:table-cell table:formula="of:=RADIANS(MIN(ABS([1EHZ.H3]-[1EVV.H3]);360-ABS([1EHZ.H3]-[1EVV.H3])))" office:value-type="float" office:value="0.0174532925199433" calcext:value-type="float">
            <text:p>0,0174532925</text:p>
          </table:table-cell>
          <table:table-cell table:formula="of:=RADIANS(MIN(ABS([1EHZ.I3]-[1EVV.I3]);360-ABS([1EHZ.I3]-[1EVV.I3])))" office:value-type="float" office:value="0.0157079632679491" calcext:value-type="float">
            <text:p>0,0157079633</text:p>
          </table:table-cell>
          <table:table-cell table:formula="of:=RADIANS(MIN(ABS([1EHZ.J3]-[1EVV.J3]);360-ABS([1EHZ.J3]-[1EVV.J3])))" office:value-type="float" office:value="0.523598775598299" calcext:value-type="float">
            <text:p>0,5235987756</text:p>
          </table:table-cell>
          <table:table-cell table:formula="of:=RADIANS(MIN(ABS([1EHZ.K3]-[1EVV.K3]);360-ABS([1EHZ.K3]-[1EVV.K3])))" office:value-type="float" office:value="0.300196631343025" calcext:value-type="float">
            <text:p>0,3001966313</text:p>
          </table:table-cell>
          <table:table-cell table:formula="of:=RADIANS(MIN(ABS([1EHZ.L3]-[1EVV.L3]);360-ABS([1EHZ.L3]-[1EVV.L3])))" office:value-type="float" office:value="0.167551608191456" calcext:value-type="float">
            <text:p>0,1675516082</text:p>
          </table:table-cell>
          <table:table-cell table:formula="of:=RADIANS(MIN(ABS([1EHZ.M3]-[1EVV.M3]);360-ABS([1EHZ.M3]-[1EVV.M3])))" office:value-type="float" office:value="0.0645771823237902" calcext:value-type="float">
            <text:p>0,064577182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]-[1EVV.F4]);360-ABS([1EHZ.F4]-[1EVV.F4])))" office:value-type="float" office:value="0.441568300754565" calcext:value-type="float">
            <text:p>0,4415683008</text:p>
          </table:table-cell>
          <table:table-cell table:formula="of:=RADIANS(MIN(ABS([1EHZ.G4]-[1EVV.G4]);360-ABS([1EHZ.G4]-[1EVV.G4])))" office:value-type="float" office:value="0.0628318530717963" calcext:value-type="float">
            <text:p>0,0628318531</text:p>
          </table:table-cell>
          <table:table-cell table:formula="of:=RADIANS(MIN(ABS([1EHZ.H4]-[1EVV.H4]);360-ABS([1EHZ.H4]-[1EVV.H4])))" office:value-type="float" office:value="0.408407044966673" calcext:value-type="float">
            <text:p>0,408407045</text:p>
          </table:table-cell>
          <table:table-cell table:formula="of:=RADIANS(MIN(ABS([1EHZ.I4]-[1EVV.I4]);360-ABS([1EHZ.I4]-[1EVV.I4])))" office:value-type="float" office:value="0.0383972435438753" calcext:value-type="float">
            <text:p>0,0383972435</text:p>
          </table:table-cell>
          <table:table-cell table:formula="of:=RADIANS(MIN(ABS([1EHZ.J4]-[1EVV.J4]);360-ABS([1EHZ.J4]-[1EVV.J4])))" office:value-type="float" office:value="0.0680678408277789" calcext:value-type="float">
            <text:p>0,0680678408</text:p>
          </table:table-cell>
          <table:table-cell table:formula="of:=RADIANS(MIN(ABS([1EHZ.K4]-[1EVV.K4]);360-ABS([1EHZ.K4]-[1EVV.K4])))" office:value-type="float" office:value="0.0645771823237902" calcext:value-type="float">
            <text:p>0,0645771823</text:p>
          </table:table-cell>
          <table:table-cell table:formula="of:=RADIANS(MIN(ABS([1EHZ.L4]-[1EVV.L4]);360-ABS([1EHZ.L4]-[1EVV.L4])))" office:value-type="float" office:value="0.125663706143592" calcext:value-type="float">
            <text:p>0,1256637061</text:p>
          </table:table-cell>
          <table:table-cell table:formula="of:=RADIANS(MIN(ABS([1EHZ.M4]-[1EVV.M4]);360-ABS([1EHZ.M4]-[1EVV.M4])))" office:value-type="float" office:value="0.0331612557878923" calcext:value-type="float">
            <text:p>0,033161255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]-[1EVV.F5]);360-ABS([1EHZ.F5]-[1EVV.F5])))" office:value-type="float" office:value="0.0959931088596881" calcext:value-type="float">
            <text:p>0,0959931089</text:p>
          </table:table-cell>
          <table:table-cell table:formula="of:=RADIANS(MIN(ABS([1EHZ.G5]-[1EVV.G5]);360-ABS([1EHZ.G5]-[1EVV.G5])))" office:value-type="float" office:value="0.0104719755119659" calcext:value-type="float">
            <text:p>0,0104719755</text:p>
          </table:table-cell>
          <table:table-cell table:formula="of:=RADIANS(MIN(ABS([1EHZ.H5]-[1EVV.H5]);360-ABS([1EHZ.H5]-[1EVV.H5])))" office:value-type="float" office:value="0.0977384381116824" calcext:value-type="float">
            <text:p>0,0977384381</text:p>
          </table:table-cell>
          <table:table-cell table:formula="of:=RADIANS(MIN(ABS([1EHZ.I5]-[1EVV.I5]);360-ABS([1EHZ.I5]-[1EVV.I5])))" office:value-type="float" office:value="0.0174532925199433" calcext:value-type="float">
            <text:p>0,0174532925</text:p>
          </table:table-cell>
          <table:table-cell table:formula="of:=RADIANS(MIN(ABS([1EHZ.J5]-[1EVV.J5]);360-ABS([1EHZ.J5]-[1EVV.J5])))" office:value-type="float" office:value="0.0628318530717958" calcext:value-type="float">
            <text:p>0,0628318531</text:p>
          </table:table-cell>
          <table:table-cell table:formula="of:=RADIANS(MIN(ABS([1EHZ.K5]-[1EVV.K5]);360-ABS([1EHZ.K5]-[1EVV.K5])))" office:value-type="float" office:value="0.0680678408277789" calcext:value-type="float">
            <text:p>0,0680678408</text:p>
          </table:table-cell>
          <table:table-cell table:formula="of:=RADIANS(MIN(ABS([1EHZ.L5]-[1EVV.L5]);360-ABS([1EHZ.L5]-[1EVV.L5])))" office:value-type="float" office:value="0.11693705988362" calcext:value-type="float">
            <text:p>0,1169370599</text:p>
          </table:table-cell>
          <table:table-cell table:formula="of:=RADIANS(MIN(ABS([1EHZ.M5]-[1EVV.M5]);360-ABS([1EHZ.M5]-[1EVV.M5])))" office:value-type="float" office:value="0.0349065850398866" calcext:value-type="float">
            <text:p>0,0349065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]-[1EVV.F6]);360-ABS([1EHZ.F6]-[1EVV.F6])))" office:value-type="float" office:value="0.020943951023932" calcext:value-type="float">
            <text:p>0,020943951</text:p>
          </table:table-cell>
          <table:table-cell table:formula="of:=RADIANS(MIN(ABS([1EHZ.G6]-[1EVV.G6]);360-ABS([1EHZ.G6]-[1EVV.G6])))" office:value-type="float" office:value="0.0261799387799149" calcext:value-type="float">
            <text:p>0,0261799388</text:p>
          </table:table-cell>
          <table:table-cell table:formula="of:=RADIANS(MIN(ABS([1EHZ.H6]-[1EVV.H6]);360-ABS([1EHZ.H6]-[1EVV.H6])))" office:value-type="float" office:value="0.0418879020478639" calcext:value-type="float">
            <text:p>0,041887902</text:p>
          </table:table-cell>
          <table:table-cell table:formula="of:=RADIANS(MIN(ABS([1EHZ.I6]-[1EVV.I6]);360-ABS([1EHZ.I6]-[1EVV.I6])))" office:value-type="float" office:value="0.0174532925199433" calcext:value-type="float">
            <text:p>0,0174532925</text:p>
          </table:table-cell>
          <table:table-cell table:formula="of:=RADIANS(MIN(ABS([1EHZ.J6]-[1EVV.J6]);360-ABS([1EHZ.J6]-[1EVV.J6])))" office:value-type="float" office:value="0.235619449019234" calcext:value-type="float">
            <text:p>0,235619449</text:p>
          </table:table-cell>
          <table:table-cell table:formula="of:=RADIANS(MIN(ABS([1EHZ.K6]-[1EVV.K6]);360-ABS([1EHZ.K6]-[1EVV.K6])))" office:value-type="float" office:value="0.268780704807127" calcext:value-type="float">
            <text:p>0,2687807048</text:p>
          </table:table-cell>
          <table:table-cell table:formula="of:=RADIANS(MIN(ABS([1EHZ.L6]-[1EVV.L6]);360-ABS([1EHZ.L6]-[1EVV.L6])))" office:value-type="float" office:value="0.0366519142918808" calcext:value-type="float">
            <text:p>0,0366519143</text:p>
          </table:table-cell>
          <table:table-cell table:formula="of:=RADIANS(MIN(ABS([1EHZ.M6]-[1EVV.M6]);360-ABS([1EHZ.M6]-[1EVV.M6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7]-[1EVV.F7]);360-ABS([1EHZ.F7]-[1EVV.F7])))" office:value-type="float" office:value="0.352556508902855" calcext:value-type="float">
            <text:p>0,3525565089</text:p>
          </table:table-cell>
          <table:table-cell table:formula="of:=RADIANS(MIN(ABS([1EHZ.G7]-[1EVV.G7]);360-ABS([1EHZ.G7]-[1EVV.G7])))" office:value-type="float" office:value="0.125663706143592" calcext:value-type="float">
            <text:p>0,1256637061</text:p>
          </table:table-cell>
          <table:table-cell table:formula="of:=RADIANS(MIN(ABS([1EHZ.H7]-[1EVV.H7]);360-ABS([1EHZ.H7]-[1EVV.H7])))" office:value-type="float" office:value="0.155334303427495" calcext:value-type="float">
            <text:p>0,1553343034</text:p>
          </table:table-cell>
          <table:table-cell table:formula="of:=RADIANS(MIN(ABS([1EHZ.I7]-[1EVV.I7]);360-ABS([1EHZ.I7]-[1EVV.I7])))" office:value-type="float" office:value="0.0296705972839036" calcext:value-type="float">
            <text:p>0,0296705973</text:p>
          </table:table-cell>
          <table:table-cell table:formula="of:=RADIANS(MIN(ABS([1EHZ.J7]-[1EVV.J7]);360-ABS([1EHZ.J7]-[1EVV.J7])))" office:value-type="float" office:value="0.00698131700797742" calcext:value-type="float">
            <text:p>0,006981317</text:p>
          </table:table-cell>
          <table:table-cell table:formula="of:=RADIANS(MIN(ABS([1EHZ.K7]-[1EVV.K7]);360-ABS([1EHZ.K7]-[1EVV.K7])))" office:value-type="float" office:value="0.0191986217719375" calcext:value-type="float">
            <text:p>0,0191986218</text:p>
          </table:table-cell>
          <table:table-cell table:formula="of:=RADIANS(MIN(ABS([1EHZ.L7]-[1EVV.L7]);360-ABS([1EHZ.L7]-[1EVV.L7])))" office:value-type="float" office:value="0.20943951023932" calcext:value-type="float">
            <text:p>0,2094395102</text:p>
          </table:table-cell>
          <table:table-cell table:formula="of:=RADIANS(MIN(ABS([1EHZ.M7]-[1EVV.M7]);360-ABS([1EHZ.M7]-[1EVV.M7])))" office:value-type="float" office:value="0.0436332312998582" calcext:value-type="float">
            <text:p>0,04363323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8]-[1EVV.F8]);360-ABS([1EHZ.F8]-[1EVV.F8])))" office:value-type="float" office:value="0.102974425867665" calcext:value-type="float">
            <text:p>0,1029744259</text:p>
          </table:table-cell>
          <table:table-cell table:formula="of:=RADIANS(MIN(ABS([1EHZ.G8]-[1EVV.G8]);360-ABS([1EHZ.G8]-[1EVV.G8])))" office:value-type="float" office:value="0.0226892802759265" calcext:value-type="float">
            <text:p>0,0226892803</text:p>
          </table:table-cell>
          <table:table-cell table:formula="of:=RADIANS(MIN(ABS([1EHZ.H8]-[1EVV.H8]);360-ABS([1EHZ.H8]-[1EVV.H8])))" office:value-type="float" office:value="0.0785398163397448" calcext:value-type="float">
            <text:p>0,0785398163</text:p>
          </table:table-cell>
          <table:table-cell table:formula="of:=RADIANS(MIN(ABS([1EHZ.I8]-[1EVV.I8]);360-ABS([1EHZ.I8]-[1EVV.I8])))" office:value-type="float" office:value="0.0191986217719375" calcext:value-type="float">
            <text:p>0,0191986218</text:p>
          </table:table-cell>
          <table:table-cell table:formula="of:=RADIANS(MIN(ABS([1EHZ.J8]-[1EVV.J8]);360-ABS([1EHZ.J8]-[1EVV.J8])))" office:value-type="float" office:value="0.106465084371654" calcext:value-type="float">
            <text:p>0,1064650844</text:p>
          </table:table-cell>
          <table:table-cell table:formula="of:=RADIANS(MIN(ABS([1EHZ.K8]-[1EVV.K8]);360-ABS([1EHZ.K8]-[1EVV.K8])))" office:value-type="float" office:value="0.120427718387609" calcext:value-type="float">
            <text:p>0,1204277184</text:p>
          </table:table-cell>
          <table:table-cell table:formula="of:=RADIANS(MIN(ABS([1EHZ.L8]-[1EVV.L8]);360-ABS([1EHZ.L8]-[1EVV.L8])))" office:value-type="float" office:value="0.0925024503556994" calcext:value-type="float">
            <text:p>0,0925024504</text:p>
          </table:table-cell>
          <table:table-cell table:formula="of:=RADIANS(MIN(ABS([1EHZ.M8]-[1EVV.M8]);360-ABS([1EHZ.M8]-[1EVV.M8])))" office:value-type="float" office:value="0.00523598775598319" calcext:value-type="float">
            <text:p>0,00523598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9]-[1EVV.F9]);360-ABS([1EHZ.F9]-[1EVV.F9])))" office:value-type="float" office:value="0.0767944870877504" calcext:value-type="float">
            <text:p>0,0767944871</text:p>
          </table:table-cell>
          <table:table-cell table:formula="of:=RADIANS(MIN(ABS([1EHZ.G9]-[1EVV.G9]);360-ABS([1EHZ.G9]-[1EVV.G9])))" office:value-type="float" office:value="0.0820304748437333" calcext:value-type="float">
            <text:p>0,0820304748</text:p>
          </table:table-cell>
          <table:table-cell table:formula="of:=RADIANS(MIN(ABS([1EHZ.H9]-[1EVV.H9]);360-ABS([1EHZ.H9]-[1EVV.H9])))" office:value-type="float" office:value="0.0890117918517108" calcext:value-type="float">
            <text:p>0,0890117919</text:p>
          </table:table-cell>
          <table:table-cell table:formula="of:=RADIANS(MIN(ABS([1EHZ.I9]-[1EVV.I9]);360-ABS([1EHZ.I9]-[1EVV.I9])))" office:value-type="float" office:value="0.0453785605518527" calcext:value-type="float">
            <text:p>0,0453785606</text:p>
          </table:table-cell>
          <table:table-cell table:formula="of:=RADIANS(MIN(ABS([1EHZ.J9]-[1EVV.J9]);360-ABS([1EHZ.J9]-[1EVV.J9])))" office:value-type="float" office:value="0.0855211333477218" calcext:value-type="float">
            <text:p>0,0855211333</text:p>
          </table:table-cell>
          <table:table-cell table:formula="of:=RADIANS(MIN(ABS([1EHZ.K9]-[1EVV.K9]);360-ABS([1EHZ.K9]-[1EVV.K9])))" office:value-type="float" office:value="0.101229096615671" calcext:value-type="float">
            <text:p>0,1012290966</text:p>
          </table:table-cell>
          <table:table-cell table:formula="of:=RADIANS(MIN(ABS([1EHZ.L9]-[1EVV.L9]);360-ABS([1EHZ.L9]-[1EVV.L9])))" office:value-type="float" office:value="0.0331612557878924" calcext:value-type="float">
            <text:p>0,0331612558</text:p>
          </table:table-cell>
          <table:table-cell table:formula="of:=RADIANS(MIN(ABS([1EHZ.M9]-[1EVV.M9]);360-ABS([1EHZ.M9]-[1EVV.M9])))" office:value-type="float" office:value="0.106465084371654" calcext:value-type="float">
            <text:p>0,10646508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10]-[1EVV.F10]);360-ABS([1EHZ.F10]-[1EVV.F10])))" office:value-type="float" office:value="0.0122173047639604" calcext:value-type="float">
            <text:p>0,0122173048</text:p>
          </table:table-cell>
          <table:table-cell table:formula="of:=RADIANS(MIN(ABS([1EHZ.G10]-[1EVV.G10]);360-ABS([1EHZ.G10]-[1EVV.G10])))" office:value-type="float" office:value="0.0820304748437333" calcext:value-type="float">
            <text:p>0,0820304748</text:p>
          </table:table-cell>
          <table:table-cell table:formula="of:=RADIANS(MIN(ABS([1EHZ.H10]-[1EVV.H10]);360-ABS([1EHZ.H10]-[1EVV.H10])))" office:value-type="float" office:value="0.0663225115757845" calcext:value-type="float">
            <text:p>0,0663225116</text:p>
          </table:table-cell>
          <table:table-cell table:formula="of:=RADIANS(MIN(ABS([1EHZ.I10]-[1EVV.I10]);360-ABS([1EHZ.I10]-[1EVV.I10])))" office:value-type="float" office:value="0.0610865238198015" calcext:value-type="float">
            <text:p>0,0610865238</text:p>
          </table:table-cell>
          <table:table-cell table:formula="of:=RADIANS(MIN(ABS([1EHZ.J10]-[1EVV.J10]);360-ABS([1EHZ.J10]-[1EVV.J10])))" office:value-type="float" office:value="0.134390352403563" calcext:value-type="float">
            <text:p>0,1343903524</text:p>
          </table:table-cell>
          <table:table-cell table:formula="of:=RADIANS(MIN(ABS([1EHZ.K10]-[1EVV.K10]);360-ABS([1EHZ.K10]-[1EVV.K10])))" office:value-type="float" office:value="0.0872664625997165" calcext:value-type="float">
            <text:p>0,0872664626</text:p>
          </table:table-cell>
          <table:table-cell table:formula="of:=RADIANS(MIN(ABS([1EHZ.L10]-[1EVV.L10]);360-ABS([1EHZ.L10]-[1EVV.L10])))" office:value-type="float" office:value="0.0383972435438753" calcext:value-type="float">
            <text:p>0,0383972435</text:p>
          </table:table-cell>
          <table:table-cell table:formula="of:=RADIANS(MIN(ABS([1EHZ.M10]-[1EVV.M10]);360-ABS([1EHZ.M10]-[1EVV.M10])))" office:value-type="float" office:value="0.239110107523223" calcext:value-type="float">
            <text:p>0,2391101075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RADIANS(MIN(ABS([1EHZ.F11]-[1EVV.F11]);360-ABS([1EHZ.F11]-[1EVV.F11])))" office:value-type="float" office:value="0.0785398163397448" calcext:value-type="float">
            <text:p>0,0785398163</text:p>
          </table:table-cell>
          <table:table-cell table:formula="of:=RADIANS(MIN(ABS([1EHZ.G11]-[1EVV.G11]);360-ABS([1EHZ.G11]-[1EVV.G11])))" office:value-type="float" office:value="0.0209439510239322" calcext:value-type="float">
            <text:p>0,020943951</text:p>
          </table:table-cell>
          <table:table-cell table:formula="of:=RADIANS(MIN(ABS([1EHZ.H11]-[1EVV.H11]);360-ABS([1EHZ.H11]-[1EVV.H11])))" office:value-type="float" office:value="0.0541052068118242" calcext:value-type="float">
            <text:p>0,0541052068</text:p>
          </table:table-cell>
          <table:table-cell table:formula="of:=RADIANS(MIN(ABS([1EHZ.I11]-[1EVV.I11]);360-ABS([1EHZ.I11]-[1EVV.I11])))" office:value-type="float" office:value="0.0331612557878924" calcext:value-type="float">
            <text:p>0,0331612558</text:p>
          </table:table-cell>
          <table:table-cell table:formula="of:=RADIANS(MIN(ABS([1EHZ.J11]-[1EVV.J11]);360-ABS([1EHZ.J11]-[1EVV.J11])))" office:value-type="float" office:value="0.146607657167524" calcext:value-type="float">
            <text:p>0,1466076572</text:p>
          </table:table-cell>
          <table:table-cell table:formula="of:=RADIANS(MIN(ABS([1EHZ.K11]-[1EVV.K11]);360-ABS([1EHZ.K11]-[1EVV.K11])))" office:value-type="float" office:value="0.216420827247297" calcext:value-type="float">
            <text:p>0,2164208272</text:p>
          </table:table-cell>
          <table:table-cell table:formula="of:=RADIANS(MIN(ABS([1EHZ.L11]-[1EVV.L11]);360-ABS([1EHZ.L11]-[1EVV.L11])))" office:value-type="float" office:value="0.0663225115757847" calcext:value-type="float">
            <text:p>0,0663225116</text:p>
          </table:table-cell>
          <table:table-cell table:formula="of:=RADIANS(MIN(ABS([1EHZ.M11]-[1EVV.M11]);360-ABS([1EHZ.M11]-[1EVV.M11])))" office:value-type="float" office:value="0.139626340159546" calcext:value-type="float">
            <text:p>0,13962634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12]-[1EVV.F12]);360-ABS([1EHZ.F12]-[1EVV.F12])))" office:value-type="float" office:value="0.331612557878922" calcext:value-type="float">
            <text:p>0,3316125579</text:p>
          </table:table-cell>
          <table:table-cell table:formula="of:=RADIANS(MIN(ABS([1EHZ.G12]-[1EVV.G12]);360-ABS([1EHZ.G12]-[1EVV.G12])))" office:value-type="float" office:value="0.19373154697137" calcext:value-type="float">
            <text:p>0,193731547</text:p>
          </table:table-cell>
          <table:table-cell table:formula="of:=RADIANS(MIN(ABS([1EHZ.H12]-[1EVV.H12]);360-ABS([1EHZ.H12]-[1EVV.H12])))" office:value-type="float" office:value="0.178023583703422" calcext:value-type="float">
            <text:p>0,1780235837</text:p>
          </table:table-cell>
          <table:table-cell table:formula="of:=RADIANS(MIN(ABS([1EHZ.I12]-[1EVV.I12]);360-ABS([1EHZ.I12]-[1EVV.I12])))" office:value-type="float" office:value="0.0383972435438753" calcext:value-type="float">
            <text:p>0,0383972435</text:p>
          </table:table-cell>
          <table:table-cell table:formula="of:=RADIANS(MIN(ABS([1EHZ.J12]-[1EVV.J12]);360-ABS([1EHZ.J12]-[1EVV.J12])))" office:value-type="float" office:value="0.0820304748437333" calcext:value-type="float">
            <text:p>0,0820304748</text:p>
          </table:table-cell>
          <table:table-cell table:formula="of:=RADIANS(MIN(ABS([1EHZ.K12]-[1EVV.K12]);360-ABS([1EHZ.K12]-[1EVV.K12])))" office:value-type="float" office:value="0.0209439510239318" calcext:value-type="float">
            <text:p>0,020943951</text:p>
          </table:table-cell>
          <table:table-cell table:formula="of:=RADIANS(MIN(ABS([1EHZ.L12]-[1EVV.L12]);360-ABS([1EHZ.L12]-[1EVV.L12])))" office:value-type="float" office:value="0.00872664625997165" calcext:value-type="float">
            <text:p>0,0087266463</text:p>
          </table:table-cell>
          <table:table-cell table:formula="of:=RADIANS(MIN(ABS([1EHZ.M12]-[1EVV.M12]);360-ABS([1EHZ.M12]-[1EVV.M12])))" office:value-type="float" office:value="0.0541052068118242" calcext:value-type="float">
            <text:p>0,05410520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13]-[1EVV.F13]);360-ABS([1EHZ.F13]-[1EVV.F13])))" office:value-type="float" office:value="0.0279252680319094" calcext:value-type="float">
            <text:p>0,027925268</text:p>
          </table:table-cell>
          <table:table-cell table:formula="of:=RADIANS(MIN(ABS([1EHZ.G13]-[1EVV.G13]);360-ABS([1EHZ.G13]-[1EVV.G13])))" office:value-type="float" office:value="0.00174532925199423" calcext:value-type="float">
            <text:p>0,0017453293</text:p>
          </table:table-cell>
          <table:table-cell table:formula="of:=RADIANS(MIN(ABS([1EHZ.H13]-[1EVV.H13]);360-ABS([1EHZ.H13]-[1EVV.H13])))" office:value-type="float" office:value="0.0418879020478639" calcext:value-type="float">
            <text:p>0,041887902</text:p>
          </table:table-cell>
          <table:table-cell table:formula="of:=RADIANS(MIN(ABS([1EHZ.I13]-[1EVV.I13]);360-ABS([1EHZ.I13]-[1EVV.I13])))" office:value-type="float" office:value="0.0366519142918808" calcext:value-type="float">
            <text:p>0,0366519143</text:p>
          </table:table-cell>
          <table:table-cell table:formula="of:=RADIANS(MIN(ABS([1EHZ.J13]-[1EVV.J13]);360-ABS([1EHZ.J13]-[1EVV.J13])))" office:value-type="float" office:value="0.0610865238198015" calcext:value-type="float">
            <text:p>0,0610865238</text:p>
          </table:table-cell>
          <table:table-cell table:formula="of:=RADIANS(MIN(ABS([1EHZ.K13]-[1EVV.K13]);360-ABS([1EHZ.K13]-[1EVV.K13])))" office:value-type="float" office:value="0.143116998663535" calcext:value-type="float">
            <text:p>0,1431169987</text:p>
          </table:table-cell>
          <table:table-cell table:formula="of:=RADIANS(MIN(ABS([1EHZ.L13]-[1EVV.L13]);360-ABS([1EHZ.L13]-[1EVV.L13])))" office:value-type="float" office:value="0.0314159265358976" calcext:value-type="float">
            <text:p>0,0314159265</text:p>
          </table:table-cell>
          <table:table-cell table:formula="of:=RADIANS(MIN(ABS([1EHZ.M13]-[1EVV.M13]);360-ABS([1EHZ.M13]-[1EVV.M13])))" office:value-type="float" office:value="0.0593411945678072" calcext:value-type="float">
            <text:p>0,05934119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14]-[1EVV.F14]);360-ABS([1EHZ.F14]-[1EVV.F14])))" office:value-type="float" office:value="0.499164166070378" calcext:value-type="float">
            <text:p>0,4991641661</text:p>
          </table:table-cell>
          <table:table-cell table:formula="of:=RADIANS(MIN(ABS([1EHZ.G14]-[1EVV.G14]);360-ABS([1EHZ.G14]-[1EVV.G14])))" office:value-type="float" office:value="0.247836753783195" calcext:value-type="float">
            <text:p>0,2478367538</text:p>
          </table:table-cell>
          <table:table-cell table:formula="of:=RADIANS(MIN(ABS([1EHZ.H14]-[1EVV.H14]);360-ABS([1EHZ.H14]-[1EVV.H14])))" office:value-type="float" office:value="0.305432619099008" calcext:value-type="float">
            <text:p>0,3054326191</text:p>
          </table:table-cell>
          <table:table-cell table:formula="of:=RADIANS(MIN(ABS([1EHZ.I14]-[1EVV.I14]);360-ABS([1EHZ.I14]-[1EVV.I14])))" office:value-type="float" office:value="0.0558505360638186" calcext:value-type="float">
            <text:p>0,0558505361</text:p>
          </table:table-cell>
          <table:table-cell table:formula="of:=RADIANS(MIN(ABS([1EHZ.J14]-[1EVV.J14]);360-ABS([1EHZ.J14]-[1EVV.J14])))" office:value-type="float" office:value="0.293215314335048" calcext:value-type="float">
            <text:p>0,2932153143</text:p>
          </table:table-cell>
          <table:table-cell table:formula="of:=RADIANS(MIN(ABS([1EHZ.K14]-[1EVV.K14]);360-ABS([1EHZ.K14]-[1EVV.K14])))" office:value-type="float" office:value="0.319395253114962" calcext:value-type="float">
            <text:p>0,3193952531</text:p>
          </table:table-cell>
          <table:table-cell table:formula="of:=RADIANS(MIN(ABS([1EHZ.L14]-[1EVV.L14]);360-ABS([1EHZ.L14]-[1EVV.L14])))" office:value-type="float" office:value="0.00174532925199473" calcext:value-type="float">
            <text:p>0,0017453293</text:p>
          </table:table-cell>
          <table:table-cell table:formula="of:=RADIANS(MIN(ABS([1EHZ.M14]-[1EVV.M14]);360-ABS([1EHZ.M14]-[1EVV.M14])))" office:value-type="float" office:value="0.0174532925199433" calcext:value-type="float">
            <text:p>0,01745329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15]-[1EVV.F15]);360-ABS([1EHZ.F15]-[1EVV.F15])))" office:value-type="float" office:value="0.836012711705284" calcext:value-type="float">
            <text:p>0,8360127117</text:p>
          </table:table-cell>
          <table:table-cell table:formula="of:=RADIANS(MIN(ABS([1EHZ.G15]-[1EVV.G15]);360-ABS([1EHZ.G15]-[1EVV.G15])))" office:value-type="float" office:value="0.429350995990605" calcext:value-type="float">
            <text:p>0,429350996</text:p>
          </table:table-cell>
          <table:table-cell table:formula="of:=RADIANS(MIN(ABS([1EHZ.H15]-[1EVV.H15]);360-ABS([1EHZ.H15]-[1EVV.H15])))" office:value-type="float" office:value="0.671951762017817" calcext:value-type="float">
            <text:p>0,671951762</text:p>
          </table:table-cell>
          <table:table-cell table:formula="of:=RADIANS(MIN(ABS([1EHZ.I15]-[1EVV.I15]);360-ABS([1EHZ.I15]-[1EVV.I15])))" office:value-type="float" office:value="0.0104719755119659" calcext:value-type="float">
            <text:p>0,0104719755</text:p>
          </table:table-cell>
          <table:table-cell table:formula="of:=RADIANS(MIN(ABS([1EHZ.J15]-[1EVV.J15]);360-ABS([1EHZ.J15]-[1EVV.J15])))" office:value-type="float" office:value="0.143116998663535" calcext:value-type="float">
            <text:p>0,1431169987</text:p>
          </table:table-cell>
          <table:table-cell table:formula="of:=RADIANS(MIN(ABS([1EHZ.K15]-[1EVV.K15]);360-ABS([1EHZ.K15]-[1EVV.K15])))" office:value-type="float" office:value="0.143116998663535" calcext:value-type="float">
            <text:p>0,1431169987</text:p>
          </table:table-cell>
          <table:table-cell table:formula="of:=RADIANS(MIN(ABS([1EHZ.L15]-[1EVV.L15]);360-ABS([1EHZ.L15]-[1EVV.L15])))" office:value-type="float" office:value="0.0802851455917396" calcext:value-type="float">
            <text:p>0,0802851456</text:p>
          </table:table-cell>
          <table:table-cell table:formula="of:=RADIANS(MIN(ABS([1EHZ.M15]-[1EVV.M15]);360-ABS([1EHZ.M15]-[1EVV.M15])))" office:value-type="float" office:value="0.0366519142918809" calcext:value-type="float">
            <text:p>0,03665191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16]-[1EVV.F16]);360-ABS([1EHZ.F16]-[1EVV.F16])))" office:value-type="float" office:value="0.0890117918517108" calcext:value-type="float">
            <text:p>0,0890117919</text:p>
          </table:table-cell>
          <table:table-cell table:formula="of:=RADIANS(MIN(ABS([1EHZ.G16]-[1EVV.G16]);360-ABS([1EHZ.G16]-[1EVV.G16])))" office:value-type="float" office:value="0.0401425727958698" calcext:value-type="float">
            <text:p>0,0401425728</text:p>
          </table:table-cell>
          <table:table-cell table:formula="of:=RADIANS(MIN(ABS([1EHZ.H16]-[1EVV.H16]);360-ABS([1EHZ.H16]-[1EVV.H16])))" office:value-type="float" office:value="0.183259571459405" calcext:value-type="float">
            <text:p>0,1832595715</text:p>
          </table:table-cell>
          <table:table-cell table:formula="of:=RADIANS(MIN(ABS([1EHZ.I16]-[1EVV.I16]);360-ABS([1EHZ.I16]-[1EVV.I16])))" office:value-type="float" office:value="0.0104719755119661" calcext:value-type="float">
            <text:p>0,0104719755</text:p>
          </table:table-cell>
          <table:table-cell table:formula="of:=RADIANS(MIN(ABS([1EHZ.J16]-[1EVV.J16]);360-ABS([1EHZ.J16]-[1EVV.J16])))" office:value-type="float" office:value="0.0942477796076934" calcext:value-type="float">
            <text:p>0,0942477796</text:p>
          </table:table-cell>
          <table:table-cell table:formula="of:=RADIANS(MIN(ABS([1EHZ.K16]-[1EVV.K16]);360-ABS([1EHZ.K16]-[1EVV.K16])))" office:value-type="float" office:value="0.293215314335047" calcext:value-type="float">
            <text:p>0,2932153143</text:p>
          </table:table-cell>
          <table:table-cell table:formula="of:=RADIANS(MIN(ABS([1EHZ.L16]-[1EVV.L16]);360-ABS([1EHZ.L16]-[1EVV.L16])))" office:value-type="float" office:value="0.0401425727958698" calcext:value-type="float">
            <text:p>0,0401425728</text:p>
          </table:table-cell>
          <table:table-cell table:formula="of:=RADIANS(MIN(ABS([1EHZ.M16]-[1EVV.M16]);360-ABS([1EHZ.M16]-[1EVV.M16])))" office:value-type="float" office:value="0.0174532925199433" calcext:value-type="float">
            <text:p>0,017453292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RADIANS(MIN(ABS([1EHZ.F17]-[1EVV.F17]);360-ABS([1EHZ.F17]-[1EVV.F17])))" office:value-type="float" office:value="1.16762526958421" calcext:value-type="float">
            <text:p>1,1676252696</text:p>
          </table:table-cell>
          <table:table-cell table:formula="of:=RADIANS(MIN(ABS([1EHZ.G17]-[1EVV.G17]);360-ABS([1EHZ.G17]-[1EVV.G17])))" office:value-type="float" office:value="2.00712863979348" calcext:value-type="float">
            <text:p>2,0071286398</text:p>
          </table:table-cell>
          <table:table-cell table:formula="of:=RADIANS(MIN(ABS([1EHZ.H17]-[1EVV.H17]);360-ABS([1EHZ.H17]-[1EVV.H17])))" office:value-type="float" office:value="0.41538836197465" calcext:value-type="float">
            <text:p>0,415388362</text:p>
          </table:table-cell>
          <table:table-cell table:formula="of:=RADIANS(MIN(ABS([1EHZ.I17]-[1EVV.I17]);360-ABS([1EHZ.I17]-[1EVV.I17])))" office:value-type="float" office:value="0.994837673636768" calcext:value-type="float">
            <text:p>0,9948376736</text:p>
          </table:table-cell>
          <table:table-cell table:formula="of:=RADIANS(MIN(ABS([1EHZ.J17]-[1EVV.J17]);360-ABS([1EHZ.J17]-[1EVV.J17])))" office:value-type="float" office:value="2.67035375555132" calcext:value-type="float">
            <text:p>2,6703537556</text:p>
          </table:table-cell>
          <table:table-cell table:formula="of:=RADIANS(MIN(ABS([1EHZ.K17]-[1EVV.K17]);360-ABS([1EHZ.K17]-[1EVV.K17])))" office:value-type="float" office:value="0.698131700797732" calcext:value-type="float">
            <text:p>0,6981317008</text:p>
          </table:table-cell>
          <table:table-cell table:formula="of:=RADIANS(MIN(ABS([1EHZ.L17]-[1EVV.L17]);360-ABS([1EHZ.L17]-[1EVV.L17])))" office:value-type="float" office:value="0.785398163397448" calcext:value-type="float">
            <text:p>0,7853981634</text:p>
          </table:table-cell>
          <table:table-cell table:formula="of:=RADIANS(MIN(ABS([1EHZ.M17]-[1EVV.M17]);360-ABS([1EHZ.M17]-[1EVV.M17])))" office:value-type="float" office:value="2.90771853382255" calcext:value-type="float">
            <text:p>2,9077185338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RADIANS(MIN(ABS([1EHZ.F18]-[1EVV.F18]);360-ABS([1EHZ.F18]-[1EVV.F18])))" office:value-type="float" office:value="1.88495559215388" calcext:value-type="float">
            <text:p>1,8849555922</text:p>
          </table:table-cell>
          <table:table-cell table:formula="of:=RADIANS(MIN(ABS([1EHZ.G18]-[1EVV.G18]);360-ABS([1EHZ.G18]-[1EVV.G18])))" office:value-type="float" office:value="1.0471975511966" calcext:value-type="float">
            <text:p>1,0471975512</text:p>
          </table:table-cell>
          <table:table-cell table:formula="of:=RADIANS(MIN(ABS([1EHZ.H18]-[1EVV.H18]);360-ABS([1EHZ.H18]-[1EVV.H18])))" office:value-type="float" office:value="2.16769893097696" calcext:value-type="float">
            <text:p>2,167698931</text:p>
          </table:table-cell>
          <table:table-cell table:formula="of:=RADIANS(MIN(ABS([1EHZ.I18]-[1EVV.I18]);360-ABS([1EHZ.I18]-[1EVV.I18])))" office:value-type="float" office:value="0.736528944341607" calcext:value-type="float">
            <text:p>0,7365289443</text:p>
          </table:table-cell>
          <table:table-cell table:formula="of:=RADIANS(MIN(ABS([1EHZ.J18]-[1EVV.J18]);360-ABS([1EHZ.J18]-[1EVV.J18])))" office:value-type="float" office:value="1.42767932813136" calcext:value-type="float">
            <text:p>1,4276793281</text:p>
          </table:table-cell>
          <table:table-cell table:formula="of:=RADIANS(MIN(ABS([1EHZ.K18]-[1EVV.K18]);360-ABS([1EHZ.K18]-[1EVV.K18])))" office:value-type="float" office:value="2.71398698685118" calcext:value-type="float">
            <text:p>2,7139869869</text:p>
          </table:table-cell>
          <table:table-cell table:formula="of:=RADIANS(MIN(ABS([1EHZ.L18]-[1EVV.L18]);360-ABS([1EHZ.L18]-[1EVV.L18])))" office:value-type="float" office:value="0.680678408277788" calcext:value-type="float">
            <text:p>0,6806784083</text:p>
          </table:table-cell>
          <table:table-cell table:formula="of:=RADIANS(MIN(ABS([1EHZ.M18]-[1EVV.M18]);360-ABS([1EHZ.M18]-[1EVV.M18])))" office:value-type="float" office:value="2.9845130209103" calcext:value-type="float">
            <text:p>2,984513020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19]-[1EVV.F19]);360-ABS([1EHZ.F19]-[1EVV.F19])))" office:value-type="float" office:value="2.72445896236315" calcext:value-type="float">
            <text:p>2,7244589624</text:p>
          </table:table-cell>
          <table:table-cell table:formula="of:=RADIANS(MIN(ABS([1EHZ.G19]-[1EVV.G19]);360-ABS([1EHZ.G19]-[1EVV.G19])))" office:value-type="float" office:value="1.1082840750164" calcext:value-type="float">
            <text:p>1,108284075</text:p>
          </table:table-cell>
          <table:table-cell table:formula="of:=RADIANS(MIN(ABS([1EHZ.H19]-[1EVV.H19]);360-ABS([1EHZ.H19]-[1EVV.H19])))" office:value-type="float" office:value="2.2148228207808" calcext:value-type="float">
            <text:p>2,2148228208</text:p>
          </table:table-cell>
          <table:table-cell table:formula="of:=RADIANS(MIN(ABS([1EHZ.I19]-[1EVV.I19]);360-ABS([1EHZ.I19]-[1EVV.I19])))" office:value-type="float" office:value="0.472984227290463" calcext:value-type="float">
            <text:p>0,4729842273</text:p>
          </table:table-cell>
          <table:table-cell table:formula="of:=RADIANS(MIN(ABS([1EHZ.J19]-[1EVV.J19]);360-ABS([1EHZ.J19]-[1EVV.J19])))" office:value-type="float" office:value="0.0104719755119661" calcext:value-type="float">
            <text:p>0,0104719755</text:p>
          </table:table-cell>
          <table:table-cell table:formula="of:=RADIANS(MIN(ABS([1EHZ.K19]-[1EVV.K19]);360-ABS([1EHZ.K19]-[1EVV.K19])))" office:value-type="float" office:value="0.00698131700797742" calcext:value-type="float">
            <text:p>0,006981317</text:p>
          </table:table-cell>
          <table:table-cell table:formula="of:=RADIANS(MIN(ABS([1EHZ.L19]-[1EVV.L19]);360-ABS([1EHZ.L19]-[1EVV.L19])))" office:value-type="float" office:value="0.0680678408277789" calcext:value-type="float">
            <text:p>0,0680678408</text:p>
          </table:table-cell>
          <table:table-cell table:formula="of:=RADIANS(MIN(ABS([1EHZ.M19]-[1EVV.M19]);360-ABS([1EHZ.M19]-[1EVV.M19])))" office:value-type="float" office:value="0.445058959258554" calcext:value-type="float">
            <text:p>0,445058959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0]-[1EVV.F20]);360-ABS([1EHZ.F20]-[1EVV.F20])))" office:value-type="float" office:value="0.0925024503556994" calcext:value-type="float">
            <text:p>0,0925024504</text:p>
          </table:table-cell>
          <table:table-cell table:formula="of:=RADIANS(MIN(ABS([1EHZ.G20]-[1EVV.G20]);360-ABS([1EHZ.G20]-[1EVV.G20])))" office:value-type="float" office:value="0.0785398163397448" calcext:value-type="float">
            <text:p>0,0785398163</text:p>
          </table:table-cell>
          <table:table-cell table:formula="of:=RADIANS(MIN(ABS([1EHZ.H20]-[1EVV.H20]);360-ABS([1EHZ.H20]-[1EVV.H20])))" office:value-type="float" office:value="0.101229096615671" calcext:value-type="float">
            <text:p>0,1012290966</text:p>
          </table:table-cell>
          <table:table-cell table:formula="of:=RADIANS(MIN(ABS([1EHZ.I20]-[1EVV.I20]);360-ABS([1EHZ.I20]-[1EVV.I20])))" office:value-type="float" office:value="0.0628318530717958" calcext:value-type="float">
            <text:p>0,0628318531</text:p>
          </table:table-cell>
          <table:table-cell table:formula="of:=RADIANS(MIN(ABS([1EHZ.J20]-[1EVV.J20]);360-ABS([1EHZ.J20]-[1EVV.J20])))" office:value-type="float" office:value="0.0471238898038467" calcext:value-type="float">
            <text:p>0,0471238898</text:p>
          </table:table-cell>
          <table:table-cell table:formula="of:=RADIANS(MIN(ABS([1EHZ.K20]-[1EVV.K20]);360-ABS([1EHZ.K20]-[1EVV.K20])))" office:value-type="float" office:value="0.0104719755119661" calcext:value-type="float">
            <text:p>0,0104719755</text:p>
          </table:table-cell>
          <table:table-cell table:formula="of:=RADIANS(MIN(ABS([1EHZ.L20]-[1EVV.L20]);360-ABS([1EHZ.L20]-[1EVV.L20])))" office:value-type="float" office:value="0.0104719755119659" calcext:value-type="float">
            <text:p>0,0104719755</text:p>
          </table:table-cell>
          <table:table-cell table:formula="of:=RADIANS(MIN(ABS([1EHZ.M20]-[1EVV.M20]);360-ABS([1EHZ.M20]-[1EVV.M20])))" office:value-type="float" office:value="0.0453785605518525" calcext:value-type="float">
            <text:p>0,04537856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1]-[1EVV.F21]);360-ABS([1EHZ.F21]-[1EVV.F21])))" office:value-type="float" office:value="0.225147473507268" calcext:value-type="float">
            <text:p>0,2251474735</text:p>
          </table:table-cell>
          <table:table-cell table:formula="of:=RADIANS(MIN(ABS([1EHZ.G21]-[1EVV.G21]);360-ABS([1EHZ.G21]-[1EVV.G21])))" office:value-type="float" office:value="0.151843644923507" calcext:value-type="float">
            <text:p>0,1518436449</text:p>
          </table:table-cell>
          <table:table-cell table:formula="of:=RADIANS(MIN(ABS([1EHZ.H21]-[1EVV.H21]);360-ABS([1EHZ.H21]-[1EVV.H21])))" office:value-type="float" office:value="0.185004900711399" calcext:value-type="float">
            <text:p>0,1850049007</text:p>
          </table:table-cell>
          <table:table-cell table:formula="of:=RADIANS(MIN(ABS([1EHZ.I21]-[1EVV.I21]);360-ABS([1EHZ.I21]-[1EVV.I21])))" office:value-type="float" office:value="0.0436332312998582" calcext:value-type="float">
            <text:p>0,0436332313</text:p>
          </table:table-cell>
          <table:table-cell table:formula="of:=RADIANS(MIN(ABS([1EHZ.J21]-[1EVV.J21]);360-ABS([1EHZ.J21]-[1EVV.J21])))" office:value-type="float" office:value="0.0820304748437335" calcext:value-type="float">
            <text:p>0,0820304748</text:p>
          </table:table-cell>
          <table:table-cell table:formula="of:=RADIANS(MIN(ABS([1EHZ.K21]-[1EVV.K21]);360-ABS([1EHZ.K21]-[1EVV.K21])))" office:value-type="float" office:value="0.230383461263251" calcext:value-type="float">
            <text:p>0,2303834613</text:p>
          </table:table-cell>
          <table:table-cell table:formula="of:=RADIANS(MIN(ABS([1EHZ.L21]-[1EVV.L21]);360-ABS([1EHZ.L21]-[1EVV.L21])))" office:value-type="float" office:value="0.0244346095279202" calcext:value-type="float">
            <text:p>0,0244346095</text:p>
          </table:table-cell>
          <table:table-cell table:formula="of:=RADIANS(MIN(ABS([1EHZ.M21]-[1EVV.M21]);360-ABS([1EHZ.M21]-[1EVV.M21])))" office:value-type="float" office:value="0.205948851735331" calcext:value-type="float">
            <text:p>0,20594885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22]-[1EVV.F22]);360-ABS([1EHZ.F22]-[1EVV.F22])))" office:value-type="float" office:value="2.50803813511585" calcext:value-type="float">
            <text:p>2,5080381351</text:p>
          </table:table-cell>
          <table:table-cell table:formula="of:=RADIANS(MIN(ABS([1EHZ.G22]-[1EVV.G22]);360-ABS([1EHZ.G22]-[1EVV.G22])))" office:value-type="float" office:value="1.00880030765272" calcext:value-type="float">
            <text:p>1,0088003077</text:p>
          </table:table-cell>
          <table:table-cell table:formula="of:=RADIANS(MIN(ABS([1EHZ.H22]-[1EVV.H22]);360-ABS([1EHZ.H22]-[1EVV.H22])))" office:value-type="float" office:value="1.85703032412197" calcext:value-type="float">
            <text:p>1,8570303241</text:p>
          </table:table-cell>
          <table:table-cell table:formula="of:=RADIANS(MIN(ABS([1EHZ.I22]-[1EVV.I22]);360-ABS([1EHZ.I22]-[1EVV.I22])))" office:value-type="float" office:value="0.197222205475359" calcext:value-type="float">
            <text:p>0,1972222055</text:p>
          </table:table-cell>
          <table:table-cell table:formula="of:=RADIANS(MIN(ABS([1EHZ.J22]-[1EVV.J22]);360-ABS([1EHZ.J22]-[1EVV.J22])))" office:value-type="float" office:value="0.211184839491314" calcext:value-type="float">
            <text:p>0,2111848395</text:p>
          </table:table-cell>
          <table:table-cell table:formula="of:=RADIANS(MIN(ABS([1EHZ.K22]-[1EVV.K22]);360-ABS([1EHZ.K22]-[1EVV.K22])))" office:value-type="float" office:value="0.0994837673636768" calcext:value-type="float">
            <text:p>0,0994837674</text:p>
          </table:table-cell>
          <table:table-cell table:formula="of:=RADIANS(MIN(ABS([1EHZ.L22]-[1EVV.L22]);360-ABS([1EHZ.L22]-[1EVV.L22])))" office:value-type="float" office:value="0.198967534727353" calcext:value-type="float">
            <text:p>0,1989675347</text:p>
          </table:table-cell>
          <table:table-cell table:formula="of:=RADIANS(MIN(ABS([1EHZ.M22]-[1EVV.M22]);360-ABS([1EHZ.M22]-[1EVV.M22])))" office:value-type="float" office:value="0.186750229963393" calcext:value-type="float">
            <text:p>0,1867502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3]-[1EVV.F23]);360-ABS([1EHZ.F23]-[1EVV.F23])))" office:value-type="float" office:value="0.0663225115757847" calcext:value-type="float">
            <text:p>0,0663225116</text:p>
          </table:table-cell>
          <table:table-cell table:formula="of:=RADIANS(MIN(ABS([1EHZ.G23]-[1EVV.G23]);360-ABS([1EHZ.G23]-[1EVV.G23])))" office:value-type="float" office:value="0.136135681655558" calcext:value-type="float">
            <text:p>0,1361356817</text:p>
          </table:table-cell>
          <table:table-cell table:formula="of:=RADIANS(MIN(ABS([1EHZ.H23]-[1EVV.H23]);360-ABS([1EHZ.H23]-[1EVV.H23])))" office:value-type="float" office:value="0.019198621771938" calcext:value-type="float">
            <text:p>0,0191986218</text:p>
          </table:table-cell>
          <table:table-cell table:formula="of:=RADIANS(MIN(ABS([1EHZ.I23]-[1EVV.I23]);360-ABS([1EHZ.I23]-[1EVV.I23])))" office:value-type="float" office:value="0.0925024503556994" calcext:value-type="float">
            <text:p>0,0925024504</text:p>
          </table:table-cell>
          <table:table-cell table:formula="of:=RADIANS(MIN(ABS([1EHZ.J23]-[1EVV.J23]);360-ABS([1EHZ.J23]-[1EVV.J23])))" office:value-type="float" office:value="0.0628318530717958" calcext:value-type="float">
            <text:p>0,0628318531</text:p>
          </table:table-cell>
          <table:table-cell table:formula="of:=RADIANS(MIN(ABS([1EHZ.K23]-[1EVV.K23]);360-ABS([1EHZ.K23]-[1EVV.K23])))" office:value-type="float" office:value="0.0331612557878924" calcext:value-type="float">
            <text:p>0,0331612558</text:p>
          </table:table-cell>
          <table:table-cell table:formula="of:=RADIANS(MIN(ABS([1EHZ.L23]-[1EVV.L23]);360-ABS([1EHZ.L23]-[1EVV.L23])))" office:value-type="float" office:value="0.0209439510239318" calcext:value-type="float">
            <text:p>0,020943951</text:p>
          </table:table-cell>
          <table:table-cell table:formula="of:=RADIANS(MIN(ABS([1EHZ.M23]-[1EVV.M23]);360-ABS([1EHZ.M23]-[1EVV.M23])))" office:value-type="float" office:value="0.0349065850398866" calcext:value-type="float">
            <text:p>0,0349065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24]-[1EVV.F24]);360-ABS([1EHZ.F24]-[1EVV.F24])))" office:value-type="float" office:value="0.113446401379631" calcext:value-type="float">
            <text:p>0,1134464014</text:p>
          </table:table-cell>
          <table:table-cell table:formula="of:=RADIANS(MIN(ABS([1EHZ.G24]-[1EVV.G24]);360-ABS([1EHZ.G24]-[1EVV.G24])))" office:value-type="float" office:value="0.0890117918517107" calcext:value-type="float">
            <text:p>0,0890117919</text:p>
          </table:table-cell>
          <table:table-cell table:formula="of:=RADIANS(MIN(ABS([1EHZ.H24]-[1EVV.H24]);360-ABS([1EHZ.H24]-[1EVV.H24])))" office:value-type="float" office:value="0.0907571211037052" calcext:value-type="float">
            <text:p>0,0907571211</text:p>
          </table:table-cell>
          <table:table-cell table:formula="of:=RADIANS(MIN(ABS([1EHZ.I24]-[1EVV.I24]);360-ABS([1EHZ.I24]-[1EVV.I24])))" office:value-type="float" office:value="0.0349065850398866" calcext:value-type="float">
            <text:p>0,034906585</text:p>
          </table:table-cell>
          <table:table-cell table:formula="of:=RADIANS(MIN(ABS([1EHZ.J24]-[1EVV.J24]);360-ABS([1EHZ.J24]-[1EVV.J24])))" office:value-type="float" office:value="0.0575958653158131" calcext:value-type="float">
            <text:p>0,0575958653</text:p>
          </table:table-cell>
          <table:table-cell table:formula="of:=RADIANS(MIN(ABS([1EHZ.K24]-[1EVV.K24]);360-ABS([1EHZ.K24]-[1EVV.K24])))" office:value-type="float" office:value="0.122173047639603" calcext:value-type="float">
            <text:p>0,1221730476</text:p>
          </table:table-cell>
          <table:table-cell table:formula="of:=RADIANS(MIN(ABS([1EHZ.L24]-[1EVV.L24]);360-ABS([1EHZ.L24]-[1EVV.L24])))" office:value-type="float" office:value="0.0593411945678073" calcext:value-type="float">
            <text:p>0,0593411946</text:p>
          </table:table-cell>
          <table:table-cell table:formula="of:=RADIANS(MIN(ABS([1EHZ.M24]-[1EVV.M24]);360-ABS([1EHZ.M24]-[1EVV.M24])))" office:value-type="float" office:value="0.0907571211037051" calcext:value-type="float">
            <text:p>0,09075712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5]-[1EVV.F25]);360-ABS([1EHZ.F25]-[1EVV.F25])))" office:value-type="float" office:value="0.294960643587042" calcext:value-type="float">
            <text:p>0,2949606436</text:p>
          </table:table-cell>
          <table:table-cell table:formula="of:=RADIANS(MIN(ABS([1EHZ.G25]-[1EVV.G25]);360-ABS([1EHZ.G25]-[1EVV.G25])))" office:value-type="float" office:value="0.0541052068118241" calcext:value-type="float">
            <text:p>0,0541052068</text:p>
          </table:table-cell>
          <table:table-cell table:formula="of:=RADIANS(MIN(ABS([1EHZ.H25]-[1EVV.H25]);360-ABS([1EHZ.H25]-[1EVV.H25])))" office:value-type="float" office:value="0.256563400043166" calcext:value-type="float">
            <text:p>0,2565634</text:p>
          </table:table-cell>
          <table:table-cell table:formula="of:=RADIANS(MIN(ABS([1EHZ.I25]-[1EVV.I25]);360-ABS([1EHZ.I25]-[1EVV.I25])))" office:value-type="float" office:value="0.0820304748437335" calcext:value-type="float">
            <text:p>0,0820304748</text:p>
          </table:table-cell>
          <table:table-cell table:formula="of:=RADIANS(MIN(ABS([1EHZ.J25]-[1EVV.J25]);360-ABS([1EHZ.J25]-[1EVV.J25])))" office:value-type="float" office:value="0.0541052068118241" calcext:value-type="float">
            <text:p>0,0541052068</text:p>
          </table:table-cell>
          <table:table-cell table:formula="of:=RADIANS(MIN(ABS([1EHZ.K25]-[1EVV.K25]);360-ABS([1EHZ.K25]-[1EVV.K25])))" office:value-type="float" office:value="0.106465084371654" calcext:value-type="float">
            <text:p>0,1064650844</text:p>
          </table:table-cell>
          <table:table-cell table:formula="of:=RADIANS(MIN(ABS([1EHZ.L25]-[1EVV.L25]);360-ABS([1EHZ.L25]-[1EVV.L25])))" office:value-type="float" office:value="0.0436332312998582" calcext:value-type="float">
            <text:p>0,0436332313</text:p>
          </table:table-cell>
          <table:table-cell table:formula="of:=RADIANS(MIN(ABS([1EHZ.M25]-[1EVV.M25]);360-ABS([1EHZ.M25]-[1EVV.M25])))" office:value-type="float" office:value="0.144862327915529" calcext:value-type="float">
            <text:p>0,14486232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26]-[1EVV.F26]);360-ABS([1EHZ.F26]-[1EVV.F26])))" office:value-type="float" office:value="0.12915436464758" calcext:value-type="float">
            <text:p>0,1291543646</text:p>
          </table:table-cell>
          <table:table-cell table:formula="of:=RADIANS(MIN(ABS([1EHZ.G26]-[1EVV.G26]);360-ABS([1EHZ.G26]-[1EVV.G26])))" office:value-type="float" office:value="0.00174532925199423" calcext:value-type="float">
            <text:p>0,0017453293</text:p>
          </table:table-cell>
          <table:table-cell table:formula="of:=RADIANS(MIN(ABS([1EHZ.H26]-[1EVV.H26]);360-ABS([1EHZ.H26]-[1EVV.H26])))" office:value-type="float" office:value="0.106465084371654" calcext:value-type="float">
            <text:p>0,1064650844</text:p>
          </table:table-cell>
          <table:table-cell table:formula="of:=RADIANS(MIN(ABS([1EHZ.I26]-[1EVV.I26]);360-ABS([1EHZ.I26]-[1EVV.I26])))" office:value-type="float" office:value="0.101229096615671" calcext:value-type="float">
            <text:p>0,1012290966</text:p>
          </table:table-cell>
          <table:table-cell table:formula="of:=RADIANS(MIN(ABS([1EHZ.J26]-[1EVV.J26]);360-ABS([1EHZ.J26]-[1EVV.J26])))" office:value-type="float" office:value="0.279252680319093" calcext:value-type="float">
            <text:p>0,2792526803</text:p>
          </table:table-cell>
          <table:table-cell table:formula="of:=RADIANS(MIN(ABS([1EHZ.K26]-[1EVV.K26]);360-ABS([1EHZ.K26]-[1EVV.K26])))" office:value-type="float" office:value="0.333357887130917" calcext:value-type="float">
            <text:p>0,3333578871</text:p>
          </table:table-cell>
          <table:table-cell table:formula="of:=RADIANS(MIN(ABS([1EHZ.L26]-[1EVV.L26]);360-ABS([1EHZ.L26]-[1EVV.L26])))" office:value-type="float" office:value="0.0244346095279202" calcext:value-type="float">
            <text:p>0,0244346095</text:p>
          </table:table-cell>
          <table:table-cell table:formula="of:=RADIANS(MIN(ABS([1EHZ.M26]-[1EVV.M26]);360-ABS([1EHZ.M26]-[1EVV.M26])))" office:value-type="float" office:value="0.0139626340159546" calcext:value-type="float">
            <text:p>0,013962634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RADIANS(MIN(ABS([1EHZ.F27]-[1EVV.F27]);360-ABS([1EHZ.F27]-[1EVV.F27])))" office:value-type="float" office:value="0.546288055874225" calcext:value-type="float">
            <text:p>0,5462880559</text:p>
          </table:table-cell>
          <table:table-cell table:formula="of:=RADIANS(MIN(ABS([1EHZ.G27]-[1EVV.G27]);360-ABS([1EHZ.G27]-[1EVV.G27])))" office:value-type="float" office:value="0.20594885173533" calcext:value-type="float">
            <text:p>0,2059488517</text:p>
          </table:table-cell>
          <table:table-cell table:formula="of:=RADIANS(MIN(ABS([1EHZ.H27]-[1EVV.H27]);360-ABS([1EHZ.H27]-[1EVV.H27])))" office:value-type="float" office:value="0.260054058547155" calcext:value-type="float">
            <text:p>0,2600540585</text:p>
          </table:table-cell>
          <table:table-cell table:formula="of:=RADIANS(MIN(ABS([1EHZ.I27]-[1EVV.I27]);360-ABS([1EHZ.I27]-[1EVV.I27])))" office:value-type="float" office:value="0.0733038285837619" calcext:value-type="float">
            <text:p>0,0733038286</text:p>
          </table:table-cell>
          <table:table-cell table:formula="of:=RADIANS(MIN(ABS([1EHZ.J27]-[1EVV.J27]);360-ABS([1EHZ.J27]-[1EVV.J27])))" office:value-type="float" office:value="0.00349065850398846" calcext:value-type="float">
            <text:p>0,0034906585</text:p>
          </table:table-cell>
          <table:table-cell table:formula="of:=RADIANS(MIN(ABS([1EHZ.K27]-[1EVV.K27]);360-ABS([1EHZ.K27]-[1EVV.K27])))" office:value-type="float" office:value="0.0925024503556997" calcext:value-type="float">
            <text:p>0,0925024504</text:p>
          </table:table-cell>
          <table:table-cell table:formula="of:=RADIANS(MIN(ABS([1EHZ.L27]-[1EVV.L27]);360-ABS([1EHZ.L27]-[1EVV.L27])))" office:value-type="float" office:value="0.00523598775598319" calcext:value-type="float">
            <text:p>0,0052359878</text:p>
          </table:table-cell>
          <table:table-cell table:formula="of:=RADIANS(MIN(ABS([1EHZ.M27]-[1EVV.M27]);360-ABS([1EHZ.M27]-[1EVV.M27])))" office:value-type="float" office:value="0.0523598775598299" calcext:value-type="float">
            <text:p>0,05235987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28]-[1EVV.F28]);360-ABS([1EHZ.F28]-[1EVV.F28])))" office:value-type="float" office:value="0.134390352403563" calcext:value-type="float">
            <text:p>0,1343903524</text:p>
          </table:table-cell>
          <table:table-cell table:formula="of:=RADIANS(MIN(ABS([1EHZ.G28]-[1EVV.G28]);360-ABS([1EHZ.G28]-[1EVV.G28])))" office:value-type="float" office:value="0.0802851455917391" calcext:value-type="float">
            <text:p>0,0802851456</text:p>
          </table:table-cell>
          <table:table-cell table:formula="of:=RADIANS(MIN(ABS([1EHZ.H28]-[1EVV.H28]);360-ABS([1EHZ.H28]-[1EVV.H28])))" office:value-type="float" office:value="0.0907571211037051" calcext:value-type="float">
            <text:p>0,0907571211</text:p>
          </table:table-cell>
          <table:table-cell table:formula="of:=RADIANS(MIN(ABS([1EHZ.I28]-[1EVV.I28]);360-ABS([1EHZ.I28]-[1EVV.I28])))" office:value-type="float" office:value="0.0279252680319094" calcext:value-type="float">
            <text:p>0,027925268</text:p>
          </table:table-cell>
          <table:table-cell table:formula="of:=RADIANS(MIN(ABS([1EHZ.J28]-[1EVV.J28]);360-ABS([1EHZ.J28]-[1EVV.J28])))" office:value-type="float" office:value="0.00872664625997165" calcext:value-type="float">
            <text:p>0,0087266463</text:p>
          </table:table-cell>
          <table:table-cell table:formula="of:=RADIANS(MIN(ABS([1EHZ.K28]-[1EVV.K28]);360-ABS([1EHZ.K28]-[1EVV.K28])))" office:value-type="float" office:value="0.00349065850398846" calcext:value-type="float">
            <text:p>0,0034906585</text:p>
          </table:table-cell>
          <table:table-cell table:formula="of:=RADIANS(MIN(ABS([1EHZ.L28]-[1EVV.L28]);360-ABS([1EHZ.L28]-[1EVV.L28])))" office:value-type="float" office:value="0.0820304748437333" calcext:value-type="float">
            <text:p>0,0820304748</text:p>
          </table:table-cell>
          <table:table-cell table:formula="of:=RADIANS(MIN(ABS([1EHZ.M28]-[1EVV.M28]);360-ABS([1EHZ.M28]-[1EVV.M28])))" office:value-type="float" office:value="0.0506145483078356" calcext:value-type="float">
            <text:p>0,05061454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29]-[1EVV.F29]);360-ABS([1EHZ.F29]-[1EVV.F29])))" office:value-type="float" office:value="0.00698131700797742" calcext:value-type="float">
            <text:p>0,006981317</text:p>
          </table:table-cell>
          <table:table-cell table:formula="of:=RADIANS(MIN(ABS([1EHZ.G29]-[1EVV.G29]);360-ABS([1EHZ.G29]-[1EVV.G29])))" office:value-type="float" office:value="0.0575958653158131" calcext:value-type="float">
            <text:p>0,0575958653</text:p>
          </table:table-cell>
          <table:table-cell table:formula="of:=RADIANS(MIN(ABS([1EHZ.H29]-[1EVV.H29]);360-ABS([1EHZ.H29]-[1EVV.H29])))" office:value-type="float" office:value="0.0767944870877506" calcext:value-type="float">
            <text:p>0,0767944871</text:p>
          </table:table-cell>
          <table:table-cell table:formula="of:=RADIANS(MIN(ABS([1EHZ.I29]-[1EVV.I29]);360-ABS([1EHZ.I29]-[1EVV.I29])))" office:value-type="float" office:value="0.020943951023932" calcext:value-type="float">
            <text:p>0,020943951</text:p>
          </table:table-cell>
          <table:table-cell table:formula="of:=RADIANS(MIN(ABS([1EHZ.J29]-[1EVV.J29]);360-ABS([1EHZ.J29]-[1EVV.J29])))" office:value-type="float" office:value="0.0837758040957275" calcext:value-type="float">
            <text:p>0,0837758041</text:p>
          </table:table-cell>
          <table:table-cell table:formula="of:=RADIANS(MIN(ABS([1EHZ.K29]-[1EVV.K29]);360-ABS([1EHZ.K29]-[1EVV.K29])))" office:value-type="float" office:value="0.162315620435473" calcext:value-type="float">
            <text:p>0,1623156204</text:p>
          </table:table-cell>
          <table:table-cell table:formula="of:=RADIANS(MIN(ABS([1EHZ.L29]-[1EVV.L29]);360-ABS([1EHZ.L29]-[1EVV.L29])))" office:value-type="float" office:value="0.0331612557878924" calcext:value-type="float">
            <text:p>0,0331612558</text:p>
          </table:table-cell>
          <table:table-cell table:formula="of:=RADIANS(MIN(ABS([1EHZ.M29]-[1EVV.M29]);360-ABS([1EHZ.M29]-[1EVV.M29])))" office:value-type="float" office:value="0.0715584993317675" calcext:value-type="float">
            <text:p>0,07155849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0]-[1EVV.F30]);360-ABS([1EHZ.F30]-[1EVV.F30])))" office:value-type="float" office:value="0.178023583703422" calcext:value-type="float">
            <text:p>0,1780235837</text:p>
          </table:table-cell>
          <table:table-cell table:formula="of:=RADIANS(MIN(ABS([1EHZ.G30]-[1EVV.G30]);360-ABS([1EHZ.G30]-[1EVV.G30])))" office:value-type="float" office:value="0.153588974175501" calcext:value-type="float">
            <text:p>0,1535889742</text:p>
          </table:table-cell>
          <table:table-cell table:formula="of:=RADIANS(MIN(ABS([1EHZ.H30]-[1EVV.H30]);360-ABS([1EHZ.H30]-[1EVV.H30])))" office:value-type="float" office:value="0.057595865315813" calcext:value-type="float">
            <text:p>0,0575958653</text:p>
          </table:table-cell>
          <table:table-cell table:formula="of:=RADIANS(MIN(ABS([1EHZ.I30]-[1EVV.I30]);360-ABS([1EHZ.I30]-[1EVV.I30])))" office:value-type="float" office:value="0.0244346095279205" calcext:value-type="float">
            <text:p>0,0244346095</text:p>
          </table:table-cell>
          <table:table-cell table:formula="of:=RADIANS(MIN(ABS([1EHZ.J30]-[1EVV.J30]);360-ABS([1EHZ.J30]-[1EVV.J30])))" office:value-type="float" office:value="0.0767944870877506" calcext:value-type="float">
            <text:p>0,0767944871</text:p>
          </table:table-cell>
          <table:table-cell table:formula="of:=RADIANS(MIN(ABS([1EHZ.K30]-[1EVV.K30]);360-ABS([1EHZ.K30]-[1EVV.K30])))" office:value-type="float" office:value="0.10471975511966" calcext:value-type="float">
            <text:p>0,1047197551</text:p>
          </table:table-cell>
          <table:table-cell table:formula="of:=RADIANS(MIN(ABS([1EHZ.L30]-[1EVV.L30]);360-ABS([1EHZ.L30]-[1EVV.L30])))" office:value-type="float" office:value="0.0191986217719375" calcext:value-type="float">
            <text:p>0,0191986218</text:p>
          </table:table-cell>
          <table:table-cell table:formula="of:=RADIANS(MIN(ABS([1EHZ.M30]-[1EVV.M30]);360-ABS([1EHZ.M30]-[1EVV.M30])))" office:value-type="float" office:value="0.0436332312998582" calcext:value-type="float">
            <text:p>0,043633231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31]-[1EVV.F31]);360-ABS([1EHZ.F31]-[1EVV.F31])))" office:value-type="float" office:value="0.0802851455917392" calcext:value-type="float">
            <text:p>0,0802851456</text:p>
          </table:table-cell>
          <table:table-cell table:formula="of:=RADIANS(MIN(ABS([1EHZ.G31]-[1EVV.G31]);360-ABS([1EHZ.G31]-[1EVV.G31])))" office:value-type="float" office:value="0.303687289847013" calcext:value-type="float">
            <text:p>0,3036872898</text:p>
          </table:table-cell>
          <table:table-cell table:formula="of:=RADIANS(MIN(ABS([1EHZ.H31]-[1EVV.H31]);360-ABS([1EHZ.H31]-[1EVV.H31])))" office:value-type="float" office:value="0.315904594610974" calcext:value-type="float">
            <text:p>0,3159045946</text:p>
          </table:table-cell>
          <table:table-cell table:formula="of:=RADIANS(MIN(ABS([1EHZ.I31]-[1EVV.I31]);360-ABS([1EHZ.I31]-[1EVV.I31])))" office:value-type="float" office:value="0.0279252680319092" calcext:value-type="float">
            <text:p>0,027925268</text:p>
          </table:table-cell>
          <table:table-cell table:formula="of:=RADIANS(MIN(ABS([1EHZ.J31]-[1EVV.J31]);360-ABS([1EHZ.J31]-[1EVV.J31])))" office:value-type="float" office:value="0.382227106186758" calcext:value-type="float">
            <text:p>0,3822271062</text:p>
          </table:table-cell>
          <table:table-cell table:formula="of:=RADIANS(MIN(ABS([1EHZ.K31]-[1EVV.K31]);360-ABS([1EHZ.K31]-[1EVV.K31])))" office:value-type="float" office:value="0.0977384381116824" calcext:value-type="float">
            <text:p>0,0977384381</text:p>
          </table:table-cell>
          <table:table-cell table:formula="of:=RADIANS(MIN(ABS([1EHZ.L31]-[1EVV.L31]);360-ABS([1EHZ.L31]-[1EVV.L31])))" office:value-type="float" office:value="0.249582083035189" calcext:value-type="float">
            <text:p>0,249582083</text:p>
          </table:table-cell>
          <table:table-cell table:formula="of:=RADIANS(MIN(ABS([1EHZ.M31]-[1EVV.M31]);360-ABS([1EHZ.M31]-[1EVV.M31])))" office:value-type="float" office:value="0.0837758040957278" calcext:value-type="float">
            <text:p>0,08377580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2]-[1EVV.F32]);360-ABS([1EHZ.F32]-[1EVV.F32])))" office:value-type="float" office:value="0.0296705972839034" calcext:value-type="float">
            <text:p>0,0296705973</text:p>
          </table:table-cell>
          <table:table-cell table:formula="of:=RADIANS(MIN(ABS([1EHZ.G32]-[1EVV.G32]);360-ABS([1EHZ.G32]-[1EVV.G32])))" office:value-type="float" office:value="0.123918376891598" calcext:value-type="float">
            <text:p>0,1239183769</text:p>
          </table:table-cell>
          <table:table-cell table:formula="of:=RADIANS(MIN(ABS([1EHZ.H32]-[1EVV.H32]);360-ABS([1EHZ.H32]-[1EVV.H32])))" office:value-type="float" office:value="0.0558505360638185" calcext:value-type="float">
            <text:p>0,0558505361</text:p>
          </table:table-cell>
          <table:table-cell table:formula="of:=RADIANS(MIN(ABS([1EHZ.I32]-[1EVV.I32]);360-ABS([1EHZ.I32]-[1EVV.I32])))" office:value-type="float" office:value="0.0698131700797732" calcext:value-type="float">
            <text:p>0,0698131701</text:p>
          </table:table-cell>
          <table:table-cell table:formula="of:=RADIANS(MIN(ABS([1EHZ.J32]-[1EVV.J32]);360-ABS([1EHZ.J32]-[1EVV.J32])))" office:value-type="float" office:value="0.111701072127637" calcext:value-type="float">
            <text:p>0,1117010721</text:p>
          </table:table-cell>
          <table:table-cell table:formula="of:=RADIANS(MIN(ABS([1EHZ.K32]-[1EVV.K32]);360-ABS([1EHZ.K32]-[1EVV.K32])))" office:value-type="float" office:value="0.23387411976724" calcext:value-type="float">
            <text:p>0,2338741198</text:p>
          </table:table-cell>
          <table:table-cell table:formula="of:=RADIANS(MIN(ABS([1EHZ.L32]-[1EVV.L32]);360-ABS([1EHZ.L32]-[1EVV.L32])))" office:value-type="float" office:value="0.0261799387799149" calcext:value-type="float">
            <text:p>0,0261799388</text:p>
          </table:table-cell>
          <table:table-cell table:formula="of:=RADIANS(MIN(ABS([1EHZ.M32]-[1EVV.M32]);360-ABS([1EHZ.M32]-[1EVV.M32])))" office:value-type="float" office:value="0.130899693899575" calcext:value-type="float">
            <text:p>0,1308996939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RADIANS(MIN(ABS([1EHZ.F33]-[1EVV.F33]);360-ABS([1EHZ.F33]-[1EVV.F33])))" office:value-type="float" office:value="0.324631240870945" calcext:value-type="float">
            <text:p>0,3246312409</text:p>
          </table:table-cell>
          <table:table-cell table:formula="of:=RADIANS(MIN(ABS([1EHZ.G33]-[1EVV.G33]);360-ABS([1EHZ.G33]-[1EVV.G33])))" office:value-type="float" office:value="0.333357887130917" calcext:value-type="float">
            <text:p>0,3333578871</text:p>
          </table:table-cell>
          <table:table-cell table:formula="of:=RADIANS(MIN(ABS([1EHZ.H33]-[1EVV.H33]);360-ABS([1EHZ.H33]-[1EVV.H33])))" office:value-type="float" office:value="0.0174532925199433" calcext:value-type="float">
            <text:p>0,0174532925</text:p>
          </table:table-cell>
          <table:table-cell table:formula="of:=RADIANS(MIN(ABS([1EHZ.I33]-[1EVV.I33]);360-ABS([1EHZ.I33]-[1EVV.I33])))" office:value-type="float" office:value="0.0977384381116826" calcext:value-type="float">
            <text:p>0,0977384381</text:p>
          </table:table-cell>
          <table:table-cell table:formula="of:=RADIANS(MIN(ABS([1EHZ.J33]-[1EVV.J33]);360-ABS([1EHZ.J33]-[1EVV.J33])))" office:value-type="float" office:value="0.319395253114962" calcext:value-type="float">
            <text:p>0,3193952531</text:p>
          </table:table-cell>
          <table:table-cell table:formula="of:=RADIANS(MIN(ABS([1EHZ.K33]-[1EVV.K33]);360-ABS([1EHZ.K33]-[1EVV.K33])))" office:value-type="float" office:value="0.373500459926787" calcext:value-type="float">
            <text:p>0,3735004599</text:p>
          </table:table-cell>
          <table:table-cell table:formula="of:=RADIANS(MIN(ABS([1EHZ.L33]-[1EVV.L33]);360-ABS([1EHZ.L33]-[1EVV.L33])))" office:value-type="float" office:value="0.0890117918517107" calcext:value-type="float">
            <text:p>0,0890117919</text:p>
          </table:table-cell>
          <table:table-cell table:formula="of:=RADIANS(MIN(ABS([1EHZ.M33]-[1EVV.M33]);360-ABS([1EHZ.M33]-[1EVV.M33])))" office:value-type="float" office:value="0.18151424220741" calcext:value-type="float">
            <text:p>0,18151424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34]-[1EVV.F34]);360-ABS([1EHZ.F34]-[1EVV.F34])))" office:value-type="float" office:value="0.534070751110265" calcext:value-type="float">
            <text:p>0,5340707511</text:p>
          </table:table-cell>
          <table:table-cell table:formula="of:=RADIANS(MIN(ABS([1EHZ.G34]-[1EVV.G34]);360-ABS([1EHZ.G34]-[1EVV.G34])))" office:value-type="float" office:value="0.478220215046446" calcext:value-type="float">
            <text:p>0,478220215</text:p>
          </table:table-cell>
          <table:table-cell table:formula="of:=RADIANS(MIN(ABS([1EHZ.H34]-[1EVV.H34]);360-ABS([1EHZ.H34]-[1EVV.H34])))" office:value-type="float" office:value="0.160570291183478" calcext:value-type="float">
            <text:p>0,1605702912</text:p>
          </table:table-cell>
          <table:table-cell table:formula="of:=RADIANS(MIN(ABS([1EHZ.I34]-[1EVV.I34]);360-ABS([1EHZ.I34]-[1EVV.I34])))" office:value-type="float" office:value="0.0977384381116826" calcext:value-type="float">
            <text:p>0,0977384381</text:p>
          </table:table-cell>
          <table:table-cell table:formula="of:=RADIANS(MIN(ABS([1EHZ.J34]-[1EVV.J34]);360-ABS([1EHZ.J34]-[1EVV.J34])))" office:value-type="float" office:value="0.00872664625997165" calcext:value-type="float">
            <text:p>0,0087266463</text:p>
          </table:table-cell>
          <table:table-cell table:formula="of:=RADIANS(MIN(ABS([1EHZ.K34]-[1EVV.K34]);360-ABS([1EHZ.K34]-[1EVV.K34])))" office:value-type="float" office:value="0.289724655831059" calcext:value-type="float">
            <text:p>0,2897246558</text:p>
          </table:table-cell>
          <table:table-cell table:formula="of:=RADIANS(MIN(ABS([1EHZ.L34]-[1EVV.L34]);360-ABS([1EHZ.L34]-[1EVV.L34])))" office:value-type="float" office:value="0.0453785605518525" calcext:value-type="float">
            <text:p>0,0453785606</text:p>
          </table:table-cell>
          <table:table-cell table:formula="of:=RADIANS(MIN(ABS([1EHZ.M34]-[1EVV.M34]);360-ABS([1EHZ.M34]-[1EVV.M34])))" office:value-type="float" office:value="0.141371669411541" calcext:value-type="float">
            <text:p>0,1413716694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RADIANS(MIN(ABS([1EHZ.F35]-[1EVV.F35]);360-ABS([1EHZ.F35]-[1EVV.F35])))" office:value-type="float" office:value="0.385717764690747" calcext:value-type="float">
            <text:p>0,3857177647</text:p>
          </table:table-cell>
          <table:table-cell table:formula="of:=RADIANS(MIN(ABS([1EHZ.G35]-[1EVV.G35]);360-ABS([1EHZ.G35]-[1EVV.G35])))" office:value-type="float" office:value="0.696386371545737" calcext:value-type="float">
            <text:p>0,6963863715</text:p>
          </table:table-cell>
          <table:table-cell table:formula="of:=RADIANS(MIN(ABS([1EHZ.H35]-[1EVV.H35]);360-ABS([1EHZ.H35]-[1EVV.H35])))" office:value-type="float" office:value="0.0855211333477221" calcext:value-type="float">
            <text:p>0,0855211333</text:p>
          </table:table-cell>
          <table:table-cell table:formula="of:=RADIANS(MIN(ABS([1EHZ.I35]-[1EVV.I35]);360-ABS([1EHZ.I35]-[1EVV.I35])))" office:value-type="float" office:value="0.0575958653158128" calcext:value-type="float">
            <text:p>0,0575958653</text:p>
          </table:table-cell>
          <table:table-cell table:formula="of:=RADIANS(MIN(ABS([1EHZ.J35]-[1EVV.J35]);360-ABS([1EHZ.J35]-[1EVV.J35])))" office:value-type="float" office:value="0.0122173047639601" calcext:value-type="float">
            <text:p>0,0122173048</text:p>
          </table:table-cell>
          <table:table-cell table:formula="of:=RADIANS(MIN(ABS([1EHZ.K35]-[1EVV.K35]);360-ABS([1EHZ.K35]-[1EVV.K35])))" office:value-type="float" office:value="0.186750229963393" calcext:value-type="float">
            <text:p>0,18675023</text:p>
          </table:table-cell>
          <table:table-cell table:formula="of:=RADIANS(MIN(ABS([1EHZ.L35]-[1EVV.L35]);360-ABS([1EHZ.L35]-[1EVV.L35])))" office:value-type="float" office:value="0.242600766027211" calcext:value-type="float">
            <text:p>0,242600766</text:p>
          </table:table-cell>
          <table:table-cell table:formula="of:=RADIANS(MIN(ABS([1EHZ.M35]-[1EVV.M35]);360-ABS([1EHZ.M35]-[1EVV.M35])))" office:value-type="float" office:value="0.375245789178781" calcext:value-type="float">
            <text:p>0,37524578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6]-[1EVV.F36]);360-ABS([1EHZ.F36]-[1EVV.F36])))" office:value-type="float" office:value="1.42418866962737" calcext:value-type="float">
            <text:p>1,4241886696</text:p>
          </table:table-cell>
          <table:table-cell table:formula="of:=RADIANS(MIN(ABS([1EHZ.G36]-[1EVV.G36]);360-ABS([1EHZ.G36]-[1EVV.G36])))" office:value-type="float" office:value="0.361283155162827" calcext:value-type="float">
            <text:p>0,3612831552</text:p>
          </table:table-cell>
          <table:table-cell table:formula="of:=RADIANS(MIN(ABS([1EHZ.H36]-[1EVV.H36]);360-ABS([1EHZ.H36]-[1EVV.H36])))" office:value-type="float" office:value="1.83259571459405" calcext:value-type="float">
            <text:p>1,8325957146</text:p>
          </table:table-cell>
          <table:table-cell table:formula="of:=RADIANS(MIN(ABS([1EHZ.I36]-[1EVV.I36]);360-ABS([1EHZ.I36]-[1EVV.I36])))" office:value-type="float" office:value="0.35081117965086" calcext:value-type="float">
            <text:p>0,3508111797</text:p>
          </table:table-cell>
          <table:table-cell table:formula="of:=RADIANS(MIN(ABS([1EHZ.J36]-[1EVV.J36]);360-ABS([1EHZ.J36]-[1EVV.J36])))" office:value-type="float" office:value="0.00872664625997165" calcext:value-type="float">
            <text:p>0,0087266463</text:p>
          </table:table-cell>
          <table:table-cell table:formula="of:=RADIANS(MIN(ABS([1EHZ.K36]-[1EVV.K36]);360-ABS([1EHZ.K36]-[1EVV.K36])))" office:value-type="float" office:value="0.3385938748869" calcext:value-type="float">
            <text:p>0,3385938749</text:p>
          </table:table-cell>
          <table:table-cell table:formula="of:=RADIANS(MIN(ABS([1EHZ.L36]-[1EVV.L36]);360-ABS([1EHZ.L36]-[1EVV.L36])))" office:value-type="float" office:value="0.205948851735331" calcext:value-type="float">
            <text:p>0,2059488517</text:p>
          </table:table-cell>
          <table:table-cell table:formula="of:=RADIANS(MIN(ABS([1EHZ.M36]-[1EVV.M36]);360-ABS([1EHZ.M36]-[1EVV.M36])))" office:value-type="float" office:value="0.743510261349584" calcext:value-type="float">
            <text:p>0,74351026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7]-[1EVV.F37]);360-ABS([1EHZ.F37]-[1EVV.F37])))" office:value-type="float" office:value="0.228638132011257" calcext:value-type="float">
            <text:p>0,228638132</text:p>
          </table:table-cell>
          <table:table-cell table:formula="of:=RADIANS(MIN(ABS([1EHZ.G37]-[1EVV.G37]);360-ABS([1EHZ.G37]-[1EVV.G37])))" office:value-type="float" office:value="0.291469985083053" calcext:value-type="float">
            <text:p>0,2914699851</text:p>
          </table:table-cell>
          <table:table-cell table:formula="of:=RADIANS(MIN(ABS([1EHZ.H37]-[1EVV.H37]);360-ABS([1EHZ.H37]-[1EVV.H37])))" office:value-type="float" office:value="0.125663706143592" calcext:value-type="float">
            <text:p>0,1256637061</text:p>
          </table:table-cell>
          <table:table-cell table:formula="of:=RADIANS(MIN(ABS([1EHZ.I37]-[1EVV.I37]);360-ABS([1EHZ.I37]-[1EVV.I37])))" office:value-type="float" office:value="0.137881010907552" calcext:value-type="float">
            <text:p>0,1378810109</text:p>
          </table:table-cell>
          <table:table-cell table:formula="of:=RADIANS(MIN(ABS([1EHZ.J37]-[1EVV.J37]);360-ABS([1EHZ.J37]-[1EVV.J37])))" office:value-type="float" office:value="0.164060949687467" calcext:value-type="float">
            <text:p>0,1640609497</text:p>
          </table:table-cell>
          <table:table-cell table:formula="of:=RADIANS(MIN(ABS([1EHZ.K37]-[1EVV.K37]);360-ABS([1EHZ.K37]-[1EVV.K37])))" office:value-type="float" office:value="0.364773813666815" calcext:value-type="float">
            <text:p>0,3647738137</text:p>
          </table:table-cell>
          <table:table-cell table:formula="of:=RADIANS(MIN(ABS([1EHZ.L37]-[1EVV.L37]);360-ABS([1EHZ.L37]-[1EVV.L37])))" office:value-type="float" office:value="0.0680678408277789" calcext:value-type="float">
            <text:p>0,0680678408</text:p>
          </table:table-cell>
          <table:table-cell table:formula="of:=RADIANS(MIN(ABS([1EHZ.M37]-[1EVV.M37]);360-ABS([1EHZ.M37]-[1EVV.M37])))" office:value-type="float" office:value="0.623082542961976" calcext:value-type="float">
            <text:p>0,623082543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RADIANS(MIN(ABS([1EHZ.F38]-[1EVV.F38]);360-ABS([1EHZ.F38]-[1EVV.F38])))" office:value-type="float" office:value="0.144862327915529" calcext:value-type="float">
            <text:p>0,1448623279</text:p>
          </table:table-cell>
          <table:table-cell table:formula="of:=RADIANS(MIN(ABS([1EHZ.G38]-[1EVV.G38]);360-ABS([1EHZ.G38]-[1EVV.G38])))" office:value-type="float" office:value="0.0907571211037049" calcext:value-type="float">
            <text:p>0,0907571211</text:p>
          </table:table-cell>
          <table:table-cell table:formula="of:=RADIANS(MIN(ABS([1EHZ.H38]-[1EVV.H38]);360-ABS([1EHZ.H38]-[1EVV.H38])))" office:value-type="float" office:value="0.287979326579064" calcext:value-type="float">
            <text:p>0,2879793266</text:p>
          </table:table-cell>
          <table:table-cell table:formula="of:=RADIANS(MIN(ABS([1EHZ.I38]-[1EVV.I38]);360-ABS([1EHZ.I38]-[1EVV.I38])))" office:value-type="float" office:value="0.00872664625997165" calcext:value-type="float">
            <text:p>0,0087266463</text:p>
          </table:table-cell>
          <table:table-cell table:formula="of:=RADIANS(MIN(ABS([1EHZ.J38]-[1EVV.J38]);360-ABS([1EHZ.J38]-[1EVV.J38])))" office:value-type="float" office:value="0.270526034059121" calcext:value-type="float">
            <text:p>0,2705260341</text:p>
          </table:table-cell>
          <table:table-cell table:formula="of:=RADIANS(MIN(ABS([1EHZ.K38]-[1EVV.K38]);360-ABS([1EHZ.K38]-[1EVV.K38])))" office:value-type="float" office:value="0.317649923862968" calcext:value-type="float">
            <text:p>0,3176499239</text:p>
          </table:table-cell>
          <table:table-cell table:formula="of:=RADIANS(MIN(ABS([1EHZ.L38]-[1EVV.L38]);360-ABS([1EHZ.L38]-[1EVV.L38])))" office:value-type="float" office:value="0.0802851455917391" calcext:value-type="float">
            <text:p>0,0802851456</text:p>
          </table:table-cell>
          <table:table-cell table:formula="of:=RADIANS(MIN(ABS([1EHZ.M38]-[1EVV.M38]);360-ABS([1EHZ.M38]-[1EVV.M38])))" office:value-type="float" office:value="0.188495559215388" calcext:value-type="float">
            <text:p>0,18849555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9]-[1EVV.F39]);360-ABS([1EHZ.F39]-[1EVV.F39])))" office:value-type="float" office:value="0.553269372882203" calcext:value-type="float">
            <text:p>0,5532693729</text:p>
          </table:table-cell>
          <table:table-cell table:formula="of:=RADIANS(MIN(ABS([1EHZ.G39]-[1EVV.G39]);360-ABS([1EHZ.G39]-[1EVV.G39])))" office:value-type="float" office:value="0.0942477796076939" calcext:value-type="float">
            <text:p>0,0942477796</text:p>
          </table:table-cell>
          <table:table-cell table:formula="of:=RADIANS(MIN(ABS([1EHZ.H39]-[1EVV.H39]);360-ABS([1EHZ.H39]-[1EVV.H39])))" office:value-type="float" office:value="0.23387411976724" calcext:value-type="float">
            <text:p>0,2338741198</text:p>
          </table:table-cell>
          <table:table-cell table:formula="of:=RADIANS(MIN(ABS([1EHZ.I39]-[1EVV.I39]);360-ABS([1EHZ.I39]-[1EVV.I39])))" office:value-type="float" office:value="0.125663706143592" calcext:value-type="float">
            <text:p>0,1256637061</text:p>
          </table:table-cell>
          <table:table-cell table:formula="of:=RADIANS(MIN(ABS([1EHZ.J39]-[1EVV.J39]);360-ABS([1EHZ.J39]-[1EVV.J39])))" office:value-type="float" office:value="0.171042266695444" calcext:value-type="float">
            <text:p>0,1710422667</text:p>
          </table:table-cell>
          <table:table-cell table:formula="of:=RADIANS(MIN(ABS([1EHZ.K39]-[1EVV.K39]);360-ABS([1EHZ.K39]-[1EVV.K39])))" office:value-type="float" office:value="0.247836753783195" calcext:value-type="float">
            <text:p>0,2478367538</text:p>
          </table:table-cell>
          <table:table-cell table:formula="of:=RADIANS(MIN(ABS([1EHZ.L39]-[1EVV.L39]);360-ABS([1EHZ.L39]-[1EVV.L39])))" office:value-type="float" office:value="0.0698131700797732" calcext:value-type="float">
            <text:p>0,0698131701</text:p>
          </table:table-cell>
          <table:table-cell table:formula="of:=RADIANS(MIN(ABS([1EHZ.M39]-[1EVV.M39]);360-ABS([1EHZ.M39]-[1EVV.M39])))" office:value-type="float" office:value="0.356047167406843" calcext:value-type="float">
            <text:p>0,356047167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RADIANS(MIN(ABS([1EHZ.F40]-[1EVV.F40]);360-ABS([1EHZ.F40]-[1EVV.F40])))" office:value-type="float" office:value="0.614355896702004" calcext:value-type="float">
            <text:p>0,6143558967</text:p>
          </table:table-cell>
          <table:table-cell table:formula="of:=RADIANS(MIN(ABS([1EHZ.G40]-[1EVV.G40]);360-ABS([1EHZ.G40]-[1EVV.G40])))" office:value-type="float" office:value="0.340339204138894" calcext:value-type="float">
            <text:p>0,3403392041</text:p>
          </table:table-cell>
          <table:table-cell table:formula="of:=RADIANS(MIN(ABS([1EHZ.H40]-[1EVV.H40]);360-ABS([1EHZ.H40]-[1EVV.H40])))" office:value-type="float" office:value="0.280998009571087" calcext:value-type="float">
            <text:p>0,2809980096</text:p>
          </table:table-cell>
          <table:table-cell table:formula="of:=RADIANS(MIN(ABS([1EHZ.I40]-[1EVV.I40]);360-ABS([1EHZ.I40]-[1EVV.I40])))" office:value-type="float" office:value="0.089011791851711" calcext:value-type="float">
            <text:p>0,0890117919</text:p>
          </table:table-cell>
          <table:table-cell table:formula="of:=RADIANS(MIN(ABS([1EHZ.J40]-[1EVV.J40]);360-ABS([1EHZ.J40]-[1EVV.J40])))" office:value-type="float" office:value="0.198967534727354" calcext:value-type="float">
            <text:p>0,1989675347</text:p>
          </table:table-cell>
          <table:table-cell table:formula="of:=RADIANS(MIN(ABS([1EHZ.K40]-[1EVV.K40]);360-ABS([1EHZ.K40]-[1EVV.K40])))" office:value-type="float" office:value="0.0122173047639604" calcext:value-type="float">
            <text:p>0,0122173048</text:p>
          </table:table-cell>
          <table:table-cell table:formula="of:=RADIANS(MIN(ABS([1EHZ.L40]-[1EVV.L40]);360-ABS([1EHZ.L40]-[1EVV.L40])))" office:value-type="float" office:value="0.102974425867666" calcext:value-type="float">
            <text:p>0,1029744259</text:p>
          </table:table-cell>
          <table:table-cell table:formula="of:=RADIANS(MIN(ABS([1EHZ.M40]-[1EVV.M40]);360-ABS([1EHZ.M40]-[1EVV.M40])))" office:value-type="float" office:value="0.0994837673636768" calcext:value-type="float">
            <text:p>0,0994837674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RADIANS(MIN(ABS([1EHZ.F41]-[1EVV.F41]);360-ABS([1EHZ.F41]-[1EVV.F41])))" office:value-type="float" office:value="0.408407044966673" calcext:value-type="float">
            <text:p>0,408407045</text:p>
          </table:table-cell>
          <table:table-cell table:formula="of:=RADIANS(MIN(ABS([1EHZ.G41]-[1EVV.G41]);360-ABS([1EHZ.G41]-[1EVV.G41])))" office:value-type="float" office:value="0.0575958653158131" calcext:value-type="float">
            <text:p>0,0575958653</text:p>
          </table:table-cell>
          <table:table-cell table:formula="of:=RADIANS(MIN(ABS([1EHZ.H41]-[1EVV.H41]);360-ABS([1EHZ.H41]-[1EVV.H41])))" office:value-type="float" office:value="0.314159265358979" calcext:value-type="float">
            <text:p>0,3141592654</text:p>
          </table:table-cell>
          <table:table-cell table:formula="of:=RADIANS(MIN(ABS([1EHZ.I41]-[1EVV.I41]);360-ABS([1EHZ.I41]-[1EVV.I41])))" office:value-type="float" office:value="0.0331612557878924" calcext:value-type="float">
            <text:p>0,0331612558</text:p>
          </table:table-cell>
          <table:table-cell table:formula="of:=RADIANS(MIN(ABS([1EHZ.J41]-[1EVV.J41]);360-ABS([1EHZ.J41]-[1EVV.J41])))" office:value-type="float" office:value="0.218166156499291" calcext:value-type="float">
            <text:p>0,2181661565</text:p>
          </table:table-cell>
          <table:table-cell table:formula="of:=RADIANS(MIN(ABS([1EHZ.K41]-[1EVV.K41]);360-ABS([1EHZ.K41]-[1EVV.K41])))" office:value-type="float" office:value="0.373500459926786" calcext:value-type="float">
            <text:p>0,3735004599</text:p>
          </table:table-cell>
          <table:table-cell table:formula="of:=RADIANS(MIN(ABS([1EHZ.L41]-[1EVV.L41]);360-ABS([1EHZ.L41]-[1EVV.L41])))" office:value-type="float" office:value="0.239110107523223" calcext:value-type="float">
            <text:p>0,2391101075</text:p>
          </table:table-cell>
          <table:table-cell table:formula="of:=RADIANS(MIN(ABS([1EHZ.M41]-[1EVV.M41]);360-ABS([1EHZ.M41]-[1EVV.M41])))" office:value-type="float" office:value="0.0349065850398866" calcext:value-type="float">
            <text:p>0,0349065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42]-[1EVV.F42]);360-ABS([1EHZ.F42]-[1EVV.F42])))" office:value-type="float" office:value="1.9076448724298" calcext:value-type="float">
            <text:p>1,9076448724</text:p>
          </table:table-cell>
          <table:table-cell table:formula="of:=RADIANS(MIN(ABS([1EHZ.G42]-[1EVV.G42]);360-ABS([1EHZ.G42]-[1EVV.G42])))" office:value-type="float" office:value="0.319395253114962" calcext:value-type="float">
            <text:p>0,3193952531</text:p>
          </table:table-cell>
          <table:table-cell table:formula="of:=RADIANS(MIN(ABS([1EHZ.H42]-[1EVV.H42]);360-ABS([1EHZ.H42]-[1EVV.H42])))" office:value-type="float" office:value="1.74183859349034" calcext:value-type="float">
            <text:p>1,7418385935</text:p>
          </table:table-cell>
          <table:table-cell table:formula="of:=RADIANS(MIN(ABS([1EHZ.I42]-[1EVV.I42]);360-ABS([1EHZ.I42]-[1EVV.I42])))" office:value-type="float" office:value="0.354301838154849" calcext:value-type="float">
            <text:p>0,3543018382</text:p>
          </table:table-cell>
          <table:table-cell table:formula="of:=RADIANS(MIN(ABS([1EHZ.J42]-[1EVV.J42]);360-ABS([1EHZ.J42]-[1EVV.J42])))" office:value-type="float" office:value="0.265290046303138" calcext:value-type="float">
            <text:p>0,2652900463</text:p>
          </table:table-cell>
          <table:table-cell table:formula="of:=RADIANS(MIN(ABS([1EHZ.K42]-[1EVV.K42]);360-ABS([1EHZ.K42]-[1EVV.K42])))" office:value-type="float" office:value="0.282743338823081" calcext:value-type="float">
            <text:p>0,2827433388</text:p>
          </table:table-cell>
          <table:table-cell table:formula="of:=RADIANS(MIN(ABS([1EHZ.L42]-[1EVV.L42]);360-ABS([1EHZ.L42]-[1EVV.L42])))" office:value-type="float" office:value="0.230383461263251" calcext:value-type="float">
            <text:p>0,2303834613</text:p>
          </table:table-cell>
          <table:table-cell table:formula="of:=RADIANS(MIN(ABS([1EHZ.M42]-[1EVV.M42]);360-ABS([1EHZ.M42]-[1EVV.M42])))" office:value-type="float" office:value="0.541052068118242" calcext:value-type="float">
            <text:p>0,541052068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3]-[1EVV.F43]);360-ABS([1EHZ.F43]-[1EVV.F43])))" office:value-type="float" office:value="0.164060949687467" calcext:value-type="float">
            <text:p>0,1640609497</text:p>
          </table:table-cell>
          <table:table-cell table:formula="of:=RADIANS(MIN(ABS([1EHZ.G43]-[1EVV.G43]);360-ABS([1EHZ.G43]-[1EVV.G43])))" office:value-type="float" office:value="0.0593411945678073" calcext:value-type="float">
            <text:p>0,0593411946</text:p>
          </table:table-cell>
          <table:table-cell table:formula="of:=RADIANS(MIN(ABS([1EHZ.H43]-[1EVV.H43]);360-ABS([1EHZ.H43]-[1EVV.H43])))" office:value-type="float" office:value="0.0436332312998582" calcext:value-type="float">
            <text:p>0,0436332313</text:p>
          </table:table-cell>
          <table:table-cell table:formula="of:=RADIANS(MIN(ABS([1EHZ.I43]-[1EVV.I43]);360-ABS([1EHZ.I43]-[1EVV.I43])))" office:value-type="float" office:value="0.0610865238198015" calcext:value-type="float">
            <text:p>0,0610865238</text:p>
          </table:table-cell>
          <table:table-cell table:formula="of:=RADIANS(MIN(ABS([1EHZ.J43]-[1EVV.J43]);360-ABS([1EHZ.J43]-[1EVV.J43])))" office:value-type="float" office:value="0.0628318530717963" calcext:value-type="float">
            <text:p>0,0628318531</text:p>
          </table:table-cell>
          <table:table-cell table:formula="of:=RADIANS(MIN(ABS([1EHZ.K43]-[1EVV.K43]);360-ABS([1EHZ.K43]-[1EVV.K43])))" office:value-type="float" office:value="0.183259571459405" calcext:value-type="float">
            <text:p>0,1832595715</text:p>
          </table:table-cell>
          <table:table-cell table:formula="of:=RADIANS(MIN(ABS([1EHZ.L43]-[1EVV.L43]);360-ABS([1EHZ.L43]-[1EVV.L43])))" office:value-type="float" office:value="0.0191986217719375" calcext:value-type="float">
            <text:p>0,0191986218</text:p>
          </table:table-cell>
          <table:table-cell table:formula="of:=RADIANS(MIN(ABS([1EHZ.M43]-[1EVV.M43]);360-ABS([1EHZ.M43]-[1EVV.M43])))" office:value-type="float" office:value="0.0296705972839036" calcext:value-type="float">
            <text:p>0,029670597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4]-[1EVV.F44]);360-ABS([1EHZ.F44]-[1EVV.F44])))" office:value-type="float" office:value="0.242600766027212" calcext:value-type="float">
            <text:p>0,242600766</text:p>
          </table:table-cell>
          <table:table-cell table:formula="of:=RADIANS(MIN(ABS([1EHZ.G44]-[1EVV.G44]);360-ABS([1EHZ.G44]-[1EVV.G44])))" office:value-type="float" office:value="0.232128790515245" calcext:value-type="float">
            <text:p>0,2321287905</text:p>
          </table:table-cell>
          <table:table-cell table:formula="of:=RADIANS(MIN(ABS([1EHZ.H44]-[1EVV.H44]);360-ABS([1EHZ.H44]-[1EVV.H44])))" office:value-type="float" office:value="0.0733038285837619" calcext:value-type="float">
            <text:p>0,0733038286</text:p>
          </table:table-cell>
          <table:table-cell table:formula="of:=RADIANS(MIN(ABS([1EHZ.I44]-[1EVV.I44]);360-ABS([1EHZ.I44]-[1EVV.I44])))" office:value-type="float" office:value="0.0383972435438753" calcext:value-type="float">
            <text:p>0,0383972435</text:p>
          </table:table-cell>
          <table:table-cell table:formula="of:=RADIANS(MIN(ABS([1EHZ.J44]-[1EVV.J44]);360-ABS([1EHZ.J44]-[1EVV.J44])))" office:value-type="float" office:value="0.0645771823237905" calcext:value-type="float">
            <text:p>0,0645771823</text:p>
          </table:table-cell>
          <table:table-cell table:formula="of:=RADIANS(MIN(ABS([1EHZ.K44]-[1EVV.K44]);360-ABS([1EHZ.K44]-[1EVV.K44])))" office:value-type="float" office:value="0.0244346095279205" calcext:value-type="float">
            <text:p>0,0244346095</text:p>
          </table:table-cell>
          <table:table-cell table:formula="of:=RADIANS(MIN(ABS([1EHZ.L44]-[1EVV.L44]);360-ABS([1EHZ.L44]-[1EVV.L44])))" office:value-type="float" office:value="0.00349065850398846" calcext:value-type="float">
            <text:p>0,0034906585</text:p>
          </table:table-cell>
          <table:table-cell table:formula="of:=RADIANS(MIN(ABS([1EHZ.M44]-[1EVV.M44]);360-ABS([1EHZ.M44]-[1EVV.M44])))" office:value-type="float" office:value="0.0715584993317675" calcext:value-type="float">
            <text:p>0,07155849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45]-[1EVV.F45]);360-ABS([1EHZ.F45]-[1EVV.F45])))" office:value-type="float" office:value="0.211184839491314" calcext:value-type="float">
            <text:p>0,2111848395</text:p>
          </table:table-cell>
          <table:table-cell table:formula="of:=RADIANS(MIN(ABS([1EHZ.G45]-[1EVV.G45]);360-ABS([1EHZ.G45]-[1EVV.G45])))" office:value-type="float" office:value="0.0994837673636766" calcext:value-type="float">
            <text:p>0,0994837674</text:p>
          </table:table-cell>
          <table:table-cell table:formula="of:=RADIANS(MIN(ABS([1EHZ.H45]-[1EVV.H45]);360-ABS([1EHZ.H45]-[1EVV.H45])))" office:value-type="float" office:value="0.174532925199433" calcext:value-type="float">
            <text:p>0,1745329252</text:p>
          </table:table-cell>
          <table:table-cell table:formula="of:=RADIANS(MIN(ABS([1EHZ.I45]-[1EVV.I45]);360-ABS([1EHZ.I45]-[1EVV.I45])))" office:value-type="float" office:value="0.0191986217719375" calcext:value-type="float">
            <text:p>0,0191986218</text:p>
          </table:table-cell>
          <table:table-cell table:formula="of:=RADIANS(MIN(ABS([1EHZ.J45]-[1EVV.J45]);360-ABS([1EHZ.J45]-[1EVV.J45])))" office:value-type="float" office:value="0.0488692190558414" calcext:value-type="float">
            <text:p>0,0488692191</text:p>
          </table:table-cell>
          <table:table-cell table:formula="of:=RADIANS(MIN(ABS([1EHZ.K45]-[1EVV.K45]);360-ABS([1EHZ.K45]-[1EVV.K45])))" office:value-type="float" office:value="0.0104719755119659" calcext:value-type="float">
            <text:p>0,0104719755</text:p>
          </table:table-cell>
          <table:table-cell table:formula="of:=RADIANS(MIN(ABS([1EHZ.L45]-[1EVV.L45]);360-ABS([1EHZ.L45]-[1EVV.L45])))" office:value-type="float" office:value="0.0191986217719375" calcext:value-type="float">
            <text:p>0,0191986218</text:p>
          </table:table-cell>
          <table:table-cell table:formula="of:=RADIANS(MIN(ABS([1EHZ.M45]-[1EVV.M45]);360-ABS([1EHZ.M45]-[1EVV.M45])))" office:value-type="float" office:value="0.0383972435438753" calcext:value-type="float">
            <text:p>0,038397243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6]-[1EVV.F46]);360-ABS([1EHZ.F46]-[1EVV.F46])))" office:value-type="float" office:value="0.0802851455917393" calcext:value-type="float">
            <text:p>0,0802851456</text:p>
          </table:table-cell>
          <table:table-cell table:formula="of:=RADIANS(MIN(ABS([1EHZ.G46]-[1EVV.G46]);360-ABS([1EHZ.G46]-[1EVV.G46])))" office:value-type="float" office:value="0.0907571211037049" calcext:value-type="float">
            <text:p>0,0907571211</text:p>
          </table:table-cell>
          <table:table-cell table:formula="of:=RADIANS(MIN(ABS([1EHZ.H46]-[1EVV.H46]);360-ABS([1EHZ.H46]-[1EVV.H46])))" office:value-type="float" office:value="0.0506145483078355" calcext:value-type="float">
            <text:p>0,0506145483</text:p>
          </table:table-cell>
          <table:table-cell table:formula="of:=RADIANS(MIN(ABS([1EHZ.I46]-[1EVV.I46]);360-ABS([1EHZ.I46]-[1EVV.I46])))" office:value-type="float" office:value="0.0314159265358981" calcext:value-type="float">
            <text:p>0,0314159265</text:p>
          </table:table-cell>
          <table:table-cell table:formula="of:=RADIANS(MIN(ABS([1EHZ.J46]-[1EVV.J46]);360-ABS([1EHZ.J46]-[1EVV.J46])))" office:value-type="float" office:value="0.125663706143592" calcext:value-type="float">
            <text:p>0,1256637061</text:p>
          </table:table-cell>
          <table:table-cell table:formula="of:=RADIANS(MIN(ABS([1EHZ.K46]-[1EVV.K46]);360-ABS([1EHZ.K46]-[1EVV.K46])))" office:value-type="float" office:value="0.0925024503556994" calcext:value-type="float">
            <text:p>0,0925024504</text:p>
          </table:table-cell>
          <table:table-cell table:formula="of:=RADIANS(MIN(ABS([1EHZ.L46]-[1EVV.L46]);360-ABS([1EHZ.L46]-[1EVV.L46])))" office:value-type="float" office:value="0.0279252680319092" calcext:value-type="float">
            <text:p>0,027925268</text:p>
          </table:table-cell>
          <table:table-cell table:formula="of:=RADIANS(MIN(ABS([1EHZ.M46]-[1EVV.M46]);360-ABS([1EHZ.M46]-[1EVV.M46])))" office:value-type="float" office:value="0.0366519142918809" calcext:value-type="float">
            <text:p>0,0366519143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RADIANS(MIN(ABS([1EHZ.F47]-[1EVV.F47]);360-ABS([1EHZ.F47]-[1EVV.F47])))" office:value-type="float" office:value="0.0698131700797732" calcext:value-type="float">
            <text:p>0,0698131701</text:p>
          </table:table-cell>
          <table:table-cell table:formula="of:=RADIANS(MIN(ABS([1EHZ.G47]-[1EVV.G47]);360-ABS([1EHZ.G47]-[1EVV.G47])))" office:value-type="float" office:value="0.0174532925199433" calcext:value-type="float">
            <text:p>0,0174532925</text:p>
          </table:table-cell>
          <table:table-cell table:formula="of:=RADIANS(MIN(ABS([1EHZ.H47]-[1EVV.H47]);360-ABS([1EHZ.H47]-[1EVV.H47])))" office:value-type="float" office:value="0.0977384381116825" calcext:value-type="float">
            <text:p>0,0977384381</text:p>
          </table:table-cell>
          <table:table-cell table:formula="of:=RADIANS(MIN(ABS([1EHZ.I47]-[1EVV.I47]);360-ABS([1EHZ.I47]-[1EVV.I47])))" office:value-type="float" office:value="0.0907571211037054" calcext:value-type="float">
            <text:p>0,0907571211</text:p>
          </table:table-cell>
          <table:table-cell table:formula="of:=RADIANS(MIN(ABS([1EHZ.J47]-[1EVV.J47]);360-ABS([1EHZ.J47]-[1EVV.J47])))" office:value-type="float" office:value="0.0645771823237902" calcext:value-type="float">
            <text:p>0,0645771823</text:p>
          </table:table-cell>
          <table:table-cell table:formula="of:=RADIANS(MIN(ABS([1EHZ.K47]-[1EVV.K47]);360-ABS([1EHZ.K47]-[1EVV.K47])))" office:value-type="float" office:value="0.0523598775598299" calcext:value-type="float">
            <text:p>0,0523598776</text:p>
          </table:table-cell>
          <table:table-cell table:formula="of:=RADIANS(MIN(ABS([1EHZ.L47]-[1EVV.L47]);360-ABS([1EHZ.L47]-[1EVV.L47])))" office:value-type="float" office:value="0.0418879020478639" calcext:value-type="float">
            <text:p>0,041887902</text:p>
          </table:table-cell>
          <table:table-cell table:formula="of:=RADIANS(MIN(ABS([1EHZ.M47]-[1EVV.M47]);360-ABS([1EHZ.M47]-[1EVV.M47])))" office:value-type="float" office:value="0.122173047639603" calcext:value-type="float">
            <text:p>0,12217304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48]-[1EVV.F48]);360-ABS([1EHZ.F48]-[1EVV.F48])))" office:value-type="float" office:value="0.322885911618951" calcext:value-type="float">
            <text:p>0,3228859116</text:p>
          </table:table-cell>
          <table:table-cell table:formula="of:=RADIANS(MIN(ABS([1EHZ.G48]-[1EVV.G48]);360-ABS([1EHZ.G48]-[1EVV.G48])))" office:value-type="float" office:value="0.108210413623648" calcext:value-type="float">
            <text:p>0,1082104136</text:p>
          </table:table-cell>
          <table:table-cell table:formula="of:=RADIANS(MIN(ABS([1EHZ.H48]-[1EVV.H48]);360-ABS([1EHZ.H48]-[1EVV.H48])))" office:value-type="float" office:value="0.146607657167524" calcext:value-type="float">
            <text:p>0,1466076572</text:p>
          </table:table-cell>
          <table:table-cell table:formula="of:=RADIANS(MIN(ABS([1EHZ.I48]-[1EVV.I48]);360-ABS([1EHZ.I48]-[1EVV.I48])))" office:value-type="float" office:value="0.0401425727958698" calcext:value-type="float">
            <text:p>0,0401425728</text:p>
          </table:table-cell>
          <table:table-cell table:formula="of:=RADIANS(MIN(ABS([1EHZ.J48]-[1EVV.J48]);360-ABS([1EHZ.J48]-[1EVV.J48])))" office:value-type="float" office:value="0.111701072127637" calcext:value-type="float">
            <text:p>0,1117010721</text:p>
          </table:table-cell>
          <table:table-cell table:formula="of:=RADIANS(MIN(ABS([1EHZ.K48]-[1EVV.K48]);360-ABS([1EHZ.K48]-[1EVV.K48])))" office:value-type="float" office:value="0.0401425727958695" calcext:value-type="float">
            <text:p>0,0401425728</text:p>
          </table:table-cell>
          <table:table-cell table:formula="of:=RADIANS(MIN(ABS([1EHZ.L48]-[1EVV.L48]);360-ABS([1EHZ.L48]-[1EVV.L48])))" office:value-type="float" office:value="0.0645771823237902" calcext:value-type="float">
            <text:p>0,0645771823</text:p>
          </table:table-cell>
          <table:table-cell table:formula="of:=RADIANS(MIN(ABS([1EHZ.M48]-[1EVV.M48]);360-ABS([1EHZ.M48]-[1EVV.M48])))" office:value-type="float" office:value="0.0261799387799149" calcext:value-type="float">
            <text:p>0,026179938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49]-[1EVV.F49]);360-ABS([1EHZ.F49]-[1EVV.F49])))" office:value-type="float" office:value="0.134390352403563" calcext:value-type="float">
            <text:p>0,1343903524</text:p>
          </table:table-cell>
          <table:table-cell table:formula="of:=RADIANS(MIN(ABS([1EHZ.G49]-[1EVV.G49]);360-ABS([1EHZ.G49]-[1EVV.G49])))" office:value-type="float" office:value="0.0174532925199433" calcext:value-type="float">
            <text:p>0,0174532925</text:p>
          </table:table-cell>
          <table:table-cell table:formula="of:=RADIANS(MIN(ABS([1EHZ.H49]-[1EVV.H49]);360-ABS([1EHZ.H49]-[1EVV.H49])))" office:value-type="float" office:value="0.14486232791553" calcext:value-type="float">
            <text:p>0,1448623279</text:p>
          </table:table-cell>
          <table:table-cell table:formula="of:=RADIANS(MIN(ABS([1EHZ.I49]-[1EVV.I49]);360-ABS([1EHZ.I49]-[1EVV.I49])))" office:value-type="float" office:value="0.125663706143592" calcext:value-type="float">
            <text:p>0,1256637061</text:p>
          </table:table-cell>
          <table:table-cell table:formula="of:=RADIANS(MIN(ABS([1EHZ.J49]-[1EVV.J49]);360-ABS([1EHZ.J49]-[1EVV.J49])))" office:value-type="float" office:value="0.0314159265358981" calcext:value-type="float">
            <text:p>0,0314159265</text:p>
          </table:table-cell>
          <table:table-cell table:formula="of:=RADIANS(MIN(ABS([1EHZ.K49]-[1EVV.K49]);360-ABS([1EHZ.K49]-[1EVV.K49])))" office:value-type="float" office:value="0.0767944870877506" calcext:value-type="float">
            <text:p>0,0767944871</text:p>
          </table:table-cell>
          <table:table-cell table:formula="of:=RADIANS(MIN(ABS([1EHZ.L49]-[1EVV.L49]);360-ABS([1EHZ.L49]-[1EVV.L49])))" office:value-type="float" office:value="0.0523598775598299" calcext:value-type="float">
            <text:p>0,0523598776</text:p>
          </table:table-cell>
          <table:table-cell table:formula="of:=RADIANS(MIN(ABS([1EHZ.M49]-[1EVV.M49]);360-ABS([1EHZ.M49]-[1EVV.M49])))" office:value-type="float" office:value="0.0837758040957275" calcext:value-type="float">
            <text:p>0,0837758041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RADIANS(MIN(ABS([1EHZ.F50]-[1EVV.F50]);360-ABS([1EHZ.F50]-[1EVV.F50])))" office:value-type="float" office:value="0.00698131700797742" calcext:value-type="float">
            <text:p>0,006981317</text:p>
          </table:table-cell>
          <table:table-cell table:formula="of:=RADIANS(MIN(ABS([1EHZ.G50]-[1EVV.G50]);360-ABS([1EHZ.G50]-[1EVV.G50])))" office:value-type="float" office:value="0.0715584993317674" calcext:value-type="float">
            <text:p>0,0715584993</text:p>
          </table:table-cell>
          <table:table-cell table:formula="of:=RADIANS(MIN(ABS([1EHZ.H50]-[1EVV.H50]);360-ABS([1EHZ.H50]-[1EVV.H50])))" office:value-type="float" office:value="0.0261799387799149" calcext:value-type="float">
            <text:p>0,0261799388</text:p>
          </table:table-cell>
          <table:table-cell table:formula="of:=RADIANS(MIN(ABS([1EHZ.I50]-[1EVV.I50]);360-ABS([1EHZ.I50]-[1EVV.I50])))" office:value-type="float" office:value="0.00698131700797742" calcext:value-type="float">
            <text:p>0,006981317</text:p>
          </table:table-cell>
          <table:table-cell table:formula="of:=RADIANS(MIN(ABS([1EHZ.J50]-[1EVV.J50]);360-ABS([1EHZ.J50]-[1EVV.J50])))" office:value-type="float" office:value="0.134390352403563" calcext:value-type="float">
            <text:p>0,1343903524</text:p>
          </table:table-cell>
          <table:table-cell table:formula="of:=RADIANS(MIN(ABS([1EHZ.K50]-[1EVV.K50]);360-ABS([1EHZ.K50]-[1EVV.K50])))" office:value-type="float" office:value="0.0837758040957278" calcext:value-type="float">
            <text:p>0,0837758041</text:p>
          </table:table-cell>
          <table:table-cell table:formula="of:=RADIANS(MIN(ABS([1EHZ.L50]-[1EVV.L50]);360-ABS([1EHZ.L50]-[1EVV.L50])))" office:value-type="float" office:value="0.022689280275926" calcext:value-type="float">
            <text:p>0,0226892803</text:p>
          </table:table-cell>
          <table:table-cell table:formula="of:=RADIANS(MIN(ABS([1EHZ.M50]-[1EVV.M50]);360-ABS([1EHZ.M50]-[1EVV.M50])))" office:value-type="float" office:value="0.0122173047639603" calcext:value-type="float">
            <text:p>0,01221730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51]-[1EVV.F51]);360-ABS([1EHZ.F51]-[1EVV.F51])))" office:value-type="float" office:value="0.0593411945678073" calcext:value-type="float">
            <text:p>0,0593411946</text:p>
          </table:table-cell>
          <table:table-cell table:formula="of:=RADIANS(MIN(ABS([1EHZ.G51]-[1EVV.G51]);360-ABS([1EHZ.G51]-[1EVV.G51])))" office:value-type="float" office:value="0.00349065850398896" calcext:value-type="float">
            <text:p>0,0034906585</text:p>
          </table:table-cell>
          <table:table-cell table:formula="of:=RADIANS(MIN(ABS([1EHZ.H51]-[1EVV.H51]);360-ABS([1EHZ.H51]-[1EVV.H51])))" office:value-type="float" office:value="0.0890117918517108" calcext:value-type="float">
            <text:p>0,0890117919</text:p>
          </table:table-cell>
          <table:table-cell table:formula="of:=RADIANS(MIN(ABS([1EHZ.I51]-[1EVV.I51]);360-ABS([1EHZ.I51]-[1EVV.I51])))" office:value-type="float" office:value="0.0802851455917391" calcext:value-type="float">
            <text:p>0,0802851456</text:p>
          </table:table-cell>
          <table:table-cell table:formula="of:=RADIANS(MIN(ABS([1EHZ.J51]-[1EVV.J51]);360-ABS([1EHZ.J51]-[1EVV.J51])))" office:value-type="float" office:value="0.0174532925199433" calcext:value-type="float">
            <text:p>0,0174532925</text:p>
          </table:table-cell>
          <table:table-cell table:formula="of:=RADIANS(MIN(ABS([1EHZ.K51]-[1EVV.K51]);360-ABS([1EHZ.K51]-[1EVV.K51])))" office:value-type="float" office:value="0.20943951023932" calcext:value-type="float">
            <text:p>0,2094395102</text:p>
          </table:table-cell>
          <table:table-cell table:formula="of:=RADIANS(MIN(ABS([1EHZ.L51]-[1EVV.L51]);360-ABS([1EHZ.L51]-[1EVV.L51])))" office:value-type="float" office:value="0.00349065850398896" calcext:value-type="float">
            <text:p>0,0034906585</text:p>
          </table:table-cell>
          <table:table-cell table:formula="of:=RADIANS(MIN(ABS([1EHZ.M51]-[1EVV.M51]);360-ABS([1EHZ.M51]-[1EVV.M51])))" office:value-type="float" office:value="0.0453785605518526" calcext:value-type="float">
            <text:p>0,04537856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2]-[1EVV.F52]);360-ABS([1EHZ.F52]-[1EVV.F52])))" office:value-type="float" office:value="0.39095375244673" calcext:value-type="float">
            <text:p>0,3909537524</text:p>
          </table:table-cell>
          <table:table-cell table:formula="of:=RADIANS(MIN(ABS([1EHZ.G52]-[1EVV.G52]);360-ABS([1EHZ.G52]-[1EVV.G52])))" office:value-type="float" office:value="0.0401425727958698" calcext:value-type="float">
            <text:p>0,0401425728</text:p>
          </table:table-cell>
          <table:table-cell table:formula="of:=RADIANS(MIN(ABS([1EHZ.H52]-[1EVV.H52]);360-ABS([1EHZ.H52]-[1EVV.H52])))" office:value-type="float" office:value="0.383972435438752" calcext:value-type="float">
            <text:p>0,3839724354</text:p>
          </table:table-cell>
          <table:table-cell table:formula="of:=RADIANS(MIN(ABS([1EHZ.I52]-[1EVV.I52]);360-ABS([1EHZ.I52]-[1EVV.I52])))" office:value-type="float" office:value="0.136135681655558" calcext:value-type="float">
            <text:p>0,1361356817</text:p>
          </table:table-cell>
          <table:table-cell table:formula="of:=RADIANS(MIN(ABS([1EHZ.J52]-[1EVV.J52]);360-ABS([1EHZ.J52]-[1EVV.J52])))" office:value-type="float" office:value="0.0733038285837616" calcext:value-type="float">
            <text:p>0,0733038286</text:p>
          </table:table-cell>
          <table:table-cell table:formula="of:=RADIANS(MIN(ABS([1EHZ.K52]-[1EVV.K52]);360-ABS([1EHZ.K52]-[1EVV.K52])))" office:value-type="float" office:value="0.0296705972839036" calcext:value-type="float">
            <text:p>0,0296705973</text:p>
          </table:table-cell>
          <table:table-cell table:formula="of:=RADIANS(MIN(ABS([1EHZ.L52]-[1EVV.L52]);360-ABS([1EHZ.L52]-[1EVV.L52])))" office:value-type="float" office:value="0.0296705972839034" calcext:value-type="float">
            <text:p>0,0296705973</text:p>
          </table:table-cell>
          <table:table-cell table:formula="of:=RADIANS(MIN(ABS([1EHZ.M52]-[1EVV.M52]);360-ABS([1EHZ.M52]-[1EVV.M52])))" office:value-type="float" office:value="0.102974425867665" calcext:value-type="float">
            <text:p>0,1029744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53]-[1EVV.F53]);360-ABS([1EHZ.F53]-[1EVV.F53])))" office:value-type="float" office:value="0.031415926535898" calcext:value-type="float">
            <text:p>0,0314159265</text:p>
          </table:table-cell>
          <table:table-cell table:formula="of:=RADIANS(MIN(ABS([1EHZ.G53]-[1EVV.G53]);360-ABS([1EHZ.G53]-[1EVV.G53])))" office:value-type="float" office:value="0.113446401379631" calcext:value-type="float">
            <text:p>0,1134464014</text:p>
          </table:table-cell>
          <table:table-cell table:formula="of:=RADIANS(MIN(ABS([1EHZ.H53]-[1EVV.H53]);360-ABS([1EHZ.H53]-[1EVV.H53])))" office:value-type="float" office:value="0.0349065850398866" calcext:value-type="float">
            <text:p>0,034906585</text:p>
          </table:table-cell>
          <table:table-cell table:formula="of:=RADIANS(MIN(ABS([1EHZ.I53]-[1EVV.I53]);360-ABS([1EHZ.I53]-[1EVV.I53])))" office:value-type="float" office:value="0.0191986217719378" calcext:value-type="float">
            <text:p>0,0191986218</text:p>
          </table:table-cell>
          <table:table-cell table:formula="of:=RADIANS(MIN(ABS([1EHZ.J53]-[1EVV.J53]);360-ABS([1EHZ.J53]-[1EVV.J53])))" office:value-type="float" office:value="0.0610865238198015" calcext:value-type="float">
            <text:p>0,0610865238</text:p>
          </table:table-cell>
          <table:table-cell table:formula="of:=RADIANS(MIN(ABS([1EHZ.K53]-[1EVV.K53]);360-ABS([1EHZ.K53]-[1EVV.K53])))" office:value-type="float" office:value="0.0506145483078357" calcext:value-type="float">
            <text:p>0,0506145483</text:p>
          </table:table-cell>
          <table:table-cell table:formula="of:=RADIANS(MIN(ABS([1EHZ.L53]-[1EVV.L53]);360-ABS([1EHZ.L53]-[1EVV.L53])))" office:value-type="float" office:value="0.06457718232379" calcext:value-type="float">
            <text:p>0,0645771823</text:p>
          </table:table-cell>
          <table:table-cell table:formula="of:=RADIANS(MIN(ABS([1EHZ.M53]-[1EVV.M53]);360-ABS([1EHZ.M53]-[1EVV.M53])))" office:value-type="float" office:value="0.130899693899575" calcext:value-type="float">
            <text:p>0,130899693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4]-[1EVV.F54]);360-ABS([1EHZ.F54]-[1EVV.F54])))" office:value-type="float" office:value="0.047123889803847" calcext:value-type="float">
            <text:p>0,0471238898</text:p>
          </table:table-cell>
          <table:table-cell table:formula="of:=RADIANS(MIN(ABS([1EHZ.G54]-[1EVV.G54]);360-ABS([1EHZ.G54]-[1EVV.G54])))" office:value-type="float" office:value="0.0279252680319092" calcext:value-type="float">
            <text:p>0,027925268</text:p>
          </table:table-cell>
          <table:table-cell table:formula="of:=RADIANS(MIN(ABS([1EHZ.H54]-[1EVV.H54]);360-ABS([1EHZ.H54]-[1EVV.H54])))" office:value-type="float" office:value="0.041887902047864" calcext:value-type="float">
            <text:p>0,041887902</text:p>
          </table:table-cell>
          <table:table-cell table:formula="of:=RADIANS(MIN(ABS([1EHZ.I54]-[1EVV.I54]);360-ABS([1EHZ.I54]-[1EVV.I54])))" office:value-type="float" office:value="0.00872664625997165" calcext:value-type="float">
            <text:p>0,0087266463</text:p>
          </table:table-cell>
          <table:table-cell table:formula="of:=RADIANS(MIN(ABS([1EHZ.J54]-[1EVV.J54]);360-ABS([1EHZ.J54]-[1EVV.J54])))" office:value-type="float" office:value="0.132645023151569" calcext:value-type="float">
            <text:p>0,1326450232</text:p>
          </table:table-cell>
          <table:table-cell table:formula="of:=RADIANS(MIN(ABS([1EHZ.K54]-[1EVV.K54]);360-ABS([1EHZ.K54]-[1EVV.K54])))" office:value-type="float" office:value="0.078539816339745" calcext:value-type="float">
            <text:p>0,0785398163</text:p>
          </table:table-cell>
          <table:table-cell table:formula="of:=RADIANS(MIN(ABS([1EHZ.L54]-[1EVV.L54]);360-ABS([1EHZ.L54]-[1EVV.L54])))" office:value-type="float" office:value="0.0715584993317679" calcext:value-type="float">
            <text:p>0,0715584993</text:p>
          </table:table-cell>
          <table:table-cell table:formula="of:=RADIANS(MIN(ABS([1EHZ.M54]-[1EVV.M54]);360-ABS([1EHZ.M54]-[1EVV.M54])))" office:value-type="float" office:value="0.15707963267949" calcext:value-type="float">
            <text:p>0,1570796327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RADIANS(MIN(ABS([1EHZ.F55]-[1EVV.F55]);360-ABS([1EHZ.F55]-[1EVV.F55])))" office:value-type="float" office:value="0.102974425867665" calcext:value-type="float">
            <text:p>0,1029744259</text:p>
          </table:table-cell>
          <table:table-cell table:formula="of:=RADIANS(MIN(ABS([1EHZ.G55]-[1EVV.G55]);360-ABS([1EHZ.G55]-[1EVV.G55])))" office:value-type="float" office:value="0.0907571211037054" calcext:value-type="float">
            <text:p>0,0907571211</text:p>
          </table:table-cell>
          <table:table-cell table:formula="of:=RADIANS(MIN(ABS([1EHZ.H55]-[1EVV.H55]);360-ABS([1EHZ.H55]-[1EVV.H55])))" office:value-type="float" office:value="0.00523598775598294" calcext:value-type="float">
            <text:p>0,0052359878</text:p>
          </table:table-cell>
          <table:table-cell table:formula="of:=RADIANS(MIN(ABS([1EHZ.I55]-[1EVV.I55]);360-ABS([1EHZ.I55]-[1EVV.I55])))" office:value-type="float" office:value="0.0436332312998582" calcext:value-type="float">
            <text:p>0,0436332313</text:p>
          </table:table-cell>
          <table:table-cell table:formula="of:=RADIANS(MIN(ABS([1EHZ.J55]-[1EVV.J55]);360-ABS([1EHZ.J55]-[1EVV.J55])))" office:value-type="float" office:value="0.12915436464758" calcext:value-type="float">
            <text:p>0,1291543646</text:p>
          </table:table-cell>
          <table:table-cell table:formula="of:=RADIANS(MIN(ABS([1EHZ.K55]-[1EVV.K55]);360-ABS([1EHZ.K55]-[1EVV.K55])))" office:value-type="float" office:value="0.0331612557878924" calcext:value-type="float">
            <text:p>0,0331612558</text:p>
          </table:table-cell>
          <table:table-cell table:formula="of:=RADIANS(MIN(ABS([1EHZ.L55]-[1EVV.L55]);360-ABS([1EHZ.L55]-[1EVV.L55])))" office:value-type="float" office:value="0.0942477796076939" calcext:value-type="float">
            <text:p>0,0942477796</text:p>
          </table:table-cell>
          <table:table-cell table:formula="of:=RADIANS(MIN(ABS([1EHZ.M55]-[1EVV.M55]);360-ABS([1EHZ.M55]-[1EVV.M55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RADIANS(MIN(ABS([1EHZ.F56]-[1EVV.F56]);360-ABS([1EHZ.F56]-[1EVV.F56])))" office:value-type="float" office:value="0.0698131700797732" calcext:value-type="float">
            <text:p>0,0698131701</text:p>
          </table:table-cell>
          <table:table-cell table:formula="of:=RADIANS(MIN(ABS([1EHZ.G56]-[1EVV.G56]);360-ABS([1EHZ.G56]-[1EVV.G56])))" office:value-type="float" office:value="0.0244346095279202" calcext:value-type="float">
            <text:p>0,0244346095</text:p>
          </table:table-cell>
          <table:table-cell table:formula="of:=RADIANS(MIN(ABS([1EHZ.H56]-[1EVV.H56]);360-ABS([1EHZ.H56]-[1EVV.H56])))" office:value-type="float" office:value="0.00174532925199435" calcext:value-type="float">
            <text:p>0,0017453293</text:p>
          </table:table-cell>
          <table:table-cell table:formula="of:=RADIANS(MIN(ABS([1EHZ.I56]-[1EVV.I56]);360-ABS([1EHZ.I56]-[1EVV.I56])))" office:value-type="float" office:value="0.0541052068118244" calcext:value-type="float">
            <text:p>0,0541052068</text:p>
          </table:table-cell>
          <table:table-cell table:formula="of:=RADIANS(MIN(ABS([1EHZ.J56]-[1EVV.J56]);360-ABS([1EHZ.J56]-[1EVV.J56])))" office:value-type="float" office:value="0.0261799387799149" calcext:value-type="float">
            <text:p>0,0261799388</text:p>
          </table:table-cell>
          <table:table-cell table:formula="of:=RADIANS(MIN(ABS([1EHZ.K56]-[1EVV.K56]);360-ABS([1EHZ.K56]-[1EVV.K56])))" office:value-type="float" office:value="0.0314159265358979" calcext:value-type="float">
            <text:p>0,0314159265</text:p>
          </table:table-cell>
          <table:table-cell table:formula="of:=RADIANS(MIN(ABS([1EHZ.L56]-[1EVV.L56]);360-ABS([1EHZ.L56]-[1EVV.L56])))" office:value-type="float" office:value="0.0436332312998582" calcext:value-type="float">
            <text:p>0,0436332313</text:p>
          </table:table-cell>
          <table:table-cell table:formula="of:=RADIANS(MIN(ABS([1EHZ.M56]-[1EVV.M56]);360-ABS([1EHZ.M56]-[1EVV.M56])))" office:value-type="float" office:value="0.127409035395586" calcext:value-type="float">
            <text:p>0,127409035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57]-[1EVV.F57]);360-ABS([1EHZ.F57]-[1EVV.F57])))" office:value-type="float" office:value="0.0139626340159543" calcext:value-type="float">
            <text:p>0,013962634</text:p>
          </table:table-cell>
          <table:table-cell table:formula="of:=RADIANS(MIN(ABS([1EHZ.G57]-[1EVV.G57]);360-ABS([1EHZ.G57]-[1EVV.G57])))" office:value-type="float" office:value="0.0575958653158126" calcext:value-type="float">
            <text:p>0,0575958653</text:p>
          </table:table-cell>
          <table:table-cell table:formula="of:=RADIANS(MIN(ABS([1EHZ.H57]-[1EVV.H57]);360-ABS([1EHZ.H57]-[1EVV.H57])))" office:value-type="float" office:value="0.108210413623648" calcext:value-type="float">
            <text:p>0,1082104136</text:p>
          </table:table-cell>
          <table:table-cell table:formula="of:=RADIANS(MIN(ABS([1EHZ.I57]-[1EVV.I57]);360-ABS([1EHZ.I57]-[1EVV.I57])))" office:value-type="float" office:value="0.0418879020478638" calcext:value-type="float">
            <text:p>0,041887902</text:p>
          </table:table-cell>
          <table:table-cell table:formula="of:=RADIANS(MIN(ABS([1EHZ.J57]-[1EVV.J57]);360-ABS([1EHZ.J57]-[1EVV.J57])))" office:value-type="float" office:value="0.0698131700797732" calcext:value-type="float">
            <text:p>0,0698131701</text:p>
          </table:table-cell>
          <table:table-cell table:formula="of:=RADIANS(MIN(ABS([1EHZ.K57]-[1EVV.K57]);360-ABS([1EHZ.K57]-[1EVV.K57])))" office:value-type="float" office:value="0.0785398163397448" calcext:value-type="float">
            <text:p>0,0785398163</text:p>
          </table:table-cell>
          <table:table-cell table:formula="of:=RADIANS(MIN(ABS([1EHZ.L57]-[1EVV.L57]);360-ABS([1EHZ.L57]-[1EVV.L57])))" office:value-type="float" office:value="0.041887902047864" calcext:value-type="float">
            <text:p>0,041887902</text:p>
          </table:table-cell>
          <table:table-cell table:formula="of:=RADIANS(MIN(ABS([1EHZ.M57]-[1EVV.M57]);360-ABS([1EHZ.M57]-[1EVV.M57])))" office:value-type="float" office:value="0.0226892802759263" calcext:value-type="float">
            <text:p>0,022689280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8]-[1EVV.F58]);360-ABS([1EHZ.F58]-[1EVV.F58])))" office:value-type="float" office:value="0" calcext:value-type="float">
            <text:p>0</text:p>
          </table:table-cell>
          <table:table-cell table:formula="of:=RADIANS(MIN(ABS([1EHZ.G58]-[1EVV.G58]);360-ABS([1EHZ.G58]-[1EVV.G58])))" office:value-type="float" office:value="0.00698131700797742" calcext:value-type="float">
            <text:p>0,006981317</text:p>
          </table:table-cell>
          <table:table-cell table:formula="of:=RADIANS(MIN(ABS([1EHZ.H58]-[1EVV.H58]);360-ABS([1EHZ.H58]-[1EVV.H58])))" office:value-type="float" office:value="0.0261799387799149" calcext:value-type="float">
            <text:p>0,0261799388</text:p>
          </table:table-cell>
          <table:table-cell table:formula="of:=RADIANS(MIN(ABS([1EHZ.I58]-[1EVV.I58]);360-ABS([1EHZ.I58]-[1EVV.I58])))" office:value-type="float" office:value="0.00349065850398871" calcext:value-type="float">
            <text:p>0,0034906585</text:p>
          </table:table-cell>
          <table:table-cell table:formula="of:=RADIANS(MIN(ABS([1EHZ.J58]-[1EVV.J58]);360-ABS([1EHZ.J58]-[1EVV.J58])))" office:value-type="float" office:value="0.00698131700797742" calcext:value-type="float">
            <text:p>0,006981317</text:p>
          </table:table-cell>
          <table:table-cell table:formula="of:=RADIANS(MIN(ABS([1EHZ.K58]-[1EVV.K58]);360-ABS([1EHZ.K58]-[1EVV.K58])))" office:value-type="float" office:value="0.0209439510239318" calcext:value-type="float">
            <text:p>0,020943951</text:p>
          </table:table-cell>
          <table:table-cell table:formula="of:=RADIANS(MIN(ABS([1EHZ.L58]-[1EVV.L58]);360-ABS([1EHZ.L58]-[1EVV.L58])))" office:value-type="float" office:value="0.00872664625997165" calcext:value-type="float">
            <text:p>0,0087266463</text:p>
          </table:table-cell>
          <table:table-cell table:formula="of:=RADIANS(MIN(ABS([1EHZ.M58]-[1EVV.M58]);360-ABS([1EHZ.M58]-[1EVV.M58])))" office:value-type="float" office:value="0.0645771823237902" calcext:value-type="float">
            <text:p>0,0645771823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RADIANS(MIN(ABS([1EHZ.F59]-[1EVV.F59]);360-ABS([1EHZ.F59]-[1EVV.F59])))" office:value-type="float" office:value="0.00523598775598294" calcext:value-type="float">
            <text:p>0,0052359878</text:p>
          </table:table-cell>
          <table:table-cell table:formula="of:=RADIANS(MIN(ABS([1EHZ.G59]-[1EVV.G59]);360-ABS([1EHZ.G59]-[1EVV.G59])))" office:value-type="float" office:value="0.0802851455917391" calcext:value-type="float">
            <text:p>0,0802851456</text:p>
          </table:table-cell>
          <table:table-cell table:formula="of:=RADIANS(MIN(ABS([1EHZ.H59]-[1EVV.H59]);360-ABS([1EHZ.H59]-[1EVV.H59])))" office:value-type="float" office:value="0.0488692190558412" calcext:value-type="float">
            <text:p>0,0488692191</text:p>
          </table:table-cell>
          <table:table-cell table:formula="of:=RADIANS(MIN(ABS([1EHZ.I59]-[1EVV.I59]);360-ABS([1EHZ.I59]-[1EVV.I59])))" office:value-type="float" office:value="0.0174532925199433" calcext:value-type="float">
            <text:p>0,0174532925</text:p>
          </table:table-cell>
          <table:table-cell table:formula="of:=RADIANS(MIN(ABS([1EHZ.J59]-[1EVV.J59]);360-ABS([1EHZ.J59]-[1EVV.J59])))" office:value-type="float" office:value="0.0575958653158128" calcext:value-type="float">
            <text:p>0,0575958653</text:p>
          </table:table-cell>
          <table:table-cell table:formula="of:=RADIANS(MIN(ABS([1EHZ.K59]-[1EVV.K59]);360-ABS([1EHZ.K59]-[1EVV.K59])))" office:value-type="float" office:value="0.108210413623649" calcext:value-type="float">
            <text:p>0,1082104136</text:p>
          </table:table-cell>
          <table:table-cell table:formula="of:=RADIANS(MIN(ABS([1EHZ.L59]-[1EVV.L59]);360-ABS([1EHZ.L59]-[1EVV.L59])))" office:value-type="float" office:value="0.0174532925199433" calcext:value-type="float">
            <text:p>0,0174532925</text:p>
          </table:table-cell>
          <table:table-cell table:formula="of:=RADIANS(MIN(ABS([1EHZ.M59]-[1EVV.M59]);360-ABS([1EHZ.M59]-[1EVV.M59])))" office:value-type="float" office:value="0.109955742875643" calcext:value-type="float">
            <text:p>0,1099557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60]-[1EVV.F60]);360-ABS([1EHZ.F60]-[1EVV.F60])))" office:value-type="float" office:value="0.0191986217719375" calcext:value-type="float">
            <text:p>0,0191986218</text:p>
          </table:table-cell>
          <table:table-cell table:formula="of:=RADIANS(MIN(ABS([1EHZ.G60]-[1EVV.G60]);360-ABS([1EHZ.G60]-[1EVV.G60])))" office:value-type="float" office:value="0.0122173047639606" calcext:value-type="float">
            <text:p>0,0122173048</text:p>
          </table:table-cell>
          <table:table-cell table:formula="of:=RADIANS(MIN(ABS([1EHZ.H60]-[1EVV.H60]);360-ABS([1EHZ.H60]-[1EVV.H60])))" office:value-type="float" office:value="0.0541052068118241" calcext:value-type="float">
            <text:p>0,0541052068</text:p>
          </table:table-cell>
          <table:table-cell table:formula="of:=RADIANS(MIN(ABS([1EHZ.I60]-[1EVV.I60]);360-ABS([1EHZ.I60]-[1EVV.I60])))" office:value-type="float" office:value="0.0296705972839036" calcext:value-type="float">
            <text:p>0,0296705973</text:p>
          </table:table-cell>
          <table:table-cell table:formula="of:=RADIANS(MIN(ABS([1EHZ.J60]-[1EVV.J60]);360-ABS([1EHZ.J60]-[1EVV.J60])))" office:value-type="float" office:value="0.0174532925199433" calcext:value-type="float">
            <text:p>0,0174532925</text:p>
          </table:table-cell>
          <table:table-cell table:formula="of:=RADIANS(MIN(ABS([1EHZ.K60]-[1EVV.K60]);360-ABS([1EHZ.K60]-[1EVV.K60])))" office:value-type="float" office:value="0.0226892802759262" calcext:value-type="float">
            <text:p>0,0226892803</text:p>
          </table:table-cell>
          <table:table-cell table:formula="of:=RADIANS(MIN(ABS([1EHZ.L60]-[1EVV.L60]);360-ABS([1EHZ.L60]-[1EVV.L60])))" office:value-type="float" office:value="0.0506145483078357" calcext:value-type="float">
            <text:p>0,0506145483</text:p>
          </table:table-cell>
          <table:table-cell table:formula="of:=RADIANS(MIN(ABS([1EHZ.M60]-[1EVV.M60]);360-ABS([1EHZ.M60]-[1EVV.M60])))" office:value-type="float" office:value="0.0366519142918809" calcext:value-type="float">
            <text:p>0,03665191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61]-[1EVV.F61]);360-ABS([1EHZ.F61]-[1EVV.F61])))" office:value-type="float" office:value="0.00872664625997165" calcext:value-type="float">
            <text:p>0,0087266463</text:p>
          </table:table-cell>
          <table:table-cell table:formula="of:=RADIANS(MIN(ABS([1EHZ.G61]-[1EVV.G61]);360-ABS([1EHZ.G61]-[1EVV.G61])))" office:value-type="float" office:value="0.0314159265358981" calcext:value-type="float">
            <text:p>0,0314159265</text:p>
          </table:table-cell>
          <table:table-cell table:formula="of:=RADIANS(MIN(ABS([1EHZ.H61]-[1EVV.H61]);360-ABS([1EHZ.H61]-[1EVV.H61])))" office:value-type="float" office:value="0.0488692190558412" calcext:value-type="float">
            <text:p>0,0488692191</text:p>
          </table:table-cell>
          <table:table-cell table:formula="of:=RADIANS(MIN(ABS([1EHZ.I61]-[1EVV.I61]);360-ABS([1EHZ.I61]-[1EVV.I61])))" office:value-type="float" office:value="0.0471238898038467" calcext:value-type="float">
            <text:p>0,0471238898</text:p>
          </table:table-cell>
          <table:table-cell table:formula="of:=RADIANS(MIN(ABS([1EHZ.J61]-[1EVV.J61]);360-ABS([1EHZ.J61]-[1EVV.J61])))" office:value-type="float" office:value="0.0418879020478638" calcext:value-type="float">
            <text:p>0,041887902</text:p>
          </table:table-cell>
          <table:table-cell table:formula="of:=RADIANS(MIN(ABS([1EHZ.K61]-[1EVV.K61]);360-ABS([1EHZ.K61]-[1EVV.K61])))" office:value-type="float" office:value="0.0506145483078354" calcext:value-type="float">
            <text:p>0,0506145483</text:p>
          </table:table-cell>
          <table:table-cell table:formula="of:=RADIANS(MIN(ABS([1EHZ.L61]-[1EVV.L61]);360-ABS([1EHZ.L61]-[1EVV.L61])))" office:value-type="float" office:value="0.0401425727958695" calcext:value-type="float">
            <text:p>0,0401425728</text:p>
          </table:table-cell>
          <table:table-cell table:formula="of:=RADIANS(MIN(ABS([1EHZ.M61]-[1EVV.M61]);360-ABS([1EHZ.M61]-[1EVV.M61])))" office:value-type="float" office:value="0.0959931088596881" calcext:value-type="float">
            <text:p>0,095993108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62]-[1EVV.F62]);360-ABS([1EHZ.F62]-[1EVV.F62])))" office:value-type="float" office:value="0.0401425727958695" calcext:value-type="float">
            <text:p>0,0401425728</text:p>
          </table:table-cell>
          <table:table-cell table:formula="of:=RADIANS(MIN(ABS([1EHZ.G62]-[1EVV.G62]);360-ABS([1EHZ.G62]-[1EVV.G62])))" office:value-type="float" office:value="0.00872664625997165" calcext:value-type="float">
            <text:p>0,0087266463</text:p>
          </table:table-cell>
          <table:table-cell table:formula="of:=RADIANS(MIN(ABS([1EHZ.H62]-[1EVV.H62]);360-ABS([1EHZ.H62]-[1EVV.H62])))" office:value-type="float" office:value="0.0767944870877506" calcext:value-type="float">
            <text:p>0,0767944871</text:p>
          </table:table-cell>
          <table:table-cell table:formula="of:=RADIANS(MIN(ABS([1EHZ.I62]-[1EVV.I62]);360-ABS([1EHZ.I62]-[1EVV.I62])))" office:value-type="float" office:value="0.00349065850398871" calcext:value-type="float">
            <text:p>0,0034906585</text:p>
          </table:table-cell>
          <table:table-cell table:formula="of:=RADIANS(MIN(ABS([1EHZ.J62]-[1EVV.J62]);360-ABS([1EHZ.J62]-[1EVV.J62])))" office:value-type="float" office:value="0.0907571211037049" calcext:value-type="float">
            <text:p>0,0907571211</text:p>
          </table:table-cell>
          <table:table-cell table:formula="of:=RADIANS(MIN(ABS([1EHZ.K62]-[1EVV.K62]);360-ABS([1EHZ.K62]-[1EVV.K62])))" office:value-type="float" office:value="0.0802851455917391" calcext:value-type="float">
            <text:p>0,0802851456</text:p>
          </table:table-cell>
          <table:table-cell table:formula="of:=RADIANS(MIN(ABS([1EHZ.L62]-[1EVV.L62]);360-ABS([1EHZ.L62]-[1EVV.L62])))" office:value-type="float" office:value="0.0575958653158131" calcext:value-type="float">
            <text:p>0,0575958653</text:p>
          </table:table-cell>
          <table:table-cell table:formula="of:=RADIANS(MIN(ABS([1EHZ.M62]-[1EVV.M62]);360-ABS([1EHZ.M62]-[1EVV.M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3]-[1EVV.F63]);360-ABS([1EHZ.F63]-[1EVV.F63])))" office:value-type="float" office:value="0.226892802759263" calcext:value-type="float">
            <text:p>0,2268928028</text:p>
          </table:table-cell>
          <table:table-cell table:formula="of:=RADIANS(MIN(ABS([1EHZ.G63]-[1EVV.G63]);360-ABS([1EHZ.G63]-[1EVV.G63])))" office:value-type="float" office:value="0.12915436464758" calcext:value-type="float">
            <text:p>0,1291543646</text:p>
          </table:table-cell>
          <table:table-cell table:formula="of:=RADIANS(MIN(ABS([1EHZ.H63]-[1EVV.H63]);360-ABS([1EHZ.H63]-[1EVV.H63])))" office:value-type="float" office:value="0.0802851455917392" calcext:value-type="float">
            <text:p>0,0802851456</text:p>
          </table:table-cell>
          <table:table-cell table:formula="of:=RADIANS(MIN(ABS([1EHZ.I63]-[1EVV.I63]);360-ABS([1EHZ.I63]-[1EVV.I63])))" office:value-type="float" office:value="0.0453785605518525" calcext:value-type="float">
            <text:p>0,0453785606</text:p>
          </table:table-cell>
          <table:table-cell table:formula="of:=RADIANS(MIN(ABS([1EHZ.J63]-[1EVV.J63]);360-ABS([1EHZ.J63]-[1EVV.J63])))" office:value-type="float" office:value="0.205948851735331" calcext:value-type="float">
            <text:p>0,2059488517</text:p>
          </table:table-cell>
          <table:table-cell table:formula="of:=RADIANS(MIN(ABS([1EHZ.K63]-[1EVV.K63]);360-ABS([1EHZ.K63]-[1EVV.K63])))" office:value-type="float" office:value="0.109955742875643" calcext:value-type="float">
            <text:p>0,1099557429</text:p>
          </table:table-cell>
          <table:table-cell table:formula="of:=RADIANS(MIN(ABS([1EHZ.L63]-[1EVV.L63]);360-ABS([1EHZ.L63]-[1EVV.L63])))" office:value-type="float" office:value="0.0558505360638188" calcext:value-type="float">
            <text:p>0,0558505361</text:p>
          </table:table-cell>
          <table:table-cell table:formula="of:=RADIANS(MIN(ABS([1EHZ.M63]-[1EVV.M63]);360-ABS([1EHZ.M63]-[1EVV.M63])))" office:value-type="float" office:value="0.00349065850398865" calcext:value-type="float">
            <text:p>0,00349065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64]-[1EVV.F64]);360-ABS([1EHZ.F64]-[1EVV.F64])))" office:value-type="float" office:value="0.340339204138894" calcext:value-type="float">
            <text:p>0,3403392041</text:p>
          </table:table-cell>
          <table:table-cell table:formula="of:=RADIANS(MIN(ABS([1EHZ.G64]-[1EVV.G64]);360-ABS([1EHZ.G64]-[1EVV.G64])))" office:value-type="float" office:value="0.141371669411541" calcext:value-type="float">
            <text:p>0,1413716694</text:p>
          </table:table-cell>
          <table:table-cell table:formula="of:=RADIANS(MIN(ABS([1EHZ.H64]-[1EVV.H64]);360-ABS([1EHZ.H64]-[1EVV.H64])))" office:value-type="float" office:value="0.207694180987325" calcext:value-type="float">
            <text:p>0,207694181</text:p>
          </table:table-cell>
          <table:table-cell table:formula="of:=RADIANS(MIN(ABS([1EHZ.I64]-[1EVV.I64]);360-ABS([1EHZ.I64]-[1EVV.I64])))" office:value-type="float" office:value="0.0296705972839036" calcext:value-type="float">
            <text:p>0,0296705973</text:p>
          </table:table-cell>
          <table:table-cell table:formula="of:=RADIANS(MIN(ABS([1EHZ.J64]-[1EVV.J64]);360-ABS([1EHZ.J64]-[1EVV.J64])))" office:value-type="float" office:value="0.0314159265358981" calcext:value-type="float">
            <text:p>0,0314159265</text:p>
          </table:table-cell>
          <table:table-cell table:formula="of:=RADIANS(MIN(ABS([1EHZ.K64]-[1EVV.K64]);360-ABS([1EHZ.K64]-[1EVV.K64])))" office:value-type="float" office:value="0.085521133347722" calcext:value-type="float">
            <text:p>0,0855211333</text:p>
          </table:table-cell>
          <table:table-cell table:formula="of:=RADIANS(MIN(ABS([1EHZ.L64]-[1EVV.L64]);360-ABS([1EHZ.L64]-[1EVV.L64])))" office:value-type="float" office:value="0.0820304748437338" calcext:value-type="float">
            <text:p>0,0820304748</text:p>
          </table:table-cell>
          <table:table-cell table:formula="of:=RADIANS(MIN(ABS([1EHZ.M64]-[1EVV.M64]);360-ABS([1EHZ.M64]-[1EVV.M64])))" office:value-type="float" office:value="0.0575958653158129" calcext:value-type="float">
            <text:p>0,05759586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5]-[1EVV.F65]);360-ABS([1EHZ.F65]-[1EVV.F65])))" office:value-type="float" office:value="0.178023583703422" calcext:value-type="float">
            <text:p>0,1780235837</text:p>
          </table:table-cell>
          <table:table-cell table:formula="of:=RADIANS(MIN(ABS([1EHZ.G65]-[1EVV.G65]);360-ABS([1EHZ.G65]-[1EVV.G65])))" office:value-type="float" office:value="0.0680678408277789" calcext:value-type="float">
            <text:p>0,0680678408</text:p>
          </table:table-cell>
          <table:table-cell table:formula="of:=RADIANS(MIN(ABS([1EHZ.H65]-[1EVV.H65]);360-ABS([1EHZ.H65]-[1EVV.H65])))" office:value-type="float" office:value="0.106465084371654" calcext:value-type="float">
            <text:p>0,1064650844</text:p>
          </table:table-cell>
          <table:table-cell table:formula="of:=RADIANS(MIN(ABS([1EHZ.I65]-[1EVV.I65]);360-ABS([1EHZ.I65]-[1EVV.I65])))" office:value-type="float" office:value="0.020943951023932" calcext:value-type="float">
            <text:p>0,020943951</text:p>
          </table:table-cell>
          <table:table-cell table:formula="of:=RADIANS(MIN(ABS([1EHZ.J65]-[1EVV.J65]);360-ABS([1EHZ.J65]-[1EVV.J65])))" office:value-type="float" office:value="0.0261799387799149" calcext:value-type="float">
            <text:p>0,0261799388</text:p>
          </table:table-cell>
          <table:table-cell table:formula="of:=RADIANS(MIN(ABS([1EHZ.K65]-[1EVV.K65]);360-ABS([1EHZ.K65]-[1EVV.K65])))" office:value-type="float" office:value="0.0122173047639604" calcext:value-type="float">
            <text:p>0,0122173048</text:p>
          </table:table-cell>
          <table:table-cell table:formula="of:=RADIANS(MIN(ABS([1EHZ.L65]-[1EVV.L65]);360-ABS([1EHZ.L65]-[1EVV.L65])))" office:value-type="float" office:value="0.019198621771938" calcext:value-type="float">
            <text:p>0,0191986218</text:p>
          </table:table-cell>
          <table:table-cell table:formula="of:=RADIANS(MIN(ABS([1EHZ.M65]-[1EVV.M65]);360-ABS([1EHZ.M65]-[1EVV.M65])))" office:value-type="float" office:value="0.005235987755983" calcext:value-type="float">
            <text:p>0,005235987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66]-[1EVV.F66]);360-ABS([1EHZ.F66]-[1EVV.F66])))" office:value-type="float" office:value="0.0453785605518526" calcext:value-type="float">
            <text:p>0,0453785606</text:p>
          </table:table-cell>
          <table:table-cell table:formula="of:=RADIANS(MIN(ABS([1EHZ.G66]-[1EVV.G66]);360-ABS([1EHZ.G66]-[1EVV.G66])))" office:value-type="float" office:value="0.111701072127637" calcext:value-type="float">
            <text:p>0,1117010721</text:p>
          </table:table-cell>
          <table:table-cell table:formula="of:=RADIANS(MIN(ABS([1EHZ.H66]-[1EVV.H66]);360-ABS([1EHZ.H66]-[1EVV.H66])))" office:value-type="float" office:value="0.0314159265358979" calcext:value-type="float">
            <text:p>0,0314159265</text:p>
          </table:table-cell>
          <table:table-cell table:formula="of:=RADIANS(MIN(ABS([1EHZ.I66]-[1EVV.I66]);360-ABS([1EHZ.I66]-[1EVV.I66])))" office:value-type="float" office:value="0.00174532925199448" calcext:value-type="float">
            <text:p>0,0017453293</text:p>
          </table:table-cell>
          <table:table-cell table:formula="of:=RADIANS(MIN(ABS([1EHZ.J66]-[1EVV.J66]);360-ABS([1EHZ.J66]-[1EVV.J66])))" office:value-type="float" office:value="0.0471238898038467" calcext:value-type="float">
            <text:p>0,0471238898</text:p>
          </table:table-cell>
          <table:table-cell table:formula="of:=RADIANS(MIN(ABS([1EHZ.K66]-[1EVV.K66]);360-ABS([1EHZ.K66]-[1EVV.K66])))" office:value-type="float" office:value="0.020943951023932" calcext:value-type="float">
            <text:p>0,020943951</text:p>
          </table:table-cell>
          <table:table-cell table:formula="of:=RADIANS(MIN(ABS([1EHZ.L66]-[1EVV.L66]);360-ABS([1EHZ.L66]-[1EVV.L66])))" office:value-type="float" office:value="0.00523598775598319" calcext:value-type="float">
            <text:p>0,0052359878</text:p>
          </table:table-cell>
          <table:table-cell table:formula="of:=RADIANS(MIN(ABS([1EHZ.M66]-[1EVV.M66]);360-ABS([1EHZ.M66]-[1EVV.M66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7]-[1EVV.F67]);360-ABS([1EHZ.F67]-[1EVV.F67])))" office:value-type="float" office:value="0.136135681655558" calcext:value-type="float">
            <text:p>0,1361356817</text:p>
          </table:table-cell>
          <table:table-cell table:formula="of:=RADIANS(MIN(ABS([1EHZ.G67]-[1EVV.G67]);360-ABS([1EHZ.G67]-[1EVV.G67])))" office:value-type="float" office:value="0.0558505360638184" calcext:value-type="float">
            <text:p>0,0558505361</text:p>
          </table:table-cell>
          <table:table-cell table:formula="of:=RADIANS(MIN(ABS([1EHZ.H67]-[1EVV.H67]);360-ABS([1EHZ.H67]-[1EVV.H67])))" office:value-type="float" office:value="0.118682389135614" calcext:value-type="float">
            <text:p>0,1186823891</text:p>
          </table:table-cell>
          <table:table-cell table:formula="of:=RADIANS(MIN(ABS([1EHZ.I67]-[1EVV.I67]);360-ABS([1EHZ.I67]-[1EVV.I67])))" office:value-type="float" office:value="0.0244346095279207" calcext:value-type="float">
            <text:p>0,0244346095</text:p>
          </table:table-cell>
          <table:table-cell table:formula="of:=RADIANS(MIN(ABS([1EHZ.J67]-[1EVV.J67]);360-ABS([1EHZ.J67]-[1EVV.J67])))" office:value-type="float" office:value="0.0488692190558414" calcext:value-type="float">
            <text:p>0,0488692191</text:p>
          </table:table-cell>
          <table:table-cell table:formula="of:=RADIANS(MIN(ABS([1EHZ.K67]-[1EVV.K67]);360-ABS([1EHZ.K67]-[1EVV.K67])))" office:value-type="float" office:value="0.0157079632679491" calcext:value-type="float">
            <text:p>0,0157079633</text:p>
          </table:table-cell>
          <table:table-cell table:formula="of:=RADIANS(MIN(ABS([1EHZ.L67]-[1EVV.L67]);360-ABS([1EHZ.L67]-[1EVV.L67])))" office:value-type="float" office:value="0.022689280275926" calcext:value-type="float">
            <text:p>0,0226892803</text:p>
          </table:table-cell>
          <table:table-cell table:formula="of:=RADIANS(MIN(ABS([1EHZ.M67]-[1EVV.M67]);360-ABS([1EHZ.M67]-[1EVV.M67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8]-[1EVV.F68]);360-ABS([1EHZ.F68]-[1EVV.F68])))" office:value-type="float" office:value="0.0122173047639604" calcext:value-type="float">
            <text:p>0,0122173048</text:p>
          </table:table-cell>
          <table:table-cell table:formula="of:=RADIANS(MIN(ABS([1EHZ.G68]-[1EVV.G68]);360-ABS([1EHZ.G68]-[1EVV.G68])))" office:value-type="float" office:value="0.136135681655558" calcext:value-type="float">
            <text:p>0,1361356817</text:p>
          </table:table-cell>
          <table:table-cell table:formula="of:=RADIANS(MIN(ABS([1EHZ.H68]-[1EVV.H68]);360-ABS([1EHZ.H68]-[1EVV.H68])))" office:value-type="float" office:value="0.0994837673636768" calcext:value-type="float">
            <text:p>0,0994837674</text:p>
          </table:table-cell>
          <table:table-cell table:formula="of:=RADIANS(MIN(ABS([1EHZ.I68]-[1EVV.I68]);360-ABS([1EHZ.I68]-[1EVV.I68])))" office:value-type="float" office:value="0.10471975511966" calcext:value-type="float">
            <text:p>0,1047197551</text:p>
          </table:table-cell>
          <table:table-cell table:formula="of:=RADIANS(MIN(ABS([1EHZ.J68]-[1EVV.J68]);360-ABS([1EHZ.J68]-[1EVV.J68])))" office:value-type="float" office:value="0.106465084371655" calcext:value-type="float">
            <text:p>0,1064650844</text:p>
          </table:table-cell>
          <table:table-cell table:formula="of:=RADIANS(MIN(ABS([1EHZ.K68]-[1EVV.K68]);360-ABS([1EHZ.K68]-[1EVV.K68])))" office:value-type="float" office:value="0.0226892802759262" calcext:value-type="float">
            <text:p>0,0226892803</text:p>
          </table:table-cell>
          <table:table-cell table:formula="of:=RADIANS(MIN(ABS([1EHZ.L68]-[1EVV.L68]);360-ABS([1EHZ.L68]-[1EVV.L68])))" office:value-type="float" office:value="0.113446401379631" calcext:value-type="float">
            <text:p>0,1134464014</text:p>
          </table:table-cell>
          <table:table-cell table:formula="of:=RADIANS(MIN(ABS([1EHZ.M68]-[1EVV.M68]);360-ABS([1EHZ.M68]-[1EVV.M68])))" office:value-type="float" office:value="0.0261799387799149" calcext:value-type="float">
            <text:p>0,02617993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69]-[1EVV.F69]);360-ABS([1EHZ.F69]-[1EVV.F69])))" office:value-type="float" office:value="0.010471975511966" calcext:value-type="float">
            <text:p>0,0104719755</text:p>
          </table:table-cell>
          <table:table-cell table:formula="of:=RADIANS(MIN(ABS([1EHZ.G69]-[1EVV.G69]);360-ABS([1EHZ.G69]-[1EVV.G69])))" office:value-type="float" office:value="0.0331612557878924" calcext:value-type="float">
            <text:p>0,0331612558</text:p>
          </table:table-cell>
          <table:table-cell table:formula="of:=RADIANS(MIN(ABS([1EHZ.H69]-[1EVV.H69]);360-ABS([1EHZ.H69]-[1EVV.H69])))" office:value-type="float" office:value="0.0157079632679489" calcext:value-type="float">
            <text:p>0,0157079633</text:p>
          </table:table-cell>
          <table:table-cell table:formula="of:=RADIANS(MIN(ABS([1EHZ.I69]-[1EVV.I69]);360-ABS([1EHZ.I69]-[1EVV.I69])))" office:value-type="float" office:value="0.00174532925199423" calcext:value-type="float">
            <text:p>0,0017453293</text:p>
          </table:table-cell>
          <table:table-cell table:formula="of:=RADIANS(MIN(ABS([1EHZ.J69]-[1EVV.J69]);360-ABS([1EHZ.J69]-[1EVV.J69])))" office:value-type="float" office:value="0.041887902047864" calcext:value-type="float">
            <text:p>0,041887902</text:p>
          </table:table-cell>
          <table:table-cell table:formula="of:=RADIANS(MIN(ABS([1EHZ.K69]-[1EVV.K69]);360-ABS([1EHZ.K69]-[1EVV.K69])))" office:value-type="float" office:value="0.0174532925199433" calcext:value-type="float">
            <text:p>0,0174532925</text:p>
          </table:table-cell>
          <table:table-cell table:formula="of:=RADIANS(MIN(ABS([1EHZ.L69]-[1EVV.L69]);360-ABS([1EHZ.L69]-[1EVV.L69])))" office:value-type="float" office:value="0.0296705972839039" calcext:value-type="float">
            <text:p>0,0296705973</text:p>
          </table:table-cell>
          <table:table-cell table:formula="of:=RADIANS(MIN(ABS([1EHZ.M69]-[1EVV.M69]);360-ABS([1EHZ.M69]-[1EVV.M69])))" office:value-type="float" office:value="0.0645771823237902" calcext:value-type="float">
            <text:p>0,06457718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70]-[1EVV.F70]);360-ABS([1EHZ.F70]-[1EVV.F70])))" office:value-type="float" office:value="0.0802851455917391" calcext:value-type="float">
            <text:p>0,0802851456</text:p>
          </table:table-cell>
          <table:table-cell table:formula="of:=RADIANS(MIN(ABS([1EHZ.G70]-[1EVV.G70]);360-ABS([1EHZ.G70]-[1EVV.G70])))" office:value-type="float" office:value="0.0575958653158131" calcext:value-type="float">
            <text:p>0,0575958653</text:p>
          </table:table-cell>
          <table:table-cell table:formula="of:=RADIANS(MIN(ABS([1EHZ.H70]-[1EVV.H70]);360-ABS([1EHZ.H70]-[1EVV.H70])))" office:value-type="float" office:value="0.137881010907552" calcext:value-type="float">
            <text:p>0,1378810109</text:p>
          </table:table-cell>
          <table:table-cell table:formula="of:=RADIANS(MIN(ABS([1EHZ.I70]-[1EVV.I70]);360-ABS([1EHZ.I70]-[1EVV.I70])))" office:value-type="float" office:value="0.0541052068118244" calcext:value-type="float">
            <text:p>0,0541052068</text:p>
          </table:table-cell>
          <table:table-cell table:formula="of:=RADIANS(MIN(ABS([1EHZ.J70]-[1EVV.J70]);360-ABS([1EHZ.J70]-[1EVV.J70])))" office:value-type="float" office:value="0.0104719755119659" calcext:value-type="float">
            <text:p>0,0104719755</text:p>
          </table:table-cell>
          <table:table-cell table:formula="of:=RADIANS(MIN(ABS([1EHZ.K70]-[1EVV.K70]);360-ABS([1EHZ.K70]-[1EVV.K70])))" office:value-type="float" office:value="0.118682389135614" calcext:value-type="float">
            <text:p>0,1186823891</text:p>
          </table:table-cell>
          <table:table-cell table:formula="of:=RADIANS(MIN(ABS([1EHZ.L70]-[1EVV.L70]);360-ABS([1EHZ.L70]-[1EVV.L70])))" office:value-type="float" office:value="0.0174532925199433" calcext:value-type="float">
            <text:p>0,0174532925</text:p>
          </table:table-cell>
          <table:table-cell table:formula="of:=RADIANS(MIN(ABS([1EHZ.M70]-[1EVV.M70]);360-ABS([1EHZ.M70]-[1EVV.M70])))" office:value-type="float" office:value="0.0174532925199433" calcext:value-type="float">
            <text:p>0,01745329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1]-[1EVV.F71]);360-ABS([1EHZ.F71]-[1EVV.F71])))" office:value-type="float" office:value="0.146607657167524" calcext:value-type="float">
            <text:p>0,1466076572</text:p>
          </table:table-cell>
          <table:table-cell table:formula="of:=RADIANS(MIN(ABS([1EHZ.G71]-[1EVV.G71]);360-ABS([1EHZ.G71]-[1EVV.G71])))" office:value-type="float" office:value="0.0663225115757847" calcext:value-type="float">
            <text:p>0,0663225116</text:p>
          </table:table-cell>
          <table:table-cell table:formula="of:=RADIANS(MIN(ABS([1EHZ.H71]-[1EVV.H71]);360-ABS([1EHZ.H71]-[1EVV.H71])))" office:value-type="float" office:value="0.0296705972839035" calcext:value-type="float">
            <text:p>0,0296705973</text:p>
          </table:table-cell>
          <table:table-cell table:formula="of:=RADIANS(MIN(ABS([1EHZ.I71]-[1EVV.I71]);360-ABS([1EHZ.I71]-[1EVV.I71])))" office:value-type="float" office:value="0.0261799387799149" calcext:value-type="float">
            <text:p>0,0261799388</text:p>
          </table:table-cell>
          <table:table-cell table:formula="of:=RADIANS(MIN(ABS([1EHZ.J71]-[1EVV.J71]);360-ABS([1EHZ.J71]-[1EVV.J71])))" office:value-type="float" office:value="0.0436332312998582" calcext:value-type="float">
            <text:p>0,0436332313</text:p>
          </table:table-cell>
          <table:table-cell table:formula="of:=RADIANS(MIN(ABS([1EHZ.K71]-[1EVV.K71]);360-ABS([1EHZ.K71]-[1EVV.K71])))" office:value-type="float" office:value="0.0855211333477222" calcext:value-type="float">
            <text:p>0,0855211333</text:p>
          </table:table-cell>
          <table:table-cell table:formula="of:=RADIANS(MIN(ABS([1EHZ.L71]-[1EVV.L71]);360-ABS([1EHZ.L71]-[1EVV.L71])))" office:value-type="float" office:value="0.132645023151569" calcext:value-type="float">
            <text:p>0,1326450232</text:p>
          </table:table-cell>
          <table:table-cell table:formula="of:=RADIANS(MIN(ABS([1EHZ.M71]-[1EVV.M71]);360-ABS([1EHZ.M71]-[1EVV.M71])))" office:value-type="float" office:value="0.00872664625997165" calcext:value-type="float">
            <text:p>0,008726646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72]-[1EVV.F72]);360-ABS([1EHZ.F72]-[1EVV.F72])))" office:value-type="float" office:value="0.00349065850398871" calcext:value-type="float">
            <text:p>0,0034906585</text:p>
          </table:table-cell>
          <table:table-cell table:formula="of:=RADIANS(MIN(ABS([1EHZ.G72]-[1EVV.G72]);360-ABS([1EHZ.G72]-[1EVV.G72])))" office:value-type="float" office:value="0.0610865238198015" calcext:value-type="float">
            <text:p>0,0610865238</text:p>
          </table:table-cell>
          <table:table-cell table:formula="of:=RADIANS(MIN(ABS([1EHZ.H72]-[1EVV.H72]);360-ABS([1EHZ.H72]-[1EVV.H72])))" office:value-type="float" office:value="0.0244346095279207" calcext:value-type="float">
            <text:p>0,0244346095</text:p>
          </table:table-cell>
          <table:table-cell table:formula="of:=RADIANS(MIN(ABS([1EHZ.I72]-[1EVV.I72]);360-ABS([1EHZ.I72]-[1EVV.I72])))" office:value-type="float" office:value="0.0261799387799149" calcext:value-type="float">
            <text:p>0,0261799388</text:p>
          </table:table-cell>
          <table:table-cell table:formula="of:=RADIANS(MIN(ABS([1EHZ.J72]-[1EVV.J72]);360-ABS([1EHZ.J72]-[1EVV.J72])))" office:value-type="float" office:value="0.294960643587042" calcext:value-type="float">
            <text:p>0,2949606436</text:p>
          </table:table-cell>
          <table:table-cell table:formula="of:=RADIANS(MIN(ABS([1EHZ.K72]-[1EVV.K72]);360-ABS([1EHZ.K72]-[1EVV.K72])))" office:value-type="float" office:value="0.251327412287183" calcext:value-type="float">
            <text:p>0,2513274123</text:p>
          </table:table-cell>
          <table:table-cell table:formula="of:=RADIANS(MIN(ABS([1EHZ.L72]-[1EVV.L72]);360-ABS([1EHZ.L72]-[1EVV.L72])))" office:value-type="float" office:value="0.0209439510239318" calcext:value-type="float">
            <text:p>0,020943951</text:p>
          </table:table-cell>
          <table:table-cell table:formula="of:=RADIANS(MIN(ABS([1EHZ.M72]-[1EVV.M72]);360-ABS([1EHZ.M72]-[1EVV.M72])))" office:value-type="float" office:value="0.102974425867665" calcext:value-type="float">
            <text:p>0,10297442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3]-[1EVV.F73]);360-ABS([1EHZ.F73]-[1EVV.F73])))" office:value-type="float" office:value="0.322885911618951" calcext:value-type="float">
            <text:p>0,3228859116</text:p>
          </table:table-cell>
          <table:table-cell table:formula="of:=RADIANS(MIN(ABS([1EHZ.G73]-[1EVV.G73]);360-ABS([1EHZ.G73]-[1EVV.G73])))" office:value-type="float" office:value="0.403171057210691" calcext:value-type="float">
            <text:p>0,4031710572</text:p>
          </table:table-cell>
          <table:table-cell table:formula="of:=RADIANS(MIN(ABS([1EHZ.H73]-[1EVV.H73]);360-ABS([1EHZ.H73]-[1EVV.H73])))" office:value-type="float" office:value="0.0139626340159547" calcext:value-type="float">
            <text:p>0,013962634</text:p>
          </table:table-cell>
          <table:table-cell table:formula="of:=RADIANS(MIN(ABS([1EHZ.I73]-[1EVV.I73]);360-ABS([1EHZ.I73]-[1EVV.I73])))" office:value-type="float" office:value="0.0296705972839036" calcext:value-type="float">
            <text:p>0,0296705973</text:p>
          </table:table-cell>
          <table:table-cell table:formula="of:=RADIANS(MIN(ABS([1EHZ.J73]-[1EVV.J73]);360-ABS([1EHZ.J73]-[1EVV.J73])))" office:value-type="float" office:value="0.0959931088596881" calcext:value-type="float">
            <text:p>0,0959931089</text:p>
          </table:table-cell>
          <table:table-cell table:formula="of:=RADIANS(MIN(ABS([1EHZ.K73]-[1EVV.K73]);360-ABS([1EHZ.K73]-[1EVV.K73])))" office:value-type="float" office:value="0.101229096615671" calcext:value-type="float">
            <text:p>0,1012290966</text:p>
          </table:table-cell>
          <table:table-cell table:formula="of:=RADIANS(MIN(ABS([1EHZ.L73]-[1EVV.L73]);360-ABS([1EHZ.L73]-[1EVV.L73])))" office:value-type="float" office:value="0.0279252680319092" calcext:value-type="float">
            <text:p>0,027925268</text:p>
          </table:table-cell>
          <table:table-cell table:formula="of:=RADIANS(MIN(ABS([1EHZ.M73]-[1EVV.M73]);360-ABS([1EHZ.M73]-[1EVV.M73])))" office:value-type="float" office:value="0.00872664625997165" calcext:value-type="float">
            <text:p>0,00872664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74]-[1EVV.F74]);360-ABS([1EHZ.F74]-[1EVV.F74])))" office:value-type="float" office:value="0.151843644923507" calcext:value-type="float">
            <text:p>0,1518436449</text:p>
          </table:table-cell>
          <table:table-cell table:formula="of:=RADIANS(MIN(ABS([1EHZ.G74]-[1EVV.G74]);360-ABS([1EHZ.G74]-[1EVV.G74])))" office:value-type="float" office:value="0.00349065850398846" calcext:value-type="float">
            <text:p>0,0034906585</text:p>
          </table:table-cell>
          <table:table-cell table:formula="of:=RADIANS(MIN(ABS([1EHZ.H74]-[1EVV.H74]);360-ABS([1EHZ.H74]-[1EVV.H74])))" office:value-type="float" office:value="0.0645771823237902" calcext:value-type="float">
            <text:p>0,0645771823</text:p>
          </table:table-cell>
          <table:table-cell table:formula="of:=RADIANS(MIN(ABS([1EHZ.I74]-[1EVV.I74]);360-ABS([1EHZ.I74]-[1EVV.I74])))" office:value-type="float" office:value="0.00174532925199448" calcext:value-type="float">
            <text:p>0,0017453293</text:p>
          </table:table-cell>
          <table:table-cell table:formula="of:=RADIANS(MIN(ABS([1EHZ.J74]-[1EVV.J74]);360-ABS([1EHZ.J74]-[1EVV.J74])))" office:value-type="float" office:value="0.0244346095279207" calcext:value-type="float">
            <text:p>0,0244346095</text:p>
          </table:table-cell>
          <table:table-cell table:formula="of:=RADIANS(MIN(ABS([1EHZ.K74]-[1EVV.K74]);360-ABS([1EHZ.K74]-[1EVV.K74])))" office:value-type="float" office:value="0.0575958653158131" calcext:value-type="float">
            <text:p>0,0575958653</text:p>
          </table:table-cell>
          <table:table-cell table:formula="of:=RADIANS(MIN(ABS([1EHZ.L74]-[1EVV.L74]);360-ABS([1EHZ.L74]-[1EVV.L74])))" office:value-type="float" office:value="0.0523598775598299" calcext:value-type="float">
            <text:p>0,0523598776</text:p>
          </table:table-cell>
          <table:table-cell table:formula="of:=RADIANS(MIN(ABS([1EHZ.M74]-[1EVV.M74]);360-ABS([1EHZ.M74]-[1EVV.M74])))" office:value-type="float" office:value="0.0279252680319093" calcext:value-type="float">
            <text:p>0,0279252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5]-[1EVV.F75]);360-ABS([1EHZ.F75]-[1EVV.F75])))" office:value-type="float" office:value="0.204203522483337" calcext:value-type="float">
            <text:p>0,2042035225</text:p>
          </table:table-cell>
          <table:table-cell table:formula="of:=RADIANS(MIN(ABS([1EHZ.G75]-[1EVV.G75]);360-ABS([1EHZ.G75]-[1EVV.G75])))" office:value-type="float" office:value="0.230383461263251" calcext:value-type="float">
            <text:p>0,2303834613</text:p>
          </table:table-cell>
          <table:table-cell table:formula="of:=RADIANS(MIN(ABS([1EHZ.H75]-[1EVV.H75]);360-ABS([1EHZ.H75]-[1EVV.H75])))" office:value-type="float" office:value="0.0226892802759264" calcext:value-type="float">
            <text:p>0,0226892803</text:p>
          </table:table-cell>
          <table:table-cell table:formula="of:=RADIANS(MIN(ABS([1EHZ.I75]-[1EVV.I75]);360-ABS([1EHZ.I75]-[1EVV.I75])))" office:value-type="float" office:value="0.0488692190558414" calcext:value-type="float">
            <text:p>0,0488692191</text:p>
          </table:table-cell>
          <table:table-cell table:formula="of:=RADIANS(MIN(ABS([1EHZ.J75]-[1EVV.J75]);360-ABS([1EHZ.J75]-[1EVV.J75])))" office:value-type="float" office:value="0.0331612557878924" calcext:value-type="float">
            <text:p>0,0331612558</text:p>
          </table:table-cell>
          <table:table-cell table:formula="of:=RADIANS(MIN(ABS([1EHZ.K75]-[1EVV.K75]);360-ABS([1EHZ.K75]-[1EVV.K75])))" office:value-type="float" office:value="0.127409035395586" calcext:value-type="float">
            <text:p>0,1274090354</text:p>
          </table:table-cell>
          <table:table-cell table:formula="of:=RADIANS(MIN(ABS([1EHZ.L75]-[1EVV.L75]);360-ABS([1EHZ.L75]-[1EVV.L75])))" office:value-type="float" office:value="0.214675497995303" calcext:value-type="float">
            <text:p>0,214675498</text:p>
          </table:table-cell>
          <table:table-cell table:formula="of:=RADIANS(MIN(ABS([1EHZ.M75]-[1EVV.M75]);360-ABS([1EHZ.M75]-[1EVV.M75])))" office:value-type="float" office:value="0.00174532925199432" calcext:value-type="float">
            <text:p>0,001745329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6]-[1EVV.F76]);360-ABS([1EHZ.F76]-[1EVV.F76])))" office:value-type="float" office:value="0.481710873550435" calcext:value-type="float">
            <text:p>0,4817108736</text:p>
          </table:table-cell>
          <table:table-cell table:formula="of:=RADIANS(MIN(ABS([1EHZ.G76]-[1EVV.G76]);360-ABS([1EHZ.G76]-[1EVV.G76])))" office:value-type="float" office:value="0.164060949687467" calcext:value-type="float">
            <text:p>0,1640609497</text:p>
          </table:table-cell>
          <table:table-cell table:formula="of:=RADIANS(MIN(ABS([1EHZ.H76]-[1EVV.H76]);360-ABS([1EHZ.H76]-[1EVV.H76])))" office:value-type="float" office:value="0.268780704807127" calcext:value-type="float">
            <text:p>0,2687807048</text:p>
          </table:table-cell>
          <table:table-cell table:formula="of:=RADIANS(MIN(ABS([1EHZ.I76]-[1EVV.I76]);360-ABS([1EHZ.I76]-[1EVV.I76])))" office:value-type="float" office:value="0.111701072127637" calcext:value-type="float">
            <text:p>0,1117010721</text:p>
          </table:table-cell>
          <table:table-cell table:formula="of:=RADIANS(MIN(ABS([1EHZ.J76]-[1EVV.J76]);360-ABS([1EHZ.J76]-[1EVV.J76])))" office:value-type="float" office:value="0.267035375555133" calcext:value-type="float">
            <text:p>0,2670353756</text:p>
          </table:table-cell>
          <table:table-cell table:formula="of:=RADIANS(MIN(ABS([1EHZ.K76]-[1EVV.K76]);360-ABS([1EHZ.K76]-[1EVV.K76])))" office:value-type="float" office:value="1.05766952670856" calcext:value-type="float">
            <text:p>1,0576695267</text:p>
          </table:table-cell>
          <table:table-cell table:formula="of:=RADIANS(MIN(ABS([1EHZ.L76]-[1EVV.L76]);360-ABS([1EHZ.L76]-[1EVV.L76])))" office:value-type="float" office:value="0.151843644923507" calcext:value-type="float">
            <text:p>0,1518436449</text:p>
          </table:table-cell>
          <table:table-cell table:formula="of:=RADIANS(MIN(ABS([1EHZ.M76]-[1EVV.M76]);360-ABS([1EHZ.M76]-[1EVV.M76])))" office:value-type="float" office:value="0.010471975511966" calcext:value-type="float">
            <text:p>0,01047197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77]-[1EVV.F77]);360-ABS([1EHZ.F77]-[1EVV.F77])))" office:value-type="float" office:value="0.95120444233691" calcext:value-type="float">
            <text:p>0,9512044423</text:p>
          </table:table-cell>
          <table:table-cell table:formula="of:=RADIANS(MIN(ABS([1EHZ.G77]-[1EVV.G77]);360-ABS([1EHZ.G77]-[1EVV.G77])))" office:value-type="float" office:value="1.72613063022239" calcext:value-type="float">
            <text:p>1,7261306302</text:p>
          </table:table-cell>
          <table:table-cell table:formula="of:=RADIANS(MIN(ABS([1EHZ.H77]-[1EVV.H77]);360-ABS([1EHZ.H77]-[1EVV.H77])))" office:value-type="float" office:value="3.13112067807783" calcext:value-type="float">
            <text:p>3,1311206781</text:p>
          </table:table-cell>
          <table:table-cell table:formula="of:=RADIANS(MIN(ABS([1EHZ.I77]-[1EVV.I77]);360-ABS([1EHZ.I77]-[1EVV.I77])))" office:value-type="float" office:value="0.0296705972839039" calcext:value-type="float">
            <text:p>0,0296705973</text:p>
          </table:table-cell>
          <table:table-cell table:number-columns-repeated="2"/>
          <table:table-cell table:formula="of:=RADIANS(MIN(ABS([1EHZ.L77]-[1EVV.L77]);360-ABS([1EHZ.L77]-[1EVV.L77])))" office:value-type="float" office:value="2.00363798128949" calcext:value-type="float">
            <text:p>2,0036379813</text:p>
          </table:table-cell>
          <table:table-cell table:formula="of:=RADIANS(MIN(ABS([1EHZ.M77]-[1EVV.M77]);360-ABS([1EHZ.M77]-[1EVV.M77])))" office:value-type="float" office:value="0.146607657167523" calcext:value-type="float">
            <text:p>0,1466076572</text:p>
          </table:table-cell>
        </table:table-row>
      </table:table>
      <table:table table:name="sines" table:style-name="ta1">
        <table:table-column table:style-name="co12" table:number-columns-repeated="9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SIN([deltas.C2])" office:value-type="float" office:value="0.695912796592314" calcext:value-type="float">
            <text:p>0,6959127966</text:p>
          </table:table-cell>
          <table:table-cell table:formula="of:=SIN([deltas.D2])" office:value-type="float" office:value="0.934204474321029" calcext:value-type="float">
            <text:p>0,9342044743</text:p>
          </table:table-cell>
          <table:table-cell table:formula="of:=SIN([deltas.E2])" office:value-type="float" office:value="0.312334918512232" calcext:value-type="float">
            <text:p>0,3123349185</text:p>
          </table:table-cell>
          <table:table-cell table:formula="of:=SIN([deltas.F2])" office:value-type="float" office:value="0.182235525492147" calcext:value-type="float">
            <text:p>0,1822355255</text:p>
          </table:table-cell>
          <table:table-cell table:formula="of:=SIN([deltas.G2])" office:value-type="float" office:value="0.417867073801077" calcext:value-type="float">
            <text:p>0,4178670738</text:p>
          </table:table-cell>
          <table:table-cell table:formula="of:=SIN([deltas.H2])" office:value-type="float" office:value="0.390731128489274" calcext:value-type="float">
            <text:p>0,3907311285</text:p>
          </table:table-cell>
          <table:table-cell table:formula="of:=SIN([deltas.I2])" office:value-type="float" office:value="0.641449631569158" calcext:value-type="float">
            <text:p>0,641449631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3])" office:value-type="float" office:value="0.919821497321738" calcext:value-type="float">
            <text:p>0,9198214973</text:p>
          </table:table-cell>
          <table:table-cell table:formula="of:=SIN([deltas.C3])" office:value-type="float" office:value="0.846193166127564" calcext:value-type="float">
            <text:p>0,8461931661</text:p>
          </table:table-cell>
          <table:table-cell table:formula="of:=SIN([deltas.D3])" office:value-type="float" office:value="0.0174524064372835" calcext:value-type="float">
            <text:p>0,0174524064</text:p>
          </table:table-cell>
          <table:table-cell table:formula="of:=SIN([deltas.E3])" office:value-type="float" office:value="0.0157073173118208" calcext:value-type="float">
            <text:p>0,0157073173</text:p>
          </table:table-cell>
          <table:table-cell table:formula="of:=SIN([deltas.F3])" office:value-type="float" office:value="0.5" calcext:value-type="float">
            <text:p>0,5</text:p>
          </table:table-cell>
          <table:table-cell table:formula="of:=SIN([deltas.G3])" office:value-type="float" office:value="0.295708050044047" calcext:value-type="float">
            <text:p>0,29570805</text:p>
          </table:table-cell>
          <table:table-cell table:formula="of:=SIN([deltas.H3])" office:value-type="float" office:value="0.166768746716103" calcext:value-type="float">
            <text:p>0,1667687467</text:p>
          </table:table-cell>
          <table:table-cell table:formula="of:=SIN([deltas.I3])" office:value-type="float" office:value="0.064532308252958" calcext:value-type="float">
            <text:p>0,064532308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])" office:value-type="float" office:value="0.427357863387192" calcext:value-type="float">
            <text:p>0,4273578634</text:p>
          </table:table-cell>
          <table:table-cell table:formula="of:=SIN([deltas.C4])" office:value-type="float" office:value="0.0627905195293138" calcext:value-type="float">
            <text:p>0,0627905195</text:p>
          </table:table-cell>
          <table:table-cell table:formula="of:=SIN([deltas.D4])" office:value-type="float" office:value="0.397147890634781" calcext:value-type="float">
            <text:p>0,3971478906</text:p>
          </table:table-cell>
          <table:table-cell table:formula="of:=SIN([deltas.E4])" office:value-type="float" office:value="0.03838780908752" calcext:value-type="float">
            <text:p>0,0383878091</text:p>
          </table:table-cell>
          <table:table-cell table:formula="of:=SIN([deltas.F4])" office:value-type="float" office:value="0.0680152906652483" calcext:value-type="float">
            <text:p>0,0680152907</text:p>
          </table:table-cell>
          <table:table-cell table:formula="of:=SIN([deltas.G4])" office:value-type="float" office:value="0.064532308252958" calcext:value-type="float">
            <text:p>0,0645323083</text:p>
          </table:table-cell>
          <table:table-cell table:formula="of:=SIN([deltas.H4])" office:value-type="float" office:value="0.125333233564304" calcext:value-type="float">
            <text:p>0,1253332336</text:p>
          </table:table-cell>
          <table:table-cell table:formula="of:=SIN([deltas.I4])" office:value-type="float" office:value="0.0331551783885263" calcext:value-type="float">
            <text:p>0,033155178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])" office:value-type="float" office:value="0.095845752520224" calcext:value-type="float">
            <text:p>0,0958457525</text:p>
          </table:table-cell>
          <table:table-cell table:formula="of:=SIN([deltas.C5])" office:value-type="float" office:value="0.0104717841162457" calcext:value-type="float">
            <text:p>0,0104717841</text:p>
          </table:table-cell>
          <table:table-cell table:formula="of:=SIN([deltas.D5])" office:value-type="float" office:value="0.0975828997591494" calcext:value-type="float">
            <text:p>0,0975828998</text:p>
          </table:table-cell>
          <table:table-cell table:formula="of:=SIN([deltas.E5])" office:value-type="float" office:value="0.0174524064372835" calcext:value-type="float">
            <text:p>0,0174524064</text:p>
          </table:table-cell>
          <table:table-cell table:formula="of:=SIN([deltas.F5])" office:value-type="float" office:value="0.0627905195293133" calcext:value-type="float">
            <text:p>0,0627905195</text:p>
          </table:table-cell>
          <table:table-cell table:formula="of:=SIN([deltas.G5])" office:value-type="float" office:value="0.0680152906652483" calcext:value-type="float">
            <text:p>0,0680152907</text:p>
          </table:table-cell>
          <table:table-cell table:formula="of:=SIN([deltas.H5])" office:value-type="float" office:value="0.116670737099333" calcext:value-type="float">
            <text:p>0,1166707371</text:p>
          </table:table-cell>
          <table:table-cell table:formula="of:=SIN([deltas.I5])" office:value-type="float" office:value="0.034899496702501" calcext:value-type="float">
            <text:p>0,03489949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])" office:value-type="float" office:value="0.020942419883357" calcext:value-type="float">
            <text:p>0,0209424199</text:p>
          </table:table-cell>
          <table:table-cell table:formula="of:=SIN([deltas.C6])" office:value-type="float" office:value="0.0261769483078732" calcext:value-type="float">
            <text:p>0,0261769483</text:p>
          </table:table-cell>
          <table:table-cell table:formula="of:=SIN([deltas.D6])" office:value-type="float" office:value="0.0418756537291996" calcext:value-type="float">
            <text:p>0,0418756537</text:p>
          </table:table-cell>
          <table:table-cell table:formula="of:=SIN([deltas.E6])" office:value-type="float" office:value="0.0174524064372835" calcext:value-type="float">
            <text:p>0,0174524064</text:p>
          </table:table-cell>
          <table:table-cell table:formula="of:=SIN([deltas.F6])" office:value-type="float" office:value="0.233445363855905" calcext:value-type="float">
            <text:p>0,2334453639</text:p>
          </table:table-cell>
          <table:table-cell table:formula="of:=SIN([deltas.G6])" office:value-type="float" office:value="0.265556117486809" calcext:value-type="float">
            <text:p>0,2655561175</text:p>
          </table:table-cell>
          <table:table-cell table:formula="of:=SIN([deltas.H6])" office:value-type="float" office:value="0.0366437087065562" calcext:value-type="float">
            <text:p>0,0366437087</text:p>
          </table:table-cell>
          <table:table-cell table:formula="of:=SIN([deltas.I6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7])" office:value-type="float" office:value="0.345298198998535" calcext:value-type="float">
            <text:p>0,345298199</text:p>
          </table:table-cell>
          <table:table-cell table:formula="of:=SIN([deltas.C7])" office:value-type="float" office:value="0.125333233564305" calcext:value-type="float">
            <text:p>0,1253332336</text:p>
          </table:table-cell>
          <table:table-cell table:formula="of:=SIN([deltas.D7])" office:value-type="float" office:value="0.154710386299468" calcext:value-type="float">
            <text:p>0,1547103863</text:p>
          </table:table-cell>
          <table:table-cell table:formula="of:=SIN([deltas.E7])" office:value-type="float" office:value="0.0296662440851108" calcext:value-type="float">
            <text:p>0,0296662441</text:p>
          </table:table-cell>
          <table:table-cell table:formula="of:=SIN([deltas.F7])" office:value-type="float" office:value="0.00698126029796165" calcext:value-type="float">
            <text:p>0,0069812603</text:p>
          </table:table-cell>
          <table:table-cell table:formula="of:=SIN([deltas.G7])" office:value-type="float" office:value="0.0191974423996896" calcext:value-type="float">
            <text:p>0,0191974424</text:p>
          </table:table-cell>
          <table:table-cell table:formula="of:=SIN([deltas.H7])" office:value-type="float" office:value="0.207911690817759" calcext:value-type="float">
            <text:p>0,2079116908</text:p>
          </table:table-cell>
          <table:table-cell table:formula="of:=SIN([deltas.I7])" office:value-type="float" office:value="0.043619387365336" calcext:value-type="float">
            <text:p>0,0436193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8])" office:value-type="float" office:value="0.102792536787247" calcext:value-type="float">
            <text:p>0,1027925368</text:p>
          </table:table-cell>
          <table:table-cell table:formula="of:=SIN([deltas.C8])" office:value-type="float" office:value="0.0226873335727816" calcext:value-type="float">
            <text:p>0,0226873336</text:p>
          </table:table-cell>
          <table:table-cell table:formula="of:=SIN([deltas.D8])" office:value-type="float" office:value="0.0784590957278449" calcext:value-type="float">
            <text:p>0,0784590957</text:p>
          </table:table-cell>
          <table:table-cell table:formula="of:=SIN([deltas.E8])" office:value-type="float" office:value="0.0191974423996896" calcext:value-type="float">
            <text:p>0,0191974424</text:p>
          </table:table-cell>
          <table:table-cell table:formula="of:=SIN([deltas.F8])" office:value-type="float" office:value="0.106264071336233" calcext:value-type="float">
            <text:p>0,1062640713</text:p>
          </table:table-cell>
          <table:table-cell table:formula="of:=SIN([deltas.G8])" office:value-type="float" office:value="0.120136838834647" calcext:value-type="float">
            <text:p>0,1201368388</text:p>
          </table:table-cell>
          <table:table-cell table:formula="of:=SIN([deltas.H8])" office:value-type="float" office:value="0.0923705874465615" calcext:value-type="float">
            <text:p>0,0923705874</text:p>
          </table:table-cell>
          <table:table-cell table:formula="of:=SIN([deltas.I8])" office:value-type="float" office:value="0.00523596383141978" calcext:value-type="float">
            <text:p>0,00523596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9])" office:value-type="float" office:value="0.0767190281268185" calcext:value-type="float">
            <text:p>0,0767190281</text:p>
          </table:table-cell>
          <table:table-cell table:formula="of:=SIN([deltas.C9])" office:value-type="float" office:value="0.0819385086300407" calcext:value-type="float">
            <text:p>0,0819385086</text:p>
          </table:table-cell>
          <table:table-cell table:formula="of:=SIN([deltas.D9])" office:value-type="float" office:value="0.0888942968664416" calcext:value-type="float">
            <text:p>0,0888942969</text:p>
          </table:table-cell>
          <table:table-cell table:formula="of:=SIN([deltas.E9])" office:value-type="float" office:value="0.0453629881292539" calcext:value-type="float">
            <text:p>0,0453629881</text:p>
          </table:table-cell>
          <table:table-cell table:formula="of:=SIN([deltas.F9])" office:value-type="float" office:value="0.0854169231373671" calcext:value-type="float">
            <text:p>0,0854169231</text:p>
          </table:table-cell>
          <table:table-cell table:formula="of:=SIN([deltas.G9])" office:value-type="float" office:value="0.101056297182946" calcext:value-type="float">
            <text:p>0,1010562972</text:p>
          </table:table-cell>
          <table:table-cell table:formula="of:=SIN([deltas.H9])" office:value-type="float" office:value="0.0331551783885264" calcext:value-type="float">
            <text:p>0,0331551784</text:p>
          </table:table-cell>
          <table:table-cell table:formula="of:=SIN([deltas.I9])" office:value-type="float" office:value="0.106264071336233" calcext:value-type="float">
            <text:p>0,10626407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10])" office:value-type="float" office:value="0.0122170008352472" calcext:value-type="float">
            <text:p>0,0122170008</text:p>
          </table:table-cell>
          <table:table-cell table:formula="of:=SIN([deltas.C10])" office:value-type="float" office:value="0.0819385086300407" calcext:value-type="float">
            <text:p>0,0819385086</text:p>
          </table:table-cell>
          <table:table-cell table:formula="of:=SIN([deltas.D10])" office:value-type="float" office:value="0.0662739004000001" calcext:value-type="float">
            <text:p>0,0662739004</text:p>
          </table:table-cell>
          <table:table-cell table:formula="of:=SIN([deltas.E10])" office:value-type="float" office:value="0.0610485395348569" calcext:value-type="float">
            <text:p>0,0610485395</text:p>
          </table:table-cell>
          <table:table-cell table:formula="of:=SIN([deltas.F10])" office:value-type="float" office:value="0.133986185418292" calcext:value-type="float">
            <text:p>0,1339861854</text:p>
          </table:table-cell>
          <table:table-cell table:formula="of:=SIN([deltas.G10])" office:value-type="float" office:value="0.0871557427476582" calcext:value-type="float">
            <text:p>0,0871557427</text:p>
          </table:table-cell>
          <table:table-cell table:formula="of:=SIN([deltas.H10])" office:value-type="float" office:value="0.03838780908752" calcext:value-type="float">
            <text:p>0,0383878091</text:p>
          </table:table-cell>
          <table:table-cell table:formula="of:=SIN([deltas.I10])" office:value-type="float" office:value="0.236838146065618" calcext:value-type="float">
            <text:p>0,2368381461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SIN([deltas.B11])" office:value-type="float" office:value="0.0784590957278449" calcext:value-type="float">
            <text:p>0,0784590957</text:p>
          </table:table-cell>
          <table:table-cell table:formula="of:=SIN([deltas.C11])" office:value-type="float" office:value="0.0209424198833573" calcext:value-type="float">
            <text:p>0,0209424199</text:p>
          </table:table-cell>
          <table:table-cell table:formula="of:=SIN([deltas.D11])" office:value-type="float" office:value="0.0540788129847753" calcext:value-type="float">
            <text:p>0,054078813</text:p>
          </table:table-cell>
          <table:table-cell table:formula="of:=SIN([deltas.E11])" office:value-type="float" office:value="0.0331551783885264" calcext:value-type="float">
            <text:p>0,0331551784</text:p>
          </table:table-cell>
          <table:table-cell table:formula="of:=SIN([deltas.F11])" office:value-type="float" office:value="0.146083028562411" calcext:value-type="float">
            <text:p>0,1460830286</text:p>
          </table:table-cell>
          <table:table-cell table:formula="of:=SIN([deltas.G11])" office:value-type="float" office:value="0.214735327167063" calcext:value-type="float">
            <text:p>0,2147353272</text:p>
          </table:table-cell>
          <table:table-cell table:formula="of:=SIN([deltas.H11])" office:value-type="float" office:value="0.0662739004000003" calcext:value-type="float">
            <text:p>0,0662739004</text:p>
          </table:table-cell>
          <table:table-cell table:formula="of:=SIN([deltas.I11])" office:value-type="float" office:value="0.139173100960065" calcext:value-type="float">
            <text:p>0,1391731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12])" office:value-type="float" office:value="0.325568154457157" calcext:value-type="float">
            <text:p>0,3255681545</text:p>
          </table:table-cell>
          <table:table-cell table:formula="of:=SIN([deltas.C12])" office:value-type="float" office:value="0.192521966525907" calcext:value-type="float">
            <text:p>0,1925219665</text:p>
          </table:table-cell>
          <table:table-cell table:formula="of:=SIN([deltas.D12])" office:value-type="float" office:value="0.177084740319583" calcext:value-type="float">
            <text:p>0,1770847403</text:p>
          </table:table-cell>
          <table:table-cell table:formula="of:=SIN([deltas.E12])" office:value-type="float" office:value="0.03838780908752" calcext:value-type="float">
            <text:p>0,0383878091</text:p>
          </table:table-cell>
          <table:table-cell table:formula="of:=SIN([deltas.F12])" office:value-type="float" office:value="0.0819385086300407" calcext:value-type="float">
            <text:p>0,0819385086</text:p>
          </table:table-cell>
          <table:table-cell table:formula="of:=SIN([deltas.G12])" office:value-type="float" office:value="0.0209424198833568" calcext:value-type="float">
            <text:p>0,0209424199</text:p>
          </table:table-cell>
          <table:table-cell table:formula="of:=SIN([deltas.H12])" office:value-type="float" office:value="0.00872653549837393" calcext:value-type="float">
            <text:p>0,0087265355</text:p>
          </table:table-cell>
          <table:table-cell table:formula="of:=SIN([deltas.I12])" office:value-type="float" office:value="0.0540788129847753" calcext:value-type="float">
            <text:p>0,0540788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13])" office:value-type="float" office:value="0.027921638723569" calcext:value-type="float">
            <text:p>0,0279216387</text:p>
          </table:table-cell>
          <table:table-cell table:formula="of:=SIN([deltas.C13])" office:value-type="float" office:value="0.00174532836589821" calcext:value-type="float">
            <text:p>0,0017453284</text:p>
          </table:table-cell>
          <table:table-cell table:formula="of:=SIN([deltas.D13])" office:value-type="float" office:value="0.0418756537291996" calcext:value-type="float">
            <text:p>0,0418756537</text:p>
          </table:table-cell>
          <table:table-cell table:formula="of:=SIN([deltas.E13])" office:value-type="float" office:value="0.0366437087065562" calcext:value-type="float">
            <text:p>0,0366437087</text:p>
          </table:table-cell>
          <table:table-cell table:formula="of:=SIN([deltas.F13])" office:value-type="float" office:value="0.0610485395348569" calcext:value-type="float">
            <text:p>0,0610485395</text:p>
          </table:table-cell>
          <table:table-cell table:formula="of:=SIN([deltas.G13])" office:value-type="float" office:value="0.142628933705512" calcext:value-type="float">
            <text:p>0,1426289337</text:p>
          </table:table-cell>
          <table:table-cell table:formula="of:=SIN([deltas.H13])" office:value-type="float" office:value="0.031410759078128" calcext:value-type="float">
            <text:p>0,0314107591</text:p>
          </table:table-cell>
          <table:table-cell table:formula="of:=SIN([deltas.I13])" office:value-type="float" office:value="0.0593063735759617" calcext:value-type="float">
            <text:p>0,05930637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14])" office:value-type="float" office:value="0.478691857940607" calcext:value-type="float">
            <text:p>0,4786918579</text:p>
          </table:table-cell>
          <table:table-cell table:formula="of:=SIN([deltas.C14])" office:value-type="float" office:value="0.245307385878803" calcext:value-type="float">
            <text:p>0,2453073859</text:p>
          </table:table-cell>
          <table:table-cell table:formula="of:=SIN([deltas.D14])" office:value-type="float" office:value="0.300705799504273" calcext:value-type="float">
            <text:p>0,3007057995</text:p>
          </table:table-cell>
          <table:table-cell table:formula="of:=SIN([deltas.E14])" office:value-type="float" office:value="0.0558215049931639" calcext:value-type="float">
            <text:p>0,055821505</text:p>
          </table:table-cell>
          <table:table-cell table:formula="of:=SIN([deltas.F14])" office:value-type="float" office:value="0.289031796944472" calcext:value-type="float">
            <text:p>0,2890317969</text:p>
          </table:table-cell>
          <table:table-cell table:formula="of:=SIN([deltas.G14])" office:value-type="float" office:value="0.313992455967405" calcext:value-type="float">
            <text:p>0,313992456</text:p>
          </table:table-cell>
          <table:table-cell table:formula="of:=SIN([deltas.H14])" office:value-type="float" office:value="0.00174532836589871" calcext:value-type="float">
            <text:p>0,0017453284</text:p>
          </table:table-cell>
          <table:table-cell table:formula="of:=SIN([deltas.I14])" office:value-type="float" office:value="0.0174524064372835" calcext:value-type="float">
            <text:p>0,01745240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15])" office:value-type="float" office:value="0.741975840975616" calcext:value-type="float">
            <text:p>0,741975841</text:p>
          </table:table-cell>
          <table:table-cell table:formula="of:=SIN([deltas.C15])" office:value-type="float" office:value="0.416280792260401" calcext:value-type="float">
            <text:p>0,4162807923</text:p>
          </table:table-cell>
          <table:table-cell table:formula="of:=SIN([deltas.D15])" office:value-type="float" office:value="0.62251463663762" calcext:value-type="float">
            <text:p>0,6225146366</text:p>
          </table:table-cell>
          <table:table-cell table:formula="of:=SIN([deltas.E15])" office:value-type="float" office:value="0.0104717841162457" calcext:value-type="float">
            <text:p>0,0104717841</text:p>
          </table:table-cell>
          <table:table-cell table:formula="of:=SIN([deltas.F15])" office:value-type="float" office:value="0.142628933705512" calcext:value-type="float">
            <text:p>0,1426289337</text:p>
          </table:table-cell>
          <table:table-cell table:formula="of:=SIN([deltas.G15])" office:value-type="float" office:value="0.142628933705512" calcext:value-type="float">
            <text:p>0,1426289337</text:p>
          </table:table-cell>
          <table:table-cell table:formula="of:=SIN([deltas.H15])" office:value-type="float" office:value="0.0801989243288593" calcext:value-type="float">
            <text:p>0,0801989243</text:p>
          </table:table-cell>
          <table:table-cell table:formula="of:=SIN([deltas.I15])" office:value-type="float" office:value="0.0366437087065563" calcext:value-type="float">
            <text:p>0,036643708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16])" office:value-type="float" office:value="0.0888942968664416" calcext:value-type="float">
            <text:p>0,0888942969</text:p>
          </table:table-cell>
          <table:table-cell table:formula="of:=SIN([deltas.C16])" office:value-type="float" office:value="0.0401317925325599" calcext:value-type="float">
            <text:p>0,0401317925</text:p>
          </table:table-cell>
          <table:table-cell table:formula="of:=SIN([deltas.D16])" office:value-type="float" office:value="0.182235525492147" calcext:value-type="float">
            <text:p>0,1822355255</text:p>
          </table:table-cell>
          <table:table-cell table:formula="of:=SIN([deltas.E16])" office:value-type="float" office:value="0.0104717841162459" calcext:value-type="float">
            <text:p>0,0104717841</text:p>
          </table:table-cell>
          <table:table-cell table:formula="of:=SIN([deltas.F16])" office:value-type="float" office:value="0.0941083133185139" calcext:value-type="float">
            <text:p>0,0941083133</text:p>
          </table:table-cell>
          <table:table-cell table:formula="of:=SIN([deltas.G16])" office:value-type="float" office:value="0.289031796944471" calcext:value-type="float">
            <text:p>0,2890317969</text:p>
          </table:table-cell>
          <table:table-cell table:formula="of:=SIN([deltas.H16])" office:value-type="float" office:value="0.0401317925325599" calcext:value-type="float">
            <text:p>0,0401317925</text:p>
          </table:table-cell>
          <table:table-cell table:formula="of:=SIN([deltas.I16])" office:value-type="float" office:value="0.0174524064372835" calcext:value-type="float">
            <text:p>0,0174524064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SIN([deltas.B17])" office:value-type="float" office:value="0.919821497321738" calcext:value-type="float">
            <text:p>0,9198214973</text:p>
          </table:table-cell>
          <table:table-cell table:formula="of:=SIN([deltas.C17])" office:value-type="float" office:value="0.90630778703665" calcext:value-type="float">
            <text:p>0,906307787</text:p>
          </table:table-cell>
          <table:table-cell table:formula="of:=SIN([deltas.D17])" office:value-type="float" office:value="0.40354529635239" calcext:value-type="float">
            <text:p>0,4035452964</text:p>
          </table:table-cell>
          <table:table-cell table:formula="of:=SIN([deltas.E17])" office:value-type="float" office:value="0.838670567945424" calcext:value-type="float">
            <text:p>0,8386705679</text:p>
          </table:table-cell>
          <table:table-cell table:formula="of:=SIN([deltas.F17])" office:value-type="float" office:value="0.453990499739547" calcext:value-type="float">
            <text:p>0,4539904997</text:p>
          </table:table-cell>
          <table:table-cell table:formula="of:=SIN([deltas.G17])" office:value-type="float" office:value="0.642787609686539" calcext:value-type="float">
            <text:p>0,6427876097</text:p>
          </table:table-cell>
          <table:table-cell table:formula="of:=SIN([deltas.H17])" office:value-type="float" office:value="0.707106781186547" calcext:value-type="float">
            <text:p>0,7071067812</text:p>
          </table:table-cell>
          <table:table-cell table:formula="of:=SIN([deltas.I17])" office:value-type="float" office:value="0.231747903494157" calcext:value-type="float">
            <text:p>0,231747903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SIN([deltas.B18])" office:value-type="float" office:value="0.951056516295153" calcext:value-type="float">
            <text:p>0,9510565163</text:p>
          </table:table-cell>
          <table:table-cell table:formula="of:=SIN([deltas.C18])" office:value-type="float" office:value="0.866025403784438" calcext:value-type="float">
            <text:p>0,8660254038</text:p>
          </table:table-cell>
          <table:table-cell table:formula="of:=SIN([deltas.D18])" office:value-type="float" office:value="0.827080574274562" calcext:value-type="float">
            <text:p>0,8270805743</text:p>
          </table:table-cell>
          <table:table-cell table:formula="of:=SIN([deltas.E18])" office:value-type="float" office:value="0.67172058932299" calcext:value-type="float">
            <text:p>0,6717205893</text:p>
          </table:table-cell>
          <table:table-cell table:formula="of:=SIN([deltas.F18])" office:value-type="float" office:value="0.989776230907789" calcext:value-type="float">
            <text:p>0,9897762309</text:p>
          </table:table-cell>
          <table:table-cell table:formula="of:=SIN([deltas.G18])" office:value-type="float" office:value="0.414693242656239" calcext:value-type="float">
            <text:p>0,4146932427</text:p>
          </table:table-cell>
          <table:table-cell table:formula="of:=SIN([deltas.H18])" office:value-type="float" office:value="0.629320391049837" calcext:value-type="float">
            <text:p>0,629320391</text:p>
          </table:table-cell>
          <table:table-cell table:formula="of:=SIN([deltas.I18])" office:value-type="float" office:value="0.156434465040231" calcext:value-type="float">
            <text:p>0,1564344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19])" office:value-type="float" office:value="0.405141586779863" calcext:value-type="float">
            <text:p>0,4051415868</text:p>
          </table:table-cell>
          <table:table-cell table:formula="of:=SIN([deltas.C19])" office:value-type="float" office:value="0.894934361602025" calcext:value-type="float">
            <text:p>0,8949343616</text:p>
          </table:table-cell>
          <table:table-cell table:formula="of:=SIN([deltas.D19])" office:value-type="float" office:value="0.79968465848709" calcext:value-type="float">
            <text:p>0,7996846585</text:p>
          </table:table-cell>
          <table:table-cell table:formula="of:=SIN([deltas.E19])" office:value-type="float" office:value="0.455544907233515" calcext:value-type="float">
            <text:p>0,4555449072</text:p>
          </table:table-cell>
          <table:table-cell table:formula="of:=SIN([deltas.F19])" office:value-type="float" office:value="0.0104717841162459" calcext:value-type="float">
            <text:p>0,0104717841</text:p>
          </table:table-cell>
          <table:table-cell table:formula="of:=SIN([deltas.G19])" office:value-type="float" office:value="0.00698126029796165" calcext:value-type="float">
            <text:p>0,0069812603</text:p>
          </table:table-cell>
          <table:table-cell table:formula="of:=SIN([deltas.H19])" office:value-type="float" office:value="0.0680152906652483" calcext:value-type="float">
            <text:p>0,0680152907</text:p>
          </table:table-cell>
          <table:table-cell table:formula="of:=SIN([deltas.I19])" office:value-type="float" office:value="0.430511096808295" calcext:value-type="float">
            <text:p>0,430511096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0])" office:value-type="float" office:value="0.0923705874465615" calcext:value-type="float">
            <text:p>0,0923705874</text:p>
          </table:table-cell>
          <table:table-cell table:formula="of:=SIN([deltas.C20])" office:value-type="float" office:value="0.0784590957278449" calcext:value-type="float">
            <text:p>0,0784590957</text:p>
          </table:table-cell>
          <table:table-cell table:formula="of:=SIN([deltas.D20])" office:value-type="float" office:value="0.101056297182946" calcext:value-type="float">
            <text:p>0,1010562972</text:p>
          </table:table-cell>
          <table:table-cell table:formula="of:=SIN([deltas.E20])" office:value-type="float" office:value="0.0627905195293133" calcext:value-type="float">
            <text:p>0,0627905195</text:p>
          </table:table-cell>
          <table:table-cell table:formula="of:=SIN([deltas.F20])" office:value-type="float" office:value="0.0471064507096425" calcext:value-type="float">
            <text:p>0,0471064507</text:p>
          </table:table-cell>
          <table:table-cell table:formula="of:=SIN([deltas.G20])" office:value-type="float" office:value="0.0104717841162459" calcext:value-type="float">
            <text:p>0,0104717841</text:p>
          </table:table-cell>
          <table:table-cell table:formula="of:=SIN([deltas.H20])" office:value-type="float" office:value="0.0104717841162457" calcext:value-type="float">
            <text:p>0,0104717841</text:p>
          </table:table-cell>
          <table:table-cell table:formula="of:=SIN([deltas.I20])" office:value-type="float" office:value="0.0453629881292537" calcext:value-type="float">
            <text:p>0,045362988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1])" office:value-type="float" office:value="0.223250116010951" calcext:value-type="float">
            <text:p>0,223250116</text:p>
          </table:table-cell>
          <table:table-cell table:formula="of:=SIN([deltas.C21])" office:value-type="float" office:value="0.15126082024722" calcext:value-type="float">
            <text:p>0,1512608202</text:p>
          </table:table-cell>
          <table:table-cell table:formula="of:=SIN([deltas.D21])" office:value-type="float" office:value="0.18395135061272" calcext:value-type="float">
            <text:p>0,1839513506</text:p>
          </table:table-cell>
          <table:table-cell table:formula="of:=SIN([deltas.E21])" office:value-type="float" office:value="0.043619387365336" calcext:value-type="float">
            <text:p>0,0436193874</text:p>
          </table:table-cell>
          <table:table-cell table:formula="of:=SIN([deltas.F21])" office:value-type="float" office:value="0.081938508630041" calcext:value-type="float">
            <text:p>0,0819385086</text:p>
          </table:table-cell>
          <table:table-cell table:formula="of:=SIN([deltas.G21])" office:value-type="float" office:value="0.228350870110656" calcext:value-type="float">
            <text:p>0,2283508701</text:p>
          </table:table-cell>
          <table:table-cell table:formula="of:=SIN([deltas.H21])" office:value-type="float" office:value="0.0244321781526528" calcext:value-type="float">
            <text:p>0,0244321782</text:p>
          </table:table-cell>
          <table:table-cell table:formula="of:=SIN([deltas.I21])" office:value-type="float" office:value="0.20449605184179" calcext:value-type="float">
            <text:p>0,20449605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22])" office:value-type="float" office:value="0.592013178799219" calcext:value-type="float">
            <text:p>0,5920131788</text:p>
          </table:table-cell>
          <table:table-cell table:formula="of:=SIN([deltas.C22])" office:value-type="float" office:value="0.846193166127564" calcext:value-type="float">
            <text:p>0,8461931661</text:p>
          </table:table-cell>
          <table:table-cell table:formula="of:=SIN([deltas.D22])" office:value-type="float" office:value="0.959313974540057" calcext:value-type="float">
            <text:p>0,9593139745</text:p>
          </table:table-cell>
          <table:table-cell table:formula="of:=SIN([deltas.E22])" office:value-type="float" office:value="0.195946144242518" calcext:value-type="float">
            <text:p>0,1959461442</text:p>
          </table:table-cell>
          <table:table-cell table:formula="of:=SIN([deltas.F22])" office:value-type="float" office:value="0.209618562903822" calcext:value-type="float">
            <text:p>0,2096185629</text:p>
          </table:table-cell>
          <table:table-cell table:formula="of:=SIN([deltas.G22])" office:value-type="float" office:value="0.0993197497436391" calcext:value-type="float">
            <text:p>0,0993197497</text:p>
          </table:table-cell>
          <table:table-cell table:formula="of:=SIN([deltas.H22])" office:value-type="float" office:value="0.197657340379126" calcext:value-type="float">
            <text:p>0,1976573404</text:p>
          </table:table-cell>
          <table:table-cell table:formula="of:=SIN([deltas.I22])" office:value-type="float" office:value="0.185666615385577" calcext:value-type="float">
            <text:p>0,185666615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3])" office:value-type="float" office:value="0.0662739004000003" calcext:value-type="float">
            <text:p>0,0662739004</text:p>
          </table:table-cell>
          <table:table-cell table:formula="of:=SIN([deltas.C23])" office:value-type="float" office:value="0.135715572434305" calcext:value-type="float">
            <text:p>0,1357155724</text:p>
          </table:table-cell>
          <table:table-cell table:formula="of:=SIN([deltas.D23])" office:value-type="float" office:value="0.0191974423996901" calcext:value-type="float">
            <text:p>0,0191974424</text:p>
          </table:table-cell>
          <table:table-cell table:formula="of:=SIN([deltas.E23])" office:value-type="float" office:value="0.0923705874465615" calcext:value-type="float">
            <text:p>0,0923705874</text:p>
          </table:table-cell>
          <table:table-cell table:formula="of:=SIN([deltas.F23])" office:value-type="float" office:value="0.0627905195293133" calcext:value-type="float">
            <text:p>0,0627905195</text:p>
          </table:table-cell>
          <table:table-cell table:formula="of:=SIN([deltas.G23])" office:value-type="float" office:value="0.0331551783885264" calcext:value-type="float">
            <text:p>0,0331551784</text:p>
          </table:table-cell>
          <table:table-cell table:formula="of:=SIN([deltas.H23])" office:value-type="float" office:value="0.0209424198833568" calcext:value-type="float">
            <text:p>0,0209424199</text:p>
          </table:table-cell>
          <table:table-cell table:formula="of:=SIN([deltas.I23])" office:value-type="float" office:value="0.034899496702501" calcext:value-type="float">
            <text:p>0,03489949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24])" office:value-type="float" office:value="0.113203213767907" calcext:value-type="float">
            <text:p>0,1132032138</text:p>
          </table:table-cell>
          <table:table-cell table:formula="of:=SIN([deltas.C24])" office:value-type="float" office:value="0.0888942968664414" calcext:value-type="float">
            <text:p>0,0888942969</text:p>
          </table:table-cell>
          <table:table-cell table:formula="of:=SIN([deltas.D24])" office:value-type="float" office:value="0.0906325801977802" calcext:value-type="float">
            <text:p>0,0906325802</text:p>
          </table:table-cell>
          <table:table-cell table:formula="of:=SIN([deltas.E24])" office:value-type="float" office:value="0.034899496702501" calcext:value-type="float">
            <text:p>0,0348994967</text:p>
          </table:table-cell>
          <table:table-cell table:formula="of:=SIN([deltas.F24])" office:value-type="float" office:value="0.0575640269595675" calcext:value-type="float">
            <text:p>0,057564027</text:p>
          </table:table-cell>
          <table:table-cell table:formula="of:=SIN([deltas.G24])" office:value-type="float" office:value="0.121869343405147" calcext:value-type="float">
            <text:p>0,1218693434</text:p>
          </table:table-cell>
          <table:table-cell table:formula="of:=SIN([deltas.H24])" office:value-type="float" office:value="0.0593063735759617" calcext:value-type="float">
            <text:p>0,0593063736</text:p>
          </table:table-cell>
          <table:table-cell table:formula="of:=SIN([deltas.I24])" office:value-type="float" office:value="0.0906325801977802" calcext:value-type="float">
            <text:p>0,090632580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5])" office:value-type="float" office:value="0.290702193598252" calcext:value-type="float">
            <text:p>0,2907021936</text:p>
          </table:table-cell>
          <table:table-cell table:formula="of:=SIN([deltas.C25])" office:value-type="float" office:value="0.0540788129847752" calcext:value-type="float">
            <text:p>0,054078813</text:p>
          </table:table-cell>
          <table:table-cell table:formula="of:=SIN([deltas.D25])" office:value-type="float" office:value="0.253757944584806" calcext:value-type="float">
            <text:p>0,2537579446</text:p>
          </table:table-cell>
          <table:table-cell table:formula="of:=SIN([deltas.E25])" office:value-type="float" office:value="0.081938508630041" calcext:value-type="float">
            <text:p>0,0819385086</text:p>
          </table:table-cell>
          <table:table-cell table:formula="of:=SIN([deltas.F25])" office:value-type="float" office:value="0.0540788129847752" calcext:value-type="float">
            <text:p>0,054078813</text:p>
          </table:table-cell>
          <table:table-cell table:formula="of:=SIN([deltas.G25])" office:value-type="float" office:value="0.106264071336233" calcext:value-type="float">
            <text:p>0,1062640713</text:p>
          </table:table-cell>
          <table:table-cell table:formula="of:=SIN([deltas.H25])" office:value-type="float" office:value="0.043619387365336" calcext:value-type="float">
            <text:p>0,0436193874</text:p>
          </table:table-cell>
          <table:table-cell table:formula="of:=SIN([deltas.I25])" office:value-type="float" office:value="0.144356201000973" calcext:value-type="float">
            <text:p>0,1443562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26])" office:value-type="float" office:value="0.128795596577563" calcext:value-type="float">
            <text:p>0,1287955966</text:p>
          </table:table-cell>
          <table:table-cell table:formula="of:=SIN([deltas.C26])" office:value-type="float" office:value="0.00174532836589821" calcext:value-type="float">
            <text:p>0,0017453284</text:p>
          </table:table-cell>
          <table:table-cell table:formula="of:=SIN([deltas.D26])" office:value-type="float" office:value="0.106264071336233" calcext:value-type="float">
            <text:p>0,1062640713</text:p>
          </table:table-cell>
          <table:table-cell table:formula="of:=SIN([deltas.E26])" office:value-type="float" office:value="0.101056297182946" calcext:value-type="float">
            <text:p>0,1010562972</text:p>
          </table:table-cell>
          <table:table-cell table:formula="of:=SIN([deltas.F26])" office:value-type="float" office:value="0.275637355816999" calcext:value-type="float">
            <text:p>0,2756373558</text:p>
          </table:table-cell>
          <table:table-cell table:formula="of:=SIN([deltas.G26])" office:value-type="float" office:value="0.327217898979104" calcext:value-type="float">
            <text:p>0,327217899</text:p>
          </table:table-cell>
          <table:table-cell table:formula="of:=SIN([deltas.H26])" office:value-type="float" office:value="0.0244321781526528" calcext:value-type="float">
            <text:p>0,0244321782</text:p>
          </table:table-cell>
          <table:table-cell table:formula="of:=SIN([deltas.I26])" office:value-type="float" office:value="0.0139621803391452" calcext:value-type="float">
            <text:p>0,0139621803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SIN([deltas.B27])" office:value-type="float" office:value="0.519519111879509" calcext:value-type="float">
            <text:p>0,5195191119</text:p>
          </table:table-cell>
          <table:table-cell table:formula="of:=SIN([deltas.C27])" office:value-type="float" office:value="0.20449605184179" calcext:value-type="float">
            <text:p>0,2044960518</text:p>
          </table:table-cell>
          <table:table-cell table:formula="of:=SIN([deltas.D27])" office:value-type="float" office:value="0.257132793154696" calcext:value-type="float">
            <text:p>0,2571327932</text:p>
          </table:table-cell>
          <table:table-cell table:formula="of:=SIN([deltas.E27])" office:value-type="float" office:value="0.0732381971276317" calcext:value-type="float">
            <text:p>0,0732381971</text:p>
          </table:table-cell>
          <table:table-cell table:formula="of:=SIN([deltas.F27])" office:value-type="float" office:value="0.00349065141522353" calcext:value-type="float">
            <text:p>0,0034906514</text:p>
          </table:table-cell>
          <table:table-cell table:formula="of:=SIN([deltas.G27])" office:value-type="float" office:value="0.0923705874465618" calcext:value-type="float">
            <text:p>0,0923705874</text:p>
          </table:table-cell>
          <table:table-cell table:formula="of:=SIN([deltas.H27])" office:value-type="float" office:value="0.00523596383141978" calcext:value-type="float">
            <text:p>0,0052359638</text:p>
          </table:table-cell>
          <table:table-cell table:formula="of:=SIN([deltas.I27])" office:value-type="float" office:value="0.0523359562429438" calcext:value-type="float">
            <text:p>0,05233595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28])" office:value-type="float" office:value="0.133986185418292" calcext:value-type="float">
            <text:p>0,1339861854</text:p>
          </table:table-cell>
          <table:table-cell table:formula="of:=SIN([deltas.C28])" office:value-type="float" office:value="0.0801989243288588" calcext:value-type="float">
            <text:p>0,0801989243</text:p>
          </table:table-cell>
          <table:table-cell table:formula="of:=SIN([deltas.D28])" office:value-type="float" office:value="0.0906325801977801" calcext:value-type="float">
            <text:p>0,0906325802</text:p>
          </table:table-cell>
          <table:table-cell table:formula="of:=SIN([deltas.E28])" office:value-type="float" office:value="0.027921638723569" calcext:value-type="float">
            <text:p>0,0279216387</text:p>
          </table:table-cell>
          <table:table-cell table:formula="of:=SIN([deltas.F28])" office:value-type="float" office:value="0.00872653549837393" calcext:value-type="float">
            <text:p>0,0087265355</text:p>
          </table:table-cell>
          <table:table-cell table:formula="of:=SIN([deltas.G28])" office:value-type="float" office:value="0.00349065141522353" calcext:value-type="float">
            <text:p>0,0034906514</text:p>
          </table:table-cell>
          <table:table-cell table:formula="of:=SIN([deltas.H28])" office:value-type="float" office:value="0.0819385086300407" calcext:value-type="float">
            <text:p>0,0819385086</text:p>
          </table:table-cell>
          <table:table-cell table:formula="of:=SIN([deltas.I28])" office:value-type="float" office:value="0.0505929400767133" calcext:value-type="float">
            <text:p>0,05059294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29])" office:value-type="float" office:value="0.00698126029796165" calcext:value-type="float">
            <text:p>0,0069812603</text:p>
          </table:table-cell>
          <table:table-cell table:formula="of:=SIN([deltas.C29])" office:value-type="float" office:value="0.0575640269595675" calcext:value-type="float">
            <text:p>0,057564027</text:p>
          </table:table-cell>
          <table:table-cell table:formula="of:=SIN([deltas.D29])" office:value-type="float" office:value="0.0767190281268187" calcext:value-type="float">
            <text:p>0,0767190281</text:p>
          </table:table-cell>
          <table:table-cell table:formula="of:=SIN([deltas.E29])" office:value-type="float" office:value="0.020942419883357" calcext:value-type="float">
            <text:p>0,0209424199</text:p>
          </table:table-cell>
          <table:table-cell table:formula="of:=SIN([deltas.F29])" office:value-type="float" office:value="0.0836778433323152" calcext:value-type="float">
            <text:p>0,0836778433</text:p>
          </table:table-cell>
          <table:table-cell table:formula="of:=SIN([deltas.G29])" office:value-type="float" office:value="0.161603821103361" calcext:value-type="float">
            <text:p>0,1616038211</text:p>
          </table:table-cell>
          <table:table-cell table:formula="of:=SIN([deltas.H29])" office:value-type="float" office:value="0.0331551783885264" calcext:value-type="float">
            <text:p>0,0331551784</text:p>
          </table:table-cell>
          <table:table-cell table:formula="of:=SIN([deltas.I29])" office:value-type="float" office:value="0.071497444332686" calcext:value-type="float">
            <text:p>0,07149744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0])" office:value-type="float" office:value="0.177084740319583" calcext:value-type="float">
            <text:p>0,1770847403</text:p>
          </table:table-cell>
          <table:table-cell table:formula="of:=SIN([deltas.C30])" office:value-type="float" office:value="0.152985836284038" calcext:value-type="float">
            <text:p>0,1529858363</text:p>
          </table:table-cell>
          <table:table-cell table:formula="of:=SIN([deltas.D30])" office:value-type="float" office:value="0.0575640269595674" calcext:value-type="float">
            <text:p>0,057564027</text:p>
          </table:table-cell>
          <table:table-cell table:formula="of:=SIN([deltas.E30])" office:value-type="float" office:value="0.024432178152653" calcext:value-type="float">
            <text:p>0,0244321782</text:p>
          </table:table-cell>
          <table:table-cell table:formula="of:=SIN([deltas.F30])" office:value-type="float" office:value="0.0767190281268187" calcext:value-type="float">
            <text:p>0,0767190281</text:p>
          </table:table-cell>
          <table:table-cell table:formula="of:=SIN([deltas.G30])" office:value-type="float" office:value="0.104528463267653" calcext:value-type="float">
            <text:p>0,1045284633</text:p>
          </table:table-cell>
          <table:table-cell table:formula="of:=SIN([deltas.H30])" office:value-type="float" office:value="0.0191974423996896" calcext:value-type="float">
            <text:p>0,0191974424</text:p>
          </table:table-cell>
          <table:table-cell table:formula="of:=SIN([deltas.I30])" office:value-type="float" office:value="0.043619387365336" calcext:value-type="float">
            <text:p>0,043619387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31])" office:value-type="float" office:value="0.080198924328859" calcext:value-type="float">
            <text:p>0,0801989243</text:p>
          </table:table-cell>
          <table:table-cell table:formula="of:=SIN([deltas.C31])" office:value-type="float" office:value="0.299040792256086" calcext:value-type="float">
            <text:p>0,2990407923</text:p>
          </table:table-cell>
          <table:table-cell table:formula="of:=SIN([deltas.D31])" office:value-type="float" office:value="0.310676429630732" calcext:value-type="float">
            <text:p>0,3106764296</text:p>
          </table:table-cell>
          <table:table-cell table:formula="of:=SIN([deltas.E31])" office:value-type="float" office:value="0.0279216387235688" calcext:value-type="float">
            <text:p>0,0279216387</text:p>
          </table:table-cell>
          <table:table-cell table:formula="of:=SIN([deltas.F31])" office:value-type="float" office:value="0.372987782575809" calcext:value-type="float">
            <text:p>0,3729877826</text:p>
          </table:table-cell>
          <table:table-cell table:formula="of:=SIN([deltas.G31])" office:value-type="float" office:value="0.0975828997591494" calcext:value-type="float">
            <text:p>0,0975828998</text:p>
          </table:table-cell>
          <table:table-cell table:formula="of:=SIN([deltas.H31])" office:value-type="float" office:value="0.246999012722743" calcext:value-type="float">
            <text:p>0,2469990127</text:p>
          </table:table-cell>
          <table:table-cell table:formula="of:=SIN([deltas.I31])" office:value-type="float" office:value="0.0836778433323155" calcext:value-type="float">
            <text:p>0,08367784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2])" office:value-type="float" office:value="0.0296662440851106" calcext:value-type="float">
            <text:p>0,0296662441</text:p>
          </table:table-cell>
          <table:table-cell table:formula="of:=SIN([deltas.C32])" office:value-type="float" office:value="0.123601476740493" calcext:value-type="float">
            <text:p>0,1236014767</text:p>
          </table:table-cell>
          <table:table-cell table:formula="of:=SIN([deltas.D32])" office:value-type="float" office:value="0.0558215049931637" calcext:value-type="float">
            <text:p>0,055821505</text:p>
          </table:table-cell>
          <table:table-cell table:formula="of:=SIN([deltas.E32])" office:value-type="float" office:value="0.0697564737441253" calcext:value-type="float">
            <text:p>0,0697564737</text:p>
          </table:table-cell>
          <table:table-cell table:formula="of:=SIN([deltas.F32])" office:value-type="float" office:value="0.111468932206326" calcext:value-type="float">
            <text:p>0,1114689322</text:p>
          </table:table-cell>
          <table:table-cell table:formula="of:=SIN([deltas.G32])" office:value-type="float" office:value="0.231747903494157" calcext:value-type="float">
            <text:p>0,2317479035</text:p>
          </table:table-cell>
          <table:table-cell table:formula="of:=SIN([deltas.H32])" office:value-type="float" office:value="0.0261769483078732" calcext:value-type="float">
            <text:p>0,0261769483</text:p>
          </table:table-cell>
          <table:table-cell table:formula="of:=SIN([deltas.I32])" office:value-type="float" office:value="0.130526192220052" calcext:value-type="float">
            <text:p>0,1305261922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SIN([deltas.B33])" office:value-type="float" office:value="0.31895930929807" calcext:value-type="float">
            <text:p>0,3189593093</text:p>
          </table:table-cell>
          <table:table-cell table:formula="of:=SIN([deltas.C33])" office:value-type="float" office:value="0.327217898979104" calcext:value-type="float">
            <text:p>0,327217899</text:p>
          </table:table-cell>
          <table:table-cell table:formula="of:=SIN([deltas.D33])" office:value-type="float" office:value="0.0174524064372835" calcext:value-type="float">
            <text:p>0,0174524064</text:p>
          </table:table-cell>
          <table:table-cell table:formula="of:=SIN([deltas.E33])" office:value-type="float" office:value="0.0975828997591496" calcext:value-type="float">
            <text:p>0,0975828998</text:p>
          </table:table-cell>
          <table:table-cell table:formula="of:=SIN([deltas.F33])" office:value-type="float" office:value="0.313992455967405" calcext:value-type="float">
            <text:p>0,313992456</text:p>
          </table:table-cell>
          <table:table-cell table:formula="of:=SIN([deltas.G33])" office:value-type="float" office:value="0.36487678433762" calcext:value-type="float">
            <text:p>0,3648767843</text:p>
          </table:table-cell>
          <table:table-cell table:formula="of:=SIN([deltas.H33])" office:value-type="float" office:value="0.0888942968664414" calcext:value-type="float">
            <text:p>0,0888942969</text:p>
          </table:table-cell>
          <table:table-cell table:formula="of:=SIN([deltas.I33])" office:value-type="float" office:value="0.18051914525056" calcext:value-type="float">
            <text:p>0,18051914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34])" office:value-type="float" office:value="0.509041415750371" calcext:value-type="float">
            <text:p>0,5090414158</text:p>
          </table:table-cell>
          <table:table-cell table:formula="of:=SIN([deltas.C34])" office:value-type="float" office:value="0.460199784783852" calcext:value-type="float">
            <text:p>0,4601997848</text:p>
          </table:table-cell>
          <table:table-cell table:formula="of:=SIN([deltas.D34])" office:value-type="float" office:value="0.159881187691835" calcext:value-type="float">
            <text:p>0,1598811877</text:p>
          </table:table-cell>
          <table:table-cell table:formula="of:=SIN([deltas.E34])" office:value-type="float" office:value="0.0975828997591496" calcext:value-type="float">
            <text:p>0,0975828998</text:p>
          </table:table-cell>
          <table:table-cell table:formula="of:=SIN([deltas.F34])" office:value-type="float" office:value="0.00872653549837393" calcext:value-type="float">
            <text:p>0,0087265355</text:p>
          </table:table-cell>
          <table:table-cell table:formula="of:=SIN([deltas.G34])" office:value-type="float" office:value="0.285688367404974" calcext:value-type="float">
            <text:p>0,2856883674</text:p>
          </table:table-cell>
          <table:table-cell table:formula="of:=SIN([deltas.H34])" office:value-type="float" office:value="0.0453629881292537" calcext:value-type="float">
            <text:p>0,0453629881</text:p>
          </table:table-cell>
          <table:table-cell table:formula="of:=SIN([deltas.I34])" office:value-type="float" office:value="0.140901231937583" calcext:value-type="float">
            <text:p>0,1409012319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SIN([deltas.B35])" office:value-type="float" office:value="0.376224263139366" calcext:value-type="float">
            <text:p>0,3762242631</text:p>
          </table:table-cell>
          <table:table-cell table:formula="of:=SIN([deltas.C35])" office:value-type="float" office:value="0.641449631569158" calcext:value-type="float">
            <text:p>0,6414496316</text:p>
          </table:table-cell>
          <table:table-cell table:formula="of:=SIN([deltas.D35])" office:value-type="float" office:value="0.0854169231373674" calcext:value-type="float">
            <text:p>0,0854169231</text:p>
          </table:table-cell>
          <table:table-cell table:formula="of:=SIN([deltas.E35])" office:value-type="float" office:value="0.0575640269595672" calcext:value-type="float">
            <text:p>0,057564027</text:p>
          </table:table-cell>
          <table:table-cell table:formula="of:=SIN([deltas.F35])" office:value-type="float" office:value="0.012217000835247" calcext:value-type="float">
            <text:p>0,0122170008</text:p>
          </table:table-cell>
          <table:table-cell table:formula="of:=SIN([deltas.G35])" office:value-type="float" office:value="0.185666615385577" calcext:value-type="float">
            <text:p>0,1856666154</text:p>
          </table:table-cell>
          <table:table-cell table:formula="of:=SIN([deltas.H35])" office:value-type="float" office:value="0.240228042477263" calcext:value-type="float">
            <text:p>0,2402280425</text:p>
          </table:table-cell>
          <table:table-cell table:formula="of:=SIN([deltas.I35])" office:value-type="float" office:value="0.366501226724297" calcext:value-type="float">
            <text:p>0,36650122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6])" office:value-type="float" office:value="0.989272332962988" calcext:value-type="float">
            <text:p>0,989272333</text:p>
          </table:table-cell>
          <table:table-cell table:formula="of:=SIN([deltas.C36])" office:value-type="float" office:value="0.353474843779258" calcext:value-type="float">
            <text:p>0,3534748438</text:p>
          </table:table-cell>
          <table:table-cell table:formula="of:=SIN([deltas.D36])" office:value-type="float" office:value="0.965925826289068" calcext:value-type="float">
            <text:p>0,9659258263</text:p>
          </table:table-cell>
          <table:table-cell table:formula="of:=SIN([deltas.E36])" office:value-type="float" office:value="0.343659694585616" calcext:value-type="float">
            <text:p>0,3436596946</text:p>
          </table:table-cell>
          <table:table-cell table:formula="of:=SIN([deltas.F36])" office:value-type="float" office:value="0.00872653549837393" calcext:value-type="float">
            <text:p>0,0087265355</text:p>
          </table:table-cell>
          <table:table-cell table:formula="of:=SIN([deltas.G36])" office:value-type="float" office:value="0.332161131883703" calcext:value-type="float">
            <text:p>0,3321611319</text:p>
          </table:table-cell>
          <table:table-cell table:formula="of:=SIN([deltas.H36])" office:value-type="float" office:value="0.204496051841791" calcext:value-type="float">
            <text:p>0,2044960518</text:p>
          </table:table-cell>
          <table:table-cell table:formula="of:=SIN([deltas.I36])" office:value-type="float" office:value="0.676875969682661" calcext:value-type="float">
            <text:p>0,67687596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7])" office:value-type="float" office:value="0.226651307436855" calcext:value-type="float">
            <text:p>0,2266513074</text:p>
          </table:table-cell>
          <table:table-cell table:formula="of:=SIN([deltas.C37])" office:value-type="float" office:value="0.287360519849712" calcext:value-type="float">
            <text:p>0,2873605198</text:p>
          </table:table-cell>
          <table:table-cell table:formula="of:=SIN([deltas.D37])" office:value-type="float" office:value="0.125333233564304" calcext:value-type="float">
            <text:p>0,1253332336</text:p>
          </table:table-cell>
          <table:table-cell table:formula="of:=SIN([deltas.E37])" office:value-type="float" office:value="0.137444546037147" calcext:value-type="float">
            <text:p>0,137444546</text:p>
          </table:table-cell>
          <table:table-cell table:formula="of:=SIN([deltas.F37])" office:value-type="float" office:value="0.163325962241622" calcext:value-type="float">
            <text:p>0,1633259622</text:p>
          </table:table-cell>
          <table:table-cell table:formula="of:=SIN([deltas.G37])" office:value-type="float" office:value="0.356737999319625" calcext:value-type="float">
            <text:p>0,3567379993</text:p>
          </table:table-cell>
          <table:table-cell table:formula="of:=SIN([deltas.H37])" office:value-type="float" office:value="0.0680152906652483" calcext:value-type="float">
            <text:p>0,0680152907</text:p>
          </table:table-cell>
          <table:table-cell table:formula="of:=SIN([deltas.I37])" office:value-type="float" office:value="0.583541211356117" calcext:value-type="float">
            <text:p>0,5835412114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SIN([deltas.B38])" office:value-type="float" office:value="0.144356201000973" calcext:value-type="float">
            <text:p>0,144356201</text:p>
          </table:table-cell>
          <table:table-cell table:formula="of:=SIN([deltas.C38])" office:value-type="float" office:value="0.09063258019778" calcext:value-type="float">
            <text:p>0,0906325802</text:p>
          </table:table-cell>
          <table:table-cell table:formula="of:=SIN([deltas.D38])" office:value-type="float" office:value="0.284015344703923" calcext:value-type="float">
            <text:p>0,2840153447</text:p>
          </table:table-cell>
          <table:table-cell table:formula="of:=SIN([deltas.E38])" office:value-type="float" office:value="0.00872653549837393" calcext:value-type="float">
            <text:p>0,0087265355</text:p>
          </table:table-cell>
          <table:table-cell table:formula="of:=SIN([deltas.F38])" office:value-type="float" office:value="0.267238376078257" calcext:value-type="float">
            <text:p>0,2672383761</text:p>
          </table:table-cell>
          <table:table-cell table:formula="of:=SIN([deltas.G38])" office:value-type="float" office:value="0.312334918512233" calcext:value-type="float">
            <text:p>0,3123349185</text:p>
          </table:table-cell>
          <table:table-cell table:formula="of:=SIN([deltas.H38])" office:value-type="float" office:value="0.0801989243288588" calcext:value-type="float">
            <text:p>0,0801989243</text:p>
          </table:table-cell>
          <table:table-cell table:formula="of:=SIN([deltas.I38])" office:value-type="float" office:value="0.187381314585725" calcext:value-type="float">
            <text:p>0,18738131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9])" office:value-type="float" office:value="0.525471651072268" calcext:value-type="float">
            <text:p>0,5254716511</text:p>
          </table:table-cell>
          <table:table-cell table:formula="of:=SIN([deltas.C39])" office:value-type="float" office:value="0.0941083133185144" calcext:value-type="float">
            <text:p>0,0941083133</text:p>
          </table:table-cell>
          <table:table-cell table:formula="of:=SIN([deltas.D39])" office:value-type="float" office:value="0.231747903494157" calcext:value-type="float">
            <text:p>0,2317479035</text:p>
          </table:table-cell>
          <table:table-cell table:formula="of:=SIN([deltas.E39])" office:value-type="float" office:value="0.125333233564304" calcext:value-type="float">
            <text:p>0,1253332336</text:p>
          </table:table-cell>
          <table:table-cell table:formula="of:=SIN([deltas.F39])" office:value-type="float" office:value="0.170209499166032" calcext:value-type="float">
            <text:p>0,1702094992</text:p>
          </table:table-cell>
          <table:table-cell table:formula="of:=SIN([deltas.G39])" office:value-type="float" office:value="0.245307385878803" calcext:value-type="float">
            <text:p>0,2453073859</text:p>
          </table:table-cell>
          <table:table-cell table:formula="of:=SIN([deltas.H39])" office:value-type="float" office:value="0.0697564737441253" calcext:value-type="float">
            <text:p>0,0697564737</text:p>
          </table:table-cell>
          <table:table-cell table:formula="of:=SIN([deltas.I39])" office:value-type="float" office:value="0.348572047321815" calcext:value-type="float">
            <text:p>0,3485720473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SIN([deltas.B40])" office:value-type="float" office:value="0.576432316169793" calcext:value-type="float">
            <text:p>0,5764323162</text:p>
          </table:table-cell>
          <table:table-cell table:formula="of:=SIN([deltas.C40])" office:value-type="float" office:value="0.333806859233771" calcext:value-type="float">
            <text:p>0,3338068592</text:p>
          </table:table-cell>
          <table:table-cell table:formula="of:=SIN([deltas.D40])" office:value-type="float" office:value="0.277314653302378" calcext:value-type="float">
            <text:p>0,2773146533</text:p>
          </table:table-cell>
          <table:table-cell table:formula="of:=SIN([deltas.E40])" office:value-type="float" office:value="0.0888942968664417" calcext:value-type="float">
            <text:p>0,0888942969</text:p>
          </table:table-cell>
          <table:table-cell table:formula="of:=SIN([deltas.F40])" office:value-type="float" office:value="0.197657340379126" calcext:value-type="float">
            <text:p>0,1976573404</text:p>
          </table:table-cell>
          <table:table-cell table:formula="of:=SIN([deltas.G40])" office:value-type="float" office:value="0.0122170008352472" calcext:value-type="float">
            <text:p>0,0122170008</text:p>
          </table:table-cell>
          <table:table-cell table:formula="of:=SIN([deltas.H40])" office:value-type="float" office:value="0.102792536787247" calcext:value-type="float">
            <text:p>0,1027925368</text:p>
          </table:table-cell>
          <table:table-cell table:formula="of:=SIN([deltas.I40])" office:value-type="float" office:value="0.099319749743639" calcext:value-type="float">
            <text:p>0,0993197497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SIN([deltas.B41])" office:value-type="float" office:value="0.39714789063478" calcext:value-type="float">
            <text:p>0,3971478906</text:p>
          </table:table-cell>
          <table:table-cell table:formula="of:=SIN([deltas.C41])" office:value-type="float" office:value="0.0575640269595675" calcext:value-type="float">
            <text:p>0,057564027</text:p>
          </table:table-cell>
          <table:table-cell table:formula="of:=SIN([deltas.D41])" office:value-type="float" office:value="0.309016994374947" calcext:value-type="float">
            <text:p>0,3090169944</text:p>
          </table:table-cell>
          <table:table-cell table:formula="of:=SIN([deltas.E41])" office:value-type="float" office:value="0.0331551783885264" calcext:value-type="float">
            <text:p>0,0331551784</text:p>
          </table:table-cell>
          <table:table-cell table:formula="of:=SIN([deltas.F41])" office:value-type="float" office:value="0.216439613938103" calcext:value-type="float">
            <text:p>0,2164396139</text:p>
          </table:table-cell>
          <table:table-cell table:formula="of:=SIN([deltas.G41])" office:value-type="float" office:value="0.36487678433762" calcext:value-type="float">
            <text:p>0,3648767843</text:p>
          </table:table-cell>
          <table:table-cell table:formula="of:=SIN([deltas.H41])" office:value-type="float" office:value="0.236838146065619" calcext:value-type="float">
            <text:p>0,2368381461</text:p>
          </table:table-cell>
          <table:table-cell table:formula="of:=SIN([deltas.I41])" office:value-type="float" office:value="0.034899496702501" calcext:value-type="float">
            <text:p>0,03489949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42])" office:value-type="float" office:value="0.943800951583229" calcext:value-type="float">
            <text:p>0,9438009516</text:p>
          </table:table-cell>
          <table:table-cell table:formula="of:=SIN([deltas.C42])" office:value-type="float" office:value="0.313992455967404" calcext:value-type="float">
            <text:p>0,313992456</text:p>
          </table:table-cell>
          <table:table-cell table:formula="of:=SIN([deltas.D42])" office:value-type="float" office:value="0.98540789848349" calcext:value-type="float">
            <text:p>0,9854078985</text:p>
          </table:table-cell>
          <table:table-cell table:formula="of:=SIN([deltas.E42])" office:value-type="float" office:value="0.346935651573256" calcext:value-type="float">
            <text:p>0,3469356516</text:p>
          </table:table-cell>
          <table:table-cell table:formula="of:=SIN([deltas.F42])" office:value-type="float" office:value="0.262189178640865" calcext:value-type="float">
            <text:p>0,2621891786</text:p>
          </table:table-cell>
          <table:table-cell table:formula="of:=SIN([deltas.G42])" office:value-type="float" office:value="0.278991106039229" calcext:value-type="float">
            <text:p>0,278991106</text:p>
          </table:table-cell>
          <table:table-cell table:formula="of:=SIN([deltas.H42])" office:value-type="float" office:value="0.228350870110655" calcext:value-type="float">
            <text:p>0,2283508701</text:p>
          </table:table-cell>
          <table:table-cell table:formula="of:=SIN([deltas.I42])" office:value-type="float" office:value="0.515038074910054" calcext:value-type="float">
            <text:p>0,515038074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3])" office:value-type="float" office:value="0.163325962241622" calcext:value-type="float">
            <text:p>0,1633259622</text:p>
          </table:table-cell>
          <table:table-cell table:formula="of:=SIN([deltas.C43])" office:value-type="float" office:value="0.0593063735759617" calcext:value-type="float">
            <text:p>0,0593063736</text:p>
          </table:table-cell>
          <table:table-cell table:formula="of:=SIN([deltas.D43])" office:value-type="float" office:value="0.043619387365336" calcext:value-type="float">
            <text:p>0,0436193874</text:p>
          </table:table-cell>
          <table:table-cell table:formula="of:=SIN([deltas.E43])" office:value-type="float" office:value="0.0610485395348569" calcext:value-type="float">
            <text:p>0,0610485395</text:p>
          </table:table-cell>
          <table:table-cell table:formula="of:=SIN([deltas.F43])" office:value-type="float" office:value="0.0627905195293138" calcext:value-type="float">
            <text:p>0,0627905195</text:p>
          </table:table-cell>
          <table:table-cell table:formula="of:=SIN([deltas.G43])" office:value-type="float" office:value="0.182235525492147" calcext:value-type="float">
            <text:p>0,1822355255</text:p>
          </table:table-cell>
          <table:table-cell table:formula="of:=SIN([deltas.H43])" office:value-type="float" office:value="0.0191974423996896" calcext:value-type="float">
            <text:p>0,0191974424</text:p>
          </table:table-cell>
          <table:table-cell table:formula="of:=SIN([deltas.I43])" office:value-type="float" office:value="0.0296662440851108" calcext:value-type="float">
            <text:p>0,029666244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4])" office:value-type="float" office:value="0.240228042477264" calcext:value-type="float">
            <text:p>0,2402280425</text:p>
          </table:table-cell>
          <table:table-cell table:formula="of:=SIN([deltas.C44])" office:value-type="float" office:value="0.230049737188104" calcext:value-type="float">
            <text:p>0,2300497372</text:p>
          </table:table-cell>
          <table:table-cell table:formula="of:=SIN([deltas.D44])" office:value-type="float" office:value="0.0732381971276317" calcext:value-type="float">
            <text:p>0,0732381971</text:p>
          </table:table-cell>
          <table:table-cell table:formula="of:=SIN([deltas.E44])" office:value-type="float" office:value="0.03838780908752" calcext:value-type="float">
            <text:p>0,0383878091</text:p>
          </table:table-cell>
          <table:table-cell table:formula="of:=SIN([deltas.F44])" office:value-type="float" office:value="0.0645323082529583" calcext:value-type="float">
            <text:p>0,0645323083</text:p>
          </table:table-cell>
          <table:table-cell table:formula="of:=SIN([deltas.G44])" office:value-type="float" office:value="0.024432178152653" calcext:value-type="float">
            <text:p>0,0244321782</text:p>
          </table:table-cell>
          <table:table-cell table:formula="of:=SIN([deltas.H44])" office:value-type="float" office:value="0.00349065141522353" calcext:value-type="float">
            <text:p>0,0034906514</text:p>
          </table:table-cell>
          <table:table-cell table:formula="of:=SIN([deltas.I44])" office:value-type="float" office:value="0.0714974443326859" calcext:value-type="float">
            <text:p>0,07149744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45])" office:value-type="float" office:value="0.209618562903822" calcext:value-type="float">
            <text:p>0,2096185629</text:p>
          </table:table-cell>
          <table:table-cell table:formula="of:=SIN([deltas.C45])" office:value-type="float" office:value="0.0993197497436388" calcext:value-type="float">
            <text:p>0,0993197497</text:p>
          </table:table-cell>
          <table:table-cell table:formula="of:=SIN([deltas.D45])" office:value-type="float" office:value="0.17364817766693" calcext:value-type="float">
            <text:p>0,1736481777</text:p>
          </table:table-cell>
          <table:table-cell table:formula="of:=SIN([deltas.E45])" office:value-type="float" office:value="0.0191974423996896" calcext:value-type="float">
            <text:p>0,0191974424</text:p>
          </table:table-cell>
          <table:table-cell table:formula="of:=SIN([deltas.F45])" office:value-type="float" office:value="0.0488497697956135" calcext:value-type="float">
            <text:p>0,0488497698</text:p>
          </table:table-cell>
          <table:table-cell table:formula="of:=SIN([deltas.G45])" office:value-type="float" office:value="0.0104717841162457" calcext:value-type="float">
            <text:p>0,0104717841</text:p>
          </table:table-cell>
          <table:table-cell table:formula="of:=SIN([deltas.H45])" office:value-type="float" office:value="0.0191974423996896" calcext:value-type="float">
            <text:p>0,0191974424</text:p>
          </table:table-cell>
          <table:table-cell table:formula="of:=SIN([deltas.I45])" office:value-type="float" office:value="0.03838780908752" calcext:value-type="float">
            <text:p>0,03838780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6])" office:value-type="float" office:value="0.0801989243288591" calcext:value-type="float">
            <text:p>0,0801989243</text:p>
          </table:table-cell>
          <table:table-cell table:formula="of:=SIN([deltas.C46])" office:value-type="float" office:value="0.09063258019778" calcext:value-type="float">
            <text:p>0,0906325802</text:p>
          </table:table-cell>
          <table:table-cell table:formula="of:=SIN([deltas.D46])" office:value-type="float" office:value="0.0505929400767133" calcext:value-type="float">
            <text:p>0,0505929401</text:p>
          </table:table-cell>
          <table:table-cell table:formula="of:=SIN([deltas.E46])" office:value-type="float" office:value="0.0314107590781285" calcext:value-type="float">
            <text:p>0,0314107591</text:p>
          </table:table-cell>
          <table:table-cell table:formula="of:=SIN([deltas.F46])" office:value-type="float" office:value="0.125333233564304" calcext:value-type="float">
            <text:p>0,1253332336</text:p>
          </table:table-cell>
          <table:table-cell table:formula="of:=SIN([deltas.G46])" office:value-type="float" office:value="0.0923705874465615" calcext:value-type="float">
            <text:p>0,0923705874</text:p>
          </table:table-cell>
          <table:table-cell table:formula="of:=SIN([deltas.H46])" office:value-type="float" office:value="0.0279216387235688" calcext:value-type="float">
            <text:p>0,0279216387</text:p>
          </table:table-cell>
          <table:table-cell table:formula="of:=SIN([deltas.I46])" office:value-type="float" office:value="0.0366437087065563" calcext:value-type="float">
            <text:p>0,0366437087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SIN([deltas.B47])" office:value-type="float" office:value="0.0697564737441253" calcext:value-type="float">
            <text:p>0,0697564737</text:p>
          </table:table-cell>
          <table:table-cell table:formula="of:=SIN([deltas.C47])" office:value-type="float" office:value="0.0174524064372835" calcext:value-type="float">
            <text:p>0,0174524064</text:p>
          </table:table-cell>
          <table:table-cell table:formula="of:=SIN([deltas.D47])" office:value-type="float" office:value="0.0975828997591495" calcext:value-type="float">
            <text:p>0,0975828998</text:p>
          </table:table-cell>
          <table:table-cell table:formula="of:=SIN([deltas.E47])" office:value-type="float" office:value="0.0906325801977804" calcext:value-type="float">
            <text:p>0,0906325802</text:p>
          </table:table-cell>
          <table:table-cell table:formula="of:=SIN([deltas.F47])" office:value-type="float" office:value="0.064532308252958" calcext:value-type="float">
            <text:p>0,0645323083</text:p>
          </table:table-cell>
          <table:table-cell table:formula="of:=SIN([deltas.G47])" office:value-type="float" office:value="0.0523359562429438" calcext:value-type="float">
            <text:p>0,0523359562</text:p>
          </table:table-cell>
          <table:table-cell table:formula="of:=SIN([deltas.H47])" office:value-type="float" office:value="0.0418756537291996" calcext:value-type="float">
            <text:p>0,0418756537</text:p>
          </table:table-cell>
          <table:table-cell table:formula="of:=SIN([deltas.I47])" office:value-type="float" office:value="0.121869343405147" calcext:value-type="float">
            <text:p>0,12186934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48])" office:value-type="float" office:value="0.317304656405092" calcext:value-type="float">
            <text:p>0,3173046564</text:p>
          </table:table-cell>
          <table:table-cell table:formula="of:=SIN([deltas.C48])" office:value-type="float" office:value="0.107999355706023" calcext:value-type="float">
            <text:p>0,1079993557</text:p>
          </table:table-cell>
          <table:table-cell table:formula="of:=SIN([deltas.D48])" office:value-type="float" office:value="0.146083028562412" calcext:value-type="float">
            <text:p>0,1460830286</text:p>
          </table:table-cell>
          <table:table-cell table:formula="of:=SIN([deltas.E48])" office:value-type="float" office:value="0.0401317925325599" calcext:value-type="float">
            <text:p>0,0401317925</text:p>
          </table:table-cell>
          <table:table-cell table:formula="of:=SIN([deltas.F48])" office:value-type="float" office:value="0.111468932206326" calcext:value-type="float">
            <text:p>0,1114689322</text:p>
          </table:table-cell>
          <table:table-cell table:formula="of:=SIN([deltas.G48])" office:value-type="float" office:value="0.0401317925325597" calcext:value-type="float">
            <text:p>0,0401317925</text:p>
          </table:table-cell>
          <table:table-cell table:formula="of:=SIN([deltas.H48])" office:value-type="float" office:value="0.064532308252958" calcext:value-type="float">
            <text:p>0,0645323083</text:p>
          </table:table-cell>
          <table:table-cell table:formula="of:=SIN([deltas.I48])" office:value-type="float" office:value="0.0261769483078732" calcext:value-type="float">
            <text:p>0,02617694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49])" office:value-type="float" office:value="0.133986185418292" calcext:value-type="float">
            <text:p>0,1339861854</text:p>
          </table:table-cell>
          <table:table-cell table:formula="of:=SIN([deltas.C49])" office:value-type="float" office:value="0.0174524064372835" calcext:value-type="float">
            <text:p>0,0174524064</text:p>
          </table:table-cell>
          <table:table-cell table:formula="of:=SIN([deltas.D49])" office:value-type="float" office:value="0.144356201000973" calcext:value-type="float">
            <text:p>0,144356201</text:p>
          </table:table-cell>
          <table:table-cell table:formula="of:=SIN([deltas.E49])" office:value-type="float" office:value="0.125333233564304" calcext:value-type="float">
            <text:p>0,1253332336</text:p>
          </table:table-cell>
          <table:table-cell table:formula="of:=SIN([deltas.F49])" office:value-type="float" office:value="0.0314107590781285" calcext:value-type="float">
            <text:p>0,0314107591</text:p>
          </table:table-cell>
          <table:table-cell table:formula="of:=SIN([deltas.G49])" office:value-type="float" office:value="0.0767190281268187" calcext:value-type="float">
            <text:p>0,0767190281</text:p>
          </table:table-cell>
          <table:table-cell table:formula="of:=SIN([deltas.H49])" office:value-type="float" office:value="0.0523359562429438" calcext:value-type="float">
            <text:p>0,0523359562</text:p>
          </table:table-cell>
          <table:table-cell table:formula="of:=SIN([deltas.I49])" office:value-type="float" office:value="0.0836778433323152" calcext:value-type="float">
            <text:p>0,0836778433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SIN([deltas.B50])" office:value-type="float" office:value="0.00698126029796165" calcext:value-type="float">
            <text:p>0,0069812603</text:p>
          </table:table-cell>
          <table:table-cell table:formula="of:=SIN([deltas.C50])" office:value-type="float" office:value="0.0714974443326858" calcext:value-type="float">
            <text:p>0,0714974443</text:p>
          </table:table-cell>
          <table:table-cell table:formula="of:=SIN([deltas.D50])" office:value-type="float" office:value="0.0261769483078732" calcext:value-type="float">
            <text:p>0,0261769483</text:p>
          </table:table-cell>
          <table:table-cell table:formula="of:=SIN([deltas.E50])" office:value-type="float" office:value="0.00698126029796165" calcext:value-type="float">
            <text:p>0,0069812603</text:p>
          </table:table-cell>
          <table:table-cell table:formula="of:=SIN([deltas.F50])" office:value-type="float" office:value="0.133986185418292" calcext:value-type="float">
            <text:p>0,1339861854</text:p>
          </table:table-cell>
          <table:table-cell table:formula="of:=SIN([deltas.G50])" office:value-type="float" office:value="0.0836778433323154" calcext:value-type="float">
            <text:p>0,0836778433</text:p>
          </table:table-cell>
          <table:table-cell table:formula="of:=SIN([deltas.H50])" office:value-type="float" office:value="0.0226873335727811" calcext:value-type="float">
            <text:p>0,0226873336</text:p>
          </table:table-cell>
          <table:table-cell table:formula="of:=SIN([deltas.I50])" office:value-type="float" office:value="0.0122170008352472" calcext:value-type="float">
            <text:p>0,01221700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51])" office:value-type="float" office:value="0.0593063735759617" calcext:value-type="float">
            <text:p>0,0593063736</text:p>
          </table:table-cell>
          <table:table-cell table:formula="of:=SIN([deltas.C51])" office:value-type="float" office:value="0.00349065141522403" calcext:value-type="float">
            <text:p>0,0034906514</text:p>
          </table:table-cell>
          <table:table-cell table:formula="of:=SIN([deltas.D51])" office:value-type="float" office:value="0.0888942968664416" calcext:value-type="float">
            <text:p>0,0888942969</text:p>
          </table:table-cell>
          <table:table-cell table:formula="of:=SIN([deltas.E51])" office:value-type="float" office:value="0.0801989243288588" calcext:value-type="float">
            <text:p>0,0801989243</text:p>
          </table:table-cell>
          <table:table-cell table:formula="of:=SIN([deltas.F51])" office:value-type="float" office:value="0.0174524064372835" calcext:value-type="float">
            <text:p>0,0174524064</text:p>
          </table:table-cell>
          <table:table-cell table:formula="of:=SIN([deltas.G51])" office:value-type="float" office:value="0.207911690817759" calcext:value-type="float">
            <text:p>0,2079116908</text:p>
          </table:table-cell>
          <table:table-cell table:formula="of:=SIN([deltas.H51])" office:value-type="float" office:value="0.00349065141522403" calcext:value-type="float">
            <text:p>0,0034906514</text:p>
          </table:table-cell>
          <table:table-cell table:formula="of:=SIN([deltas.I51])" office:value-type="float" office:value="0.0453629881292538" calcext:value-type="float">
            <text:p>0,045362988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2])" office:value-type="float" office:value="0.381070376350274" calcext:value-type="float">
            <text:p>0,3810703764</text:p>
          </table:table-cell>
          <table:table-cell table:formula="of:=SIN([deltas.C52])" office:value-type="float" office:value="0.0401317925325599" calcext:value-type="float">
            <text:p>0,0401317925</text:p>
          </table:table-cell>
          <table:table-cell table:formula="of:=SIN([deltas.D52])" office:value-type="float" office:value="0.374606593415912" calcext:value-type="float">
            <text:p>0,3746065934</text:p>
          </table:table-cell>
          <table:table-cell table:formula="of:=SIN([deltas.E52])" office:value-type="float" office:value="0.135715572434304" calcext:value-type="float">
            <text:p>0,1357155724</text:p>
          </table:table-cell>
          <table:table-cell table:formula="of:=SIN([deltas.F52])" office:value-type="float" office:value="0.0732381971276315" calcext:value-type="float">
            <text:p>0,0732381971</text:p>
          </table:table-cell>
          <table:table-cell table:formula="of:=SIN([deltas.G52])" office:value-type="float" office:value="0.0296662440851108" calcext:value-type="float">
            <text:p>0,0296662441</text:p>
          </table:table-cell>
          <table:table-cell table:formula="of:=SIN([deltas.H52])" office:value-type="float" office:value="0.0296662440851106" calcext:value-type="float">
            <text:p>0,0296662441</text:p>
          </table:table-cell>
          <table:table-cell table:formula="of:=SIN([deltas.I52])" office:value-type="float" office:value="0.102792536787247" calcext:value-type="float">
            <text:p>0,1027925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53])" office:value-type="float" office:value="0.0314107590781284" calcext:value-type="float">
            <text:p>0,0314107591</text:p>
          </table:table-cell>
          <table:table-cell table:formula="of:=SIN([deltas.C53])" office:value-type="float" office:value="0.113203213767907" calcext:value-type="float">
            <text:p>0,1132032138</text:p>
          </table:table-cell>
          <table:table-cell table:formula="of:=SIN([deltas.D53])" office:value-type="float" office:value="0.034899496702501" calcext:value-type="float">
            <text:p>0,0348994967</text:p>
          </table:table-cell>
          <table:table-cell table:formula="of:=SIN([deltas.E53])" office:value-type="float" office:value="0.0191974423996898" calcext:value-type="float">
            <text:p>0,0191974424</text:p>
          </table:table-cell>
          <table:table-cell table:formula="of:=SIN([deltas.F53])" office:value-type="float" office:value="0.0610485395348569" calcext:value-type="float">
            <text:p>0,0610485395</text:p>
          </table:table-cell>
          <table:table-cell table:formula="of:=SIN([deltas.G53])" office:value-type="float" office:value="0.0505929400767134" calcext:value-type="float">
            <text:p>0,0505929401</text:p>
          </table:table-cell>
          <table:table-cell table:formula="of:=SIN([deltas.H53])" office:value-type="float" office:value="0.0645323082529578" calcext:value-type="float">
            <text:p>0,0645323083</text:p>
          </table:table-cell>
          <table:table-cell table:formula="of:=SIN([deltas.I53])" office:value-type="float" office:value="0.130526192220052" calcext:value-type="float">
            <text:p>0,130526192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4])" office:value-type="float" office:value="0.0471064507096427" calcext:value-type="float">
            <text:p>0,0471064507</text:p>
          </table:table-cell>
          <table:table-cell table:formula="of:=SIN([deltas.C54])" office:value-type="float" office:value="0.0279216387235688" calcext:value-type="float">
            <text:p>0,0279216387</text:p>
          </table:table-cell>
          <table:table-cell table:formula="of:=SIN([deltas.D54])" office:value-type="float" office:value="0.0418756537291997" calcext:value-type="float">
            <text:p>0,0418756537</text:p>
          </table:table-cell>
          <table:table-cell table:formula="of:=SIN([deltas.E54])" office:value-type="float" office:value="0.00872653549837393" calcext:value-type="float">
            <text:p>0,0087265355</text:p>
          </table:table-cell>
          <table:table-cell table:formula="of:=SIN([deltas.F54])" office:value-type="float" office:value="0.132256390257122" calcext:value-type="float">
            <text:p>0,1322563903</text:p>
          </table:table-cell>
          <table:table-cell table:formula="of:=SIN([deltas.G54])" office:value-type="float" office:value="0.0784590957278451" calcext:value-type="float">
            <text:p>0,0784590957</text:p>
          </table:table-cell>
          <table:table-cell table:formula="of:=SIN([deltas.H54])" office:value-type="float" office:value="0.0714974443326863" calcext:value-type="float">
            <text:p>0,0714974443</text:p>
          </table:table-cell>
          <table:table-cell table:formula="of:=SIN([deltas.I54])" office:value-type="float" office:value="0.156434465040231" calcext:value-type="float">
            <text:p>0,156434465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SIN([deltas.B55])" office:value-type="float" office:value="0.102792536787247" calcext:value-type="float">
            <text:p>0,1027925368</text:p>
          </table:table-cell>
          <table:table-cell table:formula="of:=SIN([deltas.C55])" office:value-type="float" office:value="0.0906325801977804" calcext:value-type="float">
            <text:p>0,0906325802</text:p>
          </table:table-cell>
          <table:table-cell table:formula="of:=SIN([deltas.D55])" office:value-type="float" office:value="0.00523596383141953" calcext:value-type="float">
            <text:p>0,0052359638</text:p>
          </table:table-cell>
          <table:table-cell table:formula="of:=SIN([deltas.E55])" office:value-type="float" office:value="0.043619387365336" calcext:value-type="float">
            <text:p>0,0436193874</text:p>
          </table:table-cell>
          <table:table-cell table:formula="of:=SIN([deltas.F55])" office:value-type="float" office:value="0.128795596577563" calcext:value-type="float">
            <text:p>0,1287955966</text:p>
          </table:table-cell>
          <table:table-cell table:formula="of:=SIN([deltas.G55])" office:value-type="float" office:value="0.0331551783885264" calcext:value-type="float">
            <text:p>0,0331551784</text:p>
          </table:table-cell>
          <table:table-cell table:formula="of:=SIN([deltas.H55])" office:value-type="float" office:value="0.0941083133185144" calcext:value-type="float">
            <text:p>0,0941083133</text:p>
          </table:table-cell>
          <table:table-cell table:formula="of:=SIN([deltas.I55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SIN([deltas.B56])" office:value-type="float" office:value="0.0697564737441253" calcext:value-type="float">
            <text:p>0,0697564737</text:p>
          </table:table-cell>
          <table:table-cell table:formula="of:=SIN([deltas.C56])" office:value-type="float" office:value="0.0244321781526528" calcext:value-type="float">
            <text:p>0,0244321782</text:p>
          </table:table-cell>
          <table:table-cell table:formula="of:=SIN([deltas.D56])" office:value-type="float" office:value="0.00174532836589833" calcext:value-type="float">
            <text:p>0,0017453284</text:p>
          </table:table-cell>
          <table:table-cell table:formula="of:=SIN([deltas.E56])" office:value-type="float" office:value="0.0540788129847754" calcext:value-type="float">
            <text:p>0,054078813</text:p>
          </table:table-cell>
          <table:table-cell table:formula="of:=SIN([deltas.F56])" office:value-type="float" office:value="0.0261769483078732" calcext:value-type="float">
            <text:p>0,0261769483</text:p>
          </table:table-cell>
          <table:table-cell table:formula="of:=SIN([deltas.G56])" office:value-type="float" office:value="0.0314107590781282" calcext:value-type="float">
            <text:p>0,0314107591</text:p>
          </table:table-cell>
          <table:table-cell table:formula="of:=SIN([deltas.H56])" office:value-type="float" office:value="0.043619387365336" calcext:value-type="float">
            <text:p>0,0436193874</text:p>
          </table:table-cell>
          <table:table-cell table:formula="of:=SIN([deltas.I56])" office:value-type="float" office:value="0.12706460860135" calcext:value-type="float">
            <text:p>0,127064608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57])" office:value-type="float" office:value="0.013962180339145" calcext:value-type="float">
            <text:p>0,0139621803</text:p>
          </table:table-cell>
          <table:table-cell table:formula="of:=SIN([deltas.C57])" office:value-type="float" office:value="0.057564026959567" calcext:value-type="float">
            <text:p>0,057564027</text:p>
          </table:table-cell>
          <table:table-cell table:formula="of:=SIN([deltas.D57])" office:value-type="float" office:value="0.107999355706023" calcext:value-type="float">
            <text:p>0,1079993557</text:p>
          </table:table-cell>
          <table:table-cell table:formula="of:=SIN([deltas.E57])" office:value-type="float" office:value="0.0418756537291995" calcext:value-type="float">
            <text:p>0,0418756537</text:p>
          </table:table-cell>
          <table:table-cell table:formula="of:=SIN([deltas.F57])" office:value-type="float" office:value="0.0697564737441253" calcext:value-type="float">
            <text:p>0,0697564737</text:p>
          </table:table-cell>
          <table:table-cell table:formula="of:=SIN([deltas.G57])" office:value-type="float" office:value="0.0784590957278449" calcext:value-type="float">
            <text:p>0,0784590957</text:p>
          </table:table-cell>
          <table:table-cell table:formula="of:=SIN([deltas.H57])" office:value-type="float" office:value="0.0418756537291997" calcext:value-type="float">
            <text:p>0,0418756537</text:p>
          </table:table-cell>
          <table:table-cell table:formula="of:=SIN([deltas.I57])" office:value-type="float" office:value="0.0226873335727814" calcext:value-type="float">
            <text:p>0,022687333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8])" office:value-type="float" office:value="0" calcext:value-type="float">
            <text:p>0</text:p>
          </table:table-cell>
          <table:table-cell table:formula="of:=SIN([deltas.C58])" office:value-type="float" office:value="0.00698126029796165" calcext:value-type="float">
            <text:p>0,0069812603</text:p>
          </table:table-cell>
          <table:table-cell table:formula="of:=SIN([deltas.D58])" office:value-type="float" office:value="0.0261769483078732" calcext:value-type="float">
            <text:p>0,0261769483</text:p>
          </table:table-cell>
          <table:table-cell table:formula="of:=SIN([deltas.E58])" office:value-type="float" office:value="0.00349065141522378" calcext:value-type="float">
            <text:p>0,0034906514</text:p>
          </table:table-cell>
          <table:table-cell table:formula="of:=SIN([deltas.F58])" office:value-type="float" office:value="0.00698126029796165" calcext:value-type="float">
            <text:p>0,0069812603</text:p>
          </table:table-cell>
          <table:table-cell table:formula="of:=SIN([deltas.G58])" office:value-type="float" office:value="0.0209424198833568" calcext:value-type="float">
            <text:p>0,0209424199</text:p>
          </table:table-cell>
          <table:table-cell table:formula="of:=SIN([deltas.H58])" office:value-type="float" office:value="0.00872653549837393" calcext:value-type="float">
            <text:p>0,0087265355</text:p>
          </table:table-cell>
          <table:table-cell table:formula="of:=SIN([deltas.I58])" office:value-type="float" office:value="0.064532308252958" calcext:value-type="float">
            <text:p>0,0645323083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SIN([deltas.B59])" office:value-type="float" office:value="0.00523596383141953" calcext:value-type="float">
            <text:p>0,0052359638</text:p>
          </table:table-cell>
          <table:table-cell table:formula="of:=SIN([deltas.C59])" office:value-type="float" office:value="0.0801989243288588" calcext:value-type="float">
            <text:p>0,0801989243</text:p>
          </table:table-cell>
          <table:table-cell table:formula="of:=SIN([deltas.D59])" office:value-type="float" office:value="0.0488497697956132" calcext:value-type="float">
            <text:p>0,0488497698</text:p>
          </table:table-cell>
          <table:table-cell table:formula="of:=SIN([deltas.E59])" office:value-type="float" office:value="0.0174524064372835" calcext:value-type="float">
            <text:p>0,0174524064</text:p>
          </table:table-cell>
          <table:table-cell table:formula="of:=SIN([deltas.F59])" office:value-type="float" office:value="0.0575640269595672" calcext:value-type="float">
            <text:p>0,057564027</text:p>
          </table:table-cell>
          <table:table-cell table:formula="of:=SIN([deltas.G59])" office:value-type="float" office:value="0.107999355706023" calcext:value-type="float">
            <text:p>0,1079993557</text:p>
          </table:table-cell>
          <table:table-cell table:formula="of:=SIN([deltas.H59])" office:value-type="float" office:value="0.0174524064372835" calcext:value-type="float">
            <text:p>0,0174524064</text:p>
          </table:table-cell>
          <table:table-cell table:formula="of:=SIN([deltas.I59])" office:value-type="float" office:value="0.109734311091045" calcext:value-type="float">
            <text:p>0,10973431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60])" office:value-type="float" office:value="0.0191974423996896" calcext:value-type="float">
            <text:p>0,0191974424</text:p>
          </table:table-cell>
          <table:table-cell table:formula="of:=SIN([deltas.C60])" office:value-type="float" office:value="0.0122170008352475" calcext:value-type="float">
            <text:p>0,0122170008</text:p>
          </table:table-cell>
          <table:table-cell table:formula="of:=SIN([deltas.D60])" office:value-type="float" office:value="0.0540788129847752" calcext:value-type="float">
            <text:p>0,054078813</text:p>
          </table:table-cell>
          <table:table-cell table:formula="of:=SIN([deltas.E60])" office:value-type="float" office:value="0.0296662440851108" calcext:value-type="float">
            <text:p>0,0296662441</text:p>
          </table:table-cell>
          <table:table-cell table:formula="of:=SIN([deltas.F60])" office:value-type="float" office:value="0.0174524064372835" calcext:value-type="float">
            <text:p>0,0174524064</text:p>
          </table:table-cell>
          <table:table-cell table:formula="of:=SIN([deltas.G60])" office:value-type="float" office:value="0.0226873335727813" calcext:value-type="float">
            <text:p>0,0226873336</text:p>
          </table:table-cell>
          <table:table-cell table:formula="of:=SIN([deltas.H60])" office:value-type="float" office:value="0.0505929400767134" calcext:value-type="float">
            <text:p>0,0505929401</text:p>
          </table:table-cell>
          <table:table-cell table:formula="of:=SIN([deltas.I60])" office:value-type="float" office:value="0.0366437087065562" calcext:value-type="float">
            <text:p>0,03664370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61])" office:value-type="float" office:value="0.00872653549837393" calcext:value-type="float">
            <text:p>0,0087265355</text:p>
          </table:table-cell>
          <table:table-cell table:formula="of:=SIN([deltas.C61])" office:value-type="float" office:value="0.0314107590781285" calcext:value-type="float">
            <text:p>0,0314107591</text:p>
          </table:table-cell>
          <table:table-cell table:formula="of:=SIN([deltas.D61])" office:value-type="float" office:value="0.0488497697956132" calcext:value-type="float">
            <text:p>0,0488497698</text:p>
          </table:table-cell>
          <table:table-cell table:formula="of:=SIN([deltas.E61])" office:value-type="float" office:value="0.0471064507096425" calcext:value-type="float">
            <text:p>0,0471064507</text:p>
          </table:table-cell>
          <table:table-cell table:formula="of:=SIN([deltas.F61])" office:value-type="float" office:value="0.0418756537291995" calcext:value-type="float">
            <text:p>0,0418756537</text:p>
          </table:table-cell>
          <table:table-cell table:formula="of:=SIN([deltas.G61])" office:value-type="float" office:value="0.0505929400767132" calcext:value-type="float">
            <text:p>0,0505929401</text:p>
          </table:table-cell>
          <table:table-cell table:formula="of:=SIN([deltas.H61])" office:value-type="float" office:value="0.0401317925325597" calcext:value-type="float">
            <text:p>0,0401317925</text:p>
          </table:table-cell>
          <table:table-cell table:formula="of:=SIN([deltas.I61])" office:value-type="float" office:value="0.095845752520224" calcext:value-type="float">
            <text:p>0,09584575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62])" office:value-type="float" office:value="0.0401317925325597" calcext:value-type="float">
            <text:p>0,0401317925</text:p>
          </table:table-cell>
          <table:table-cell table:formula="of:=SIN([deltas.C62])" office:value-type="float" office:value="0.00872653549837393" calcext:value-type="float">
            <text:p>0,0087265355</text:p>
          </table:table-cell>
          <table:table-cell table:formula="of:=SIN([deltas.D62])" office:value-type="float" office:value="0.0767190281268187" calcext:value-type="float">
            <text:p>0,0767190281</text:p>
          </table:table-cell>
          <table:table-cell table:formula="of:=SIN([deltas.E62])" office:value-type="float" office:value="0.00349065141522378" calcext:value-type="float">
            <text:p>0,0034906514</text:p>
          </table:table-cell>
          <table:table-cell table:formula="of:=SIN([deltas.F62])" office:value-type="float" office:value="0.09063258019778" calcext:value-type="float">
            <text:p>0,0906325802</text:p>
          </table:table-cell>
          <table:table-cell table:formula="of:=SIN([deltas.G62])" office:value-type="float" office:value="0.0801989243288588" calcext:value-type="float">
            <text:p>0,0801989243</text:p>
          </table:table-cell>
          <table:table-cell table:formula="of:=SIN([deltas.H62])" office:value-type="float" office:value="0.0575640269595675" calcext:value-type="float">
            <text:p>0,057564027</text:p>
          </table:table-cell>
          <table:table-cell table:formula="of:=SIN([deltas.I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3])" office:value-type="float" office:value="0.224951054343865" calcext:value-type="float">
            <text:p>0,2249510543</text:p>
          </table:table-cell>
          <table:table-cell table:formula="of:=SIN([deltas.C63])" office:value-type="float" office:value="0.128795596577562" calcext:value-type="float">
            <text:p>0,1287955966</text:p>
          </table:table-cell>
          <table:table-cell table:formula="of:=SIN([deltas.D63])" office:value-type="float" office:value="0.080198924328859" calcext:value-type="float">
            <text:p>0,0801989243</text:p>
          </table:table-cell>
          <table:table-cell table:formula="of:=SIN([deltas.E63])" office:value-type="float" office:value="0.0453629881292537" calcext:value-type="float">
            <text:p>0,0453629881</text:p>
          </table:table-cell>
          <table:table-cell table:formula="of:=SIN([deltas.F63])" office:value-type="float" office:value="0.204496051841791" calcext:value-type="float">
            <text:p>0,2044960518</text:p>
          </table:table-cell>
          <table:table-cell table:formula="of:=SIN([deltas.G63])" office:value-type="float" office:value="0.109734311091045" calcext:value-type="float">
            <text:p>0,1097343111</text:p>
          </table:table-cell>
          <table:table-cell table:formula="of:=SIN([deltas.H63])" office:value-type="float" office:value="0.0558215049931641" calcext:value-type="float">
            <text:p>0,055821505</text:p>
          </table:table-cell>
          <table:table-cell table:formula="of:=SIN([deltas.I63])" office:value-type="float" office:value="0.00349065141522372" calcext:value-type="float">
            <text:p>0,00349065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64])" office:value-type="float" office:value="0.333806859233771" calcext:value-type="float">
            <text:p>0,3338068592</text:p>
          </table:table-cell>
          <table:table-cell table:formula="of:=SIN([deltas.C64])" office:value-type="float" office:value="0.140901231937583" calcext:value-type="float">
            <text:p>0,1409012319</text:p>
          </table:table-cell>
          <table:table-cell table:formula="of:=SIN([deltas.D64])" office:value-type="float" office:value="0.20620418539663" calcext:value-type="float">
            <text:p>0,2062041854</text:p>
          </table:table-cell>
          <table:table-cell table:formula="of:=SIN([deltas.E64])" office:value-type="float" office:value="0.0296662440851108" calcext:value-type="float">
            <text:p>0,0296662441</text:p>
          </table:table-cell>
          <table:table-cell table:formula="of:=SIN([deltas.F64])" office:value-type="float" office:value="0.0314107590781285" calcext:value-type="float">
            <text:p>0,0314107591</text:p>
          </table:table-cell>
          <table:table-cell table:formula="of:=SIN([deltas.G64])" office:value-type="float" office:value="0.0854169231373673" calcext:value-type="float">
            <text:p>0,0854169231</text:p>
          </table:table-cell>
          <table:table-cell table:formula="of:=SIN([deltas.H64])" office:value-type="float" office:value="0.0819385086300412" calcext:value-type="float">
            <text:p>0,0819385086</text:p>
          </table:table-cell>
          <table:table-cell table:formula="of:=SIN([deltas.I64])" office:value-type="float" office:value="0.0575640269595673" calcext:value-type="float">
            <text:p>0,0575640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5])" office:value-type="float" office:value="0.177084740319583" calcext:value-type="float">
            <text:p>0,1770847403</text:p>
          </table:table-cell>
          <table:table-cell table:formula="of:=SIN([deltas.C65])" office:value-type="float" office:value="0.0680152906652483" calcext:value-type="float">
            <text:p>0,0680152907</text:p>
          </table:table-cell>
          <table:table-cell table:formula="of:=SIN([deltas.D65])" office:value-type="float" office:value="0.106264071336233" calcext:value-type="float">
            <text:p>0,1062640713</text:p>
          </table:table-cell>
          <table:table-cell table:formula="of:=SIN([deltas.E65])" office:value-type="float" office:value="0.020942419883357" calcext:value-type="float">
            <text:p>0,0209424199</text:p>
          </table:table-cell>
          <table:table-cell table:formula="of:=SIN([deltas.F65])" office:value-type="float" office:value="0.0261769483078732" calcext:value-type="float">
            <text:p>0,0261769483</text:p>
          </table:table-cell>
          <table:table-cell table:formula="of:=SIN([deltas.G65])" office:value-type="float" office:value="0.0122170008352472" calcext:value-type="float">
            <text:p>0,0122170008</text:p>
          </table:table-cell>
          <table:table-cell table:formula="of:=SIN([deltas.H65])" office:value-type="float" office:value="0.0191974423996901" calcext:value-type="float">
            <text:p>0,0191974424</text:p>
          </table:table-cell>
          <table:table-cell table:formula="of:=SIN([deltas.I65])" office:value-type="float" office:value="0.00523596383141959" calcext:value-type="float">
            <text:p>0,00523596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66])" office:value-type="float" office:value="0.0453629881292538" calcext:value-type="float">
            <text:p>0,0453629881</text:p>
          </table:table-cell>
          <table:table-cell table:formula="of:=SIN([deltas.C66])" office:value-type="float" office:value="0.111468932206325" calcext:value-type="float">
            <text:p>0,1114689322</text:p>
          </table:table-cell>
          <table:table-cell table:formula="of:=SIN([deltas.D66])" office:value-type="float" office:value="0.0314107590781282" calcext:value-type="float">
            <text:p>0,0314107591</text:p>
          </table:table-cell>
          <table:table-cell table:formula="of:=SIN([deltas.E66])" office:value-type="float" office:value="0.00174532836589846" calcext:value-type="float">
            <text:p>0,0017453284</text:p>
          </table:table-cell>
          <table:table-cell table:formula="of:=SIN([deltas.F66])" office:value-type="float" office:value="0.0471064507096425" calcext:value-type="float">
            <text:p>0,0471064507</text:p>
          </table:table-cell>
          <table:table-cell table:formula="of:=SIN([deltas.G66])" office:value-type="float" office:value="0.020942419883357" calcext:value-type="float">
            <text:p>0,0209424199</text:p>
          </table:table-cell>
          <table:table-cell table:formula="of:=SIN([deltas.H66])" office:value-type="float" office:value="0.00523596383141978" calcext:value-type="float">
            <text:p>0,0052359638</text:p>
          </table:table-cell>
          <table:table-cell table:formula="of:=SIN([deltas.I66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7])" office:value-type="float" office:value="0.135715572434304" calcext:value-type="float">
            <text:p>0,1357155724</text:p>
          </table:table-cell>
          <table:table-cell table:formula="of:=SIN([deltas.C67])" office:value-type="float" office:value="0.0558215049931636" calcext:value-type="float">
            <text:p>0,055821505</text:p>
          </table:table-cell>
          <table:table-cell table:formula="of:=SIN([deltas.D67])" office:value-type="float" office:value="0.118403968306501" calcext:value-type="float">
            <text:p>0,1184039683</text:p>
          </table:table-cell>
          <table:table-cell table:formula="of:=SIN([deltas.E67])" office:value-type="float" office:value="0.0244321781526532" calcext:value-type="float">
            <text:p>0,0244321782</text:p>
          </table:table-cell>
          <table:table-cell table:formula="of:=SIN([deltas.F67])" office:value-type="float" office:value="0.0488497697956135" calcext:value-type="float">
            <text:p>0,0488497698</text:p>
          </table:table-cell>
          <table:table-cell table:formula="of:=SIN([deltas.G67])" office:value-type="float" office:value="0.0157073173118208" calcext:value-type="float">
            <text:p>0,0157073173</text:p>
          </table:table-cell>
          <table:table-cell table:formula="of:=SIN([deltas.H67])" office:value-type="float" office:value="0.0226873335727811" calcext:value-type="float">
            <text:p>0,0226873336</text:p>
          </table:table-cell>
          <table:table-cell table:formula="of:=SIN([deltas.I67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8])" office:value-type="float" office:value="0.0122170008352472" calcext:value-type="float">
            <text:p>0,0122170008</text:p>
          </table:table-cell>
          <table:table-cell table:formula="of:=SIN([deltas.C68])" office:value-type="float" office:value="0.135715572434305" calcext:value-type="float">
            <text:p>0,1357155724</text:p>
          </table:table-cell>
          <table:table-cell table:formula="of:=SIN([deltas.D68])" office:value-type="float" office:value="0.0993197497436391" calcext:value-type="float">
            <text:p>0,0993197497</text:p>
          </table:table-cell>
          <table:table-cell table:formula="of:=SIN([deltas.E68])" office:value-type="float" office:value="0.104528463267653" calcext:value-type="float">
            <text:p>0,1045284633</text:p>
          </table:table-cell>
          <table:table-cell table:formula="of:=SIN([deltas.F68])" office:value-type="float" office:value="0.106264071336234" calcext:value-type="float">
            <text:p>0,1062640713</text:p>
          </table:table-cell>
          <table:table-cell table:formula="of:=SIN([deltas.G68])" office:value-type="float" office:value="0.0226873335727813" calcext:value-type="float">
            <text:p>0,0226873336</text:p>
          </table:table-cell>
          <table:table-cell table:formula="of:=SIN([deltas.H68])" office:value-type="float" office:value="0.113203213767907" calcext:value-type="float">
            <text:p>0,1132032138</text:p>
          </table:table-cell>
          <table:table-cell table:formula="of:=SIN([deltas.I68])" office:value-type="float" office:value="0.0261769483078732" calcext:value-type="float">
            <text:p>0,02617694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69])" office:value-type="float" office:value="0.0104717841162458" calcext:value-type="float">
            <text:p>0,0104717841</text:p>
          </table:table-cell>
          <table:table-cell table:formula="of:=SIN([deltas.C69])" office:value-type="float" office:value="0.0331551783885264" calcext:value-type="float">
            <text:p>0,0331551784</text:p>
          </table:table-cell>
          <table:table-cell table:formula="of:=SIN([deltas.D69])" office:value-type="float" office:value="0.0157073173118207" calcext:value-type="float">
            <text:p>0,0157073173</text:p>
          </table:table-cell>
          <table:table-cell table:formula="of:=SIN([deltas.E69])" office:value-type="float" office:value="0.00174532836589821" calcext:value-type="float">
            <text:p>0,0017453284</text:p>
          </table:table-cell>
          <table:table-cell table:formula="of:=SIN([deltas.F69])" office:value-type="float" office:value="0.0418756537291997" calcext:value-type="float">
            <text:p>0,0418756537</text:p>
          </table:table-cell>
          <table:table-cell table:formula="of:=SIN([deltas.G69])" office:value-type="float" office:value="0.0174524064372835" calcext:value-type="float">
            <text:p>0,0174524064</text:p>
          </table:table-cell>
          <table:table-cell table:formula="of:=SIN([deltas.H69])" office:value-type="float" office:value="0.0296662440851111" calcext:value-type="float">
            <text:p>0,0296662441</text:p>
          </table:table-cell>
          <table:table-cell table:formula="of:=SIN([deltas.I69])" office:value-type="float" office:value="0.064532308252958" calcext:value-type="float">
            <text:p>0,06453230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70])" office:value-type="float" office:value="0.0801989243288588" calcext:value-type="float">
            <text:p>0,0801989243</text:p>
          </table:table-cell>
          <table:table-cell table:formula="of:=SIN([deltas.C70])" office:value-type="float" office:value="0.0575640269595675" calcext:value-type="float">
            <text:p>0,057564027</text:p>
          </table:table-cell>
          <table:table-cell table:formula="of:=SIN([deltas.D70])" office:value-type="float" office:value="0.137444546037147" calcext:value-type="float">
            <text:p>0,137444546</text:p>
          </table:table-cell>
          <table:table-cell table:formula="of:=SIN([deltas.E70])" office:value-type="float" office:value="0.0540788129847754" calcext:value-type="float">
            <text:p>0,054078813</text:p>
          </table:table-cell>
          <table:table-cell table:formula="of:=SIN([deltas.F70])" office:value-type="float" office:value="0.0104717841162457" calcext:value-type="float">
            <text:p>0,0104717841</text:p>
          </table:table-cell>
          <table:table-cell table:formula="of:=SIN([deltas.G70])" office:value-type="float" office:value="0.118403968306501" calcext:value-type="float">
            <text:p>0,1184039683</text:p>
          </table:table-cell>
          <table:table-cell table:formula="of:=SIN([deltas.H70])" office:value-type="float" office:value="0.0174524064372835" calcext:value-type="float">
            <text:p>0,0174524064</text:p>
          </table:table-cell>
          <table:table-cell table:formula="of:=SIN([deltas.I70])" office:value-type="float" office:value="0.0174524064372835" calcext:value-type="float">
            <text:p>0,01745240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1])" office:value-type="float" office:value="0.146083028562411" calcext:value-type="float">
            <text:p>0,1460830286</text:p>
          </table:table-cell>
          <table:table-cell table:formula="of:=SIN([deltas.C71])" office:value-type="float" office:value="0.0662739004000003" calcext:value-type="float">
            <text:p>0,0662739004</text:p>
          </table:table-cell>
          <table:table-cell table:formula="of:=SIN([deltas.D71])" office:value-type="float" office:value="0.0296662440851107" calcext:value-type="float">
            <text:p>0,0296662441</text:p>
          </table:table-cell>
          <table:table-cell table:formula="of:=SIN([deltas.E71])" office:value-type="float" office:value="0.0261769483078732" calcext:value-type="float">
            <text:p>0,0261769483</text:p>
          </table:table-cell>
          <table:table-cell table:formula="of:=SIN([deltas.F71])" office:value-type="float" office:value="0.043619387365336" calcext:value-type="float">
            <text:p>0,0436193874</text:p>
          </table:table-cell>
          <table:table-cell table:formula="of:=SIN([deltas.G71])" office:value-type="float" office:value="0.0854169231373676" calcext:value-type="float">
            <text:p>0,0854169231</text:p>
          </table:table-cell>
          <table:table-cell table:formula="of:=SIN([deltas.H71])" office:value-type="float" office:value="0.132256390257122" calcext:value-type="float">
            <text:p>0,1322563903</text:p>
          </table:table-cell>
          <table:table-cell table:formula="of:=SIN([deltas.I71])" office:value-type="float" office:value="0.00872653549837393" calcext:value-type="float">
            <text:p>0,008726535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72])" office:value-type="float" office:value="0.00349065141522378" calcext:value-type="float">
            <text:p>0,0034906514</text:p>
          </table:table-cell>
          <table:table-cell table:formula="of:=SIN([deltas.C72])" office:value-type="float" office:value="0.0610485395348569" calcext:value-type="float">
            <text:p>0,0610485395</text:p>
          </table:table-cell>
          <table:table-cell table:formula="of:=SIN([deltas.D72])" office:value-type="float" office:value="0.0244321781526532" calcext:value-type="float">
            <text:p>0,0244321782</text:p>
          </table:table-cell>
          <table:table-cell table:formula="of:=SIN([deltas.E72])" office:value-type="float" office:value="0.0261769483078732" calcext:value-type="float">
            <text:p>0,0261769483</text:p>
          </table:table-cell>
          <table:table-cell table:formula="of:=SIN([deltas.F72])" office:value-type="float" office:value="0.290702193598253" calcext:value-type="float">
            <text:p>0,2907021936</text:p>
          </table:table-cell>
          <table:table-cell table:formula="of:=SIN([deltas.G72])" office:value-type="float" office:value="0.248689887164855" calcext:value-type="float">
            <text:p>0,2486898872</text:p>
          </table:table-cell>
          <table:table-cell table:formula="of:=SIN([deltas.H72])" office:value-type="float" office:value="0.0209424198833568" calcext:value-type="float">
            <text:p>0,0209424199</text:p>
          </table:table-cell>
          <table:table-cell table:formula="of:=SIN([deltas.I72])" office:value-type="float" office:value="0.102792536787247" calcext:value-type="float">
            <text:p>0,10279253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3])" office:value-type="float" office:value="0.317304656405092" calcext:value-type="float">
            <text:p>0,3173046564</text:p>
          </table:table-cell>
          <table:table-cell table:formula="of:=SIN([deltas.C73])" office:value-type="float" office:value="0.392337116603562" calcext:value-type="float">
            <text:p>0,3923371166</text:p>
          </table:table-cell>
          <table:table-cell table:formula="of:=SIN([deltas.D73])" office:value-type="float" office:value="0.0139621803391453" calcext:value-type="float">
            <text:p>0,0139621803</text:p>
          </table:table-cell>
          <table:table-cell table:formula="of:=SIN([deltas.E73])" office:value-type="float" office:value="0.0296662440851108" calcext:value-type="float">
            <text:p>0,0296662441</text:p>
          </table:table-cell>
          <table:table-cell table:formula="of:=SIN([deltas.F73])" office:value-type="float" office:value="0.095845752520224" calcext:value-type="float">
            <text:p>0,0958457525</text:p>
          </table:table-cell>
          <table:table-cell table:formula="of:=SIN([deltas.G73])" office:value-type="float" office:value="0.101056297182946" calcext:value-type="float">
            <text:p>0,1010562972</text:p>
          </table:table-cell>
          <table:table-cell table:formula="of:=SIN([deltas.H73])" office:value-type="float" office:value="0.0279216387235688" calcext:value-type="float">
            <text:p>0,0279216387</text:p>
          </table:table-cell>
          <table:table-cell table:formula="of:=SIN([deltas.I73])" office:value-type="float" office:value="0.00872653549837393" calcext:value-type="float">
            <text:p>0,00872653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74])" office:value-type="float" office:value="0.151260820247219" calcext:value-type="float">
            <text:p>0,1512608202</text:p>
          </table:table-cell>
          <table:table-cell table:formula="of:=SIN([deltas.C74])" office:value-type="float" office:value="0.00349065141522353" calcext:value-type="float">
            <text:p>0,0034906514</text:p>
          </table:table-cell>
          <table:table-cell table:formula="of:=SIN([deltas.D74])" office:value-type="float" office:value="0.064532308252958" calcext:value-type="float">
            <text:p>0,0645323083</text:p>
          </table:table-cell>
          <table:table-cell table:formula="of:=SIN([deltas.E74])" office:value-type="float" office:value="0.00174532836589846" calcext:value-type="float">
            <text:p>0,0017453284</text:p>
          </table:table-cell>
          <table:table-cell table:formula="of:=SIN([deltas.F74])" office:value-type="float" office:value="0.0244321781526532" calcext:value-type="float">
            <text:p>0,0244321782</text:p>
          </table:table-cell>
          <table:table-cell table:formula="of:=SIN([deltas.G74])" office:value-type="float" office:value="0.0575640269595675" calcext:value-type="float">
            <text:p>0,057564027</text:p>
          </table:table-cell>
          <table:table-cell table:formula="of:=SIN([deltas.H74])" office:value-type="float" office:value="0.0523359562429438" calcext:value-type="float">
            <text:p>0,0523359562</text:p>
          </table:table-cell>
          <table:table-cell table:formula="of:=SIN([deltas.I74])" office:value-type="float" office:value="0.0279216387235689" calcext:value-type="float">
            <text:p>0,02792163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5])" office:value-type="float" office:value="0.202787295356513" calcext:value-type="float">
            <text:p>0,2027872954</text:p>
          </table:table-cell>
          <table:table-cell table:formula="of:=SIN([deltas.C75])" office:value-type="float" office:value="0.228350870110655" calcext:value-type="float">
            <text:p>0,2283508701</text:p>
          </table:table-cell>
          <table:table-cell table:formula="of:=SIN([deltas.D75])" office:value-type="float" office:value="0.0226873335727814" calcext:value-type="float">
            <text:p>0,0226873336</text:p>
          </table:table-cell>
          <table:table-cell table:formula="of:=SIN([deltas.E75])" office:value-type="float" office:value="0.0488497697956135" calcext:value-type="float">
            <text:p>0,0488497698</text:p>
          </table:table-cell>
          <table:table-cell table:formula="of:=SIN([deltas.F75])" office:value-type="float" office:value="0.0331551783885264" calcext:value-type="float">
            <text:p>0,0331551784</text:p>
          </table:table-cell>
          <table:table-cell table:formula="of:=SIN([deltas.G75])" office:value-type="float" office:value="0.12706460860135" calcext:value-type="float">
            <text:p>0,1270646086</text:p>
          </table:table-cell>
          <table:table-cell table:formula="of:=SIN([deltas.H75])" office:value-type="float" office:value="0.213030386274977" calcext:value-type="float">
            <text:p>0,2130303863</text:p>
          </table:table-cell>
          <table:table-cell table:formula="of:=SIN([deltas.I75])" office:value-type="float" office:value="0.0017453283658983" calcext:value-type="float">
            <text:p>0,00174532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6])" office:value-type="float" office:value="0.463296035119862" calcext:value-type="float">
            <text:p>0,4632960351</text:p>
          </table:table-cell>
          <table:table-cell table:formula="of:=SIN([deltas.C76])" office:value-type="float" office:value="0.163325962241622" calcext:value-type="float">
            <text:p>0,1633259622</text:p>
          </table:table-cell>
          <table:table-cell table:formula="of:=SIN([deltas.D76])" office:value-type="float" office:value="0.265556117486809" calcext:value-type="float">
            <text:p>0,2655561175</text:p>
          </table:table-cell>
          <table:table-cell table:formula="of:=SIN([deltas.E76])" office:value-type="float" office:value="0.111468932206326" calcext:value-type="float">
            <text:p>0,1114689322</text:p>
          </table:table-cell>
          <table:table-cell table:formula="of:=SIN([deltas.F76])" office:value-type="float" office:value="0.263873049965373" calcext:value-type="float">
            <text:p>0,26387305</text:p>
          </table:table-cell>
          <table:table-cell table:formula="of:=SIN([deltas.G76])" office:value-type="float" office:value="0.871213811120189" calcext:value-type="float">
            <text:p>0,8712138111</text:p>
          </table:table-cell>
          <table:table-cell table:formula="of:=SIN([deltas.H76])" office:value-type="float" office:value="0.15126082024722" calcext:value-type="float">
            <text:p>0,1512608202</text:p>
          </table:table-cell>
          <table:table-cell table:formula="of:=SIN([deltas.I76])" office:value-type="float" office:value="0.0104717841162458" calcext:value-type="float">
            <text:p>0,01047178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77])" office:value-type="float" office:value="0.814115518356319" calcext:value-type="float">
            <text:p>0,8141155184</text:p>
          </table:table-cell>
          <table:table-cell table:formula="of:=SIN([deltas.C77])" office:value-type="float" office:value="0.987959865769389" calcext:value-type="float">
            <text:p>0,9879598658</text:p>
          </table:table-cell>
          <table:table-cell table:formula="of:=SIN([deltas.D77])" office:value-type="float" office:value="0.0104717841162457" calcext:value-type="float">
            <text:p>0,0104717841</text:p>
          </table:table-cell>
          <table:table-cell table:formula="of:=SIN([deltas.E77])" office:value-type="float" office:value="0.0296662440851111" calcext:value-type="float">
            <text:p>0,0296662441</text:p>
          </table:table-cell>
          <table:table-cell table:number-columns-repeated="2"/>
          <table:table-cell table:formula="of:=SIN([deltas.H77])" office:value-type="float" office:value="0.907777478532909" calcext:value-type="float">
            <text:p>0,9077774785</text:p>
          </table:table-cell>
          <table:table-cell table:formula="of:=SIN([deltas.I77])" office:value-type="float" office:value="0.146083028562411" calcext:value-type="float">
            <text:p>0,1460830286</text:p>
          </table:table-cell>
        </table:table-row>
      </table:table>
      <table:table table:name="cosines" table:style-name="ta1">
        <table:table-column table:style-name="co12" table:number-columns-repeated="9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COS([deltas.C2])" office:value-type="float" office:value="0.718126297763189" calcext:value-type="float">
            <text:p>0,7181262978</text:p>
          </table:table-cell>
          <table:table-cell table:formula="of:=COS([deltas.D2])" office:value-type="float" office:value="-0.356737999319625" calcext:value-type="float">
            <text:p>-0,3567379993</text:p>
          </table:table-cell>
          <table:table-cell table:formula="of:=COS([deltas.E2])" office:value-type="float" office:value="0.949972051524652" calcext:value-type="float">
            <text:p>0,9499720515</text:p>
          </table:table-cell>
          <table:table-cell table:formula="of:=COS([deltas.F2])" office:value-type="float" office:value="0.983254907563955" calcext:value-type="float">
            <text:p>0,9832549076</text:p>
          </table:table-cell>
          <table:table-cell table:formula="of:=COS([deltas.G2])" office:value-type="float" office:value="0.908508177526722" calcext:value-type="float">
            <text:p>0,9085081775</text:p>
          </table:table-cell>
          <table:table-cell table:formula="of:=COS([deltas.H2])" office:value-type="float" office:value="0.92050485345244" calcext:value-type="float">
            <text:p>0,9205048535</text:p>
          </table:table-cell>
          <table:table-cell table:formula="of:=COS([deltas.I2])" office:value-type="float" office:value="0.7671651518153" calcext:value-type="float">
            <text:p>0,76716515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3])" office:value-type="float" office:value="0.392337116603561" calcext:value-type="float">
            <text:p>0,3923371166</text:p>
          </table:table-cell>
          <table:table-cell table:formula="of:=COS([deltas.C3])" office:value-type="float" office:value="0.53287627607073" calcext:value-type="float">
            <text:p>0,5328762761</text:p>
          </table:table-cell>
          <table:table-cell table:formula="of:=COS([deltas.D3])" office:value-type="float" office:value="0.999847695156391" calcext:value-type="float">
            <text:p>0,9998476952</text:p>
          </table:table-cell>
          <table:table-cell table:formula="of:=COS([deltas.E3])" office:value-type="float" office:value="0.999876632481661" calcext:value-type="float">
            <text:p>0,9998766325</text:p>
          </table:table-cell>
          <table:table-cell table:formula="of:=COS([deltas.F3])" office:value-type="float" office:value="0.866025403784439" calcext:value-type="float">
            <text:p>0,8660254038</text:p>
          </table:table-cell>
          <table:table-cell table:formula="of:=COS([deltas.G3])" office:value-type="float" office:value="0.955278362122344" calcext:value-type="float">
            <text:p>0,9552783621</text:p>
          </table:table-cell>
          <table:table-cell table:formula="of:=COS([deltas.H3])" office:value-type="float" office:value="0.985996037070505" calcext:value-type="float">
            <text:p>0,9859960371</text:p>
          </table:table-cell>
          <table:table-cell table:formula="of:=COS([deltas.I3])" office:value-type="float" office:value="0.997915618272179" calcext:value-type="float">
            <text:p>0,997915618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])" office:value-type="float" office:value="0.904082549660778" calcext:value-type="float">
            <text:p>0,9040825497</text:p>
          </table:table-cell>
          <table:table-cell table:formula="of:=COS([deltas.C4])" office:value-type="float" office:value="0.998026728428271" calcext:value-type="float">
            <text:p>0,9980267284</text:p>
          </table:table-cell>
          <table:table-cell table:formula="of:=COS([deltas.D4])" office:value-type="float" office:value="0.917754625683981" calcext:value-type="float">
            <text:p>0,9177546257</text:p>
          </table:table-cell>
          <table:table-cell table:formula="of:=COS([deltas.E4])" office:value-type="float" office:value="0.999262916410621" calcext:value-type="float">
            <text:p>0,9992629164</text:p>
          </table:table-cell>
          <table:table-cell table:formula="of:=COS([deltas.F4])" office:value-type="float" office:value="0.997684278835605" calcext:value-type="float">
            <text:p>0,9976842788</text:p>
          </table:table-cell>
          <table:table-cell table:formula="of:=COS([deltas.G4])" office:value-type="float" office:value="0.997915618272179" calcext:value-type="float">
            <text:p>0,9979156183</text:p>
          </table:table-cell>
          <table:table-cell table:formula="of:=COS([deltas.H4])" office:value-type="float" office:value="0.992114701314478" calcext:value-type="float">
            <text:p>0,9921147013</text:p>
          </table:table-cell>
          <table:table-cell table:formula="of:=COS([deltas.I4])" office:value-type="float" office:value="0.999450215941757" calcext:value-type="float">
            <text:p>0,999450215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])" office:value-type="float" office:value="0.995396198367179" calcext:value-type="float">
            <text:p>0,9953961984</text:p>
          </table:table-cell>
          <table:table-cell table:formula="of:=COS([deltas.C5])" office:value-type="float" office:value="0.999945169365512" calcext:value-type="float">
            <text:p>0,9999451694</text:p>
          </table:table-cell>
          <table:table-cell table:formula="of:=COS([deltas.D5])" office:value-type="float" office:value="0.995227399981831" calcext:value-type="float">
            <text:p>0,9952274</text:p>
          </table:table-cell>
          <table:table-cell table:formula="of:=COS([deltas.E5])" office:value-type="float" office:value="0.999847695156391" calcext:value-type="float">
            <text:p>0,9998476952</text:p>
          </table:table-cell>
          <table:table-cell table:formula="of:=COS([deltas.F5])" office:value-type="float" office:value="0.998026728428271" calcext:value-type="float">
            <text:p>0,9980267284</text:p>
          </table:table-cell>
          <table:table-cell table:formula="of:=COS([deltas.G5])" office:value-type="float" office:value="0.997684278835605" calcext:value-type="float">
            <text:p>0,9976842788</text:p>
          </table:table-cell>
          <table:table-cell table:formula="of:=COS([deltas.H5])" office:value-type="float" office:value="0.993170649538486" calcext:value-type="float">
            <text:p>0,9931706495</text:p>
          </table:table-cell>
          <table:table-cell table:formula="of:=COS([deltas.I5])" office:value-type="float" office:value="0.999390827019096" calcext:value-type="float">
            <text:p>0,9993908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])" office:value-type="float" office:value="0.999780683474845" calcext:value-type="float">
            <text:p>0,9997806835</text:p>
          </table:table-cell>
          <table:table-cell table:formula="of:=COS([deltas.C6])" office:value-type="float" office:value="0.999657324975557" calcext:value-type="float">
            <text:p>0,999657325</text:p>
          </table:table-cell>
          <table:table-cell table:formula="of:=COS([deltas.D6])" office:value-type="float" office:value="0.999122830098858" calcext:value-type="float">
            <text:p>0,9991228301</text:p>
          </table:table-cell>
          <table:table-cell table:formula="of:=COS([deltas.E6])" office:value-type="float" office:value="0.999847695156391" calcext:value-type="float">
            <text:p>0,9998476952</text:p>
          </table:table-cell>
          <table:table-cell table:formula="of:=COS([deltas.F6])" office:value-type="float" office:value="0.972369920397676" calcext:value-type="float">
            <text:p>0,9723699204</text:p>
          </table:table-cell>
          <table:table-cell table:formula="of:=COS([deltas.G6])" office:value-type="float" office:value="0.96409540423411" calcext:value-type="float">
            <text:p>0,9640954042</text:p>
          </table:table-cell>
          <table:table-cell table:formula="of:=COS([deltas.H6])" office:value-type="float" office:value="0.999328393778656" calcext:value-type="float">
            <text:p>0,9993283938</text:p>
          </table:table-cell>
          <table:table-cell table:formula="of:=COS([deltas.I6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7])" office:value-type="float" office:value="0.938493022759556" calcext:value-type="float">
            <text:p>0,9384930228</text:p>
          </table:table-cell>
          <table:table-cell table:formula="of:=COS([deltas.C7])" office:value-type="float" office:value="0.992114701314478" calcext:value-type="float">
            <text:p>0,9921147013</text:p>
          </table:table-cell>
          <table:table-cell table:formula="of:=COS([deltas.D7])" office:value-type="float" office:value="0.987959865769389" calcext:value-type="float">
            <text:p>0,9879598658</text:p>
          </table:table-cell>
          <table:table-cell table:formula="of:=COS([deltas.E7])" office:value-type="float" office:value="0.999559860119384" calcext:value-type="float">
            <text:p>0,9995598601</text:p>
          </table:table-cell>
          <table:table-cell table:formula="of:=COS([deltas.F7])" office:value-type="float" office:value="0.999975630705395" calcext:value-type="float">
            <text:p>0,9999756307</text:p>
          </table:table-cell>
          <table:table-cell table:formula="of:=COS([deltas.G7])" office:value-type="float" office:value="0.999815712121644" calcext:value-type="float">
            <text:p>0,9998157121</text:p>
          </table:table-cell>
          <table:table-cell table:formula="of:=COS([deltas.H7])" office:value-type="float" office:value="0.978147600733806" calcext:value-type="float">
            <text:p>0,9781476007</text:p>
          </table:table-cell>
          <table:table-cell table:formula="of:=COS([deltas.I7])" office:value-type="float" office:value="0.999048221581858" calcext:value-type="float">
            <text:p>0,99904822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8])" office:value-type="float" office:value="0.994702817117174" calcext:value-type="float">
            <text:p>0,9947028171</text:p>
          </table:table-cell>
          <table:table-cell table:formula="of:=COS([deltas.C8])" office:value-type="float" office:value="0.999742609322698" calcext:value-type="float">
            <text:p>0,9997426093</text:p>
          </table:table-cell>
          <table:table-cell table:formula="of:=COS([deltas.D8])" office:value-type="float" office:value="0.996917333733128" calcext:value-type="float">
            <text:p>0,9969173337</text:p>
          </table:table-cell>
          <table:table-cell table:formula="of:=COS([deltas.E8])" office:value-type="float" office:value="0.999815712121644" calcext:value-type="float">
            <text:p>0,9998157121</text:p>
          </table:table-cell>
          <table:table-cell table:formula="of:=COS([deltas.F8])" office:value-type="float" office:value="0.994337944133205" calcext:value-type="float">
            <text:p>0,9943379441</text:p>
          </table:table-cell>
          <table:table-cell table:formula="of:=COS([deltas.G8])" office:value-type="float" office:value="0.992757341929445" calcext:value-type="float">
            <text:p>0,9927573419</text:p>
          </table:table-cell>
          <table:table-cell table:formula="of:=COS([deltas.H8])" office:value-type="float" office:value="0.995724698184582" calcext:value-type="float">
            <text:p>0,9957246982</text:p>
          </table:table-cell>
          <table:table-cell table:formula="of:=COS([deltas.I8])" office:value-type="float" office:value="0.999986292247427" calcext:value-type="float">
            <text:p>0,9999862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9])" office:value-type="float" office:value="0.99705275222692" calcext:value-type="float">
            <text:p>0,9970527522</text:p>
          </table:table-cell>
          <table:table-cell table:formula="of:=COS([deltas.C9])" office:value-type="float" office:value="0.996637386818037" calcext:value-type="float">
            <text:p>0,9966373868</text:p>
          </table:table-cell>
          <table:table-cell table:formula="of:=COS([deltas.D9])" office:value-type="float" office:value="0.99604106541077" calcext:value-type="float">
            <text:p>0,9960410654</text:p>
          </table:table-cell>
          <table:table-cell table:formula="of:=COS([deltas.E9])" office:value-type="float" office:value="0.998970569790715" calcext:value-type="float">
            <text:p>0,9989705698</text:p>
          </table:table-cell>
          <table:table-cell table:formula="of:=COS([deltas.F9])" office:value-type="float" office:value="0.996345296190906" calcext:value-type="float">
            <text:p>0,9963452962</text:p>
          </table:table-cell>
          <table:table-cell table:formula="of:=COS([deltas.G9])" office:value-type="float" office:value="0.994880708828788" calcext:value-type="float">
            <text:p>0,9948807088</text:p>
          </table:table-cell>
          <table:table-cell table:formula="of:=COS([deltas.H9])" office:value-type="float" office:value="0.999450215941757" calcext:value-type="float">
            <text:p>0,9994502159</text:p>
          </table:table-cell>
          <table:table-cell table:formula="of:=COS([deltas.I9])" office:value-type="float" office:value="0.994337944133205" calcext:value-type="float">
            <text:p>0,99433794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10])" office:value-type="float" office:value="0.999925369660452" calcext:value-type="float">
            <text:p>0,9999253697</text:p>
          </table:table-cell>
          <table:table-cell table:formula="of:=COS([deltas.C10])" office:value-type="float" office:value="0.996637386818037" calcext:value-type="float">
            <text:p>0,9966373868</text:p>
          </table:table-cell>
          <table:table-cell table:formula="of:=COS([deltas.D10])" office:value-type="float" office:value="0.99780146829205" calcext:value-type="float">
            <text:p>0,9978014683</text:p>
          </table:table-cell>
          <table:table-cell table:formula="of:=COS([deltas.E10])" office:value-type="float" office:value="0.998134798421867" calcext:value-type="float">
            <text:p>0,9981347984</text:p>
          </table:table-cell>
          <table:table-cell table:formula="of:=COS([deltas.F10])" office:value-type="float" office:value="0.990983199714836" calcext:value-type="float">
            <text:p>0,9909831997</text:p>
          </table:table-cell>
          <table:table-cell table:formula="of:=COS([deltas.G10])" office:value-type="float" office:value="0.996194698091746" calcext:value-type="float">
            <text:p>0,9961946981</text:p>
          </table:table-cell>
          <table:table-cell table:formula="of:=COS([deltas.H10])" office:value-type="float" office:value="0.999262916410621" calcext:value-type="float">
            <text:p>0,9992629164</text:p>
          </table:table-cell>
          <table:table-cell table:formula="of:=COS([deltas.I10])" office:value-type="float" office:value="0.971549119997646" calcext:value-type="float">
            <text:p>0,97154912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COS([deltas.B11])" office:value-type="float" office:value="0.996917333733128" calcext:value-type="float">
            <text:p>0,9969173337</text:p>
          </table:table-cell>
          <table:table-cell table:formula="of:=COS([deltas.C11])" office:value-type="float" office:value="0.999780683474845" calcext:value-type="float">
            <text:p>0,9997806835</text:p>
          </table:table-cell>
          <table:table-cell table:formula="of:=COS([deltas.D11])" office:value-type="float" office:value="0.998536670326212" calcext:value-type="float">
            <text:p>0,9985366703</text:p>
          </table:table-cell>
          <table:table-cell table:formula="of:=COS([deltas.E11])" office:value-type="float" office:value="0.999450215941757" calcext:value-type="float">
            <text:p>0,9994502159</text:p>
          </table:table-cell>
          <table:table-cell table:formula="of:=COS([deltas.F11])" office:value-type="float" office:value="0.989272332962988" calcext:value-type="float">
            <text:p>0,989272333</text:p>
          </table:table-cell>
          <table:table-cell table:formula="of:=COS([deltas.G11])" office:value-type="float" office:value="0.976672278334168" calcext:value-type="float">
            <text:p>0,9766722783</text:p>
          </table:table-cell>
          <table:table-cell table:formula="of:=COS([deltas.H11])" office:value-type="float" office:value="0.99780146829205" calcext:value-type="float">
            <text:p>0,9978014683</text:p>
          </table:table-cell>
          <table:table-cell table:formula="of:=COS([deltas.I11])" office:value-type="float" office:value="0.99026806874157" calcext:value-type="float">
            <text:p>0,99026806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12])" office:value-type="float" office:value="0.945518575599317" calcext:value-type="float">
            <text:p>0,9455185756</text:p>
          </table:table-cell>
          <table:table-cell table:formula="of:=COS([deltas.C12])" office:value-type="float" office:value="0.981292663992245" calcext:value-type="float">
            <text:p>0,981292664</text:p>
          </table:table-cell>
          <table:table-cell table:formula="of:=COS([deltas.D12])" office:value-type="float" office:value="0.984195607969242" calcext:value-type="float">
            <text:p>0,984195608</text:p>
          </table:table-cell>
          <table:table-cell table:formula="of:=COS([deltas.E12])" office:value-type="float" office:value="0.999262916410621" calcext:value-type="float">
            <text:p>0,9992629164</text:p>
          </table:table-cell>
          <table:table-cell table:formula="of:=COS([deltas.F12])" office:value-type="float" office:value="0.996637386818037" calcext:value-type="float">
            <text:p>0,9966373868</text:p>
          </table:table-cell>
          <table:table-cell table:formula="of:=COS([deltas.G12])" office:value-type="float" office:value="0.999780683474845" calcext:value-type="float">
            <text:p>0,9997806835</text:p>
          </table:table-cell>
          <table:table-cell table:formula="of:=COS([deltas.H12])" office:value-type="float" office:value="0.999961923064171" calcext:value-type="float">
            <text:p>0,9999619231</text:p>
          </table:table-cell>
          <table:table-cell table:formula="of:=COS([deltas.I12])" office:value-type="float" office:value="0.998536670326212" calcext:value-type="float">
            <text:p>0,99853667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13])" office:value-type="float" office:value="0.999610115040354" calcext:value-type="float">
            <text:p>0,999610115</text:p>
          </table:table-cell>
          <table:table-cell table:formula="of:=COS([deltas.C13])" office:value-type="float" office:value="0.999998476913288" calcext:value-type="float">
            <text:p>0,9999984769</text:p>
          </table:table-cell>
          <table:table-cell table:formula="of:=COS([deltas.D13])" office:value-type="float" office:value="0.999122830098858" calcext:value-type="float">
            <text:p>0,9991228301</text:p>
          </table:table-cell>
          <table:table-cell table:formula="of:=COS([deltas.E13])" office:value-type="float" office:value="0.999328393778656" calcext:value-type="float">
            <text:p>0,9993283938</text:p>
          </table:table-cell>
          <table:table-cell table:formula="of:=COS([deltas.F13])" office:value-type="float" office:value="0.998134798421867" calcext:value-type="float">
            <text:p>0,9981347984</text:p>
          </table:table-cell>
          <table:table-cell table:formula="of:=COS([deltas.G13])" office:value-type="float" office:value="0.989776230907789" calcext:value-type="float">
            <text:p>0,9897762309</text:p>
          </table:table-cell>
          <table:table-cell table:formula="of:=COS([deltas.H13])" office:value-type="float" office:value="0.999506560365731" calcext:value-type="float">
            <text:p>0,9995065604</text:p>
          </table:table-cell>
          <table:table-cell table:formula="of:=COS([deltas.I13])" office:value-type="float" office:value="0.998239827923765" calcext:value-type="float">
            <text:p>0,99823982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14])" office:value-type="float" office:value="0.877982975427981" calcext:value-type="float">
            <text:p>0,8779829754</text:p>
          </table:table-cell>
          <table:table-cell table:formula="of:=COS([deltas.C14])" office:value-type="float" office:value="0.969445349895139" calcext:value-type="float">
            <text:p>0,9694453499</text:p>
          </table:table-cell>
          <table:table-cell table:formula="of:=COS([deltas.D14])" office:value-type="float" office:value="0.953716950748227" calcext:value-type="float">
            <text:p>0,9537169507</text:p>
          </table:table-cell>
          <table:table-cell table:formula="of:=COS([deltas.E14])" office:value-type="float" office:value="0.998440764181981" calcext:value-type="float">
            <text:p>0,9984407642</text:p>
          </table:table-cell>
          <table:table-cell table:formula="of:=COS([deltas.F14])" office:value-type="float" office:value="0.957319497532067" calcext:value-type="float">
            <text:p>0,9573194975</text:p>
          </table:table-cell>
          <table:table-cell table:formula="of:=COS([deltas.G14])" office:value-type="float" office:value="0.949425477641904" calcext:value-type="float">
            <text:p>0,9494254776</text:p>
          </table:table-cell>
          <table:table-cell table:formula="of:=COS([deltas.H14])" office:value-type="float" office:value="0.999998476913288" calcext:value-type="float">
            <text:p>0,9999984769</text:p>
          </table:table-cell>
          <table:table-cell table:formula="of:=COS([deltas.I14])" office:value-type="float" office:value="0.999847695156391" calcext:value-type="float">
            <text:p>0,99984769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15])" office:value-type="float" office:value="0.670426618958799" calcext:value-type="float">
            <text:p>0,670426619</text:p>
          </table:table-cell>
          <table:table-cell table:formula="of:=COS([deltas.C15])" office:value-type="float" office:value="0.909236109047068" calcext:value-type="float">
            <text:p>0,909236109</text:p>
          </table:table-cell>
          <table:table-cell table:formula="of:=COS([deltas.D15])" office:value-type="float" office:value="0.782608156852414" calcext:value-type="float">
            <text:p>0,7826081569</text:p>
          </table:table-cell>
          <table:table-cell table:formula="of:=COS([deltas.E15])" office:value-type="float" office:value="0.999945169365512" calcext:value-type="float">
            <text:p>0,9999451694</text:p>
          </table:table-cell>
          <table:table-cell table:formula="of:=COS([deltas.F15])" office:value-type="float" office:value="0.989776230907789" calcext:value-type="float">
            <text:p>0,9897762309</text:p>
          </table:table-cell>
          <table:table-cell table:formula="of:=COS([deltas.G15])" office:value-type="float" office:value="0.989776230907789" calcext:value-type="float">
            <text:p>0,9897762309</text:p>
          </table:table-cell>
          <table:table-cell table:formula="of:=COS([deltas.H15])" office:value-type="float" office:value="0.996778878456247" calcext:value-type="float">
            <text:p>0,9967788785</text:p>
          </table:table-cell>
          <table:table-cell table:formula="of:=COS([deltas.I15])" office:value-type="float" office:value="0.999328393778656" calcext:value-type="float">
            <text:p>0,99932839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16])" office:value-type="float" office:value="0.99604106541077" calcext:value-type="float">
            <text:p>0,9960410654</text:p>
          </table:table-cell>
          <table:table-cell table:formula="of:=COS([deltas.C16])" office:value-type="float" office:value="0.999194395114446" calcext:value-type="float">
            <text:p>0,9991943951</text:p>
          </table:table-cell>
          <table:table-cell table:formula="of:=COS([deltas.D16])" office:value-type="float" office:value="0.983254907563955" calcext:value-type="float">
            <text:p>0,9832549076</text:p>
          </table:table-cell>
          <table:table-cell table:formula="of:=COS([deltas.E16])" office:value-type="float" office:value="0.999945169365512" calcext:value-type="float">
            <text:p>0,9999451694</text:p>
          </table:table-cell>
          <table:table-cell table:formula="of:=COS([deltas.F16])" office:value-type="float" office:value="0.99556196460308" calcext:value-type="float">
            <text:p>0,9955619646</text:p>
          </table:table-cell>
          <table:table-cell table:formula="of:=COS([deltas.G16])" office:value-type="float" office:value="0.957319497532067" calcext:value-type="float">
            <text:p>0,9573194975</text:p>
          </table:table-cell>
          <table:table-cell table:formula="of:=COS([deltas.H16])" office:value-type="float" office:value="0.999194395114446" calcext:value-type="float">
            <text:p>0,9991943951</text:p>
          </table:table-cell>
          <table:table-cell table:formula="of:=COS([deltas.I16])" office:value-type="float" office:value="0.999847695156391" calcext:value-type="float">
            <text:p>0,9998476952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COS([deltas.B17])" office:value-type="float" office:value="0.392337116603561" calcext:value-type="float">
            <text:p>0,3923371166</text:p>
          </table:table-cell>
          <table:table-cell table:formula="of:=COS([deltas.C17])" office:value-type="float" office:value="-0.422618261740699" calcext:value-type="float">
            <text:p>-0,4226182617</text:p>
          </table:table-cell>
          <table:table-cell table:formula="of:=COS([deltas.D17])" office:value-type="float" office:value="0.914959667849825" calcext:value-type="float">
            <text:p>0,9149596678</text:p>
          </table:table-cell>
          <table:table-cell table:formula="of:=COS([deltas.E17])" office:value-type="float" office:value="0.544639035015027" calcext:value-type="float">
            <text:p>0,544639035</text:p>
          </table:table-cell>
          <table:table-cell table:formula="of:=COS([deltas.F17])" office:value-type="float" office:value="-0.891006524188368" calcext:value-type="float">
            <text:p>-0,8910065242</text:p>
          </table:table-cell>
          <table:table-cell table:formula="of:=COS([deltas.G17])" office:value-type="float" office:value="0.766044443118978" calcext:value-type="float">
            <text:p>0,7660444431</text:p>
          </table:table-cell>
          <table:table-cell table:formula="of:=COS([deltas.H17])" office:value-type="float" office:value="0.707106781186548" calcext:value-type="float">
            <text:p>0,7071067812</text:p>
          </table:table-cell>
          <table:table-cell table:formula="of:=COS([deltas.I17])" office:value-type="float" office:value="-0.972775878209397" calcext:value-type="float">
            <text:p>-0,9727758782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COS([deltas.B18])" office:value-type="float" office:value="-0.309016994374948" calcext:value-type="float">
            <text:p>-0,3090169944</text:p>
          </table:table-cell>
          <table:table-cell table:formula="of:=COS([deltas.C18])" office:value-type="float" office:value="0.5" calcext:value-type="float">
            <text:p>0,5</text:p>
          </table:table-cell>
          <table:table-cell table:formula="of:=COS([deltas.D18])" office:value-type="float" office:value="-0.56208337785213" calcext:value-type="float">
            <text:p>-0,5620833779</text:p>
          </table:table-cell>
          <table:table-cell table:formula="of:=COS([deltas.E18])" office:value-type="float" office:value="0.74080459628675" calcext:value-type="float">
            <text:p>0,7408045963</text:p>
          </table:table-cell>
          <table:table-cell table:formula="of:=COS([deltas.F18])" office:value-type="float" office:value="0.142628933705511" calcext:value-type="float">
            <text:p>0,1426289337</text:p>
          </table:table-cell>
          <table:table-cell table:formula="of:=COS([deltas.G18])" office:value-type="float" office:value="-0.909961270876543" calcext:value-type="float">
            <text:p>-0,9099612709</text:p>
          </table:table-cell>
          <table:table-cell table:formula="of:=COS([deltas.H18])" office:value-type="float" office:value="0.777145961456971" calcext:value-type="float">
            <text:p>0,7771459615</text:p>
          </table:table-cell>
          <table:table-cell table:formula="of:=COS([deltas.I18])" office:value-type="float" office:value="-0.987688340595138" calcext:value-type="float">
            <text:p>-0,98768834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19])" office:value-type="float" office:value="-0.914253955234264" calcext:value-type="float">
            <text:p>-0,9142539552</text:p>
          </table:table-cell>
          <table:table-cell table:formula="of:=COS([deltas.C19])" office:value-type="float" office:value="0.446197813109809" calcext:value-type="float">
            <text:p>0,4461978131</text:p>
          </table:table-cell>
          <table:table-cell table:formula="of:=COS([deltas.D19])" office:value-type="float" office:value="-0.600420225325884" calcext:value-type="float">
            <text:p>-0,6004202253</text:p>
          </table:table-cell>
          <table:table-cell table:formula="of:=COS([deltas.E19])" office:value-type="float" office:value="0.890212804611127" calcext:value-type="float">
            <text:p>0,8902128046</text:p>
          </table:table-cell>
          <table:table-cell table:formula="of:=COS([deltas.F19])" office:value-type="float" office:value="0.999945169365512" calcext:value-type="float">
            <text:p>0,9999451694</text:p>
          </table:table-cell>
          <table:table-cell table:formula="of:=COS([deltas.G19])" office:value-type="float" office:value="0.999975630705395" calcext:value-type="float">
            <text:p>0,9999756307</text:p>
          </table:table-cell>
          <table:table-cell table:formula="of:=COS([deltas.H19])" office:value-type="float" office:value="0.997684278835605" calcext:value-type="float">
            <text:p>0,9976842788</text:p>
          </table:table-cell>
          <table:table-cell table:formula="of:=COS([deltas.I19])" office:value-type="float" office:value="0.902585284349861" calcext:value-type="float">
            <text:p>0,90258528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0])" office:value-type="float" office:value="0.995724698184582" calcext:value-type="float">
            <text:p>0,9957246982</text:p>
          </table:table-cell>
          <table:table-cell table:formula="of:=COS([deltas.C20])" office:value-type="float" office:value="0.996917333733128" calcext:value-type="float">
            <text:p>0,9969173337</text:p>
          </table:table-cell>
          <table:table-cell table:formula="of:=COS([deltas.D20])" office:value-type="float" office:value="0.994880708828788" calcext:value-type="float">
            <text:p>0,9948807088</text:p>
          </table:table-cell>
          <table:table-cell table:formula="of:=COS([deltas.E20])" office:value-type="float" office:value="0.998026728428271" calcext:value-type="float">
            <text:p>0,9980267284</text:p>
          </table:table-cell>
          <table:table-cell table:formula="of:=COS([deltas.F20])" office:value-type="float" office:value="0.99888987496197" calcext:value-type="float">
            <text:p>0,998889875</text:p>
          </table:table-cell>
          <table:table-cell table:formula="of:=COS([deltas.G20])" office:value-type="float" office:value="0.999945169365512" calcext:value-type="float">
            <text:p>0,9999451694</text:p>
          </table:table-cell>
          <table:table-cell table:formula="of:=COS([deltas.H20])" office:value-type="float" office:value="0.999945169365512" calcext:value-type="float">
            <text:p>0,9999451694</text:p>
          </table:table-cell>
          <table:table-cell table:formula="of:=COS([deltas.I20])" office:value-type="float" office:value="0.998970569790715" calcext:value-type="float">
            <text:p>0,998970569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1])" office:value-type="float" office:value="0.974761194191222" calcext:value-type="float">
            <text:p>0,9747611942</text:p>
          </table:table-cell>
          <table:table-cell table:formula="of:=COS([deltas.C21])" office:value-type="float" office:value="0.988493886808683" calcext:value-type="float">
            <text:p>0,9884938868</text:p>
          </table:table-cell>
          <table:table-cell table:formula="of:=COS([deltas.D21])" office:value-type="float" office:value="0.982935349149554" calcext:value-type="float">
            <text:p>0,9829353491</text:p>
          </table:table-cell>
          <table:table-cell table:formula="of:=COS([deltas.E21])" office:value-type="float" office:value="0.999048221581858" calcext:value-type="float">
            <text:p>0,9990482216</text:p>
          </table:table-cell>
          <table:table-cell table:formula="of:=COS([deltas.F21])" office:value-type="float" office:value="0.996637386818037" calcext:value-type="float">
            <text:p>0,9966373868</text:p>
          </table:table-cell>
          <table:table-cell table:formula="of:=COS([deltas.G21])" office:value-type="float" office:value="0.97357890287316" calcext:value-type="float">
            <text:p>0,9735789029</text:p>
          </table:table-cell>
          <table:table-cell table:formula="of:=COS([deltas.H21])" office:value-type="float" office:value="0.999701489781183" calcext:value-type="float">
            <text:p>0,9997014898</text:p>
          </table:table-cell>
          <table:table-cell table:formula="of:=COS([deltas.I21])" office:value-type="float" office:value="0.978867388761685" calcext:value-type="float">
            <text:p>0,97886738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22])" office:value-type="float" office:value="-0.805928282248516" calcext:value-type="float">
            <text:p>-0,8059282822</text:p>
          </table:table-cell>
          <table:table-cell table:formula="of:=COS([deltas.C22])" office:value-type="float" office:value="0.53287627607073" calcext:value-type="float">
            <text:p>0,5328762761</text:p>
          </table:table-cell>
          <table:table-cell table:formula="of:=COS([deltas.D22])" office:value-type="float" office:value="-0.282341456842876" calcext:value-type="float">
            <text:p>-0,2823414568</text:p>
          </table:table-cell>
          <table:table-cell table:formula="of:=COS([deltas.E22])" office:value-type="float" office:value="0.980614658546613" calcext:value-type="float">
            <text:p>0,9806146585</text:p>
          </table:table-cell>
          <table:table-cell table:formula="of:=COS([deltas.F22])" office:value-type="float" office:value="0.977783236758606" calcext:value-type="float">
            <text:p>0,9777832368</text:p>
          </table:table-cell>
          <table:table-cell table:formula="of:=COS([deltas.G22])" office:value-type="float" office:value="0.995055569961226" calcext:value-type="float">
            <text:p>0,99505557</text:p>
          </table:table-cell>
          <table:table-cell table:formula="of:=COS([deltas.H22])" office:value-type="float" office:value="0.980271174621722" calcext:value-type="float">
            <text:p>0,9802711746</text:p>
          </table:table-cell>
          <table:table-cell table:formula="of:=COS([deltas.I22])" office:value-type="float" office:value="0.982612796543615" calcext:value-type="float">
            <text:p>0,98261279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3])" office:value-type="float" office:value="0.99780146829205" calcext:value-type="float">
            <text:p>0,9978014683</text:p>
          </table:table-cell>
          <table:table-cell table:formula="of:=COS([deltas.C23])" office:value-type="float" office:value="0.990747840471444" calcext:value-type="float">
            <text:p>0,9907478405</text:p>
          </table:table-cell>
          <table:table-cell table:formula="of:=COS([deltas.D23])" office:value-type="float" office:value="0.999815712121644" calcext:value-type="float">
            <text:p>0,9998157121</text:p>
          </table:table-cell>
          <table:table-cell table:formula="of:=COS([deltas.E23])" office:value-type="float" office:value="0.995724698184582" calcext:value-type="float">
            <text:p>0,9957246982</text:p>
          </table:table-cell>
          <table:table-cell table:formula="of:=COS([deltas.F23])" office:value-type="float" office:value="0.998026728428271" calcext:value-type="float">
            <text:p>0,9980267284</text:p>
          </table:table-cell>
          <table:table-cell table:formula="of:=COS([deltas.G23])" office:value-type="float" office:value="0.999450215941757" calcext:value-type="float">
            <text:p>0,9994502159</text:p>
          </table:table-cell>
          <table:table-cell table:formula="of:=COS([deltas.H23])" office:value-type="float" office:value="0.999780683474845" calcext:value-type="float">
            <text:p>0,9997806835</text:p>
          </table:table-cell>
          <table:table-cell table:formula="of:=COS([deltas.I23])" office:value-type="float" office:value="0.999390827019096" calcext:value-type="float">
            <text:p>0,9993908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24])" office:value-type="float" office:value="0.993571855676587" calcext:value-type="float">
            <text:p>0,9935718557</text:p>
          </table:table-cell>
          <table:table-cell table:formula="of:=COS([deltas.C24])" office:value-type="float" office:value="0.99604106541077" calcext:value-type="float">
            <text:p>0,9960410654</text:p>
          </table:table-cell>
          <table:table-cell table:formula="of:=COS([deltas.D24])" office:value-type="float" office:value="0.99588439861597" calcext:value-type="float">
            <text:p>0,9958843986</text:p>
          </table:table-cell>
          <table:table-cell table:formula="of:=COS([deltas.E24])" office:value-type="float" office:value="0.999390827019096" calcext:value-type="float">
            <text:p>0,999390827</text:p>
          </table:table-cell>
          <table:table-cell table:formula="of:=COS([deltas.F24])" office:value-type="float" office:value="0.998341816614028" calcext:value-type="float">
            <text:p>0,9983418166</text:p>
          </table:table-cell>
          <table:table-cell table:formula="of:=COS([deltas.G24])" office:value-type="float" office:value="0.992546151641322" calcext:value-type="float">
            <text:p>0,9925461516</text:p>
          </table:table-cell>
          <table:table-cell table:formula="of:=COS([deltas.H24])" office:value-type="float" office:value="0.998239827923765" calcext:value-type="float">
            <text:p>0,9982398279</text:p>
          </table:table-cell>
          <table:table-cell table:formula="of:=COS([deltas.I24])" office:value-type="float" office:value="0.99588439861597" calcext:value-type="float">
            <text:p>0,995884398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5])" office:value-type="float" office:value="0.956813584057607" calcext:value-type="float">
            <text:p>0,9568135841</text:p>
          </table:table-cell>
          <table:table-cell table:formula="of:=COS([deltas.C25])" office:value-type="float" office:value="0.998536670326212" calcext:value-type="float">
            <text:p>0,9985366703</text:p>
          </table:table-cell>
          <table:table-cell table:formula="of:=COS([deltas.D25])" office:value-type="float" office:value="0.967267752775877" calcext:value-type="float">
            <text:p>0,9672677528</text:p>
          </table:table-cell>
          <table:table-cell table:formula="of:=COS([deltas.E25])" office:value-type="float" office:value="0.996637386818037" calcext:value-type="float">
            <text:p>0,9966373868</text:p>
          </table:table-cell>
          <table:table-cell table:formula="of:=COS([deltas.F25])" office:value-type="float" office:value="0.998536670326212" calcext:value-type="float">
            <text:p>0,9985366703</text:p>
          </table:table-cell>
          <table:table-cell table:formula="of:=COS([deltas.G25])" office:value-type="float" office:value="0.994337944133205" calcext:value-type="float">
            <text:p>0,9943379441</text:p>
          </table:table-cell>
          <table:table-cell table:formula="of:=COS([deltas.H25])" office:value-type="float" office:value="0.999048221581858" calcext:value-type="float">
            <text:p>0,9990482216</text:p>
          </table:table-cell>
          <table:table-cell table:formula="of:=COS([deltas.I25])" office:value-type="float" office:value="0.989525789068969" calcext:value-type="float">
            <text:p>0,989525789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26])" office:value-type="float" office:value="0.99167116238309" calcext:value-type="float">
            <text:p>0,9916711624</text:p>
          </table:table-cell>
          <table:table-cell table:formula="of:=COS([deltas.C26])" office:value-type="float" office:value="0.999998476913288" calcext:value-type="float">
            <text:p>0,9999984769</text:p>
          </table:table-cell>
          <table:table-cell table:formula="of:=COS([deltas.D26])" office:value-type="float" office:value="0.994337944133205" calcext:value-type="float">
            <text:p>0,9943379441</text:p>
          </table:table-cell>
          <table:table-cell table:formula="of:=COS([deltas.E26])" office:value-type="float" office:value="0.994880708828788" calcext:value-type="float">
            <text:p>0,9948807088</text:p>
          </table:table-cell>
          <table:table-cell table:formula="of:=COS([deltas.F26])" office:value-type="float" office:value="0.961261695938319" calcext:value-type="float">
            <text:p>0,9612616959</text:p>
          </table:table-cell>
          <table:table-cell table:formula="of:=COS([deltas.G26])" office:value-type="float" office:value="0.944948912157531" calcext:value-type="float">
            <text:p>0,9449489122</text:p>
          </table:table-cell>
          <table:table-cell table:formula="of:=COS([deltas.H26])" office:value-type="float" office:value="0.999701489781183" calcext:value-type="float">
            <text:p>0,9997014898</text:p>
          </table:table-cell>
          <table:table-cell table:formula="of:=COS([deltas.I26])" office:value-type="float" office:value="0.999902524009304" calcext:value-type="float">
            <text:p>0,999902524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COS([deltas.B27])" office:value-type="float" office:value="0.854458830132807" calcext:value-type="float">
            <text:p>0,8544588301</text:p>
          </table:table-cell>
          <table:table-cell table:formula="of:=COS([deltas.C27])" office:value-type="float" office:value="0.978867388761685" calcext:value-type="float">
            <text:p>0,9788673888</text:p>
          </table:table-cell>
          <table:table-cell table:formula="of:=COS([deltas.D27])" office:value-type="float" office:value="0.966376079321329" calcext:value-type="float">
            <text:p>0,9663760793</text:p>
          </table:table-cell>
          <table:table-cell table:formula="of:=COS([deltas.E27])" office:value-type="float" office:value="0.997314477224458" calcext:value-type="float">
            <text:p>0,9973144772</text:p>
          </table:table-cell>
          <table:table-cell table:formula="of:=COS([deltas.F27])" office:value-type="float" office:value="0.99999390765779" calcext:value-type="float">
            <text:p>0,9999939077</text:p>
          </table:table-cell>
          <table:table-cell table:formula="of:=COS([deltas.G27])" office:value-type="float" office:value="0.995724698184582" calcext:value-type="float">
            <text:p>0,9957246982</text:p>
          </table:table-cell>
          <table:table-cell table:formula="of:=COS([deltas.H27])" office:value-type="float" office:value="0.999986292247427" calcext:value-type="float">
            <text:p>0,9999862922</text:p>
          </table:table-cell>
          <table:table-cell table:formula="of:=COS([deltas.I27])" office:value-type="float" office:value="0.998629534754574" calcext:value-type="float">
            <text:p>0,99862953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28])" office:value-type="float" office:value="0.990983199714836" calcext:value-type="float">
            <text:p>0,9909831997</text:p>
          </table:table-cell>
          <table:table-cell table:formula="of:=COS([deltas.C28])" office:value-type="float" office:value="0.996778878456247" calcext:value-type="float">
            <text:p>0,9967788785</text:p>
          </table:table-cell>
          <table:table-cell table:formula="of:=COS([deltas.D28])" office:value-type="float" office:value="0.99588439861597" calcext:value-type="float">
            <text:p>0,9958843986</text:p>
          </table:table-cell>
          <table:table-cell table:formula="of:=COS([deltas.E28])" office:value-type="float" office:value="0.999610115040354" calcext:value-type="float">
            <text:p>0,999610115</text:p>
          </table:table-cell>
          <table:table-cell table:formula="of:=COS([deltas.F28])" office:value-type="float" office:value="0.999961923064171" calcext:value-type="float">
            <text:p>0,9999619231</text:p>
          </table:table-cell>
          <table:table-cell table:formula="of:=COS([deltas.G28])" office:value-type="float" office:value="0.99999390765779" calcext:value-type="float">
            <text:p>0,9999939077</text:p>
          </table:table-cell>
          <table:table-cell table:formula="of:=COS([deltas.H28])" office:value-type="float" office:value="0.996637386818037" calcext:value-type="float">
            <text:p>0,9966373868</text:p>
          </table:table-cell>
          <table:table-cell table:formula="of:=COS([deltas.I28])" office:value-type="float" office:value="0.998719357184186" calcext:value-type="float">
            <text:p>0,998719357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29])" office:value-type="float" office:value="0.999975630705395" calcext:value-type="float">
            <text:p>0,9999756307</text:p>
          </table:table-cell>
          <table:table-cell table:formula="of:=COS([deltas.C29])" office:value-type="float" office:value="0.998341816614028" calcext:value-type="float">
            <text:p>0,9983418166</text:p>
          </table:table-cell>
          <table:table-cell table:formula="of:=COS([deltas.D29])" office:value-type="float" office:value="0.99705275222692" calcext:value-type="float">
            <text:p>0,9970527522</text:p>
          </table:table-cell>
          <table:table-cell table:formula="of:=COS([deltas.E29])" office:value-type="float" office:value="0.999780683474845" calcext:value-type="float">
            <text:p>0,9997806835</text:p>
          </table:table-cell>
          <table:table-cell table:formula="of:=COS([deltas.F29])" office:value-type="float" office:value="0.996492859249504" calcext:value-type="float">
            <text:p>0,9964928592</text:p>
          </table:table-cell>
          <table:table-cell table:formula="of:=COS([deltas.G29])" office:value-type="float" office:value="0.986855716406807" calcext:value-type="float">
            <text:p>0,9868557164</text:p>
          </table:table-cell>
          <table:table-cell table:formula="of:=COS([deltas.H29])" office:value-type="float" office:value="0.999450215941757" calcext:value-type="float">
            <text:p>0,9994502159</text:p>
          </table:table-cell>
          <table:table-cell table:formula="of:=COS([deltas.I29])" office:value-type="float" office:value="0.997440782930944" calcext:value-type="float">
            <text:p>0,99744078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0])" office:value-type="float" office:value="0.984195607969242" calcext:value-type="float">
            <text:p>0,984195608</text:p>
          </table:table-cell>
          <table:table-cell table:formula="of:=COS([deltas.C30])" office:value-type="float" office:value="0.988228381446553" calcext:value-type="float">
            <text:p>0,9882283814</text:p>
          </table:table-cell>
          <table:table-cell table:formula="of:=COS([deltas.D30])" office:value-type="float" office:value="0.998341816614028" calcext:value-type="float">
            <text:p>0,9983418166</text:p>
          </table:table-cell>
          <table:table-cell table:formula="of:=COS([deltas.E30])" office:value-type="float" office:value="0.999701489781183" calcext:value-type="float">
            <text:p>0,9997014898</text:p>
          </table:table-cell>
          <table:table-cell table:formula="of:=COS([deltas.F30])" office:value-type="float" office:value="0.99705275222692" calcext:value-type="float">
            <text:p>0,9970527522</text:p>
          </table:table-cell>
          <table:table-cell table:formula="of:=COS([deltas.G30])" office:value-type="float" office:value="0.994521895368273" calcext:value-type="float">
            <text:p>0,9945218954</text:p>
          </table:table-cell>
          <table:table-cell table:formula="of:=COS([deltas.H30])" office:value-type="float" office:value="0.999815712121644" calcext:value-type="float">
            <text:p>0,9998157121</text:p>
          </table:table-cell>
          <table:table-cell table:formula="of:=COS([deltas.I30])" office:value-type="float" office:value="0.999048221581858" calcext:value-type="float">
            <text:p>0,99904822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31])" office:value-type="float" office:value="0.996778878456247" calcext:value-type="float">
            <text:p>0,9967788785</text:p>
          </table:table-cell>
          <table:table-cell table:formula="of:=COS([deltas.C31])" office:value-type="float" office:value="0.954240328516277" calcext:value-type="float">
            <text:p>0,9542403285</text:p>
          </table:table-cell>
          <table:table-cell table:formula="of:=COS([deltas.D31])" office:value-type="float" office:value="0.950515731627784" calcext:value-type="float">
            <text:p>0,9505157316</text:p>
          </table:table-cell>
          <table:table-cell table:formula="of:=COS([deltas.E31])" office:value-type="float" office:value="0.999610115040354" calcext:value-type="float">
            <text:p>0,999610115</text:p>
          </table:table-cell>
          <table:table-cell table:formula="of:=COS([deltas.F31])" office:value-type="float" office:value="0.92783625389892" calcext:value-type="float">
            <text:p>0,9278362539</text:p>
          </table:table-cell>
          <table:table-cell table:formula="of:=COS([deltas.G31])" office:value-type="float" office:value="0.995227399981831" calcext:value-type="float">
            <text:p>0,9952274</text:p>
          </table:table-cell>
          <table:table-cell table:formula="of:=COS([deltas.H31])" office:value-type="float" office:value="0.96901573140687" calcext:value-type="float">
            <text:p>0,9690157314</text:p>
          </table:table-cell>
          <table:table-cell table:formula="of:=COS([deltas.I31])" office:value-type="float" office:value="0.996492859249504" calcext:value-type="float">
            <text:p>0,99649285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2])" office:value-type="float" office:value="0.999559860119384" calcext:value-type="float">
            <text:p>0,9995598601</text:p>
          </table:table-cell>
          <table:table-cell table:formula="of:=COS([deltas.C32])" office:value-type="float" office:value="0.992331937885489" calcext:value-type="float">
            <text:p>0,9923319379</text:p>
          </table:table-cell>
          <table:table-cell table:formula="of:=COS([deltas.D32])" office:value-type="float" office:value="0.998440764181981" calcext:value-type="float">
            <text:p>0,9984407642</text:p>
          </table:table-cell>
          <table:table-cell table:formula="of:=COS([deltas.E32])" office:value-type="float" office:value="0.997564050259824" calcext:value-type="float">
            <text:p>0,9975640503</text:p>
          </table:table-cell>
          <table:table-cell table:formula="of:=COS([deltas.F32])" office:value-type="float" office:value="0.993767919160596" calcext:value-type="float">
            <text:p>0,9937679192</text:p>
          </table:table-cell>
          <table:table-cell table:formula="of:=COS([deltas.G32])" office:value-type="float" office:value="0.972775878209397" calcext:value-type="float">
            <text:p>0,9727758782</text:p>
          </table:table-cell>
          <table:table-cell table:formula="of:=COS([deltas.H32])" office:value-type="float" office:value="0.999657324975557" calcext:value-type="float">
            <text:p>0,999657325</text:p>
          </table:table-cell>
          <table:table-cell table:formula="of:=COS([deltas.I32])" office:value-type="float" office:value="0.99144486137381" calcext:value-type="float">
            <text:p>0,9914448614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COS([deltas.B33])" office:value-type="float" office:value="0.947768410009586" calcext:value-type="float">
            <text:p>0,94776841</text:p>
          </table:table-cell>
          <table:table-cell table:formula="of:=COS([deltas.C33])" office:value-type="float" office:value="0.944948912157531" calcext:value-type="float">
            <text:p>0,9449489122</text:p>
          </table:table-cell>
          <table:table-cell table:formula="of:=COS([deltas.D33])" office:value-type="float" office:value="0.999847695156391" calcext:value-type="float">
            <text:p>0,9998476952</text:p>
          </table:table-cell>
          <table:table-cell table:formula="of:=COS([deltas.E33])" office:value-type="float" office:value="0.995227399981831" calcext:value-type="float">
            <text:p>0,9952274</text:p>
          </table:table-cell>
          <table:table-cell table:formula="of:=COS([deltas.F33])" office:value-type="float" office:value="0.949425477641904" calcext:value-type="float">
            <text:p>0,9494254776</text:p>
          </table:table-cell>
          <table:table-cell table:formula="of:=COS([deltas.G33])" office:value-type="float" office:value="0.931055815862528" calcext:value-type="float">
            <text:p>0,9310558159</text:p>
          </table:table-cell>
          <table:table-cell table:formula="of:=COS([deltas.H33])" office:value-type="float" office:value="0.99604106541077" calcext:value-type="float">
            <text:p>0,9960410654</text:p>
          </table:table-cell>
          <table:table-cell table:formula="of:=COS([deltas.I33])" office:value-type="float" office:value="0.983571470813386" calcext:value-type="float">
            <text:p>0,98357147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34])" office:value-type="float" office:value="0.860742027003944" calcext:value-type="float">
            <text:p>0,860742027</text:p>
          </table:table-cell>
          <table:table-cell table:formula="of:=COS([deltas.C34])" office:value-type="float" office:value="0.887815385136401" calcext:value-type="float">
            <text:p>0,8878153851</text:p>
          </table:table-cell>
          <table:table-cell table:formula="of:=COS([deltas.D34])" office:value-type="float" office:value="0.987136265072988" calcext:value-type="float">
            <text:p>0,9871362651</text:p>
          </table:table-cell>
          <table:table-cell table:formula="of:=COS([deltas.E34])" office:value-type="float" office:value="0.995227399981831" calcext:value-type="float">
            <text:p>0,9952274</text:p>
          </table:table-cell>
          <table:table-cell table:formula="of:=COS([deltas.F34])" office:value-type="float" office:value="0.999961923064171" calcext:value-type="float">
            <text:p>0,9999619231</text:p>
          </table:table-cell>
          <table:table-cell table:formula="of:=COS([deltas.G34])" office:value-type="float" office:value="0.958322574465133" calcext:value-type="float">
            <text:p>0,9583225745</text:p>
          </table:table-cell>
          <table:table-cell table:formula="of:=COS([deltas.H34])" office:value-type="float" office:value="0.998970569790715" calcext:value-type="float">
            <text:p>0,9989705698</text:p>
          </table:table-cell>
          <table:table-cell table:formula="of:=COS([deltas.I34])" office:value-type="float" office:value="0.990023657716558" calcext:value-type="float">
            <text:p>0,9900236577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COS([deltas.B35])" office:value-type="float" office:value="0.926528630871837" calcext:value-type="float">
            <text:p>0,9265286309</text:p>
          </table:table-cell>
          <table:table-cell table:formula="of:=COS([deltas.C35])" office:value-type="float" office:value="0.7671651518153" calcext:value-type="float">
            <text:p>0,7671651518</text:p>
          </table:table-cell>
          <table:table-cell table:formula="of:=COS([deltas.D35])" office:value-type="float" office:value="0.996345296190906" calcext:value-type="float">
            <text:p>0,9963452962</text:p>
          </table:table-cell>
          <table:table-cell table:formula="of:=COS([deltas.E35])" office:value-type="float" office:value="0.998341816614028" calcext:value-type="float">
            <text:p>0,9983418166</text:p>
          </table:table-cell>
          <table:table-cell table:formula="of:=COS([deltas.F35])" office:value-type="float" office:value="0.999925369660452" calcext:value-type="float">
            <text:p>0,9999253697</text:p>
          </table:table-cell>
          <table:table-cell table:formula="of:=COS([deltas.G35])" office:value-type="float" office:value="0.982612796543615" calcext:value-type="float">
            <text:p>0,9826127965</text:p>
          </table:table-cell>
          <table:table-cell table:formula="of:=COS([deltas.H35])" office:value-type="float" office:value="0.970716481578191" calcext:value-type="float">
            <text:p>0,9707164816</text:p>
          </table:table-cell>
          <table:table-cell table:formula="of:=COS([deltas.I35])" office:value-type="float" office:value="0.930417567982024" calcext:value-type="float">
            <text:p>0,9304175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6])" office:value-type="float" office:value="0.146083028562412" calcext:value-type="float">
            <text:p>0,1460830286</text:p>
          </table:table-cell>
          <table:table-cell table:formula="of:=COS([deltas.C36])" office:value-type="float" office:value="0.935444030829867" calcext:value-type="float">
            <text:p>0,9354440308</text:p>
          </table:table-cell>
          <table:table-cell table:formula="of:=COS([deltas.D36])" office:value-type="float" office:value="-0.258819045102521" calcext:value-type="float">
            <text:p>-0,2588190451</text:p>
          </table:table-cell>
          <table:table-cell table:formula="of:=COS([deltas.E36])" office:value-type="float" office:value="0.939094252094709" calcext:value-type="float">
            <text:p>0,9390942521</text:p>
          </table:table-cell>
          <table:table-cell table:formula="of:=COS([deltas.F36])" office:value-type="float" office:value="0.999961923064171" calcext:value-type="float">
            <text:p>0,9999619231</text:p>
          </table:table-cell>
          <table:table-cell table:formula="of:=COS([deltas.G36])" office:value-type="float" office:value="0.943222657947601" calcext:value-type="float">
            <text:p>0,9432226579</text:p>
          </table:table-cell>
          <table:table-cell table:formula="of:=COS([deltas.H36])" office:value-type="float" office:value="0.978867388761685" calcext:value-type="float">
            <text:p>0,9788673888</text:p>
          </table:table-cell>
          <table:table-cell table:formula="of:=COS([deltas.I36])" office:value-type="float" office:value="0.736097087119734" calcext:value-type="float">
            <text:p>0,73609708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7])" office:value-type="float" office:value="0.973975967279051" calcext:value-type="float">
            <text:p>0,9739759673</text:p>
          </table:table-cell>
          <table:table-cell table:formula="of:=COS([deltas.C37])" office:value-type="float" office:value="0.957822494845315" calcext:value-type="float">
            <text:p>0,9578224948</text:p>
          </table:table-cell>
          <table:table-cell table:formula="of:=COS([deltas.D37])" office:value-type="float" office:value="0.992114701314478" calcext:value-type="float">
            <text:p>0,9921147013</text:p>
          </table:table-cell>
          <table:table-cell table:formula="of:=COS([deltas.E37])" office:value-type="float" office:value="0.990509463238309" calcext:value-type="float">
            <text:p>0,9905094632</text:p>
          </table:table-cell>
          <table:table-cell table:formula="of:=COS([deltas.F37])" office:value-type="float" office:value="0.986572161606969" calcext:value-type="float">
            <text:p>0,9865721616</text:p>
          </table:table-cell>
          <table:table-cell table:formula="of:=COS([deltas.G37])" office:value-type="float" office:value="0.934204474321029" calcext:value-type="float">
            <text:p>0,9342044743</text:p>
          </table:table-cell>
          <table:table-cell table:formula="of:=COS([deltas.H37])" office:value-type="float" office:value="0.997684278835605" calcext:value-type="float">
            <text:p>0,9976842788</text:p>
          </table:table-cell>
          <table:table-cell table:formula="of:=COS([deltas.I37])" office:value-type="float" office:value="0.812083526891806" calcext:value-type="float">
            <text:p>0,8120835269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COS([deltas.B38])" office:value-type="float" office:value="0.989525789068969" calcext:value-type="float">
            <text:p>0,9895257891</text:p>
          </table:table-cell>
          <table:table-cell table:formula="of:=COS([deltas.C38])" office:value-type="float" office:value="0.99588439861597" calcext:value-type="float">
            <text:p>0,9958843986</text:p>
          </table:table-cell>
          <table:table-cell table:formula="of:=COS([deltas.D38])" office:value-type="float" office:value="0.958819734868193" calcext:value-type="float">
            <text:p>0,9588197349</text:p>
          </table:table-cell>
          <table:table-cell table:formula="of:=COS([deltas.E38])" office:value-type="float" office:value="0.999961923064171" calcext:value-type="float">
            <text:p>0,9999619231</text:p>
          </table:table-cell>
          <table:table-cell table:formula="of:=COS([deltas.F38])" office:value-type="float" office:value="0.963630453208623" calcext:value-type="float">
            <text:p>0,9636304532</text:p>
          </table:table-cell>
          <table:table-cell table:formula="of:=COS([deltas.G38])" office:value-type="float" office:value="0.949972051524652" calcext:value-type="float">
            <text:p>0,9499720515</text:p>
          </table:table-cell>
          <table:table-cell table:formula="of:=COS([deltas.H38])" office:value-type="float" office:value="0.996778878456247" calcext:value-type="float">
            <text:p>0,9967788785</text:p>
          </table:table-cell>
          <table:table-cell table:formula="of:=COS([deltas.I38])" office:value-type="float" office:value="0.982287250728689" calcext:value-type="float">
            <text:p>0,98228725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9])" office:value-type="float" office:value="0.850811109424051" calcext:value-type="float">
            <text:p>0,8508111094</text:p>
          </table:table-cell>
          <table:table-cell table:formula="of:=COS([deltas.C39])" office:value-type="float" office:value="0.99556196460308" calcext:value-type="float">
            <text:p>0,9955619646</text:p>
          </table:table-cell>
          <table:table-cell table:formula="of:=COS([deltas.D39])" office:value-type="float" office:value="0.972775878209397" calcext:value-type="float">
            <text:p>0,9727758782</text:p>
          </table:table-cell>
          <table:table-cell table:formula="of:=COS([deltas.E39])" office:value-type="float" office:value="0.992114701314478" calcext:value-type="float">
            <text:p>0,9921147013</text:p>
          </table:table-cell>
          <table:table-cell table:formula="of:=COS([deltas.F39])" office:value-type="float" office:value="0.98540789848349" calcext:value-type="float">
            <text:p>0,9854078985</text:p>
          </table:table-cell>
          <table:table-cell table:formula="of:=COS([deltas.G39])" office:value-type="float" office:value="0.969445349895139" calcext:value-type="float">
            <text:p>0,9694453499</text:p>
          </table:table-cell>
          <table:table-cell table:formula="of:=COS([deltas.H39])" office:value-type="float" office:value="0.997564050259824" calcext:value-type="float">
            <text:p>0,9975640503</text:p>
          </table:table-cell>
          <table:table-cell table:formula="of:=COS([deltas.I39])" office:value-type="float" office:value="0.937281989491891" calcext:value-type="float">
            <text:p>0,9372819895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COS([deltas.B40])" office:value-type="float" office:value="0.817144898335128" calcext:value-type="float">
            <text:p>0,8171448983</text:p>
          </table:table-cell>
          <table:table-cell table:formula="of:=COS([deltas.C40])" office:value-type="float" office:value="0.942641491092178" calcext:value-type="float">
            <text:p>0,9426414911</text:p>
          </table:table-cell>
          <table:table-cell table:formula="of:=COS([deltas.D40])" office:value-type="float" office:value="0.960779154157594" calcext:value-type="float">
            <text:p>0,9607791542</text:p>
          </table:table-cell>
          <table:table-cell table:formula="of:=COS([deltas.E40])" office:value-type="float" office:value="0.99604106541077" calcext:value-type="float">
            <text:p>0,9960410654</text:p>
          </table:table-cell>
          <table:table-cell table:formula="of:=COS([deltas.F40])" office:value-type="float" office:value="0.980271174621722" calcext:value-type="float">
            <text:p>0,9802711746</text:p>
          </table:table-cell>
          <table:table-cell table:formula="of:=COS([deltas.G40])" office:value-type="float" office:value="0.999925369660452" calcext:value-type="float">
            <text:p>0,9999253697</text:p>
          </table:table-cell>
          <table:table-cell table:formula="of:=COS([deltas.H40])" office:value-type="float" office:value="0.994702817117174" calcext:value-type="float">
            <text:p>0,9947028171</text:p>
          </table:table-cell>
          <table:table-cell table:formula="of:=COS([deltas.I40])" office:value-type="float" office:value="0.995055569961226" calcext:value-type="float">
            <text:p>0,99505557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COS([deltas.B41])" office:value-type="float" office:value="0.917754625683981" calcext:value-type="float">
            <text:p>0,9177546257</text:p>
          </table:table-cell>
          <table:table-cell table:formula="of:=COS([deltas.C41])" office:value-type="float" office:value="0.998341816614028" calcext:value-type="float">
            <text:p>0,9983418166</text:p>
          </table:table-cell>
          <table:table-cell table:formula="of:=COS([deltas.D41])" office:value-type="float" office:value="0.951056516295153" calcext:value-type="float">
            <text:p>0,9510565163</text:p>
          </table:table-cell>
          <table:table-cell table:formula="of:=COS([deltas.E41])" office:value-type="float" office:value="0.999450215941757" calcext:value-type="float">
            <text:p>0,9994502159</text:p>
          </table:table-cell>
          <table:table-cell table:formula="of:=COS([deltas.F41])" office:value-type="float" office:value="0.976296007119933" calcext:value-type="float">
            <text:p>0,9762960071</text:p>
          </table:table-cell>
          <table:table-cell table:formula="of:=COS([deltas.G41])" office:value-type="float" office:value="0.931055815862528" calcext:value-type="float">
            <text:p>0,9310558159</text:p>
          </table:table-cell>
          <table:table-cell table:formula="of:=COS([deltas.H41])" office:value-type="float" office:value="0.971549119997646" calcext:value-type="float">
            <text:p>0,97154912</text:p>
          </table:table-cell>
          <table:table-cell table:formula="of:=COS([deltas.I41])" office:value-type="float" office:value="0.999390827019096" calcext:value-type="float">
            <text:p>0,9993908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42])" office:value-type="float" office:value="-0.330514392713223" calcext:value-type="float">
            <text:p>-0,3305143927</text:p>
          </table:table-cell>
          <table:table-cell table:formula="of:=COS([deltas.C42])" office:value-type="float" office:value="0.949425477641904" calcext:value-type="float">
            <text:p>0,9494254776</text:p>
          </table:table-cell>
          <table:table-cell table:formula="of:=COS([deltas.D42])" office:value-type="float" office:value="-0.170209499166033" calcext:value-type="float">
            <text:p>-0,1702094992</text:p>
          </table:table-cell>
          <table:table-cell table:formula="of:=COS([deltas.E42])" office:value-type="float" office:value="0.937888934611898" calcext:value-type="float">
            <text:p>0,9378889346</text:p>
          </table:table-cell>
          <table:table-cell table:formula="of:=COS([deltas.F42])" office:value-type="float" office:value="0.965016494472311" calcext:value-type="float">
            <text:p>0,9650164945</text:p>
          </table:table-cell>
          <table:table-cell table:formula="of:=COS([deltas.G42])" office:value-type="float" office:value="0.960293685676943" calcext:value-type="float">
            <text:p>0,9602936857</text:p>
          </table:table-cell>
          <table:table-cell table:formula="of:=COS([deltas.H42])" office:value-type="float" office:value="0.97357890287316" calcext:value-type="float">
            <text:p>0,9735789029</text:p>
          </table:table-cell>
          <table:table-cell table:formula="of:=COS([deltas.I42])" office:value-type="float" office:value="0.857167300702112" calcext:value-type="float">
            <text:p>0,857167300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3])" office:value-type="float" office:value="0.986572161606969" calcext:value-type="float">
            <text:p>0,9865721616</text:p>
          </table:table-cell>
          <table:table-cell table:formula="of:=COS([deltas.C43])" office:value-type="float" office:value="0.998239827923765" calcext:value-type="float">
            <text:p>0,9982398279</text:p>
          </table:table-cell>
          <table:table-cell table:formula="of:=COS([deltas.D43])" office:value-type="float" office:value="0.999048221581858" calcext:value-type="float">
            <text:p>0,9990482216</text:p>
          </table:table-cell>
          <table:table-cell table:formula="of:=COS([deltas.E43])" office:value-type="float" office:value="0.998134798421867" calcext:value-type="float">
            <text:p>0,9981347984</text:p>
          </table:table-cell>
          <table:table-cell table:formula="of:=COS([deltas.F43])" office:value-type="float" office:value="0.998026728428271" calcext:value-type="float">
            <text:p>0,9980267284</text:p>
          </table:table-cell>
          <table:table-cell table:formula="of:=COS([deltas.G43])" office:value-type="float" office:value="0.983254907563955" calcext:value-type="float">
            <text:p>0,9832549076</text:p>
          </table:table-cell>
          <table:table-cell table:formula="of:=COS([deltas.H43])" office:value-type="float" office:value="0.999815712121644" calcext:value-type="float">
            <text:p>0,9998157121</text:p>
          </table:table-cell>
          <table:table-cell table:formula="of:=COS([deltas.I43])" office:value-type="float" office:value="0.999559860119384" calcext:value-type="float">
            <text:p>0,99955986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4])" office:value-type="float" office:value="0.970716481578191" calcext:value-type="float">
            <text:p>0,9707164816</text:p>
          </table:table-cell>
          <table:table-cell table:formula="of:=COS([deltas.C44])" office:value-type="float" office:value="0.973178872777088" calcext:value-type="float">
            <text:p>0,9731788728</text:p>
          </table:table-cell>
          <table:table-cell table:formula="of:=COS([deltas.D44])" office:value-type="float" office:value="0.997314477224458" calcext:value-type="float">
            <text:p>0,9973144772</text:p>
          </table:table-cell>
          <table:table-cell table:formula="of:=COS([deltas.E44])" office:value-type="float" office:value="0.999262916410621" calcext:value-type="float">
            <text:p>0,9992629164</text:p>
          </table:table-cell>
          <table:table-cell table:formula="of:=COS([deltas.F44])" office:value-type="float" office:value="0.997915618272179" calcext:value-type="float">
            <text:p>0,9979156183</text:p>
          </table:table-cell>
          <table:table-cell table:formula="of:=COS([deltas.G44])" office:value-type="float" office:value="0.999701489781183" calcext:value-type="float">
            <text:p>0,9997014898</text:p>
          </table:table-cell>
          <table:table-cell table:formula="of:=COS([deltas.H44])" office:value-type="float" office:value="0.99999390765779" calcext:value-type="float">
            <text:p>0,9999939077</text:p>
          </table:table-cell>
          <table:table-cell table:formula="of:=COS([deltas.I44])" office:value-type="float" office:value="0.997440782930944" calcext:value-type="float">
            <text:p>0,99744078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45])" office:value-type="float" office:value="0.977783236758606" calcext:value-type="float">
            <text:p>0,9777832368</text:p>
          </table:table-cell>
          <table:table-cell table:formula="of:=COS([deltas.C45])" office:value-type="float" office:value="0.995055569961226" calcext:value-type="float">
            <text:p>0,99505557</text:p>
          </table:table-cell>
          <table:table-cell table:formula="of:=COS([deltas.D45])" office:value-type="float" office:value="0.984807753012208" calcext:value-type="float">
            <text:p>0,984807753</text:p>
          </table:table-cell>
          <table:table-cell table:formula="of:=COS([deltas.E45])" office:value-type="float" office:value="0.999815712121644" calcext:value-type="float">
            <text:p>0,9998157121</text:p>
          </table:table-cell>
          <table:table-cell table:formula="of:=COS([deltas.F45])" office:value-type="float" office:value="0.998806137341434" calcext:value-type="float">
            <text:p>0,9988061373</text:p>
          </table:table-cell>
          <table:table-cell table:formula="of:=COS([deltas.G45])" office:value-type="float" office:value="0.999945169365512" calcext:value-type="float">
            <text:p>0,9999451694</text:p>
          </table:table-cell>
          <table:table-cell table:formula="of:=COS([deltas.H45])" office:value-type="float" office:value="0.999815712121644" calcext:value-type="float">
            <text:p>0,9998157121</text:p>
          </table:table-cell>
          <table:table-cell table:formula="of:=COS([deltas.I45])" office:value-type="float" office:value="0.999262916410621" calcext:value-type="float">
            <text:p>0,999262916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6])" office:value-type="float" office:value="0.996778878456247" calcext:value-type="float">
            <text:p>0,9967788785</text:p>
          </table:table-cell>
          <table:table-cell table:formula="of:=COS([deltas.C46])" office:value-type="float" office:value="0.99588439861597" calcext:value-type="float">
            <text:p>0,9958843986</text:p>
          </table:table-cell>
          <table:table-cell table:formula="of:=COS([deltas.D46])" office:value-type="float" office:value="0.998719357184186" calcext:value-type="float">
            <text:p>0,9987193572</text:p>
          </table:table-cell>
          <table:table-cell table:formula="of:=COS([deltas.E46])" office:value-type="float" office:value="0.999506560365731" calcext:value-type="float">
            <text:p>0,9995065604</text:p>
          </table:table-cell>
          <table:table-cell table:formula="of:=COS([deltas.F46])" office:value-type="float" office:value="0.992114701314478" calcext:value-type="float">
            <text:p>0,9921147013</text:p>
          </table:table-cell>
          <table:table-cell table:formula="of:=COS([deltas.G46])" office:value-type="float" office:value="0.995724698184582" calcext:value-type="float">
            <text:p>0,9957246982</text:p>
          </table:table-cell>
          <table:table-cell table:formula="of:=COS([deltas.H46])" office:value-type="float" office:value="0.999610115040354" calcext:value-type="float">
            <text:p>0,999610115</text:p>
          </table:table-cell>
          <table:table-cell table:formula="of:=COS([deltas.I46])" office:value-type="float" office:value="0.999328393778656" calcext:value-type="float">
            <text:p>0,9993283938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COS([deltas.B47])" office:value-type="float" office:value="0.997564050259824" calcext:value-type="float">
            <text:p>0,9975640503</text:p>
          </table:table-cell>
          <table:table-cell table:formula="of:=COS([deltas.C47])" office:value-type="float" office:value="0.999847695156391" calcext:value-type="float">
            <text:p>0,9998476952</text:p>
          </table:table-cell>
          <table:table-cell table:formula="of:=COS([deltas.D47])" office:value-type="float" office:value="0.995227399981831" calcext:value-type="float">
            <text:p>0,9952274</text:p>
          </table:table-cell>
          <table:table-cell table:formula="of:=COS([deltas.E47])" office:value-type="float" office:value="0.99588439861597" calcext:value-type="float">
            <text:p>0,9958843986</text:p>
          </table:table-cell>
          <table:table-cell table:formula="of:=COS([deltas.F47])" office:value-type="float" office:value="0.997915618272179" calcext:value-type="float">
            <text:p>0,9979156183</text:p>
          </table:table-cell>
          <table:table-cell table:formula="of:=COS([deltas.G47])" office:value-type="float" office:value="0.998629534754574" calcext:value-type="float">
            <text:p>0,9986295348</text:p>
          </table:table-cell>
          <table:table-cell table:formula="of:=COS([deltas.H47])" office:value-type="float" office:value="0.999122830098858" calcext:value-type="float">
            <text:p>0,9991228301</text:p>
          </table:table-cell>
          <table:table-cell table:formula="of:=COS([deltas.I47])" office:value-type="float" office:value="0.992546151641322" calcext:value-type="float">
            <text:p>0,99254615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48])" office:value-type="float" office:value="0.948323655206199" calcext:value-type="float">
            <text:p>0,9483236552</text:p>
          </table:table-cell>
          <table:table-cell table:formula="of:=COS([deltas.C48])" office:value-type="float" office:value="0.994150963972315" calcext:value-type="float">
            <text:p>0,994150964</text:p>
          </table:table-cell>
          <table:table-cell table:formula="of:=COS([deltas.D48])" office:value-type="float" office:value="0.989272332962988" calcext:value-type="float">
            <text:p>0,989272333</text:p>
          </table:table-cell>
          <table:table-cell table:formula="of:=COS([deltas.E48])" office:value-type="float" office:value="0.999194395114446" calcext:value-type="float">
            <text:p>0,9991943951</text:p>
          </table:table-cell>
          <table:table-cell table:formula="of:=COS([deltas.F48])" office:value-type="float" office:value="0.993767919160596" calcext:value-type="float">
            <text:p>0,9937679192</text:p>
          </table:table-cell>
          <table:table-cell table:formula="of:=COS([deltas.G48])" office:value-type="float" office:value="0.999194395114446" calcext:value-type="float">
            <text:p>0,9991943951</text:p>
          </table:table-cell>
          <table:table-cell table:formula="of:=COS([deltas.H48])" office:value-type="float" office:value="0.997915618272179" calcext:value-type="float">
            <text:p>0,9979156183</text:p>
          </table:table-cell>
          <table:table-cell table:formula="of:=COS([deltas.I48])" office:value-type="float" office:value="0.999657324975557" calcext:value-type="float">
            <text:p>0,9996573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49])" office:value-type="float" office:value="0.990983199714836" calcext:value-type="float">
            <text:p>0,9909831997</text:p>
          </table:table-cell>
          <table:table-cell table:formula="of:=COS([deltas.C49])" office:value-type="float" office:value="0.999847695156391" calcext:value-type="float">
            <text:p>0,9998476952</text:p>
          </table:table-cell>
          <table:table-cell table:formula="of:=COS([deltas.D49])" office:value-type="float" office:value="0.989525789068969" calcext:value-type="float">
            <text:p>0,9895257891</text:p>
          </table:table-cell>
          <table:table-cell table:formula="of:=COS([deltas.E49])" office:value-type="float" office:value="0.992114701314478" calcext:value-type="float">
            <text:p>0,9921147013</text:p>
          </table:table-cell>
          <table:table-cell table:formula="of:=COS([deltas.F49])" office:value-type="float" office:value="0.999506560365731" calcext:value-type="float">
            <text:p>0,9995065604</text:p>
          </table:table-cell>
          <table:table-cell table:formula="of:=COS([deltas.G49])" office:value-type="float" office:value="0.99705275222692" calcext:value-type="float">
            <text:p>0,9970527522</text:p>
          </table:table-cell>
          <table:table-cell table:formula="of:=COS([deltas.H49])" office:value-type="float" office:value="0.998629534754574" calcext:value-type="float">
            <text:p>0,9986295348</text:p>
          </table:table-cell>
          <table:table-cell table:formula="of:=COS([deltas.I49])" office:value-type="float" office:value="0.996492859249504" calcext:value-type="float">
            <text:p>0,9964928592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COS([deltas.B50])" office:value-type="float" office:value="0.999975630705395" calcext:value-type="float">
            <text:p>0,9999756307</text:p>
          </table:table-cell>
          <table:table-cell table:formula="of:=COS([deltas.C50])" office:value-type="float" office:value="0.997440782930944" calcext:value-type="float">
            <text:p>0,9974407829</text:p>
          </table:table-cell>
          <table:table-cell table:formula="of:=COS([deltas.D50])" office:value-type="float" office:value="0.999657324975557" calcext:value-type="float">
            <text:p>0,999657325</text:p>
          </table:table-cell>
          <table:table-cell table:formula="of:=COS([deltas.E50])" office:value-type="float" office:value="0.999975630705395" calcext:value-type="float">
            <text:p>0,9999756307</text:p>
          </table:table-cell>
          <table:table-cell table:formula="of:=COS([deltas.F50])" office:value-type="float" office:value="0.990983199714836" calcext:value-type="float">
            <text:p>0,9909831997</text:p>
          </table:table-cell>
          <table:table-cell table:formula="of:=COS([deltas.G50])" office:value-type="float" office:value="0.996492859249504" calcext:value-type="float">
            <text:p>0,9964928592</text:p>
          </table:table-cell>
          <table:table-cell table:formula="of:=COS([deltas.H50])" office:value-type="float" office:value="0.999742609322698" calcext:value-type="float">
            <text:p>0,9997426093</text:p>
          </table:table-cell>
          <table:table-cell table:formula="of:=COS([deltas.I50])" office:value-type="float" office:value="0.999925369660452" calcext:value-type="float">
            <text:p>0,99992536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51])" office:value-type="float" office:value="0.998239827923765" calcext:value-type="float">
            <text:p>0,9982398279</text:p>
          </table:table-cell>
          <table:table-cell table:formula="of:=COS([deltas.C51])" office:value-type="float" office:value="0.99999390765779" calcext:value-type="float">
            <text:p>0,9999939077</text:p>
          </table:table-cell>
          <table:table-cell table:formula="of:=COS([deltas.D51])" office:value-type="float" office:value="0.99604106541077" calcext:value-type="float">
            <text:p>0,9960410654</text:p>
          </table:table-cell>
          <table:table-cell table:formula="of:=COS([deltas.E51])" office:value-type="float" office:value="0.996778878456247" calcext:value-type="float">
            <text:p>0,9967788785</text:p>
          </table:table-cell>
          <table:table-cell table:formula="of:=COS([deltas.F51])" office:value-type="float" office:value="0.999847695156391" calcext:value-type="float">
            <text:p>0,9998476952</text:p>
          </table:table-cell>
          <table:table-cell table:formula="of:=COS([deltas.G51])" office:value-type="float" office:value="0.978147600733806" calcext:value-type="float">
            <text:p>0,9781476007</text:p>
          </table:table-cell>
          <table:table-cell table:formula="of:=COS([deltas.H51])" office:value-type="float" office:value="0.99999390765779" calcext:value-type="float">
            <text:p>0,9999939077</text:p>
          </table:table-cell>
          <table:table-cell table:formula="of:=COS([deltas.I51])" office:value-type="float" office:value="0.998970569790715" calcext:value-type="float">
            <text:p>0,998970569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2])" office:value-type="float" office:value="0.924546033612313" calcext:value-type="float">
            <text:p>0,9245460336</text:p>
          </table:table-cell>
          <table:table-cell table:formula="of:=COS([deltas.C52])" office:value-type="float" office:value="0.999194395114446" calcext:value-type="float">
            <text:p>0,9991943951</text:p>
          </table:table-cell>
          <table:table-cell table:formula="of:=COS([deltas.D52])" office:value-type="float" office:value="0.927183854566787" calcext:value-type="float">
            <text:p>0,9271838546</text:p>
          </table:table-cell>
          <table:table-cell table:formula="of:=COS([deltas.E52])" office:value-type="float" office:value="0.990747840471444" calcext:value-type="float">
            <text:p>0,9907478405</text:p>
          </table:table-cell>
          <table:table-cell table:formula="of:=COS([deltas.F52])" office:value-type="float" office:value="0.997314477224458" calcext:value-type="float">
            <text:p>0,9973144772</text:p>
          </table:table-cell>
          <table:table-cell table:formula="of:=COS([deltas.G52])" office:value-type="float" office:value="0.999559860119384" calcext:value-type="float">
            <text:p>0,9995598601</text:p>
          </table:table-cell>
          <table:table-cell table:formula="of:=COS([deltas.H52])" office:value-type="float" office:value="0.999559860119384" calcext:value-type="float">
            <text:p>0,9995598601</text:p>
          </table:table-cell>
          <table:table-cell table:formula="of:=COS([deltas.I52])" office:value-type="float" office:value="0.994702817117174" calcext:value-type="float">
            <text:p>0,99470281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53])" office:value-type="float" office:value="0.999506560365731" calcext:value-type="float">
            <text:p>0,9995065604</text:p>
          </table:table-cell>
          <table:table-cell table:formula="of:=COS([deltas.C53])" office:value-type="float" office:value="0.993571855676587" calcext:value-type="float">
            <text:p>0,9935718557</text:p>
          </table:table-cell>
          <table:table-cell table:formula="of:=COS([deltas.D53])" office:value-type="float" office:value="0.999390827019096" calcext:value-type="float">
            <text:p>0,999390827</text:p>
          </table:table-cell>
          <table:table-cell table:formula="of:=COS([deltas.E53])" office:value-type="float" office:value="0.999815712121644" calcext:value-type="float">
            <text:p>0,9998157121</text:p>
          </table:table-cell>
          <table:table-cell table:formula="of:=COS([deltas.F53])" office:value-type="float" office:value="0.998134798421867" calcext:value-type="float">
            <text:p>0,9981347984</text:p>
          </table:table-cell>
          <table:table-cell table:formula="of:=COS([deltas.G53])" office:value-type="float" office:value="0.998719357184186" calcext:value-type="float">
            <text:p>0,9987193572</text:p>
          </table:table-cell>
          <table:table-cell table:formula="of:=COS([deltas.H53])" office:value-type="float" office:value="0.997915618272179" calcext:value-type="float">
            <text:p>0,9979156183</text:p>
          </table:table-cell>
          <table:table-cell table:formula="of:=COS([deltas.I53])" office:value-type="float" office:value="0.99144486137381" calcext:value-type="float">
            <text:p>0,99144486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4])" office:value-type="float" office:value="0.99888987496197" calcext:value-type="float">
            <text:p>0,998889875</text:p>
          </table:table-cell>
          <table:table-cell table:formula="of:=COS([deltas.C54])" office:value-type="float" office:value="0.999610115040354" calcext:value-type="float">
            <text:p>0,999610115</text:p>
          </table:table-cell>
          <table:table-cell table:formula="of:=COS([deltas.D54])" office:value-type="float" office:value="0.999122830098858" calcext:value-type="float">
            <text:p>0,9991228301</text:p>
          </table:table-cell>
          <table:table-cell table:formula="of:=COS([deltas.E54])" office:value-type="float" office:value="0.999961923064171" calcext:value-type="float">
            <text:p>0,9999619231</text:p>
          </table:table-cell>
          <table:table-cell table:formula="of:=COS([deltas.F54])" office:value-type="float" office:value="0.991215540251542" calcext:value-type="float">
            <text:p>0,9912155403</text:p>
          </table:table-cell>
          <table:table-cell table:formula="of:=COS([deltas.G54])" office:value-type="float" office:value="0.996917333733128" calcext:value-type="float">
            <text:p>0,9969173337</text:p>
          </table:table-cell>
          <table:table-cell table:formula="of:=COS([deltas.H54])" office:value-type="float" office:value="0.997440782930944" calcext:value-type="float">
            <text:p>0,9974407829</text:p>
          </table:table-cell>
          <table:table-cell table:formula="of:=COS([deltas.I54])" office:value-type="float" office:value="0.987688340595138" calcext:value-type="float">
            <text:p>0,9876883406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COS([deltas.B55])" office:value-type="float" office:value="0.994702817117174" calcext:value-type="float">
            <text:p>0,9947028171</text:p>
          </table:table-cell>
          <table:table-cell table:formula="of:=COS([deltas.C55])" office:value-type="float" office:value="0.99588439861597" calcext:value-type="float">
            <text:p>0,9958843986</text:p>
          </table:table-cell>
          <table:table-cell table:formula="of:=COS([deltas.D55])" office:value-type="float" office:value="0.999986292247427" calcext:value-type="float">
            <text:p>0,9999862922</text:p>
          </table:table-cell>
          <table:table-cell table:formula="of:=COS([deltas.E55])" office:value-type="float" office:value="0.999048221581858" calcext:value-type="float">
            <text:p>0,9990482216</text:p>
          </table:table-cell>
          <table:table-cell table:formula="of:=COS([deltas.F55])" office:value-type="float" office:value="0.99167116238309" calcext:value-type="float">
            <text:p>0,9916711624</text:p>
          </table:table-cell>
          <table:table-cell table:formula="of:=COS([deltas.G55])" office:value-type="float" office:value="0.999450215941757" calcext:value-type="float">
            <text:p>0,9994502159</text:p>
          </table:table-cell>
          <table:table-cell table:formula="of:=COS([deltas.H55])" office:value-type="float" office:value="0.99556196460308" calcext:value-type="float">
            <text:p>0,9955619646</text:p>
          </table:table-cell>
          <table:table-cell table:formula="of:=COS([deltas.I55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COS([deltas.B56])" office:value-type="float" office:value="0.997564050259824" calcext:value-type="float">
            <text:p>0,9975640503</text:p>
          </table:table-cell>
          <table:table-cell table:formula="of:=COS([deltas.C56])" office:value-type="float" office:value="0.999701489781183" calcext:value-type="float">
            <text:p>0,9997014898</text:p>
          </table:table-cell>
          <table:table-cell table:formula="of:=COS([deltas.D56])" office:value-type="float" office:value="0.999998476913288" calcext:value-type="float">
            <text:p>0,9999984769</text:p>
          </table:table-cell>
          <table:table-cell table:formula="of:=COS([deltas.E56])" office:value-type="float" office:value="0.998536670326212" calcext:value-type="float">
            <text:p>0,9985366703</text:p>
          </table:table-cell>
          <table:table-cell table:formula="of:=COS([deltas.F56])" office:value-type="float" office:value="0.999657324975557" calcext:value-type="float">
            <text:p>0,999657325</text:p>
          </table:table-cell>
          <table:table-cell table:formula="of:=COS([deltas.G56])" office:value-type="float" office:value="0.999506560365731" calcext:value-type="float">
            <text:p>0,9995065604</text:p>
          </table:table-cell>
          <table:table-cell table:formula="of:=COS([deltas.H56])" office:value-type="float" office:value="0.999048221581858" calcext:value-type="float">
            <text:p>0,9990482216</text:p>
          </table:table-cell>
          <table:table-cell table:formula="of:=COS([deltas.I56])" office:value-type="float" office:value="0.99189444259003" calcext:value-type="float">
            <text:p>0,991894442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57])" office:value-type="float" office:value="0.999902524009304" calcext:value-type="float">
            <text:p>0,999902524</text:p>
          </table:table-cell>
          <table:table-cell table:formula="of:=COS([deltas.C57])" office:value-type="float" office:value="0.998341816614028" calcext:value-type="float">
            <text:p>0,9983418166</text:p>
          </table:table-cell>
          <table:table-cell table:formula="of:=COS([deltas.D57])" office:value-type="float" office:value="0.994150963972315" calcext:value-type="float">
            <text:p>0,994150964</text:p>
          </table:table-cell>
          <table:table-cell table:formula="of:=COS([deltas.E57])" office:value-type="float" office:value="0.999122830098858" calcext:value-type="float">
            <text:p>0,9991228301</text:p>
          </table:table-cell>
          <table:table-cell table:formula="of:=COS([deltas.F57])" office:value-type="float" office:value="0.997564050259824" calcext:value-type="float">
            <text:p>0,9975640503</text:p>
          </table:table-cell>
          <table:table-cell table:formula="of:=COS([deltas.G57])" office:value-type="float" office:value="0.996917333733128" calcext:value-type="float">
            <text:p>0,9969173337</text:p>
          </table:table-cell>
          <table:table-cell table:formula="of:=COS([deltas.H57])" office:value-type="float" office:value="0.999122830098858" calcext:value-type="float">
            <text:p>0,9991228301</text:p>
          </table:table-cell>
          <table:table-cell table:formula="of:=COS([deltas.I57])" office:value-type="float" office:value="0.999742609322698" calcext:value-type="float">
            <text:p>0,999742609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8])" office:value-type="float" office:value="1" calcext:value-type="float">
            <text:p>1</text:p>
          </table:table-cell>
          <table:table-cell table:formula="of:=COS([deltas.C58])" office:value-type="float" office:value="0.999975630705395" calcext:value-type="float">
            <text:p>0,9999756307</text:p>
          </table:table-cell>
          <table:table-cell table:formula="of:=COS([deltas.D58])" office:value-type="float" office:value="0.999657324975557" calcext:value-type="float">
            <text:p>0,999657325</text:p>
          </table:table-cell>
          <table:table-cell table:formula="of:=COS([deltas.E58])" office:value-type="float" office:value="0.99999390765779" calcext:value-type="float">
            <text:p>0,9999939077</text:p>
          </table:table-cell>
          <table:table-cell table:formula="of:=COS([deltas.F58])" office:value-type="float" office:value="0.999975630705395" calcext:value-type="float">
            <text:p>0,9999756307</text:p>
          </table:table-cell>
          <table:table-cell table:formula="of:=COS([deltas.G58])" office:value-type="float" office:value="0.999780683474845" calcext:value-type="float">
            <text:p>0,9997806835</text:p>
          </table:table-cell>
          <table:table-cell table:formula="of:=COS([deltas.H58])" office:value-type="float" office:value="0.999961923064171" calcext:value-type="float">
            <text:p>0,9999619231</text:p>
          </table:table-cell>
          <table:table-cell table:formula="of:=COS([deltas.I58])" office:value-type="float" office:value="0.997915618272179" calcext:value-type="float">
            <text:p>0,9979156183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COS([deltas.B59])" office:value-type="float" office:value="0.999986292247427" calcext:value-type="float">
            <text:p>0,9999862922</text:p>
          </table:table-cell>
          <table:table-cell table:formula="of:=COS([deltas.C59])" office:value-type="float" office:value="0.996778878456247" calcext:value-type="float">
            <text:p>0,9967788785</text:p>
          </table:table-cell>
          <table:table-cell table:formula="of:=COS([deltas.D59])" office:value-type="float" office:value="0.998806137341434" calcext:value-type="float">
            <text:p>0,9988061373</text:p>
          </table:table-cell>
          <table:table-cell table:formula="of:=COS([deltas.E59])" office:value-type="float" office:value="0.999847695156391" calcext:value-type="float">
            <text:p>0,9998476952</text:p>
          </table:table-cell>
          <table:table-cell table:formula="of:=COS([deltas.F59])" office:value-type="float" office:value="0.998341816614028" calcext:value-type="float">
            <text:p>0,9983418166</text:p>
          </table:table-cell>
          <table:table-cell table:formula="of:=COS([deltas.G59])" office:value-type="float" office:value="0.994150963972315" calcext:value-type="float">
            <text:p>0,994150964</text:p>
          </table:table-cell>
          <table:table-cell table:formula="of:=COS([deltas.H59])" office:value-type="float" office:value="0.999847695156391" calcext:value-type="float">
            <text:p>0,9998476952</text:p>
          </table:table-cell>
          <table:table-cell table:formula="of:=COS([deltas.I59])" office:value-type="float" office:value="0.99396095545518" calcext:value-type="float">
            <text:p>0,99396095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60])" office:value-type="float" office:value="0.999815712121644" calcext:value-type="float">
            <text:p>0,9998157121</text:p>
          </table:table-cell>
          <table:table-cell table:formula="of:=COS([deltas.C60])" office:value-type="float" office:value="0.999925369660452" calcext:value-type="float">
            <text:p>0,9999253697</text:p>
          </table:table-cell>
          <table:table-cell table:formula="of:=COS([deltas.D60])" office:value-type="float" office:value="0.998536670326212" calcext:value-type="float">
            <text:p>0,9985366703</text:p>
          </table:table-cell>
          <table:table-cell table:formula="of:=COS([deltas.E60])" office:value-type="float" office:value="0.999559860119384" calcext:value-type="float">
            <text:p>0,9995598601</text:p>
          </table:table-cell>
          <table:table-cell table:formula="of:=COS([deltas.F60])" office:value-type="float" office:value="0.999847695156391" calcext:value-type="float">
            <text:p>0,9998476952</text:p>
          </table:table-cell>
          <table:table-cell table:formula="of:=COS([deltas.G60])" office:value-type="float" office:value="0.999742609322698" calcext:value-type="float">
            <text:p>0,9997426093</text:p>
          </table:table-cell>
          <table:table-cell table:formula="of:=COS([deltas.H60])" office:value-type="float" office:value="0.998719357184186" calcext:value-type="float">
            <text:p>0,9987193572</text:p>
          </table:table-cell>
          <table:table-cell table:formula="of:=COS([deltas.I60])" office:value-type="float" office:value="0.999328393778656" calcext:value-type="float">
            <text:p>0,99932839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61])" office:value-type="float" office:value="0.999961923064171" calcext:value-type="float">
            <text:p>0,9999619231</text:p>
          </table:table-cell>
          <table:table-cell table:formula="of:=COS([deltas.C61])" office:value-type="float" office:value="0.999506560365731" calcext:value-type="float">
            <text:p>0,9995065604</text:p>
          </table:table-cell>
          <table:table-cell table:formula="of:=COS([deltas.D61])" office:value-type="float" office:value="0.998806137341434" calcext:value-type="float">
            <text:p>0,9988061373</text:p>
          </table:table-cell>
          <table:table-cell table:formula="of:=COS([deltas.E61])" office:value-type="float" office:value="0.99888987496197" calcext:value-type="float">
            <text:p>0,998889875</text:p>
          </table:table-cell>
          <table:table-cell table:formula="of:=COS([deltas.F61])" office:value-type="float" office:value="0.999122830098858" calcext:value-type="float">
            <text:p>0,9991228301</text:p>
          </table:table-cell>
          <table:table-cell table:formula="of:=COS([deltas.G61])" office:value-type="float" office:value="0.998719357184186" calcext:value-type="float">
            <text:p>0,9987193572</text:p>
          </table:table-cell>
          <table:table-cell table:formula="of:=COS([deltas.H61])" office:value-type="float" office:value="0.999194395114446" calcext:value-type="float">
            <text:p>0,9991943951</text:p>
          </table:table-cell>
          <table:table-cell table:formula="of:=COS([deltas.I61])" office:value-type="float" office:value="0.995396198367179" calcext:value-type="float">
            <text:p>0,99539619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62])" office:value-type="float" office:value="0.999194395114446" calcext:value-type="float">
            <text:p>0,9991943951</text:p>
          </table:table-cell>
          <table:table-cell table:formula="of:=COS([deltas.C62])" office:value-type="float" office:value="0.999961923064171" calcext:value-type="float">
            <text:p>0,9999619231</text:p>
          </table:table-cell>
          <table:table-cell table:formula="of:=COS([deltas.D62])" office:value-type="float" office:value="0.99705275222692" calcext:value-type="float">
            <text:p>0,9970527522</text:p>
          </table:table-cell>
          <table:table-cell table:formula="of:=COS([deltas.E62])" office:value-type="float" office:value="0.99999390765779" calcext:value-type="float">
            <text:p>0,9999939077</text:p>
          </table:table-cell>
          <table:table-cell table:formula="of:=COS([deltas.F62])" office:value-type="float" office:value="0.99588439861597" calcext:value-type="float">
            <text:p>0,9958843986</text:p>
          </table:table-cell>
          <table:table-cell table:formula="of:=COS([deltas.G62])" office:value-type="float" office:value="0.996778878456247" calcext:value-type="float">
            <text:p>0,9967788785</text:p>
          </table:table-cell>
          <table:table-cell table:formula="of:=COS([deltas.H62])" office:value-type="float" office:value="0.998341816614028" calcext:value-type="float">
            <text:p>0,9983418166</text:p>
          </table:table-cell>
          <table:table-cell table:formula="of:=COS([deltas.I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3])" office:value-type="float" office:value="0.974370064785235" calcext:value-type="float">
            <text:p>0,9743700648</text:p>
          </table:table-cell>
          <table:table-cell table:formula="of:=COS([deltas.C63])" office:value-type="float" office:value="0.99167116238309" calcext:value-type="float">
            <text:p>0,9916711624</text:p>
          </table:table-cell>
          <table:table-cell table:formula="of:=COS([deltas.D63])" office:value-type="float" office:value="0.996778878456247" calcext:value-type="float">
            <text:p>0,9967788785</text:p>
          </table:table-cell>
          <table:table-cell table:formula="of:=COS([deltas.E63])" office:value-type="float" office:value="0.998970569790715" calcext:value-type="float">
            <text:p>0,9989705698</text:p>
          </table:table-cell>
          <table:table-cell table:formula="of:=COS([deltas.F63])" office:value-type="float" office:value="0.978867388761685" calcext:value-type="float">
            <text:p>0,9788673888</text:p>
          </table:table-cell>
          <table:table-cell table:formula="of:=COS([deltas.G63])" office:value-type="float" office:value="0.99396095545518" calcext:value-type="float">
            <text:p>0,9939609555</text:p>
          </table:table-cell>
          <table:table-cell table:formula="of:=COS([deltas.H63])" office:value-type="float" office:value="0.998440764181981" calcext:value-type="float">
            <text:p>0,9984407642</text:p>
          </table:table-cell>
          <table:table-cell table:formula="of:=COS([deltas.I63])" office:value-type="float" office:value="0.99999390765779" calcext:value-type="float">
            <text:p>0,99999390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64])" office:value-type="float" office:value="0.942641491092178" calcext:value-type="float">
            <text:p>0,9426414911</text:p>
          </table:table-cell>
          <table:table-cell table:formula="of:=COS([deltas.C64])" office:value-type="float" office:value="0.990023657716558" calcext:value-type="float">
            <text:p>0,9900236577</text:p>
          </table:table-cell>
          <table:table-cell table:formula="of:=COS([deltas.D64])" office:value-type="float" office:value="0.978508985101778" calcext:value-type="float">
            <text:p>0,9785089851</text:p>
          </table:table-cell>
          <table:table-cell table:formula="of:=COS([deltas.E64])" office:value-type="float" office:value="0.999559860119384" calcext:value-type="float">
            <text:p>0,9995598601</text:p>
          </table:table-cell>
          <table:table-cell table:formula="of:=COS([deltas.F64])" office:value-type="float" office:value="0.999506560365731" calcext:value-type="float">
            <text:p>0,9995065604</text:p>
          </table:table-cell>
          <table:table-cell table:formula="of:=COS([deltas.G64])" office:value-type="float" office:value="0.996345296190906" calcext:value-type="float">
            <text:p>0,9963452962</text:p>
          </table:table-cell>
          <table:table-cell table:formula="of:=COS([deltas.H64])" office:value-type="float" office:value="0.996637386818037" calcext:value-type="float">
            <text:p>0,9966373868</text:p>
          </table:table-cell>
          <table:table-cell table:formula="of:=COS([deltas.I64])" office:value-type="float" office:value="0.998341816614028" calcext:value-type="float">
            <text:p>0,99834181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5])" office:value-type="float" office:value="0.984195607969242" calcext:value-type="float">
            <text:p>0,984195608</text:p>
          </table:table-cell>
          <table:table-cell table:formula="of:=COS([deltas.C65])" office:value-type="float" office:value="0.997684278835605" calcext:value-type="float">
            <text:p>0,9976842788</text:p>
          </table:table-cell>
          <table:table-cell table:formula="of:=COS([deltas.D65])" office:value-type="float" office:value="0.994337944133205" calcext:value-type="float">
            <text:p>0,9943379441</text:p>
          </table:table-cell>
          <table:table-cell table:formula="of:=COS([deltas.E65])" office:value-type="float" office:value="0.999780683474845" calcext:value-type="float">
            <text:p>0,9997806835</text:p>
          </table:table-cell>
          <table:table-cell table:formula="of:=COS([deltas.F65])" office:value-type="float" office:value="0.999657324975557" calcext:value-type="float">
            <text:p>0,999657325</text:p>
          </table:table-cell>
          <table:table-cell table:formula="of:=COS([deltas.G65])" office:value-type="float" office:value="0.999925369660452" calcext:value-type="float">
            <text:p>0,9999253697</text:p>
          </table:table-cell>
          <table:table-cell table:formula="of:=COS([deltas.H65])" office:value-type="float" office:value="0.999815712121644" calcext:value-type="float">
            <text:p>0,9998157121</text:p>
          </table:table-cell>
          <table:table-cell table:formula="of:=COS([deltas.I65])" office:value-type="float" office:value="0.999986292247427" calcext:value-type="float">
            <text:p>0,999986292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66])" office:value-type="float" office:value="0.998970569790715" calcext:value-type="float">
            <text:p>0,9989705698</text:p>
          </table:table-cell>
          <table:table-cell table:formula="of:=COS([deltas.C66])" office:value-type="float" office:value="0.993767919160596" calcext:value-type="float">
            <text:p>0,9937679192</text:p>
          </table:table-cell>
          <table:table-cell table:formula="of:=COS([deltas.D66])" office:value-type="float" office:value="0.999506560365731" calcext:value-type="float">
            <text:p>0,9995065604</text:p>
          </table:table-cell>
          <table:table-cell table:formula="of:=COS([deltas.E66])" office:value-type="float" office:value="0.999998476913288" calcext:value-type="float">
            <text:p>0,9999984769</text:p>
          </table:table-cell>
          <table:table-cell table:formula="of:=COS([deltas.F66])" office:value-type="float" office:value="0.99888987496197" calcext:value-type="float">
            <text:p>0,998889875</text:p>
          </table:table-cell>
          <table:table-cell table:formula="of:=COS([deltas.G66])" office:value-type="float" office:value="0.999780683474845" calcext:value-type="float">
            <text:p>0,9997806835</text:p>
          </table:table-cell>
          <table:table-cell table:formula="of:=COS([deltas.H66])" office:value-type="float" office:value="0.999986292247427" calcext:value-type="float">
            <text:p>0,9999862922</text:p>
          </table:table-cell>
          <table:table-cell table:formula="of:=COS([deltas.I66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7])" office:value-type="float" office:value="0.990747840471444" calcext:value-type="float">
            <text:p>0,9907478405</text:p>
          </table:table-cell>
          <table:table-cell table:formula="of:=COS([deltas.C67])" office:value-type="float" office:value="0.998440764181981" calcext:value-type="float">
            <text:p>0,9984407642</text:p>
          </table:table-cell>
          <table:table-cell table:formula="of:=COS([deltas.D67])" office:value-type="float" office:value="0.992965508106537" calcext:value-type="float">
            <text:p>0,9929655081</text:p>
          </table:table-cell>
          <table:table-cell table:formula="of:=COS([deltas.E67])" office:value-type="float" office:value="0.999701489781183" calcext:value-type="float">
            <text:p>0,9997014898</text:p>
          </table:table-cell>
          <table:table-cell table:formula="of:=COS([deltas.F67])" office:value-type="float" office:value="0.998806137341434" calcext:value-type="float">
            <text:p>0,9988061373</text:p>
          </table:table-cell>
          <table:table-cell table:formula="of:=COS([deltas.G67])" office:value-type="float" office:value="0.999876632481661" calcext:value-type="float">
            <text:p>0,9998766325</text:p>
          </table:table-cell>
          <table:table-cell table:formula="of:=COS([deltas.H67])" office:value-type="float" office:value="0.999742609322698" calcext:value-type="float">
            <text:p>0,9997426093</text:p>
          </table:table-cell>
          <table:table-cell table:formula="of:=COS([deltas.I67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8])" office:value-type="float" office:value="0.999925369660452" calcext:value-type="float">
            <text:p>0,9999253697</text:p>
          </table:table-cell>
          <table:table-cell table:formula="of:=COS([deltas.C68])" office:value-type="float" office:value="0.990747840471444" calcext:value-type="float">
            <text:p>0,9907478405</text:p>
          </table:table-cell>
          <table:table-cell table:formula="of:=COS([deltas.D68])" office:value-type="float" office:value="0.995055569961226" calcext:value-type="float">
            <text:p>0,99505557</text:p>
          </table:table-cell>
          <table:table-cell table:formula="of:=COS([deltas.E68])" office:value-type="float" office:value="0.994521895368273" calcext:value-type="float">
            <text:p>0,9945218954</text:p>
          </table:table-cell>
          <table:table-cell table:formula="of:=COS([deltas.F68])" office:value-type="float" office:value="0.994337944133205" calcext:value-type="float">
            <text:p>0,9943379441</text:p>
          </table:table-cell>
          <table:table-cell table:formula="of:=COS([deltas.G68])" office:value-type="float" office:value="0.999742609322698" calcext:value-type="float">
            <text:p>0,9997426093</text:p>
          </table:table-cell>
          <table:table-cell table:formula="of:=COS([deltas.H68])" office:value-type="float" office:value="0.993571855676587" calcext:value-type="float">
            <text:p>0,9935718557</text:p>
          </table:table-cell>
          <table:table-cell table:formula="of:=COS([deltas.I68])" office:value-type="float" office:value="0.999657324975557" calcext:value-type="float">
            <text:p>0,9996573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69])" office:value-type="float" office:value="0.999945169365512" calcext:value-type="float">
            <text:p>0,9999451694</text:p>
          </table:table-cell>
          <table:table-cell table:formula="of:=COS([deltas.C69])" office:value-type="float" office:value="0.999450215941757" calcext:value-type="float">
            <text:p>0,9994502159</text:p>
          </table:table-cell>
          <table:table-cell table:formula="of:=COS([deltas.D69])" office:value-type="float" office:value="0.999876632481661" calcext:value-type="float">
            <text:p>0,9998766325</text:p>
          </table:table-cell>
          <table:table-cell table:formula="of:=COS([deltas.E69])" office:value-type="float" office:value="0.999998476913288" calcext:value-type="float">
            <text:p>0,9999984769</text:p>
          </table:table-cell>
          <table:table-cell table:formula="of:=COS([deltas.F69])" office:value-type="float" office:value="0.999122830098858" calcext:value-type="float">
            <text:p>0,9991228301</text:p>
          </table:table-cell>
          <table:table-cell table:formula="of:=COS([deltas.G69])" office:value-type="float" office:value="0.999847695156391" calcext:value-type="float">
            <text:p>0,9998476952</text:p>
          </table:table-cell>
          <table:table-cell table:formula="of:=COS([deltas.H69])" office:value-type="float" office:value="0.999559860119384" calcext:value-type="float">
            <text:p>0,9995598601</text:p>
          </table:table-cell>
          <table:table-cell table:formula="of:=COS([deltas.I69])" office:value-type="float" office:value="0.997915618272179" calcext:value-type="float">
            <text:p>0,99791561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70])" office:value-type="float" office:value="0.996778878456247" calcext:value-type="float">
            <text:p>0,9967788785</text:p>
          </table:table-cell>
          <table:table-cell table:formula="of:=COS([deltas.C70])" office:value-type="float" office:value="0.998341816614028" calcext:value-type="float">
            <text:p>0,9983418166</text:p>
          </table:table-cell>
          <table:table-cell table:formula="of:=COS([deltas.D70])" office:value-type="float" office:value="0.990509463238309" calcext:value-type="float">
            <text:p>0,9905094632</text:p>
          </table:table-cell>
          <table:table-cell table:formula="of:=COS([deltas.E70])" office:value-type="float" office:value="0.998536670326212" calcext:value-type="float">
            <text:p>0,9985366703</text:p>
          </table:table-cell>
          <table:table-cell table:formula="of:=COS([deltas.F70])" office:value-type="float" office:value="0.999945169365512" calcext:value-type="float">
            <text:p>0,9999451694</text:p>
          </table:table-cell>
          <table:table-cell table:formula="of:=COS([deltas.G70])" office:value-type="float" office:value="0.992965508106537" calcext:value-type="float">
            <text:p>0,9929655081</text:p>
          </table:table-cell>
          <table:table-cell table:formula="of:=COS([deltas.H70])" office:value-type="float" office:value="0.999847695156391" calcext:value-type="float">
            <text:p>0,9998476952</text:p>
          </table:table-cell>
          <table:table-cell table:formula="of:=COS([deltas.I70])" office:value-type="float" office:value="0.999847695156391" calcext:value-type="float">
            <text:p>0,99984769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1])" office:value-type="float" office:value="0.989272332962988" calcext:value-type="float">
            <text:p>0,989272333</text:p>
          </table:table-cell>
          <table:table-cell table:formula="of:=COS([deltas.C71])" office:value-type="float" office:value="0.99780146829205" calcext:value-type="float">
            <text:p>0,9978014683</text:p>
          </table:table-cell>
          <table:table-cell table:formula="of:=COS([deltas.D71])" office:value-type="float" office:value="0.999559860119384" calcext:value-type="float">
            <text:p>0,9995598601</text:p>
          </table:table-cell>
          <table:table-cell table:formula="of:=COS([deltas.E71])" office:value-type="float" office:value="0.999657324975557" calcext:value-type="float">
            <text:p>0,999657325</text:p>
          </table:table-cell>
          <table:table-cell table:formula="of:=COS([deltas.F71])" office:value-type="float" office:value="0.999048221581858" calcext:value-type="float">
            <text:p>0,9990482216</text:p>
          </table:table-cell>
          <table:table-cell table:formula="of:=COS([deltas.G71])" office:value-type="float" office:value="0.996345296190906" calcext:value-type="float">
            <text:p>0,9963452962</text:p>
          </table:table-cell>
          <table:table-cell table:formula="of:=COS([deltas.H71])" office:value-type="float" office:value="0.991215540251542" calcext:value-type="float">
            <text:p>0,9912155403</text:p>
          </table:table-cell>
          <table:table-cell table:formula="of:=COS([deltas.I71])" office:value-type="float" office:value="0.999961923064171" calcext:value-type="float">
            <text:p>0,999961923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72])" office:value-type="float" office:value="0.99999390765779" calcext:value-type="float">
            <text:p>0,9999939077</text:p>
          </table:table-cell>
          <table:table-cell table:formula="of:=COS([deltas.C72])" office:value-type="float" office:value="0.998134798421867" calcext:value-type="float">
            <text:p>0,9981347984</text:p>
          </table:table-cell>
          <table:table-cell table:formula="of:=COS([deltas.D72])" office:value-type="float" office:value="0.999701489781183" calcext:value-type="float">
            <text:p>0,9997014898</text:p>
          </table:table-cell>
          <table:table-cell table:formula="of:=COS([deltas.E72])" office:value-type="float" office:value="0.999657324975557" calcext:value-type="float">
            <text:p>0,999657325</text:p>
          </table:table-cell>
          <table:table-cell table:formula="of:=COS([deltas.F72])" office:value-type="float" office:value="0.956813584057607" calcext:value-type="float">
            <text:p>0,9568135841</text:p>
          </table:table-cell>
          <table:table-cell table:formula="of:=COS([deltas.G72])" office:value-type="float" office:value="0.968583161128631" calcext:value-type="float">
            <text:p>0,9685831611</text:p>
          </table:table-cell>
          <table:table-cell table:formula="of:=COS([deltas.H72])" office:value-type="float" office:value="0.999780683474845" calcext:value-type="float">
            <text:p>0,9997806835</text:p>
          </table:table-cell>
          <table:table-cell table:formula="of:=COS([deltas.I72])" office:value-type="float" office:value="0.994702817117174" calcext:value-type="float">
            <text:p>0,99470281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3])" office:value-type="float" office:value="0.948323655206199" calcext:value-type="float">
            <text:p>0,9483236552</text:p>
          </table:table-cell>
          <table:table-cell table:formula="of:=COS([deltas.C73])" office:value-type="float" office:value="0.919821497321737" calcext:value-type="float">
            <text:p>0,9198214973</text:p>
          </table:table-cell>
          <table:table-cell table:formula="of:=COS([deltas.D73])" office:value-type="float" office:value="0.999902524009304" calcext:value-type="float">
            <text:p>0,999902524</text:p>
          </table:table-cell>
          <table:table-cell table:formula="of:=COS([deltas.E73])" office:value-type="float" office:value="0.999559860119384" calcext:value-type="float">
            <text:p>0,9995598601</text:p>
          </table:table-cell>
          <table:table-cell table:formula="of:=COS([deltas.F73])" office:value-type="float" office:value="0.995396198367179" calcext:value-type="float">
            <text:p>0,9953961984</text:p>
          </table:table-cell>
          <table:table-cell table:formula="of:=COS([deltas.G73])" office:value-type="float" office:value="0.994880708828788" calcext:value-type="float">
            <text:p>0,9948807088</text:p>
          </table:table-cell>
          <table:table-cell table:formula="of:=COS([deltas.H73])" office:value-type="float" office:value="0.999610115040354" calcext:value-type="float">
            <text:p>0,999610115</text:p>
          </table:table-cell>
          <table:table-cell table:formula="of:=COS([deltas.I73])" office:value-type="float" office:value="0.999961923064171" calcext:value-type="float">
            <text:p>0,99996192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74])" office:value-type="float" office:value="0.988493886808683" calcext:value-type="float">
            <text:p>0,9884938868</text:p>
          </table:table-cell>
          <table:table-cell table:formula="of:=COS([deltas.C74])" office:value-type="float" office:value="0.99999390765779" calcext:value-type="float">
            <text:p>0,9999939077</text:p>
          </table:table-cell>
          <table:table-cell table:formula="of:=COS([deltas.D74])" office:value-type="float" office:value="0.997915618272179" calcext:value-type="float">
            <text:p>0,9979156183</text:p>
          </table:table-cell>
          <table:table-cell table:formula="of:=COS([deltas.E74])" office:value-type="float" office:value="0.999998476913288" calcext:value-type="float">
            <text:p>0,9999984769</text:p>
          </table:table-cell>
          <table:table-cell table:formula="of:=COS([deltas.F74])" office:value-type="float" office:value="0.999701489781183" calcext:value-type="float">
            <text:p>0,9997014898</text:p>
          </table:table-cell>
          <table:table-cell table:formula="of:=COS([deltas.G74])" office:value-type="float" office:value="0.998341816614028" calcext:value-type="float">
            <text:p>0,9983418166</text:p>
          </table:table-cell>
          <table:table-cell table:formula="of:=COS([deltas.H74])" office:value-type="float" office:value="0.998629534754574" calcext:value-type="float">
            <text:p>0,9986295348</text:p>
          </table:table-cell>
          <table:table-cell table:formula="of:=COS([deltas.I74])" office:value-type="float" office:value="0.999610115040354" calcext:value-type="float">
            <text:p>0,9996101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5])" office:value-type="float" office:value="0.979222810621766" calcext:value-type="float">
            <text:p>0,9792228106</text:p>
          </table:table-cell>
          <table:table-cell table:formula="of:=COS([deltas.C75])" office:value-type="float" office:value="0.97357890287316" calcext:value-type="float">
            <text:p>0,9735789029</text:p>
          </table:table-cell>
          <table:table-cell table:formula="of:=COS([deltas.D75])" office:value-type="float" office:value="0.999742609322698" calcext:value-type="float">
            <text:p>0,9997426093</text:p>
          </table:table-cell>
          <table:table-cell table:formula="of:=COS([deltas.E75])" office:value-type="float" office:value="0.998806137341434" calcext:value-type="float">
            <text:p>0,9988061373</text:p>
          </table:table-cell>
          <table:table-cell table:formula="of:=COS([deltas.F75])" office:value-type="float" office:value="0.999450215941757" calcext:value-type="float">
            <text:p>0,9994502159</text:p>
          </table:table-cell>
          <table:table-cell table:formula="of:=COS([deltas.G75])" office:value-type="float" office:value="0.99189444259003" calcext:value-type="float">
            <text:p>0,9918944426</text:p>
          </table:table-cell>
          <table:table-cell table:formula="of:=COS([deltas.H75])" office:value-type="float" office:value="0.977045574435264" calcext:value-type="float">
            <text:p>0,9770455744</text:p>
          </table:table-cell>
          <table:table-cell table:formula="of:=COS([deltas.I75])" office:value-type="float" office:value="0.999998476913288" calcext:value-type="float">
            <text:p>0,999998476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6])" office:value-type="float" office:value="0.886203579231215" calcext:value-type="float">
            <text:p>0,8862035792</text:p>
          </table:table-cell>
          <table:table-cell table:formula="of:=COS([deltas.C76])" office:value-type="float" office:value="0.986572161606969" calcext:value-type="float">
            <text:p>0,9865721616</text:p>
          </table:table-cell>
          <table:table-cell table:formula="of:=COS([deltas.D76])" office:value-type="float" office:value="0.96409540423411" calcext:value-type="float">
            <text:p>0,9640954042</text:p>
          </table:table-cell>
          <table:table-cell table:formula="of:=COS([deltas.E76])" office:value-type="float" office:value="0.993767919160596" calcext:value-type="float">
            <text:p>0,9937679192</text:p>
          </table:table-cell>
          <table:table-cell table:formula="of:=COS([deltas.F76])" office:value-type="float" office:value="0.964557418457798" calcext:value-type="float">
            <text:p>0,9645574185</text:p>
          </table:table-cell>
          <table:table-cell table:formula="of:=COS([deltas.G76])" office:value-type="float" office:value="0.490903753615141" calcext:value-type="float">
            <text:p>0,4909037536</text:p>
          </table:table-cell>
          <table:table-cell table:formula="of:=COS([deltas.H76])" office:value-type="float" office:value="0.988493886808683" calcext:value-type="float">
            <text:p>0,9884938868</text:p>
          </table:table-cell>
          <table:table-cell table:formula="of:=COS([deltas.I76])" office:value-type="float" office:value="0.999945169365512" calcext:value-type="float">
            <text:p>0,99994516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77])" office:value-type="float" office:value="0.58070295571094" calcext:value-type="float">
            <text:p>0,5807029557</text:p>
          </table:table-cell>
          <table:table-cell table:formula="of:=COS([deltas.C77])" office:value-type="float" office:value="-0.154710386299468" calcext:value-type="float">
            <text:p>-0,1547103863</text:p>
          </table:table-cell>
          <table:table-cell table:formula="of:=COS([deltas.D77])" office:value-type="float" office:value="-0.999945169365512" calcext:value-type="float">
            <text:p>-0,9999451694</text:p>
          </table:table-cell>
          <table:table-cell table:formula="of:=COS([deltas.E77])" office:value-type="float" office:value="0.999559860119384" calcext:value-type="float">
            <text:p>0,9995598601</text:p>
          </table:table-cell>
          <table:table-cell table:number-columns-repeated="2"/>
          <table:table-cell table:formula="of:=COS([deltas.H77])" office:value-type="float" office:value="-0.419452082446177" calcext:value-type="float">
            <text:p>-0,4194520824</text:p>
          </table:table-cell>
          <table:table-cell table:formula="of:=COS([deltas.I77])" office:value-type="float" office:value="0.989272332962988" calcext:value-type="float">
            <text:p>0,989272333</text:p>
          </table:table-cell>
        </table:table-row>
      </table:table>
      <table:table table:name="MCQ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formula="of:=76*8-3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avg(sines)</text:p>
          </table:table-cell>
          <table:table-cell table:formula="of:=SUM([sines.B2:.I77])/[.B1]" office:value-type="float" office:value="0.149710940506209" calcext:value-type="float">
            <text:p>0,1497109405</text:p>
          </table:table-cell>
        </table:table-row>
        <table:table-row table:style-name="ro1">
          <table:table-cell office:value-type="string" calcext:value-type="string">
            <text:p>avg(cosines)</text:p>
          </table:table-cell>
          <table:table-cell table:formula="of:=SUM([cosines.B2:.I77])/[.B1]" office:value-type="float" office:value="0.926694690726719" calcext:value-type="float">
            <text:p>0,9266946907</text:p>
          </table:table-cell>
        </table:table-row>
        <table:table-row table:style-name="ro1">
          <table:table-cell office:value-type="string" calcext:value-type="string">
            <text:p>MCQ [rad]</text:p>
          </table:table-cell>
          <table:table-cell table:formula="of:=ATAN2([.B3];[.B2])" office:value-type="float" office:value="0.1601697956634" calcext:value-type="float">
            <text:p>0,1601697957</text:p>
          </table:table-cell>
        </table:table-row>
        <table:table-row table:style-name="ro1">
          <table:table-cell office:value-type="string" calcext:value-type="string">
            <text:p>MCQ [deg]</text:p>
          </table:table-cell>
          <table:table-cell table:formula="of:=[.B4]*180/PI()" office:value-type="float" office:value="9.17705329698559" calcext:value-type="float">
            <text:p>9,177053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.00.0000</text:date>, <text:time style:data-style-name="N2" text:time-value="13:02:41.4479074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3:30:48.536466347</dc:date>
    <meta:editing-duration>PT34M54S</meta:editing-duration>
    <meta:editing-cycles>2</meta:editing-cycles>
    <meta:generator>LibreOffice/4.4.1.2$Linux_X86_64 LibreOffice_project/40m0$Build-2</meta:generator>
    <meta:document-statistic meta:table-count="6" meta:cell-count="5311" meta:object-count="0"/>
  </office:meta>
</office:document-meta>
</file>